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 Narrow1" svg:font-family="'Arial Narrow', sans-serif"/>
    <style:font-face style:name="Times New Roman1" svg:font-family="'Times New Roman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23.7cm" style:rel-width="100%" fo:margin-left="-1.127cm" table:align="left"/>
    </style:style>
    <style:style style:name="Tabela1.A" style:family="table-column">
      <style:table-column-properties style:column-width="1.175cm" style:rel-column-width="669*"/>
    </style:style>
    <style:style style:name="Tabela1.B" style:family="table-column">
      <style:table-column-properties style:column-width="0.134cm" style:rel-column-width="76*"/>
    </style:style>
    <style:style style:name="Tabela1.C" style:family="table-column">
      <style:table-column-properties style:column-width="1.647cm" style:rel-column-width="939*"/>
    </style:style>
    <style:style style:name="Tabela1.D" style:family="table-column">
      <style:table-column-properties style:column-width="0.044cm" style:rel-column-width="25*"/>
    </style:style>
    <style:style style:name="Tabela1.E" style:family="table-column">
      <style:table-column-properties style:column-width="2.641cm" style:rel-column-width="1504*"/>
    </style:style>
    <style:style style:name="Tabela1.F" style:family="table-column">
      <style:table-column-properties style:column-width="0.175cm" style:rel-column-width="99*"/>
    </style:style>
    <style:style style:name="Tabela1.G" style:family="table-column">
      <style:table-column-properties style:column-width="0.533cm" style:rel-column-width="303*"/>
    </style:style>
    <style:style style:name="Tabela1.H" style:family="table-column">
      <style:table-column-properties style:column-width="0.041cm" style:rel-column-width="23*"/>
    </style:style>
    <style:style style:name="Tabela1.I" style:family="table-column">
      <style:table-column-properties style:column-width="0.069cm" style:rel-column-width="39*"/>
    </style:style>
    <style:style style:name="Tabela1.K" style:family="table-column">
      <style:table-column-properties style:column-width="0.85cm" style:rel-column-width="484*"/>
    </style:style>
    <style:style style:name="Tabela1.L" style:family="table-column">
      <style:table-column-properties style:column-width="0.079cm" style:rel-column-width="45*"/>
    </style:style>
    <style:style style:name="Tabela1.M" style:family="table-column">
      <style:table-column-properties style:column-width="0.051cm" style:rel-column-width="29*"/>
    </style:style>
    <style:style style:name="Tabela1.N" style:family="table-column">
      <style:table-column-properties style:column-width="0.176cm" style:rel-column-width="100*"/>
    </style:style>
    <style:style style:name="Tabela1.O" style:family="table-column">
      <style:table-column-properties style:column-width="0.644cm" style:rel-column-width="367*"/>
    </style:style>
    <style:style style:name="Tabela1.P" style:family="table-column">
      <style:table-column-properties style:column-width="0.15cm" style:rel-column-width="85*"/>
    </style:style>
    <style:style style:name="Tabela1.Q" style:family="table-column">
      <style:table-column-properties style:column-width="1.965cm" style:rel-column-width="1119*"/>
    </style:style>
    <style:style style:name="Tabela1.S" style:family="table-column">
      <style:table-column-properties style:column-width="0.118cm" style:rel-column-width="67*"/>
    </style:style>
    <style:style style:name="Tabela1.T" style:family="table-column">
      <style:table-column-properties style:column-width="1.843cm" style:rel-column-width="1050*"/>
    </style:style>
    <style:style style:name="Tabela1.U" style:family="table-column">
      <style:table-column-properties style:column-width="0.441cm" style:rel-column-width="251*"/>
    </style:style>
    <style:style style:name="Tabela1.W" style:family="table-column">
      <style:table-column-properties style:column-width="0.198cm" style:rel-column-width="113*"/>
    </style:style>
    <style:style style:name="Tabela1.X" style:family="table-column">
      <style:table-column-properties style:column-width="0.254cm" style:rel-column-width="145*"/>
    </style:style>
    <style:style style:name="Tabela1.Y" style:family="table-column">
      <style:table-column-properties style:column-width="0.335cm" style:rel-column-width="191*"/>
    </style:style>
    <style:style style:name="Tabela1.Z" style:family="table-column">
      <style:table-column-properties style:column-width="0.272cm" style:rel-column-width="155*"/>
    </style:style>
    <style:style style:name="Tabela1.a" style:family="table-column">
      <style:table-column-properties style:column-width="0.61cm" style:rel-column-width="348*"/>
    </style:style>
    <style:style style:name="Tabela1.b" style:family="table-column">
      <style:table-column-properties style:column-width="0.122cm" style:rel-column-width="69*"/>
    </style:style>
    <style:style style:name="Tabela1.d" style:family="table-column">
      <style:table-column-properties style:column-width="0.136cm" style:rel-column-width="77*"/>
    </style:style>
    <style:style style:name="Tabela1.e" style:family="table-column">
      <style:table-column-properties style:column-width="1.812cm" style:rel-column-width="1032*"/>
    </style:style>
    <style:style style:name="Tabela1.f" style:family="table-column">
      <style:table-column-properties style:column-width="1.868cm" style:rel-column-width="1064*"/>
    </style:style>
    <style:style style:name="Tabela1.g" style:family="table-column">
      <style:table-column-properties style:column-width="0.095cm" style:rel-column-width="54*"/>
    </style:style>
    <style:style style:name="Tabela1.h" style:family="table-column">
      <style:table-column-properties style:column-width="0.143cm" style:rel-column-width="81*"/>
    </style:style>
    <style:style style:name="Tabela1.i" style:family="table-column">
      <style:table-column-properties style:column-width="0.09cm" style:rel-column-width="51*"/>
    </style:style>
    <style:style style:name="Tabela1.j" style:family="table-column">
      <style:table-column-properties style:column-width="1.161cm" style:rel-column-width="661*"/>
    </style:style>
    <style:style style:name="Tabela1.k" style:family="table-column">
      <style:table-column-properties style:column-width="0.065cm" style:rel-column-width="37*"/>
    </style:style>
    <style:style style:name="Tabela1.l" style:family="table-column">
      <style:table-column-properties style:column-width="0.206cm" style:rel-column-width="118*"/>
    </style:style>
    <style:style style:name="Tabela1.m" style:family="table-column">
      <style:table-column-properties style:column-width="1.434cm" style:rel-column-width="817*"/>
    </style:style>
    <style:style style:name="Tabela1.n" style:family="table-column">
      <style:table-column-properties style:column-width="0.072cm" style:rel-column-width="41*"/>
    </style:style>
    <style:style style:name="Tabela1.o" style:family="table-column">
      <style:table-column-properties style:column-width="0.113cm" style:rel-column-width="64*"/>
    </style:style>
    <style:style style:name="Tabela1.p" style:family="table-column">
      <style:table-column-properties style:column-width="0.432cm" style:rel-column-width="246*"/>
    </style:style>
    <style:style style:name="Tabela1.q" style:family="table-column">
      <style:table-column-properties style:column-width="0.178cm" style:rel-column-width="101*"/>
    </style:style>
    <style:style style:name="Tabela1.r" style:family="table-column">
      <style:table-column-properties style:column-width="0.062cm" style:rel-column-width="35*"/>
    </style:style>
    <style:style style:name="Tabela1.s" style:family="table-column">
      <style:table-column-properties style:column-width="0.048cm" style:rel-column-width="27*"/>
    </style:style>
    <style:style style:name="Tabela1.t" style:family="table-column">
      <style:table-column-properties style:column-width="0.746cm" style:rel-column-width="425*"/>
    </style:style>
    <style:style style:name="Tabela1.w" style:family="table-column">
      <style:table-column-properties style:column-width="0.074cm" style:rel-column-width="42*"/>
    </style:style>
    <style:style style:name="Tabela1.1" style:family="table-row">
      <style:table-row-properties style:min-row-height="1.058cm" style:use-optimal-row-height="false"/>
    </style:style>
    <style:style style:name="Tabela1.A1" style:family="table-cell">
      <style:table-cell-properties style:vertical-align="middle" fo:background-color="#eeece1" fo:padding-left="0.123cm" fo:padding-right="0.123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1.L1" style:family="table-cell">
      <style:table-cell-properties style:vertical-align="middle" fo:padding-left="0.123cm" fo:padding-right="0.123cm" fo:padding-top="0cm" fo:padding-bottom="0cm" fo:border="0.018cm solid #000000"/>
    </style:style>
    <style:style style:name="Tabela1.c1" style:family="table-cell">
      <style:table-cell-properties style:vertical-align="middle" fo:background-color="#eeece1" fo:padding-left="0.123cm" fo:padding-right="0.123cm" fo:padding-top="0cm" fo:padding-bottom="0cm" fo:border="0.018cm solid #000000">
        <style:background-image/>
      </style:table-cell-properties>
    </style:style>
    <style:style style:name="Tabela1.A2" style:family="table-cell">
      <style:table-cell-properties style:vertical-align="middle" fo:background-color="#eeece1" fo:padding="0.049cm" fo:border-left="0.018cm solid #000000" fo:border-right="none" fo:border-top="0.018cm solid #000000" fo:border-bottom="0.018cm solid #000000">
        <style:background-image/>
      </style:table-cell-properties>
    </style:style>
    <style:style style:name="Tabela1.B2" style:family="table-cell">
      <style:table-cell-properties style:vertical-align="middle" fo:background-color="#eeece1" fo:padding="0.049cm" fo:border="0.018cm solid #000000">
        <style:background-image/>
      </style:table-cell-properties>
    </style:style>
    <style:style style:name="Tabela1.E2" style:family="table-cell">
      <style:table-cell-properties style:vertical-align="middle" fo:background-color="#eeece1" fo:padding-left="0.123cm" fo:padding-right="0.123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1.L2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Tabela1.S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/>
    </style:style>
    <style:style style:name="Tabela1.c2" style:family="table-cell">
      <style:table-cell-properties style:vertical-align="middle" fo:background-color="#eeece1" fo:padding="0.049cm" fo:border-left="0.018cm solid #000000" fo:border-right="none" fo:border-top="none" fo:border-bottom="0.018cm solid #000000">
        <style:background-image/>
      </style:table-cell-properties>
    </style:style>
    <style:style style:name="Tabela1.m2" style:family="table-cell">
      <style:table-cell-properties style:vertical-align="middle" fo:background-color="#eeece1" fo:padding="0.049cm" fo:border-left="0.018cm solid #000000" fo:border-right="0.018cm solid #000000" fo:border-top="none" fo:border-bottom="0.018cm solid #000000">
        <style:background-image/>
      </style:table-cell-properties>
    </style:style>
    <style:style style:name="Tabela1.c3.1" style:family="table-column">
      <style:table-column-properties style:column-width="2.032cm" style:rel-column-width="1158*"/>
    </style:style>
    <style:style style:name="Tabela1.c3.2" style:family="table-column">
      <style:table-column-properties style:column-width="1.963cm" style:rel-column-width="1118*"/>
    </style:style>
    <style:style style:name="Tabela1.c3.3" style:family="table-column">
      <style:table-column-properties style:column-width="1.663cm" style:rel-column-width="948*"/>
    </style:style>
    <style:style style:name="Tabela1.c3.4" style:family="table-column">
      <style:table-column-properties style:column-width="1.617cm" style:rel-column-width="922*"/>
    </style:style>
    <style:style style:name="Tabela1.c3.5" style:family="table-column">
      <style:table-column-properties style:column-width="0.718cm" style:rel-column-width="409*"/>
    </style:style>
    <style:style style:name="Tabela1.c3.6" style:family="table-column">
      <style:table-column-properties style:column-width="0.801cm" style:rel-column-width="456*"/>
    </style:style>
    <style:style style:name="Tabela1.c3.8" style:family="table-column">
      <style:table-column-properties style:column-width="0.078cm" style:rel-column-width="44*"/>
    </style:style>
    <style:style style:name="Tabela1.c4.1.1" style:family="table-cell">
      <style:table-cell-properties style:vertical-align="middle" fo:background-color="transparent" fo:padding="0.049cm" fo:border-left="0.018cm solid #000000" fo:border-right="none" fo:border-top="none" fo:border-bottom="0.018cm solid #000000">
        <style:background-image/>
      </style:table-cell-properties>
    </style:style>
    <style:style style:name="Tabela1.c4.2.1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1.c4.6.1" style:family="table-cell">
      <style:table-cell-properties style:vertical-align="middle" fo:background-color="transparent" fo:padding="0.049cm" fo:border-left="0.018cm solid #000000" fo:border-right="0.018cm solid #000000" fo:border-top="none" fo:border-bottom="0.018cm solid #000000">
        <style:background-image/>
      </style:table-cell-properties>
    </style:style>
    <style:style style:name="Tabela1.c4.7.1" style:family="table-cell">
      <style:table-cell-properties fo:background-color="transparent">
        <style:background-image/>
      </style:table-cell-properties>
    </style:style>
    <style:style style:name="Tabela1.c4.2.2" style:family="table-cell">
      <style:table-cell-properties fo:background-color="#eeece1" fo:padding-left="0.123cm" fo:padding-right="0.123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1.c4.7.4" style:family="table-cell">
      <style:table-cell-properties style:vertical-align="middle" fo:padding-left="0.018cm" fo:padding-right="0.018cm" fo:padding-top="0cm" fo:padding-bottom="0cm" fo:border="none"/>
    </style:style>
    <style:style style:name="Tabela1.L6" style:family="table-cell">
      <style:table-cell-properties style:vertical-align="middle" fo:padding="0.049cm" fo:border="0.018cm solid #000000"/>
    </style:style>
    <style:style style:name="Tabela1.c6.1" style:family="table-row">
      <style:table-row-properties style:min-row-height="1.531cm" style:use-optimal-row-height="false"/>
    </style:style>
    <style:style style:name="Tabela1.c6.2.3" style:family="table-cell">
      <style:table-cell-properties fo:background-color="#eeece1" fo:padding-left="0.123cm" fo:padding-right="0.123cm" fo:padding-top="0cm" fo:padding-bottom="0cm" fo:border="0.018cm solid #000000">
        <style:background-image/>
      </style:table-cell-properties>
    </style:style>
    <style:style style:name="Tabela1.10" style:family="table-row">
      <style:table-row-properties style:min-row-height="0.064cm" style:use-optimal-row-height="false"/>
    </style:style>
    <style:style style:name="Tabela1.c14.1.2" style:family="table-cell">
      <style:table-cell-properties fo:background-color="#eeece1" fo:padding="0.049cm" fo:border-left="0.018cm solid #000000" fo:border-right="none" fo:border-top="none" fo:border-bottom="0.018cm solid #000000">
        <style:background-image/>
      </style:table-cell-properties>
    </style:style>
    <style:style style:name="Tabela1.c14.6.2" style:family="table-cell">
      <style:table-cell-properties fo:background-color="#eeece1" fo:padding="0.049cm" fo:border-left="0.018cm solid #000000" fo:border-right="0.018cm solid #000000" fo:border-top="none" fo:border-bottom="0.018cm solid #000000">
        <style:background-image/>
      </style:table-cell-properties>
    </style:style>
    <style:style style:name="Tabela1.c15.1.3" style:family="table-cell">
      <style:table-cell-properties style:vertical-align="bottom" fo:background-color="#eeece1" fo:padding="0.049cm" fo:border-left="0.018cm solid #000000" fo:border-right="none" fo:border-top="none" fo:border-bottom="0.018cm solid #000000">
        <style:background-image/>
      </style:table-cell-properties>
    </style:style>
    <style:style style:name="Tabela1.c15.2.3" style:family="table-cell">
      <style:table-cell-properties style:vertical-align="bottom" fo:background-color="#eeece1" fo:padding-left="0.123cm" fo:padding-right="0.123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1.c16.5.2" style:family="table-cell">
      <style:table-cell-properties fo:background-color="#eeece1" fo:padding="0.049cm" fo:border="0.018cm solid #000000">
        <style:background-image/>
      </style:table-cell-properties>
    </style:style>
    <style:style style:name="Tabela1.c17.2" style:family="table-row">
      <style:table-row-properties style:min-row-height="0.219cm" style:use-optimal-row-height="false"/>
    </style:style>
    <style:style style:name="Tabela1.c17.2.2" style:family="table-cell">
      <style:table-cell-properties style:vertical-align="bottom" fo:background-color="#eeece1" fo:padding-left="0.123cm" fo:padding-right="0.123cm" fo:padding-top="0cm" fo:padding-bottom="0cm" fo:border="0.018cm solid #000000">
        <style:background-image/>
      </style:table-cell-properties>
    </style:style>
    <style:style style:name="Tabela1.A19" style:family="table-cell">
      <style:table-cell-properties style:vertical-align="middle" fo:background-color="#eeece1" fo:padding="0.049cm" fo:border-left="0.018cm solid #000000" fo:border-right="0.018cm solid #000000" fo:border-top="0.018cm solid #000000" fo:border-bottom="none">
        <style:background-image/>
      </style:table-cell-properties>
    </style:style>
    <style:style style:name="Tabela1.E19" style:family="table-cell">
      <style:table-cell-properties style:vertical-align="middle" fo:background-color="#eeece1" fo:padding-left="0.123cm" fo:padding-right="0.123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ela1.L19" style:family="table-cell">
      <style:table-cell-properties style:vertical-align="middle" fo:padding="0.049cm" fo:border-left="0.018cm solid #000000" fo:border-right="0.018cm solid #000000" fo:border-top="0.018cm solid #000000" fo:border-bottom="none"/>
    </style:style>
    <style:style style:name="Tabela1.S19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0.018cm solid #000000" fo:border-bottom="none"/>
    </style:style>
    <style:style style:name="Tabela1.c19.1" style:family="table-row">
      <style:table-row-properties style:min-row-height="2.441cm" style:use-optimal-row-height="false"/>
    </style:style>
    <style:style style:name="Tabela1.E20" style:family="table-cell">
      <style:table-cell-properties style:vertical-align="middle" fo:background-color="#eeece1" fo:padding-left="0.123cm" fo:padding-right="0.123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a1.L20" style:family="table-cell">
      <style:table-cell-properties style:vertical-align="middle" fo:padding="0.049cm" fo:border-left="0.018cm solid #000000" fo:border-right="0.018cm solid #000000" fo:border-top="none" fo:border-bottom="0.018cm solid #000000"/>
    </style:style>
    <style:style style:name="Tabela1.S20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/>
    </style:style>
    <style:style style:name="Tabela1.21" style:family="table-row">
      <style:table-row-properties style:min-row-height="0.314cm" style:use-optimal-row-height="false"/>
    </style:style>
    <style:style style:name="Tabela1.b25.1" style:family="table-column">
      <style:table-column-properties style:column-width="2.154cm" style:rel-column-width="1227*"/>
    </style:style>
    <style:style style:name="Tabela1.b25.2" style:family="table-column">
      <style:table-column-properties style:column-width="1.87cm" style:rel-column-width="1065*"/>
    </style:style>
    <style:style style:name="Tabela1.b25.3" style:family="table-column">
      <style:table-column-properties style:column-width="1.487cm" style:rel-column-width="847*"/>
    </style:style>
    <style:style style:name="Tabela1.b25.4" style:family="table-column">
      <style:table-column-properties style:column-width="1.778cm" style:rel-column-width="1013*"/>
    </style:style>
    <style:style style:name="Tabela1.b25.5" style:family="table-column">
      <style:table-column-properties style:column-width="0.721cm" style:rel-column-width="411*"/>
    </style:style>
    <style:style style:name="Tabela1.b25.6" style:family="table-column">
      <style:table-column-properties style:column-width="0.907cm" style:rel-column-width="517*"/>
    </style:style>
    <style:style style:name="Tabela1.b29.2" style:family="table-row">
      <style:table-row-properties style:min-row-height="0.095cm" style:use-optimal-row-height="false"/>
    </style:style>
    <style:style style:name="Tabela1.b30.1" style:family="table-row">
      <style:table-row-properties style:min-row-height="0.432cm" style:use-optimal-row-height="false"/>
    </style:style>
    <style:style style:name="Tabela1.b30.2" style:family="table-row">
      <style:table-row-properties style:min-row-height="1.069cm" style:use-optimal-row-height="false"/>
    </style:style>
    <style:style style:name="Tabela1.c34.2" style:family="table-column">
      <style:table-column-properties style:column-width="2.106cm" style:rel-column-width="1200*"/>
    </style:style>
    <style:style style:name="Tabela1.c34.3" style:family="table-column">
      <style:table-column-properties style:column-width="1.522cm" style:rel-column-width="867*"/>
    </style:style>
    <style:style style:name="Tabela1.c34.5" style:family="table-column">
      <style:table-column-properties style:column-width="0.67cm" style:rel-column-width="382*"/>
    </style:style>
    <style:style style:name="Tabela1.c34.6" style:family="table-column">
      <style:table-column-properties style:column-width="0.848cm" style:rel-column-width="483*"/>
    </style:style>
    <style:style style:name="Tabela1.c34.8" style:family="table-column">
      <style:table-column-properties style:column-width="0.076cm" style:rel-column-width="43*"/>
    </style:style>
    <style:style style:name="Tabela1.c34.5.2" style:family="table-cell">
      <style:table-cell-properties fo:background-color="#eeece1" fo:padding="0.049cm" fo:border-left="0.018cm solid #000000" fo:border-right="none" fo:border-top="0.018cm solid #000000" fo:border-bottom="0.018cm solid #000000">
        <style:background-image/>
      </style:table-cell-properties>
    </style:style>
    <style:style style:name="Tabela1.N37.1" style:family="table-column">
      <style:table-column-properties style:column-width="0.859cm" style:rel-column-width="489*"/>
    </style:style>
    <style:style style:name="Tabela1.N37.2" style:family="table-column">
      <style:table-column-properties style:column-width="2.152cm" style:rel-column-width="1226*"/>
    </style:style>
    <style:style style:name="Tabela1.N37.3" style:family="table-column">
      <style:table-column-properties style:column-width="2.441cm" style:rel-column-width="1391*"/>
    </style:style>
    <style:style style:name="Tabela1.N37.4" style:family="table-column">
      <style:table-column-properties style:column-width="0.788cm" style:rel-column-width="449*"/>
    </style:style>
    <style:style style:name="Tabela1.N37.5" style:family="table-column">
      <style:table-column-properties style:column-width="0.967cm" style:rel-column-width="551*"/>
    </style:style>
    <style:style style:name="Tabela1.c37.2.2" style:family="table-cell">
      <style:table-cell-properties fo:background-color="#eeece1" fo:padding-left="0.123cm" fo:padding-right="0.123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a1.d45.1" style:family="table-column">
      <style:table-column-properties style:column-width="1.923cm" style:rel-column-width="1095*"/>
    </style:style>
    <style:style style:name="Tabela1.d45.2" style:family="table-column">
      <style:table-column-properties style:column-width="2.228cm" style:rel-column-width="1269*"/>
    </style:style>
    <style:style style:name="Tabela1.d45.3" style:family="table-column">
      <style:table-column-properties style:column-width="1.226cm" style:rel-column-width="698*"/>
    </style:style>
    <style:style style:name="Tabela1.d45.4" style:family="table-column">
      <style:table-column-properties style:column-width="1.64cm" style:rel-column-width="935*"/>
    </style:style>
    <style:style style:name="Tabela1.d45.5" style:family="table-column">
      <style:table-column-properties style:column-width="0.616cm" style:rel-column-width="351*"/>
    </style:style>
    <style:style style:name="Tabela1.d45.6" style:family="table-column">
      <style:table-column-properties style:column-width="1.124cm" style:rel-column-width="640*"/>
    </style:style>
    <style:style style:name="Tabela1.e52.1" style:family="table-column">
      <style:table-column-properties style:column-width="1.817cm" style:rel-column-width="1035*"/>
    </style:style>
    <style:style style:name="Tabela1.e52.2" style:family="table-column">
      <style:table-column-properties style:column-width="2.233cm" style:rel-column-width="1272*"/>
    </style:style>
    <style:style style:name="Tabela1.e52.6" style:family="table-column">
      <style:table-column-properties style:column-width="0.986cm" style:rel-column-width="562*"/>
    </style:style>
    <style:style style:name="Tabela2" style:family="table">
      <style:table-properties style:width="23.7cm" style:rel-width="100%" fo:margin-left="-1.127cm" table:align="left"/>
    </style:style>
    <style:style style:name="Tabela2.A" style:family="table-column">
      <style:table-column-properties style:column-width="1.139cm" style:rel-column-width="646*"/>
    </style:style>
    <style:style style:name="Tabela2.B" style:family="table-column">
      <style:table-column-properties style:column-width="1.901cm" style:rel-column-width="1078*"/>
    </style:style>
    <style:style style:name="Tabela2.C" style:family="table-column">
      <style:table-column-properties style:column-width="2.676cm" style:rel-column-width="1517*"/>
    </style:style>
    <style:style style:name="Tabela2.D" style:family="table-column">
      <style:table-column-properties style:column-width="0.691cm" style:rel-column-width="392*"/>
    </style:style>
    <style:style style:name="Tabela2.E" style:family="table-column">
      <style:table-column-properties style:column-width="1.104cm" style:rel-column-width="626*"/>
    </style:style>
    <style:style style:name="Tabela2.F" style:family="table-column">
      <style:table-column-properties style:column-width="0.663cm" style:rel-column-width="376*"/>
    </style:style>
    <style:style style:name="Tabela2.G" style:family="table-column">
      <style:table-column-properties style:column-width="2.284cm" style:rel-column-width="1295*"/>
    </style:style>
    <style:style style:name="Tabela2.H" style:family="table-column">
      <style:table-column-properties style:column-width="2.554cm" style:rel-column-width="1448*"/>
    </style:style>
    <style:style style:name="Tabela2.I" style:family="table-column">
      <style:table-column-properties style:column-width="0.861cm" style:rel-column-width="488*"/>
    </style:style>
    <style:style style:name="Tabela2.J" style:family="table-column">
      <style:table-column-properties style:column-width="0.997cm" style:rel-column-width="565*"/>
    </style:style>
    <style:style style:name="Tabela2.K" style:family="table-column">
      <style:table-column-properties style:column-width="0.058cm" style:rel-column-width="33*"/>
    </style:style>
    <style:style style:name="Tabela2.L" style:family="table-column">
      <style:table-column-properties style:column-width="1.923cm" style:rel-column-width="1090*"/>
    </style:style>
    <style:style style:name="Tabela2.M" style:family="table-column">
      <style:table-column-properties style:column-width="2.115cm" style:rel-column-width="1199*"/>
    </style:style>
    <style:style style:name="Tabela2.N" style:family="table-column">
      <style:table-column-properties style:column-width="0.067cm" style:rel-column-width="38*"/>
    </style:style>
    <style:style style:name="Tabela2.O" style:family="table-column">
      <style:table-column-properties style:column-width="1.169cm" style:rel-column-width="663*"/>
    </style:style>
    <style:style style:name="Tabela2.Q" style:family="table-column">
      <style:table-column-properties style:column-width="1.591cm" style:rel-column-width="902*"/>
    </style:style>
    <style:style style:name="Tabela2.S" style:family="table-column">
      <style:table-column-properties style:column-width="0.538cm" style:rel-column-width="305*"/>
    </style:style>
    <style:style style:name="Tabela2.T" style:family="table-column">
      <style:table-column-properties style:column-width="0.069cm" style:rel-column-width="39*"/>
    </style:style>
    <style:style style:name="Tabela2.U" style:family="table-column">
      <style:table-column-properties style:column-width="1.162cm" style:rel-column-width="659*"/>
    </style:style>
    <style:style style:name="Tabela2.1" style:family="table-row">
      <style:table-row-properties style:min-row-height="1.058cm"/>
    </style:style>
    <style:style style:name="Tabela2.A1" style:family="table-cell">
      <style:table-cell-properties style:vertical-align="middle" fo:background-color="#eeece1" fo:padding-left="0.123cm" fo:padding-right="0.123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1" style:family="table-cell">
      <style:table-cell-properties style:vertical-align="middle" fo:padding-left="0.123cm" fo:padding-right="0.123cm" fo:padding-top="0cm" fo:padding-bottom="0cm" fo:border="0.018cm solid #000000"/>
    </style:style>
    <style:style style:name="Tabela2.L1" style:family="table-cell">
      <style:table-cell-properties style:vertical-align="middle" fo:background-color="#eeece1" fo:padding-left="0.123cm" fo:padding-right="0.123cm" fo:padding-top="0cm" fo:padding-bottom="0cm" fo:border="0.018cm solid #000000">
        <style:background-image/>
      </style:table-cell-properties>
    </style:style>
    <style:style style:name="Tabela2.A2" style:family="table-cell">
      <style:table-cell-properties style:vertical-align="middle" fo:background-color="#eeece1" fo:padding="0.049cm" fo:border-left="0.018cm solid #000000" fo:border-right="none" fo:border-top="0.018cm solid #000000" fo:border-bottom="0.018cm solid #000000">
        <style:background-image/>
      </style:table-cell-properties>
    </style:style>
    <style:style style:name="Tabela2.B2" style:family="table-cell">
      <style:table-cell-properties style:vertical-align="middle" fo:background-color="#eeece1" fo:padding="0.049cm" fo:border="0.018cm solid #000000">
        <style:background-image/>
      </style:table-cell-properties>
    </style:style>
    <style:style style:name="Tabela2.C2" style:family="table-cell">
      <style:table-cell-properties style:vertical-align="middle" fo:background-color="#eeece1" fo:padding-left="0.123cm" fo:padding-right="0.123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F2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Tabela2.H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/>
    </style:style>
    <style:style style:name="Tabela2.L2" style:family="table-cell">
      <style:table-cell-properties style:vertical-align="middle" fo:background-color="#eeece1" fo:padding="0.049cm" fo:border-left="0.018cm solid #000000" fo:border-right="none" fo:border-top="none" fo:border-bottom="0.018cm solid #000000">
        <style:background-image/>
      </style:table-cell-properties>
    </style:style>
    <style:style style:name="Tabela2.Q2" style:family="table-cell">
      <style:table-cell-properties style:vertical-align="middle" fo:background-color="#eeece1" fo:padding="0.049cm" fo:border-left="0.018cm solid #000000" fo:border-right="0.018cm solid #000000" fo:border-top="none" fo:border-bottom="0.018cm solid #000000">
        <style:background-image/>
      </style:table-cell-properties>
    </style:style>
    <style:style style:name="Tabela2.A6" style:family="table-cell">
      <style:table-cell-properties style:vertical-align="middle" fo:background-color="#eeece1" fo:padding="0.049cm" fo:border-left="0.018cm solid #000000" fo:border-right="0.018cm solid #000000" fo:border-top="0.018cm solid #000000" fo:border-bottom="none">
        <style:background-image/>
      </style:table-cell-properties>
    </style:style>
    <style:style style:name="Tabela2.C6" style:family="table-cell">
      <style:table-cell-properties style:vertical-align="middle" fo:background-color="#eeece1" fo:padding-left="0.123cm" fo:padding-right="0.123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ela2.F6" style:family="table-cell">
      <style:table-cell-properties style:vertical-align="middle" fo:padding="0.049cm" fo:border="0.018cm solid #000000"/>
    </style:style>
    <style:style style:name="Tabela2.7" style:family="table-row">
      <style:table-row-properties style:min-row-height="0.432cm"/>
    </style:style>
    <style:style style:name="Tabela2.L10.1" style:family="table-column">
      <style:table-column-properties style:column-width="1.93cm" style:rel-column-width="1094*"/>
    </style:style>
    <style:style style:name="Tabela2.L10.2" style:family="table-column">
      <style:table-column-properties style:column-width="2.184cm" style:rel-column-width="1238*"/>
    </style:style>
    <style:style style:name="Tabela2.L10.3" style:family="table-column">
      <style:table-column-properties style:column-width="1.236cm" style:rel-column-width="701*"/>
    </style:style>
    <style:style style:name="Tabela2.L10.4" style:family="table-column">
      <style:table-column-properties style:column-width="1.658cm" style:rel-column-width="940*"/>
    </style:style>
    <style:style style:name="Tabela2.L10.5" style:family="table-column">
      <style:table-column-properties style:column-width="0.607cm" style:rel-column-width="344*"/>
    </style:style>
    <style:style style:name="Tabela2.L10.6" style:family="table-column">
      <style:table-column-properties style:column-width="1.154cm" style:rel-column-width="654*"/>
    </style:style>
    <style:style style:name="Tabela2.L11.1.2" style:family="table-cell">
      <style:table-cell-properties fo:background-color="#eeece1" fo:padding="0.049cm" fo:border-left="0.018cm solid #000000" fo:border-right="none" fo:border-top="none" fo:border-bottom="0.018cm solid #000000">
        <style:background-image/>
      </style:table-cell-properties>
    </style:style>
    <style:style style:name="Tabela2.L11.2.2" style:family="table-cell">
      <style:table-cell-properties fo:background-color="#eeece1" fo:padding-left="0.123cm" fo:padding-right="0.123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L11.6.2" style:family="table-cell">
      <style:table-cell-properties fo:background-color="#eeece1" fo:padding="0.049cm" fo:border-left="0.018cm solid #000000" fo:border-right="0.018cm solid #000000" fo:border-top="none" fo:border-bottom="0.018cm solid #000000">
        <style:background-image/>
      </style:table-cell-properties>
    </style:style>
    <style:style style:name="Tabela2.15" style:family="table-row">
      <style:table-row-properties style:min-row-height="0.307cm"/>
    </style:style>
    <style:style style:name="Tabela2.K20" style:family="table-cell">
      <style:table-cell-properties fo:background-color="#eeece1" fo:padding="0.049cm" fo:border="0.018cm solid #000000">
        <style:background-image/>
      </style:table-cell-properties>
    </style:style>
    <style:style style:name="Tabela2.M20" style:family="table-cell">
      <style:table-cell-properties fo:background-color="#eeece1" fo:padding-left="0.123cm" fo:padding-right="0.123cm" fo:padding-top="0cm" fo:padding-bottom="0cm" fo:border="0.018cm solid #000000">
        <style:background-image/>
      </style:table-cell-properties>
    </style:style>
    <style:style style:name="Tabela2.21" style:family="table-row">
      <style:table-row-properties style:min-row-height="0.353cm"/>
    </style:style>
    <style:style style:name="Tabela3" style:family="table">
      <style:table-properties style:width="23.7cm" style:rel-width="100%" fo:margin-left="-1.127cm" fo:break-before="auto" fo:break-after="auto" table:align="left"/>
    </style:style>
    <style:style style:name="Tabela3.A" style:family="table-column">
      <style:table-column-properties style:column-width="1.24cm" style:rel-column-width="703*"/>
    </style:style>
    <style:style style:name="Tabela3.B" style:family="table-column">
      <style:table-column-properties style:column-width="1.854cm" style:rel-column-width="1051*"/>
    </style:style>
    <style:style style:name="Tabela3.C" style:family="table-column">
      <style:table-column-properties style:column-width="2.623cm" style:rel-column-width="1487*"/>
    </style:style>
    <style:style style:name="Tabela3.D" style:family="table-column">
      <style:table-column-properties style:column-width="0.727cm" style:rel-column-width="412*"/>
    </style:style>
    <style:style style:name="Tabela3.E" style:family="table-column">
      <style:table-column-properties style:column-width="0.923cm" style:rel-column-width="523*"/>
    </style:style>
    <style:style style:name="Tabela3.F" style:family="table-column">
      <style:table-column-properties style:column-width="0.863cm" style:rel-column-width="489*"/>
    </style:style>
    <style:style style:name="Tabela3.G" style:family="table-column">
      <style:table-column-properties style:column-width="2.3cm" style:rel-column-width="1304*"/>
    </style:style>
    <style:style style:name="Tabela3.H" style:family="table-column">
      <style:table-column-properties style:column-width="2.575cm" style:rel-column-width="1460*"/>
    </style:style>
    <style:style style:name="Tabela3.I" style:family="table-column">
      <style:table-column-properties style:column-width="0.87cm" style:rel-column-width="493*"/>
    </style:style>
    <style:style style:name="Tabela3.J" style:family="table-column">
      <style:table-column-properties style:column-width="1.027cm" style:rel-column-width="582*"/>
    </style:style>
    <style:style style:name="Tabela3.K" style:family="table-column">
      <style:table-column-properties style:column-width="1.588cm" style:rel-column-width="900*"/>
    </style:style>
    <style:style style:name="Tabela3.L" style:family="table-column">
      <style:table-column-properties style:column-width="2.519cm" style:rel-column-width="1428*"/>
    </style:style>
    <style:style style:name="Tabela3.M" style:family="table-column">
      <style:table-column-properties style:column-width="1.244cm" style:rel-column-width="705*"/>
    </style:style>
    <style:style style:name="Tabela3.N" style:family="table-column">
      <style:table-column-properties style:column-width="1.67cm" style:rel-column-width="947*"/>
    </style:style>
    <style:style style:name="Tabela3.O" style:family="table-column">
      <style:table-column-properties style:column-width="0.609cm" style:rel-column-width="345*"/>
    </style:style>
    <style:style style:name="Tabela3.P" style:family="table-column">
      <style:table-column-properties style:column-width="1.067cm" style:rel-column-width="605*"/>
    </style:style>
    <style:style style:name="Tabela3.1" style:family="table-row">
      <style:table-row-properties style:min-row-height="1.058cm"/>
    </style:style>
    <style:style style:name="Tabela3.A1" style:family="table-cell">
      <style:table-cell-properties style:vertical-align="middle" fo:background-color="#eeece1" fo:padding-left="0.123cm" fo:padding-right="0.123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F1" style:family="table-cell">
      <style:table-cell-properties style:vertical-align="middle" fo:padding-left="0.123cm" fo:padding-right="0.123cm" fo:padding-top="0cm" fo:padding-bottom="0cm" fo:border="0.018cm solid #000000"/>
    </style:style>
    <style:style style:name="Tabela3.K1" style:family="table-cell">
      <style:table-cell-properties style:vertical-align="middle" fo:background-color="#eeece1" fo:padding-left="0.123cm" fo:padding-right="0.123cm" fo:padding-top="0cm" fo:padding-bottom="0cm" fo:border="0.018cm solid #000000">
        <style:background-image/>
      </style:table-cell-properties>
    </style:style>
    <style:style style:name="Tabela3.A2" style:family="table-cell">
      <style:table-cell-properties style:vertical-align="middle" fo:background-color="#eeece1" fo:padding="0.049cm" fo:border-left="0.018cm solid #000000" fo:border-right="none" fo:border-top="0.018cm solid #000000" fo:border-bottom="0.018cm solid #000000">
        <style:background-image/>
      </style:table-cell-properties>
    </style:style>
    <style:style style:name="Tabela3.C2" style:family="table-cell">
      <style:table-cell-properties style:vertical-align="middle" fo:background-color="#eeece1" fo:padding-left="0.123cm" fo:padding-right="0.123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3.F2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Tabela3.H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/>
    </style:style>
    <style:style style:name="Tabela3.K2" style:family="table-cell">
      <style:table-cell-properties style:vertical-align="middle" fo:background-color="#eeece1" fo:padding="0.049cm" fo:border-left="0.018cm solid #000000" fo:border-right="none" fo:border-top="none" fo:border-bottom="0.018cm solid #000000">
        <style:background-image/>
      </style:table-cell-properties>
    </style:style>
    <style:style style:name="Tabela3.P2" style:family="table-cell">
      <style:table-cell-properties style:vertical-align="middle" fo:background-color="#eeece1" fo:padding="0.049cm" fo:border="0.018cm solid #000000">
        <style:background-image/>
      </style:table-cell-properties>
    </style:style>
    <style:style style:name="Tabela3.P3" style:family="table-cell">
      <style:table-cell-properties style:vertical-align="middle" fo:background-color="#eeece1" fo:padding="0.049cm" fo:border-left="0.018cm solid #000000" fo:border-right="0.018cm solid #000000" fo:border-top="none" fo:border-bottom="0.018cm solid #000000">
        <style:background-image/>
      </style:table-cell-properties>
    </style:style>
    <style:style style:name="Tabela5" style:family="table">
      <style:table-properties style:width="23.7cm" style:rel-width="100%" fo:margin-left="-1.127cm" fo:break-before="auto" fo:break-after="auto" table:align="left"/>
    </style:style>
    <style:style style:name="Tabela5.A" style:family="table-column">
      <style:table-column-properties style:column-width="1.242cm" style:rel-column-width="704*"/>
    </style:style>
    <style:style style:name="Tabela5.B" style:family="table-column">
      <style:table-column-properties style:column-width="1.827cm" style:rel-column-width="1035*"/>
    </style:style>
    <style:style style:name="Tabela5.C" style:family="table-column">
      <style:table-column-properties style:column-width="2.706cm" style:rel-column-width="1533*"/>
    </style:style>
    <style:style style:name="Tabela5.D" style:family="table-column">
      <style:table-column-properties style:column-width="0.683cm" style:rel-column-width="387*"/>
    </style:style>
    <style:style style:name="Tabela5.E" style:family="table-column">
      <style:table-column-properties style:column-width="0.912cm" style:rel-column-width="517*"/>
    </style:style>
    <style:style style:name="Tabela5.F" style:family="table-column">
      <style:table-column-properties style:column-width="0.873cm" style:rel-column-width="495*"/>
    </style:style>
    <style:style style:name="Tabela5.G" style:family="table-column">
      <style:table-column-properties style:column-width="2.307cm" style:rel-column-width="1307*"/>
    </style:style>
    <style:style style:name="Tabela5.H" style:family="table-column">
      <style:table-column-properties style:column-width="2.582cm" style:rel-column-width="1463*"/>
    </style:style>
    <style:style style:name="Tabela5.I" style:family="table-column">
      <style:table-column-properties style:column-width="0.87cm" style:rel-column-width="493*"/>
    </style:style>
    <style:style style:name="Tabela5.J" style:family="table-column">
      <style:table-column-properties style:column-width="1.002cm" style:rel-column-width="568*"/>
    </style:style>
    <style:style style:name="Tabela5.K" style:family="table-column">
      <style:table-column-properties style:column-width="1.884cm" style:rel-column-width="1067*"/>
    </style:style>
    <style:style style:name="Tabela5.L" style:family="table-column">
      <style:table-column-properties style:column-width="2.26cm" style:rel-column-width="1280*"/>
    </style:style>
    <style:style style:name="Tabela5.M" style:family="table-column">
      <style:table-column-properties style:column-width="1.245cm" style:rel-column-width="706*"/>
    </style:style>
    <style:style style:name="Tabela5.N" style:family="table-column">
      <style:table-column-properties style:column-width="1.674cm" style:rel-column-width="948*"/>
    </style:style>
    <style:style style:name="Tabela5.O" style:family="table-column">
      <style:table-column-properties style:column-width="0.609cm" style:rel-column-width="345*"/>
    </style:style>
    <style:style style:name="Tabela5.P" style:family="table-column">
      <style:table-column-properties style:column-width="1.023cm" style:rel-column-width="580*"/>
    </style:style>
    <style:style style:name="Tabela5.1" style:family="table-row">
      <style:table-row-properties style:min-row-height="1.058cm"/>
    </style:style>
    <style:style style:name="Tabela5.A1" style:family="table-cell">
      <style:table-cell-properties style:vertical-align="middle" fo:background-color="#eeece1" fo:padding="0.049cm" fo:border-left="0.018cm solid #000000" fo:border-right="none" fo:border-top="0.018cm solid #000000" fo:border-bottom="0.018cm solid #000000">
        <style:background-image/>
      </style:table-cell-properties>
    </style:style>
    <style:style style:name="Tabela5.B1" style:family="table-cell">
      <style:table-cell-properties style:vertical-align="middle" fo:background-color="#eeece1" fo:padding="0.049cm" fo:border="0.018cm solid #000000">
        <style:background-image/>
      </style:table-cell-properties>
    </style:style>
    <style:style style:name="Tabela5.C1" style:family="table-cell">
      <style:table-cell-properties style:vertical-align="middle" fo:background-color="#eeece1" fo:padding-left="0.123cm" fo:padding-right="0.123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5.F1" style:family="table-cell">
      <style:table-cell-properties style:vertical-align="middle" fo:padding="0.049cm" fo:border-left="0.018cm solid #000000" fo:border-right="none" fo:border-top="0.018cm solid #000000" fo:border-bottom="0.018cm solid #000000"/>
    </style:style>
    <style:style style:name="Tabela5.H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5.C2" style:family="table-cell">
      <style:table-cell-properties style:vertical-align="middle" fo:background-color="#eeece1" fo:padding-left="0.123cm" fo:padding-right="0.123cm" fo:padding-top="0cm" fo:padding-bottom="0cm" fo:border="0.018cm solid #000000">
        <style:background-image/>
      </style:table-cell-properties>
    </style:style>
    <style:style style:name="Tabela5.F2" style:family="table-cell">
      <style:table-cell-properties style:vertical-align="middle" fo:padding="0.049cm" fo:border="0.018cm solid #000000"/>
    </style:style>
    <style:style style:name="Tabela5.H2" style:family="table-cell">
      <style:table-cell-properties style:vertical-align="middle" fo:padding-left="0.123cm" fo:padding-right="0.123cm" fo:padding-top="0cm" fo:padding-bottom="0cm" fo:border="0.018cm solid #000000"/>
    </style:style>
    <style:style style:name="Tabela5.4" style:family="table-row">
      <style:table-row-properties style:min-row-height="0.226cm"/>
    </style:style>
    <style:style style:name="Tabela4" style:family="table">
      <style:table-properties style:width="23.68cm" fo:margin-left="0.016cm" fo:margin-right="0.004cm" table:align="margins"/>
    </style:style>
    <style:style style:name="Tabela4.A" style:family="table-column">
      <style:table-column-properties style:column-width="7.885cm" style:rel-column-width="21822*"/>
    </style:style>
    <style:style style:name="Tabela4.C" style:family="table-column">
      <style:table-column-properties style:column-width="7.909cm" style:rel-column-width="21891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C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 style:master-page-name="MP0">
      <style:paragraph-properties fo:margin-top="0cm" fo:margin-bottom="0cm" fo:line-height="100%" fo:text-align="center" style:justify-single-word="false" fo:break-before="page"/>
      <style:text-properties fo:color="#000000" style:font-name="Times New Roman" fo:font-size="12pt" style:font-size-asian="12pt" style:font-name-complex="Times New Roman" style:font-size-complex="12pt"/>
    </style:style>
    <style:style style:name="P2" style:family="paragraph" style:parent-style-name="Normal">
      <style:paragraph-properties fo:margin-top="0cm" fo:margin-bottom="0cm" fo:line-height="100%" fo:text-align="center" style:justify-single-word="false"/>
      <style:text-properties fo:color="#000000" style:font-name="Times New Roman" fo:font-size="12pt" style:font-size-asian="12pt" style:font-name-complex="Times New Roman" style:font-size-complex="12pt"/>
    </style:style>
    <style:style style:name="P3" style:family="paragraph" style:parent-style-name="Normal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.199cm" fo:text-align="center" style:justify-single-word="false" style:snap-to-layout-grid="false">
        <style:tab-stops>
          <style:tab-stop style:position="10.716cm"/>
        </style:tab-stops>
      </style:paragraph-properties>
      <style:text-properties fo:font-size="8pt" fo:font-weight="bold" fo:background-color="transparent" style:font-name-asian="Times New Roman" style:font-size-asian="8pt" style:font-weight-asian="bold" style:font-name-complex="Times New Roman" style:font-size-complex="8pt" style:font-weight-complex="bold"/>
    </style:style>
    <style:style style:name="P5" style:family="paragraph" style:parent-style-name="Standard">
      <style:paragraph-properties fo:margin-top="0cm" fo:margin-bottom="0.199cm" fo:text-align="center" style:justify-single-word="false" style:snap-to-layout-grid="false"/>
      <style:text-properties fo:font-size="8pt" fo:font-weight="bold" fo:background-color="transparent" style:font-name-asian="Times New Roman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top="0cm" fo:margin-bottom="0.199cm" fo:text-align="center" style:justify-single-word="false" style:snap-to-layout-grid="false"/>
      <style:text-properties fo:font-size="8pt" fo:font-weight="bold" style:font-name-asian="Times New Roman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.199cm" fo:text-align="center" style:justify-single-word="false" style:snap-to-layout-grid="false"/>
      <style:text-properties fo:font-size="8pt" fo:font-weight="bold" fo:background-color="transparent" style:font-name-asian="Times New Roman" style:font-size-asian="8pt" style:font-weight-asian="bold" style:font-name-complex="Times New Roman" style:font-size-complex="8pt" style:font-weight-complex="bold"/>
    </style:style>
    <style:style style:name="P8" style:family="paragraph" style:parent-style-name="Table_20_Contents">
      <style:paragraph-properties fo:margin-top="0cm" fo:margin-bottom="0.199cm" fo:text-align="center" style:justify-single-word="false" style:snap-to-layout-grid="false"/>
      <style:text-properties fo:font-size="7pt" fo:font-weight="bold" fo:background-color="transparent" style:font-size-asian="7pt" style:font-weight-asian="bold" style:font-name-complex="Times New Roman" style:font-size-complex="7pt" style:font-weight-complex="bold"/>
    </style:style>
    <style:style style:name="P9" style:family="paragraph" style:parent-style-name="Table_20_Contents">
      <style:paragraph-properties fo:margin-top="0cm" fo:margin-bottom="0.199cm" fo:text-align="center" style:justify-single-word="false" style:snap-to-layout-grid="false"/>
      <style:text-properties fo:font-size="7.5pt" fo:font-weight="bold" fo:background-color="transparent" style:font-size-asian="7.5pt" style:font-weight-asian="bold" style:font-name-complex="Times New Roman" style:font-size-complex="7.5pt" style:font-weight-complex="bold"/>
    </style:style>
    <style:style style:name="P10" style:family="paragraph" style:parent-style-name="Standard">
      <style:paragraph-properties fo:margin-left="-0.078cm" fo:margin-right="0.026cm" fo:margin-top="0cm" fo:margin-bottom="0.199cm" fo:text-align="center" style:justify-single-word="false" fo:text-indent="0cm" style:auto-text-indent="false" style:snap-to-layout-grid="false">
        <style:tab-stops/>
      </style:paragraph-properties>
      <style:text-properties fo:font-size="7.5pt" fo:font-weight="bold" fo:background-color="transparent" style:font-name-asian="Times New Roman" style:font-size-asian="7.5pt" style:font-weight-asian="bold" style:font-size-complex="7.5pt" style:font-weight-complex="bold"/>
    </style:style>
    <style:style style:name="P11" style:family="paragraph" style:parent-style-name="Standard">
      <style:paragraph-properties fo:margin-left="-0.078cm" fo:margin-right="0.026cm" fo:margin-top="0cm" fo:margin-bottom="0.199cm" fo:text-align="center" style:justify-single-word="false" fo:text-indent="0cm" style:auto-text-indent="false" style:snap-to-layout-grid="false">
        <style:tab-stops/>
      </style:paragraph-properties>
      <style:text-properties fo:font-size="8pt" fo:font-weight="bold" fo:background-color="transparent" style:font-name-asian="Times New Roman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left="-0.078cm" fo:margin-right="0.026cm" fo:margin-top="0cm" fo:margin-bottom="0.199cm" fo:text-align="center" style:justify-single-word="false" fo:text-indent="0cm" style:auto-text-indent="false" style:snap-to-layout-grid="false">
        <style:tab-stops/>
      </style:paragraph-properties>
      <style:text-properties fo:font-size="8pt" fo:font-weight="bold" fo:background-color="transparent" style:font-name-asian="Times New Roman" style:font-size-asian="8pt" style:font-weight-asian="bold" style:font-name-complex="Times New Roman" style:font-size-complex="8pt" style:font-weight-complex="bold"/>
    </style:style>
    <style:style style:name="P13" style:family="paragraph" style:parent-style-name="Table_20_Contents">
      <style:paragraph-properties fo:margin-left="-0.078cm" fo:margin-right="0.026cm" fo:margin-top="0cm" fo:margin-bottom="0.199cm" fo:text-align="center" style:justify-single-word="false" fo:text-indent="0cm" style:auto-text-indent="false" style:snap-to-layout-grid="false">
        <style:tab-stops/>
      </style:paragraph-properties>
      <style:text-properties fo:font-size="8pt" fo:font-weight="bold" fo:background-color="transparent" style:font-size-asian="8pt" style:font-weight-asian="bold" style:font-name-complex="Times New Roman" style:font-size-complex="8pt" style:font-weight-complex="bold"/>
    </style:style>
    <style:style style:name="P14" style:family="paragraph" style:parent-style-name="Table_20_Contents">
      <style:paragraph-properties fo:margin-top="0cm" fo:margin-bottom="0.199cm" fo:text-align="center" style:justify-single-word="false" style:snap-to-layout-grid="false"/>
      <style:text-properties fo:font-size="8pt" fo:font-weight="bold" fo:background-color="transparent" style:font-size-asian="8pt" style:font-weight-asian="bold" style:font-name-complex="Times New Roman" style:font-size-complex="8pt" style:font-weight-complex="bold"/>
    </style:style>
    <style:style style:name="P15" style:family="paragraph" style:parent-style-name="Table_20_Contents">
      <style:paragraph-properties fo:margin-top="0cm" fo:margin-bottom="0.199cm" fo:text-align="center" style:justify-single-word="false" style:snap-to-layout-grid="false"/>
      <style:text-properties fo:font-size="8pt" fo:font-weight="bold" style:font-size-asian="8pt" style:font-weight-asian="bold" style:font-name-complex="Times New Roman" style:font-size-complex="8pt" style:font-weight-complex="bold"/>
    </style:style>
    <style:style style:name="P16" style:family="paragraph" style:parent-style-name="Standard">
      <style:paragraph-properties fo:margin-top="0cm" fo:margin-bottom="0.199cm" fo:text-align="center" style:justify-single-word="false" style:snap-to-layout-grid="false">
        <style:tab-stops>
          <style:tab-stop style:position="10.716cm"/>
        </style:tab-stops>
      </style:paragraph-properties>
    </style:style>
    <style:style style:name="P17" style:family="paragraph" style:parent-style-name="Standard">
      <style:paragraph-properties fo:margin-top="0cm" fo:margin-bottom="0.199cm" fo:text-align="center" style:justify-single-word="false" style:snap-to-layout-grid="false"/>
    </style:style>
    <style:style style:name="P18" style:family="paragraph" style:parent-style-name="Standard">
      <style:paragraph-properties fo:margin-top="0cm" fo:margin-bottom="0.199cm" fo:text-align="center" style:justify-single-word="false" style:snap-to-layout-grid="false"/>
      <style:text-properties fo:font-size="8pt" fo:background-color="transparent" style:font-name-asian="Times New Roman" style:font-size-asian="8pt" style:font-size-complex="8pt"/>
    </style:style>
    <style:style style:name="P19" style:family="paragraph" style:parent-style-name="Standard">
      <style:paragraph-properties fo:margin-top="0cm" fo:margin-bottom="0.199cm" style:snap-to-layout-grid="false"/>
    </style:style>
    <style:style style:name="P20" style:family="paragraph" style:parent-style-name="western">
      <style:paragraph-properties fo:margin-top="0cm" fo:margin-bottom="0cm" fo:text-align="center" style:justify-single-word="false" style:snap-to-layout-grid="false"/>
      <style:text-properties fo:font-size="8pt" fo:background-color="transparent" style:font-name-asian="Times New Roman" style:font-size-asian="8pt" style:font-size-complex="8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8pt" fo:background-color="transparent" style:font-name-asian="Times New Roman" style:font-size-asian="8pt" style:font-size-complex="8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8pt" style:font-name-asian="Times New Roman" style:font-size-asian="8pt" style:font-size-complex="8pt"/>
    </style:style>
    <style:style style:name="P23" style:family="paragraph" style:parent-style-name="Standard">
      <style:paragraph-properties style:snap-to-layout-grid="false"/>
    </style:style>
    <style:style style:name="P24" style:family="paragraph" style:parent-style-name="Standard">
      <style:paragraph-properties fo:text-align="center" style:justify-single-word="false" style:snap-to-layout-grid="false">
        <style:tab-stops>
          <style:tab-stop style:position="10.716cm"/>
        </style:tab-stops>
      </style:paragraph-properties>
    </style:style>
    <style:style style:name="P25" style:family="paragraph" style:parent-style-name="Normal">
      <style:paragraph-properties fo:text-align="center" style:justify-single-word="false" style:snap-to-layout-grid="false"/>
      <style:text-properties style:font-name="Times New Roman" fo:font-size="8pt" fo:background-color="transparent" style:font-size-asian="8pt" style:font-name-complex="Times New Roman" style:font-size-complex="8pt"/>
    </style:style>
    <style:style style:name="P26" style:family="paragraph" style:parent-style-name="Normal">
      <style:paragraph-properties fo:text-align="center" style:justify-single-word="false" style:snap-to-layout-grid="false"/>
    </style:style>
    <style:style style:name="P27" style:family="paragraph" style:parent-style-name="Standard">
      <style:text-properties fo:font-size="8pt" fo:background-color="transparent" style:font-size-asian="8pt" style:font-size-complex="8pt"/>
    </style:style>
    <style:style style:name="P28" style:family="paragraph" style:parent-style-name="Normal">
      <style:paragraph-properties fo:margin-top="0cm" fo:margin-bottom="0cm" fo:line-height="100%" fo:text-align="center" style:justify-single-word="false" style:snap-to-layout-grid="false"/>
      <style:text-properties style:font-name="Times New Roman" fo:font-size="8pt" fo:background-color="transparent" style:font-size-asian="8pt" style:font-name-complex="Times New Roman" style:font-size-complex="8pt"/>
    </style:style>
    <style:style style:name="P29" style:family="paragraph" style:parent-style-name="Normal">
      <style:paragraph-properties fo:margin-top="0cm" fo:margin-bottom="0cm" fo:line-height="100%" fo:text-align="center" style:justify-single-word="false" style:snap-to-layout-grid="false"/>
      <style:text-properties style:font-name="Times New Roman" fo:font-size="8pt" style:font-size-asian="8pt" style:font-name-complex="Times New Roman" style:font-size-complex="8pt"/>
    </style:style>
    <style:style style:name="P30" style:family="paragraph" style:parent-style-name="Standard">
      <style:paragraph-properties fo:margin-top="0cm" fo:margin-bottom="0.199cm" fo:text-align="center" style:justify-single-word="false" style:snap-to-layout-grid="false"/>
      <style:text-properties fo:color="#000000" fo:font-size="8pt" fo:background-color="transparent" style:font-name-asian="Times New Roman" style:font-size-asian="8pt" style:font-size-complex="8pt"/>
    </style:style>
    <style:style style:name="P31" style:family="paragraph" style:parent-style-name="Standard">
      <style:paragraph-properties fo:margin-top="0cm" fo:margin-bottom="0.199cm" fo:text-align="center" style:justify-single-word="false" style:snap-to-layout-grid="false"/>
      <style:text-properties fo:color="#000000" fo:font-size="8pt" style:font-name-asian="Times New Roman" style:font-size-asian="8pt" style:font-size-complex="8pt"/>
    </style:style>
    <style:style style:name="P32" style:family="paragraph" style:parent-style-name="Standard">
      <style:paragraph-properties fo:margin-top="0cm" fo:margin-bottom="0.199cm" fo:text-align="center" style:justify-single-word="false" style:snap-to-layout-grid="false"/>
      <style:text-properties fo:font-size="8pt" fo:background-color="transparent" style:font-size-asian="8pt" style:font-name-complex="Times New Roman" style:font-size-complex="8pt"/>
    </style:style>
    <style:style style:name="P33" style:family="paragraph" style:parent-style-name="western">
      <style:paragraph-properties fo:margin-top="0cm" fo:margin-bottom="0cm" fo:text-align="center" style:justify-single-word="false" style:snap-to-layout-grid="false"/>
      <style:text-properties fo:color="#000000" fo:font-size="8pt" fo:background-color="transparent" style:font-name-asian="Times New Roman" style:font-size-asian="8pt" style:font-size-complex="8pt"/>
    </style:style>
    <style:style style:name="P34" style:family="paragraph" style:parent-style-name="Standard">
      <style:paragraph-properties fo:text-align="center" style:justify-single-word="false" style:snap-to-layout-grid="false"/>
      <style:text-properties fo:color="#000000" fo:font-size="8pt" fo:background-color="transparent" style:font-name-asian="Times New Roman" style:font-size-asian="8pt" style:font-size-complex="8pt"/>
    </style:style>
    <style:style style:name="P35" style:family="paragraph" style:parent-style-name="Standard">
      <style:paragraph-properties fo:text-align="center" style:justify-single-word="false" style:snap-to-layout-grid="false"/>
      <style:text-properties fo:color="#000000" fo:font-size="8pt" style:font-name-asian="Times New Roman" style:font-size-asian="8pt" style:font-size-complex="8pt"/>
    </style:style>
    <style:style style:name="P36" style:family="paragraph" style:parent-style-name="Normal">
      <style:paragraph-properties fo:text-align="center" style:justify-single-word="false"/>
    </style:style>
    <style:style style:name="P37" style:family="paragraph" style:parent-style-name="Standard">
      <style:paragraph-properties fo:margin-top="0cm" fo:margin-bottom="0.199cm" style:snap-to-layout-grid="false"/>
      <style:text-properties fo:color="#000000" fo:font-size="8pt" fo:background-color="transparent" style:font-name-asian="Times New Roman" style:font-size-asian="8pt" style:font-size-complex="8pt"/>
    </style:style>
    <style:style style:name="P38" style:family="paragraph" style:parent-style-name="Standard">
      <style:paragraph-properties fo:margin-top="0cm" fo:margin-bottom="0.199cm" fo:text-align="center" style:justify-single-word="false" style:snap-to-layout-grid="false">
        <style:tab-stops>
          <style:tab-stop style:position="10.716cm"/>
        </style:tab-stops>
      </style:paragraph-properties>
      <style:text-properties fo:color="#000000" fo:font-size="8pt" fo:font-weight="bold" fo:background-color="transparent" style:font-name-asian="Times New Roman" style:font-size-asian="8pt" style:font-weight-asian="bold" style:font-name-complex="Times New Roman" style:font-size-complex="8pt" style:font-weight-complex="bold"/>
    </style:style>
    <style:style style:name="P39" style:family="paragraph" style:parent-style-name="Standard">
      <style:paragraph-properties fo:margin-top="0cm" fo:margin-bottom="0.199cm" fo:text-align="center" style:justify-single-word="false" style:snap-to-layout-grid="false"/>
      <style:text-properties fo:font-size="8pt" style:font-name-asian="Times New Roman" style:font-size-asian="8pt" style:font-size-complex="8pt"/>
    </style:style>
    <style:style style:name="P40" style:family="paragraph" style:parent-style-name="Standard">
      <style:paragraph-properties fo:margin-top="0cm" fo:margin-bottom="0.199cm" fo:text-align="center" style:justify-single-word="false" style:snap-to-layout-grid="false"/>
      <style:text-properties fo:font-size="8pt" style:text-underline-style="none" fo:background-color="transparent" style:font-name-asian="Times New Roman" style:font-size-asian="8pt" style:font-size-complex="8pt"/>
    </style:style>
    <style:style style:name="P41" style:family="paragraph" style:parent-style-name="Normal">
      <style:paragraph-properties style:snap-to-layout-grid="false"/>
      <style:text-properties style:font-name="Times New Roman" fo:font-size="8pt" fo:background-color="transparent" style:font-size-asian="8pt" style:font-name-complex="Times New Roman" style:font-size-complex="8pt"/>
    </style:style>
    <style:style style:name="P42" style:family="paragraph" style:parent-style-name="Standard">
      <style:paragraph-properties fo:margin-top="0cm" fo:margin-bottom="0.199cm" fo:text-align="center" style:justify-single-word="false" style:snap-to-layout-grid="false"/>
      <style:text-properties fo:font-size="7pt" fo:background-color="transparent" style:font-name-asian="Times New Roman" style:font-size-asian="7pt" style:font-size-complex="7pt"/>
    </style:style>
    <style:style style:name="P43" style:family="paragraph" style:parent-style-name="western">
      <style:paragraph-properties fo:margin-top="0cm" fo:margin-bottom="0cm" fo:text-align="center" style:justify-single-word="false"/>
    </style:style>
    <style:style style:name="P44" style:family="paragraph" style:parent-style-name="western">
      <style:paragraph-properties fo:margin-top="0cm" fo:margin-bottom="0cm" fo:text-align="center" style:justify-single-word="false"/>
      <style:text-properties fo:font-size="8pt" fo:background-color="transparent" style:font-size-asian="8pt" style:font-size-complex="8pt"/>
    </style:style>
    <style:style style:name="P45" style:family="paragraph" style:parent-style-name="Standard">
      <style:paragraph-properties fo:margin-top="0cm" fo:margin-bottom="0.199cm" fo:text-align="center" style:justify-single-word="false" style:snap-to-layout-grid="false"/>
      <style:text-properties fo:font-size="8pt" style:text-underline-style="solid" style:text-underline-width="auto" style:text-underline-color="font-color" fo:background-color="#00ffff" style:font-name-asian="Times New Roman" style:font-size-asian="8pt" style:font-size-complex="8pt"/>
    </style:style>
    <style:style style:name="P46" style:family="paragraph" style:parent-style-name="western">
      <style:paragraph-properties fo:margin-top="0cm" fo:margin-bottom="0cm" fo:line-height="100%" fo:text-align="center" style:justify-single-word="false" fo:hyphenation-ladder-count="no-limit"/>
      <style:text-properties fo:hyphenate="false" fo:hyphenation-remain-char-count="0" fo:hyphenation-push-char-count="0"/>
    </style:style>
    <style:style style:name="P47" style:family="paragraph" style:parent-style-name="western">
      <style:paragraph-properties fo:margin-top="0cm" fo:margin-bottom="0cm"/>
    </style:style>
    <style:style style:name="P48" style:family="paragraph" style:parent-style-name="western">
      <style:paragraph-properties fo:margin-top="0cm" fo:margin-bottom="0cm" fo:text-align="center" style:justify-single-word="false"/>
      <style:text-properties fo:background-color="transparent"/>
    </style:style>
    <style:style style:name="P49" style:family="paragraph" style:parent-style-name="western">
      <style:paragraph-properties fo:margin-top="0cm" fo:margin-bottom="0cm" fo:text-align="center" style:justify-single-word="false"/>
      <style:text-properties fo:background-color="#ffff00"/>
    </style:style>
    <style:style style:name="P50" style:family="paragraph" style:parent-style-name="Standard">
      <style:paragraph-properties fo:text-align="center" style:justify-single-word="false"/>
      <style:text-properties fo:font-size="8pt" fo:background-color="transparent" style:font-size-asian="8pt" style:font-size-complex="8pt"/>
    </style:style>
    <style:style style:name="P51" style:family="paragraph" style:parent-style-name="western">
      <style:paragraph-properties fo:margin-top="0cm" fo:margin-bottom="0cm" fo:text-align="center" style:justify-single-word="false"/>
      <style:text-properties fo:font-size="8pt" style:text-underline-style="none" fo:background-color="transparent" style:font-size-asian="8pt" style:font-size-complex="8pt"/>
    </style:style>
    <style:style style:name="P52" style:family="paragraph" style:parent-style-name="western">
      <style:paragraph-properties fo:margin-top="0cm" fo:margin-bottom="0cm" fo:text-align="center" style:justify-single-word="false"/>
      <style:text-properties fo:font-size="8pt" style:text-underline-style="solid" style:text-underline-width="auto" style:text-underline-color="font-color" fo:background-color="transparent" style:font-name-asian="Times New Roman" style:font-size-asian="8pt" style:font-size-complex="8pt"/>
    </style:style>
    <style:style style:name="P53" style:family="paragraph" style:parent-style-name="Normal">
      <style:paragraph-properties style:snap-to-layout-grid="false"/>
    </style:style>
    <style:style style:name="P54" style:family="paragraph" style:parent-style-name="Normal">
      <style:paragraph-properties fo:text-align="center" style:justify-single-word="false" style:snap-to-layout-grid="false"/>
      <style:text-properties style:font-name="Times New Roman" fo:font-size="8pt" fo:font-weight="normal" fo:background-color="transparent" style:font-size-asian="8pt" style:font-weight-asian="normal" style:font-name-complex="Times New Roman" style:font-size-complex="8pt" style:font-weight-complex="normal"/>
    </style:style>
    <style:style style:name="P55" style:family="paragraph" style:parent-style-name="Normal">
      <style:paragraph-properties fo:text-align="center" style:justify-single-word="false" style:snap-to-layout-grid="false"/>
      <style:text-properties style:font-name="Times New Roman" fo:font-size="7pt" fo:background-color="transparent" style:font-size-asian="7pt" style:font-name-complex="Times New Roman" style:font-size-complex="7pt"/>
    </style:style>
    <style:style style:name="P56" style:family="paragraph" style:parent-style-name="western">
      <style:paragraph-properties fo:margin-top="0cm" fo:margin-bottom="0cm" fo:text-align="center" style:justify-single-word="false"/>
      <style:text-properties fo:font-weight="bold" style:font-weight-asian="bold"/>
    </style:style>
    <style:style style:name="P57" style:family="paragraph" style:parent-style-name="western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58" style:family="paragraph" style:parent-style-name="western">
      <style:paragraph-properties fo:margin-top="0cm" fo:margin-bottom="0cm"/>
      <style:text-properties fo:font-size="8pt" fo:background-color="transparent" style:font-size-asian="8pt" style:font-size-complex="8pt"/>
    </style:style>
    <style:style style:name="P59" style:family="paragraph" style:parent-style-name="western">
      <style:paragraph-properties fo:margin-top="0cm" fo:margin-bottom="0cm"/>
      <style:text-properties fo:background-color="transparent"/>
    </style:style>
    <style:style style:name="P60" style:family="paragraph" style:parent-style-name="western">
      <style:paragraph-properties fo:margin-top="0cm" fo:margin-bottom="0cm" fo:text-align="center" style:justify-single-word="false"/>
      <style:text-properties fo:color="#000000" style:text-position="super 63%" fo:font-size="8pt" fo:font-weight="normal" fo:background-color="transparent" style:font-size-asian="8pt" style:font-weight-asian="normal" style:font-size-complex="8pt" style:font-weight-complex="normal"/>
    </style:style>
    <style:style style:name="P61" style:family="paragraph" style:parent-style-name="western">
      <style:paragraph-properties fo:margin-top="0cm" fo:margin-bottom="0cm" fo:text-align="center" style:justify-single-word="false"/>
      <style:text-properties fo:font-weight="normal" fo:background-color="transparent" style:font-weight-asian="normal" style:font-weight-complex="normal"/>
    </style:style>
    <style:style style:name="P62" style:family="paragraph" style:parent-style-name="Normal">
      <style:paragraph-properties fo:text-align="center" style:justify-single-word="false" style:snap-to-layout-grid="false"/>
      <style:text-properties fo:color="#000000" style:font-name="Times New Roman" fo:font-size="8pt" fo:background-color="transparent" style:font-size-asian="8pt" style:font-name-complex="Times New Roman" style:font-size-complex="8pt"/>
    </style:style>
    <style:style style:name="P63" style:family="paragraph" style:parent-style-name="Normal">
      <style:paragraph-properties fo:margin-top="0cm" fo:margin-bottom="0cm" fo:line-height="100%" fo:text-align="center" style:justify-single-word="false" style:snap-to-layout-grid="false"/>
      <style:text-properties fo:color="#000000" style:font-name="Times New Roman" fo:font-size="8pt" fo:background-color="transparent" style:font-size-asian="8pt" style:font-name-complex="Times New Roman" style:font-size-complex="8pt"/>
    </style:style>
    <style:style style:name="P64" style:family="paragraph" style:parent-style-name="Normal">
      <style:paragraph-properties fo:margin-top="0cm" fo:margin-bottom="0cm" fo:line-height="100%" fo:text-align="center" style:justify-single-word="false" style:snap-to-layout-grid="false"/>
      <style:text-properties fo:color="#000000" style:font-name="Times New Roman" fo:font-size="8pt" style:font-size-asian="8pt" style:font-name-complex="Times New Roman" style:font-size-complex="8pt"/>
    </style:style>
    <style:style style:name="P65" style:family="paragraph" style:parent-style-name="western">
      <style:paragraph-properties fo:margin-top="0cm" fo:margin-bottom="0cm" fo:text-align="center" style:justify-single-word="false"/>
      <style:text-properties fo:font-weight="bold" fo:background-color="transparent" style:font-weight-asian="bold"/>
    </style:style>
    <style:style style:name="P66" style:family="paragraph" style:parent-style-name="Normal">
      <style:paragraph-properties fo:margin-top="0cm" fo:margin-bottom="0cm" fo:text-align="center" style:justify-single-word="false" style:snap-to-layout-grid="false"/>
      <style:text-properties style:font-name="Times New Roman" fo:font-size="7pt" fo:background-color="transparent" style:font-size-asian="7pt" style:font-name-complex="Times New Roman" style:font-size-complex="7pt"/>
    </style:style>
    <style:style style:name="P67" style:family="paragraph" style:parent-style-name="Standard">
      <style:paragraph-properties fo:text-align="center" style:justify-single-word="false"/>
    </style:style>
    <style:style style:name="P68" style:family="paragraph" style:parent-style-name="Standard">
      <style:paragraph-properties fo:text-align="center" style:justify-single-word="false"/>
      <style:text-properties fo:background-color="transparent"/>
    </style:style>
    <style:style style:name="P69" style:family="paragraph" style:parent-style-name="Texto_20_de_20_comentário1">
      <style:paragraph-properties fo:text-align="center" style:justify-single-word="false" style:snap-to-layout-grid="false"/>
      <style:text-properties fo:color="#000000" style:font-name="Times New Roman" fo:font-size="8pt" fo:background-color="transparent" style:font-size-asian="8pt" style:font-size-complex="8pt" style:font-weight-complex="normal"/>
    </style:style>
    <style:style style:name="P70" style:family="paragraph" style:parent-style-name="Standard">
      <style:paragraph-properties fo:text-align="center" style:justify-single-word="false" style:snap-to-layout-grid="false"/>
      <style:text-properties fo:font-size="8pt" fo:background-color="transparent" style:font-size-asian="8pt" style:font-name-complex="Times New Roman" style:font-size-complex="8pt"/>
    </style:style>
    <style:style style:name="P71" style:family="paragraph" style:parent-style-name="western">
      <style:paragraph-properties fo:text-align="center" style:justify-single-word="false"/>
    </style:style>
    <style:style style:name="P72" style:family="paragraph" style:parent-style-name="western">
      <style:paragraph-properties fo:text-align="center" style:justify-single-word="false"/>
      <style:text-properties fo:font-size="8pt" fo:background-color="transparent" style:font-size-asian="8pt" style:font-size-complex="8pt"/>
    </style:style>
    <style:style style:name="P73" style:family="paragraph" style:parent-style-name="western">
      <style:paragraph-properties fo:margin-top="0.176cm" fo:margin-bottom="0.21cm" fo:line-height="100%" fo:text-align="center" style:justify-single-word="false" fo:hyphenation-ladder-count="no-limit"/>
      <style:text-properties fo:hyphenate="false" fo:hyphenation-remain-char-count="0" fo:hyphenation-push-char-count="0"/>
    </style:style>
    <style:style style:name="P74" style:family="paragraph" style:parent-style-name="western">
      <style:paragraph-properties fo:text-align="center" style:justify-single-word="false"/>
      <style:text-properties fo:background-color="transparent"/>
    </style:style>
    <style:style style:name="P75" style:family="paragraph" style:parent-style-name="Standard">
      <style:text-properties fo:background-color="transparent"/>
    </style:style>
    <style:style style:name="P76" style:family="paragraph" style:parent-style-name="Normal">
      <style:text-properties style:font-name="Times New Roman" fo:font-size="8pt" fo:background-color="transparent" style:font-size-asian="8pt" style:language-asian="pt" style:country-asian="BR" style:font-name-complex="Times New Roman" style:font-size-complex="8pt"/>
    </style:style>
    <style:style style:name="P77" style:family="paragraph" style:parent-style-name="western">
      <style:paragraph-properties fo:margin-top="0cm" fo:margin-bottom="0.423cm" fo:text-align="center" style:justify-single-word="false"/>
      <style:text-properties fo:font-size="8pt" fo:background-color="transparent" style:font-size-asian="8pt" style:font-size-complex="8pt"/>
    </style:style>
    <style:style style:name="P78" style:family="paragraph" style:parent-style-name="western">
      <style:paragraph-properties fo:margin-top="0cm" fo:margin-bottom="0.423cm" fo:text-align="center" style:justify-single-word="false"/>
    </style:style>
    <style:style style:name="P79" style:family="paragraph" style:parent-style-name="western">
      <style:paragraph-properties fo:text-align="center" style:justify-single-word="false"/>
      <style:text-properties fo:font-size="8pt" style:text-underline-style="solid" style:text-underline-width="auto" style:text-underline-color="font-color" fo:background-color="#00ffff" style:font-name-asian="Times New Roman" style:font-size-asian="8pt" style:font-size-complex="8pt"/>
    </style:style>
    <style:style style:name="P80" style:family="paragraph" style:parent-style-name="Normal">
      <style:text-properties fo:font-size="12pt" fo:background-color="transparent" style:font-size-asian="12pt" style:font-size-complex="12pt"/>
    </style:style>
    <style:style style:name="P81" style:family="paragraph" style:parent-style-name="Normal">
      <style:text-properties fo:font-size="12pt" style:font-size-asian="12pt" style:font-size-complex="12pt"/>
    </style:style>
    <style:style style:name="P82" style:family="paragraph" style:parent-style-name="Normal">
      <style:paragraph-properties fo:text-align="center" style:justify-single-word="false" style:snap-to-layout-grid="false"/>
      <style:text-properties style:font-name="Times New Roman" fo:font-size="8pt" style:font-size-asian="8pt" style:font-name-complex="Times New Roman" style:font-size-complex="8pt"/>
    </style:style>
    <style:style style:name="P83" style:family="paragraph" style:parent-style-name="western">
      <style:paragraph-properties fo:text-align="center" style:justify-single-word="false"/>
      <style:text-properties fo:background-color="#ffff00"/>
    </style:style>
    <style:style style:name="P84" style:family="paragraph" style:parent-style-name="western">
      <style:paragraph-properties fo:text-align="center" style:justify-single-word="false"/>
      <style:text-properties fo:font-size="7pt" fo:background-color="transparent" style:font-size-asian="7pt" style:font-size-complex="7pt"/>
    </style:style>
    <style:style style:name="P85" style:family="paragraph" style:parent-style-name="western">
      <style:paragraph-properties fo:text-align="center" style:justify-single-word="false"/>
      <style:text-properties fo:font-size="8pt" style:font-size-asian="8pt" style:font-size-complex="8pt"/>
    </style:style>
    <style:style style:name="P86" style:family="paragraph" style:parent-style-name="Standard">
      <style:paragraph-properties fo:text-align="center" style:justify-single-word="false"/>
      <style:text-properties fo:font-size="8pt" fo:background-color="transparent" style:font-size-asian="8pt" style:font-name-complex="Times New Roman" style:font-size-complex="8pt"/>
    </style:style>
    <style:style style:name="P87" style:family="paragraph" style:parent-style-name="Standard">
      <style:paragraph-properties fo:text-align="center" style:justify-single-word="false"/>
      <style:text-properties fo:font-size="8pt" style:font-size-asian="8pt" style:font-name-complex="Times New Roman" style:font-size-complex="8pt"/>
    </style:style>
    <style:style style:name="P88" style:family="paragraph" style:parent-style-name="western">
      <style:paragraph-properties fo:margin-top="0cm" fo:margin-bottom="0cm" fo:text-align="center" style:justify-single-word="false"/>
      <style:text-properties fo:color="#ff0000" style:text-line-through-style="solid" fo:font-size="8pt" fo:background-color="transparent" style:font-size-asian="8pt" style:font-size-complex="8pt"/>
    </style:style>
    <style:style style:name="P89" style:family="paragraph" style:parent-style-name="western">
      <style:paragraph-properties fo:margin-top="0cm" fo:margin-bottom="0cm" fo:text-align="center" style:justify-single-word="false"/>
      <style:text-properties fo:color="#ff0000" fo:font-size="8pt" fo:background-color="transparent" style:font-size-asian="8pt" style:font-size-complex="8pt"/>
    </style:style>
    <style:style style:name="P90" style:family="paragraph" style:parent-style-name="western">
      <style:paragraph-properties fo:margin-top="0cm" fo:margin-bottom="0cm" fo:text-align="center" style:justify-single-word="false"/>
      <style:text-properties fo:font-size="7pt" fo:background-color="transparent" style:font-size-asian="7pt" style:font-size-complex="7pt"/>
    </style:style>
    <style:style style:name="P91" style:family="paragraph" style:parent-style-name="Standard">
      <style:paragraph-properties fo:margin-top="0cm" fo:margin-bottom="0.199cm" fo:text-align="justify" style:justify-single-word="false" style:snap-to-layout-grid="false"/>
      <style:text-properties fo:font-size="7.5pt" fo:font-weight="bold" fo:background-color="transparent" style:font-name-asian="Times New Roman" style:font-size-asian="7.5pt" style:font-weight-asian="bold" style:font-size-complex="7.5pt" style:font-weight-complex="bold"/>
    </style:style>
    <style:style style:name="P92" style:family="paragraph" style:parent-style-name="western">
      <style:paragraph-properties fo:text-align="center" style:justify-single-word="false"/>
      <style:text-properties fo:font-weight="bold" fo:background-color="transparent" style:font-weight-asian="bold"/>
    </style:style>
    <style:style style:name="P93" style:family="paragraph" style:parent-style-name="western">
      <style:paragraph-properties fo:text-align="center" style:justify-single-word="false"/>
      <style:text-properties fo:font-weight="bold" style:font-weight-asian="bold"/>
    </style:style>
    <style:style style:name="P94" style:family="paragraph" style:parent-style-name="western">
      <style:paragraph-properties fo:margin-top="0cm" fo:margin-bottom="0.199cm" fo:text-align="center" style:justify-single-word="false"/>
    </style:style>
    <style:style style:name="P95" style:family="paragraph" style:parent-style-name="western">
      <style:paragraph-properties fo:text-align="center" style:justify-single-word="false"/>
      <style:text-properties fo:color="#000000" fo:font-size="8pt" fo:background-color="transparent" style:font-size-asian="8pt" style:font-size-complex="8pt"/>
    </style:style>
    <style:style style:name="P96" style:family="paragraph" style:parent-style-name="western">
      <style:paragraph-properties fo:text-align="center" style:justify-single-word="false"/>
      <style:text-properties fo:font-size="7.5pt" fo:background-color="transparent" style:font-size-asian="7.5pt" style:font-size-complex="7.5pt"/>
    </style:style>
    <style:style style:name="P97" style:family="paragraph" style:parent-style-name="Normal">
      <style:paragraph-properties fo:margin-top="0cm" fo:margin-bottom="0cm" fo:line-height="100%"/>
      <style:text-properties style:font-name="Times New Roman" fo:font-size="8pt" style:font-size-asian="8pt" style:font-name-complex="Times New Roman" style:font-size-complex="8pt"/>
    </style:style>
    <style:style style:name="P98" style:family="paragraph" style:parent-style-name="Standard">
      <style:paragraph-properties fo:text-align="center" style:justify-single-word="false" style:snap-to-layout-grid="false">
        <style:tab-stops>
          <style:tab-stop style:position="10.716cm"/>
        </style:tab-stops>
      </style:paragraph-properties>
      <style:text-properties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99" style:family="paragraph" style:parent-style-name="Standard">
      <style:paragraph-properties fo:text-align="center" style:justify-single-word="false" style:snap-to-layout-grid="false"/>
      <style:text-properties fo:font-size="8pt" fo:font-weight="bold" style:font-name-asian="Times New Roman" style:font-size-asian="8pt" style:font-weight-asian="bold" style:font-size-complex="8pt" style:font-weight-complex="bold"/>
    </style:style>
    <style:style style:name="P100" style:family="paragraph" style:parent-style-name="Standard">
      <style:paragraph-properties fo:text-align="center" style:justify-single-word="false" style:snap-to-layout-grid="false"/>
      <style:text-properties fo:font-size="8pt" fo:font-weight="bold" fo:background-color="transparent" style:font-name-asian="Times New Roman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text-align="center" style:justify-single-word="false" style:snap-to-layout-grid="false"/>
      <style:text-properties fo:font-size="8pt" fo:font-weight="bold" fo:background-color="transparent" style:font-name-asian="Times New Roman" style:font-size-asian="8pt" style:font-weight-asian="bold" style:font-name-complex="Times New Roman" style:font-size-complex="8pt" style:font-weight-complex="bold"/>
    </style:style>
    <style:style style:name="P102" style:family="paragraph" style:parent-style-name="Table_20_Contents">
      <style:paragraph-properties fo:text-align="center" style:justify-single-word="false" style:snap-to-layout-grid="false"/>
      <style:text-properties fo:font-size="8pt" fo:font-weight="bold" fo:background-color="transparent" style:font-size-asian="8pt" style:font-weight-asian="bold" style:font-name-complex="Times New Roman" style:font-size-complex="8pt" style:font-weight-complex="bold"/>
    </style:style>
    <style:style style:name="P103" style:family="paragraph" style:parent-style-name="Standard">
      <style:paragraph-properties fo:margin-left="-0.078cm" fo:margin-right="0.026cm" fo:text-align="center" style:justify-single-word="false" fo:text-indent="0cm" style:auto-text-indent="false" style:snap-to-layout-grid="false">
        <style:tab-stops/>
      </style:paragraph-properties>
      <style:text-properties fo:font-size="8pt" fo:font-weight="bold" style:font-name-asian="Times New Roman" style:font-size-asian="8pt" style:font-weight-asian="bold" style:font-size-complex="8pt" style:font-weight-complex="bold"/>
    </style:style>
    <style:style style:name="P104" style:family="paragraph" style:parent-style-name="Table_20_Contents">
      <style:paragraph-properties fo:margin-left="-0.078cm" fo:margin-right="0.026cm" fo:text-align="center" style:justify-single-word="false" fo:text-indent="0cm" style:auto-text-indent="false" style:snap-to-layout-grid="false">
        <style:tab-stops/>
      </style:paragraph-properties>
      <style:text-properties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105" style:family="paragraph" style:parent-style-name="Table_20_Contents">
      <style:paragraph-properties fo:margin-left="-0.078cm" fo:margin-right="0.026cm" fo:text-align="center" style:justify-single-word="false" fo:text-indent="0cm" style:auto-text-indent="false" style:snap-to-layout-grid="false">
        <style:tab-stops/>
      </style:paragraph-properties>
      <style:text-properties fo:font-size="8pt" fo:font-weight="bold" style:font-size-asian="8pt" style:font-weight-asian="bold" style:font-name-complex="Times New Roman" style:font-size-complex="8pt" style:font-weight-complex="bold"/>
    </style:style>
    <style:style style:name="P106" style:family="paragraph" style:parent-style-name="Table_20_Contents">
      <style:paragraph-properties fo:text-align="center" style:justify-single-word="false" style:snap-to-layout-grid="false"/>
      <style:text-properties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107" style:family="paragraph" style:parent-style-name="Table_20_Contents">
      <style:paragraph-properties fo:text-align="center" style:justify-single-word="false" style:snap-to-layout-grid="false"/>
      <style:text-properties fo:font-size="8pt" fo:font-weight="bold" style:font-size-asian="8pt" style:font-weight-asian="bold" style:font-name-complex="Times New Roman" style:font-size-complex="8pt" style:font-weight-complex="bold"/>
    </style:style>
    <style:style style:name="P108" style:family="paragraph" style:parent-style-name="western">
      <style:paragraph-properties fo:margin-top="0cm" fo:margin-bottom="0cm" fo:text-align="center" style:justify-single-word="false"/>
      <style:text-properties fo:color="#000000" fo:font-size="8pt" fo:font-weight="normal" style:font-size-asian="8pt" style:font-weight-asian="normal" style:font-size-complex="8pt" style:font-weight-complex="normal"/>
    </style:style>
    <style:style style:name="P109" style:family="paragraph" style:parent-style-name="Normal">
      <style:paragraph-properties fo:margin-top="0cm" fo:margin-bottom="0cm" fo:line-height="100%" style:snap-to-layout-grid="false"/>
    </style:style>
    <style:style style:name="P110" style:family="paragraph" style:parent-style-name="western">
      <style:paragraph-properties fo:margin-top="0cm" fo:margin-bottom="0cm" fo:text-align="center" style:justify-single-word="false"/>
      <style:text-properties fo:font-weight="normal" style:font-weight-asian="normal" style:font-weight-complex="normal"/>
    </style:style>
    <style:style style:name="P111" style:family="paragraph" style:parent-style-name="western">
      <style:paragraph-properties fo:margin-top="0cm" fo:margin-bottom="0cm"/>
      <style:text-properties fo:font-size="8pt" style:font-size-asian="8pt" style:font-size-complex="8pt"/>
    </style:style>
    <style:style style:name="P112" style:family="paragraph" style:parent-style-name="western">
      <style:paragraph-properties fo:margin-top="0cm" fo:margin-bottom="0cm" fo:text-align="center" style:justify-single-word="false"/>
      <style:text-properties fo:color="#000000" fo:font-size="8pt" fo:background-color="transparent" style:font-size-asian="8pt" style:font-size-complex="8pt"/>
    </style:style>
    <style:style style:name="P113" style:family="paragraph" style:parent-style-name="western">
      <style:paragraph-properties fo:margin-top="0cm" fo:margin-bottom="0cm" fo:text-align="center" style:justify-single-word="false"/>
      <style:text-properties style:use-window-font-color="true" fo:font-size="8pt" fo:font-weight="normal" fo:background-color="transparent" style:font-size-asian="8pt" style:font-weight-asian="normal" style:font-size-complex="8pt" style:font-weight-complex="normal"/>
    </style:style>
    <style:style style:name="P114" style:family="paragraph" style:parent-style-name="Standard">
      <style:paragraph-properties fo:margin-top="0cm" fo:margin-bottom="0.199cm" fo:text-align="justify" style:justify-single-word="false" style:snap-to-layout-grid="false"/>
      <style:text-properties fo:font-size="8pt" fo:font-weight="bold" style:font-name-asian="Times New Roman" style:font-size-asian="8pt" style:font-weight-asian="bold" style:font-size-complex="8pt" style:font-weight-complex="bold"/>
    </style:style>
    <style:style style:name="P115" style:family="paragraph" style:parent-style-name="Standard">
      <style:paragraph-properties fo:margin-left="-0.078cm" fo:margin-right="0.026cm" fo:margin-top="0cm" fo:margin-bottom="0.199cm" fo:text-align="center" style:justify-single-word="false" fo:text-indent="0cm" style:auto-text-indent="false" style:snap-to-layout-grid="false">
        <style:tab-stops/>
      </style:paragraph-properties>
      <style:text-properties fo:font-size="8pt" fo:font-weight="bold" style:font-name-asian="Times New Roman" style:font-size-asian="8pt" style:font-weight-asian="bold" style:font-size-complex="8pt" style:font-weight-complex="bold"/>
    </style:style>
    <style:style style:name="P116" style:family="paragraph" style:parent-style-name="Table_20_Contents">
      <style:paragraph-properties fo:margin-left="-0.078cm" fo:margin-right="0.026cm" fo:margin-top="0cm" fo:margin-bottom="0.199cm" fo:text-align="center" style:justify-single-word="false" fo:text-indent="0cm" style:auto-text-indent="false" style:snap-to-layout-grid="false">
        <style:tab-stops/>
      </style:paragraph-properties>
      <style:text-properties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117" style:family="paragraph" style:parent-style-name="Table_20_Contents">
      <style:paragraph-properties fo:margin-left="-0.078cm" fo:margin-right="0.026cm" fo:margin-top="0cm" fo:margin-bottom="0.199cm" fo:text-align="center" style:justify-single-word="false" fo:text-indent="0cm" style:auto-text-indent="false" style:snap-to-layout-grid="false">
        <style:tab-stops/>
      </style:paragraph-properties>
      <style:text-properties fo:font-size="8pt" fo:font-weight="bold" style:font-size-asian="8pt" style:font-weight-asian="bold" style:font-name-complex="Times New Roman" style:font-size-complex="8pt" style:font-weight-complex="bold"/>
    </style:style>
    <style:style style:name="P118" style:family="paragraph" style:parent-style-name="Table_20_Contents">
      <style:paragraph-properties fo:margin-top="0cm" fo:margin-bottom="0.199cm" fo:text-align="center" style:justify-single-word="false" style:snap-to-layout-grid="false"/>
      <style:text-properties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119" style:family="paragraph" style:parent-style-name="western">
      <style:paragraph-properties fo:text-align="start" style:justify-single-word="false"/>
    </style:style>
    <style:style style:name="P120" style:family="paragraph" style:parent-style-name="Normal">
      <style:text-properties fo:color="#000000" style:font-name="Arial Narrow" fo:font-size="9pt" style:font-size-asian="9pt" style:font-size-complex="9pt"/>
    </style:style>
    <style:style style:name="P121" style:family="paragraph" style:parent-style-name="western">
      <style:paragraph-properties style:line-height-at-least="0.185cm" fo:text-align="center" style:justify-single-word="false"/>
    </style:style>
    <style:style style:name="P122" style:family="paragraph" style:parent-style-name="Standard">
      <style:paragraph-properties fo:margin-top="0cm" fo:margin-bottom="0.199cm" fo:text-align="center" style:justify-single-word="false" style:snap-to-layout-grid="false">
        <style:tab-stops>
          <style:tab-stop style:position="10.716cm"/>
        </style:tab-stops>
      </style:paragraph-properties>
      <style:text-properties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123" style:family="paragraph" style:parent-style-name="Standard">
      <style:paragraph-properties fo:margin-top="0cm" fo:margin-bottom="0.199cm" fo:text-align="justify" style:justify-single-word="false" style:snap-to-layout-grid="false"/>
      <style:text-properties fo:font-size="7.5pt" fo:font-weight="bold" style:font-name-asian="Times New Roman" style:font-size-asian="7.5pt" style:font-weight-asian="bold" style:font-size-complex="7.5pt" style:font-weight-complex="bold"/>
    </style:style>
    <style:style style:name="P124" style:family="paragraph" style:parent-style-name="western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5" style:family="paragraph" style:parent-style-name="western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26" style:family="paragraph" style:parent-style-name="western">
      <style:paragraph-properties fo:text-align="center" style:justify-single-word="false"/>
      <style:text-properties style:font-name="Arial Narrow1" fo:font-size="9pt" fo:font-weight="normal" style:font-weight-asian="normal" style:font-weight-complex="normal"/>
    </style:style>
    <style:style style:name="P127" style:family="paragraph" style:parent-style-name="western">
      <style:paragraph-properties fo:text-align="center" style:justify-single-word="false"/>
      <style:text-properties fo:font-weight="normal" style:font-weight-asian="normal" style:font-weight-complex="normal"/>
    </style:style>
    <style:style style:name="P128" style:family="paragraph" style:parent-style-name="western">
      <style:paragraph-properties fo:margin-top="0.176cm" fo:margin-bottom="0.21cm" style:line-height-at-least="0.185cm" fo:text-align="center" style:justify-single-word="false" fo:hyphenation-ladder-count="no-limit"/>
      <style:text-properties fo:hyphenate="false" fo:hyphenation-remain-char-count="0" fo:hyphenation-push-char-count="0"/>
    </style:style>
    <style:style style:name="P129" style:family="paragraph" style:parent-style-name="Standard">
      <style:paragraph-properties fo:text-align="start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130" style:family="paragraph" style:parent-style-name="western">
      <style:paragraph-properties fo:text-align="center" style:justify-single-word="false"/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P131" style:family="paragraph" style:parent-style-name="western">
      <style:paragraph-properties fo:text-align="center" style:justify-single-word="false"/>
      <style:text-properties style:font-name="Arial Narrow1" fo:font-size="9pt" fo:font-weight="normal" fo:background-color="transparent" style:font-size-asian="8pt" style:font-weight-asian="normal" style:font-size-complex="8pt" style:font-weight-complex="normal"/>
    </style:style>
    <style:style style:name="P132" style:family="paragraph" style:parent-style-name="western">
      <style:paragraph-properties fo:text-align="center" style:justify-single-word="false"/>
      <style:text-properties style:font-name="Arial Narrow1" fo:font-size="9pt" fo:font-weight="normal" fo:background-color="transparent" style:font-size-asian="9pt" style:font-weight-asian="normal" style:font-size-complex="9pt" style:font-weight-complex="normal"/>
    </style:style>
    <style:style style:name="P133" style:family="paragraph" style:parent-style-name="western">
      <style:paragraph-properties fo:text-align="center" style:justify-single-word="false"/>
      <style:text-properties style:use-window-font-color="true" fo:font-size="8pt" fo:font-weight="normal" fo:background-color="transparent" style:font-size-asian="8pt" style:font-weight-asian="normal" style:font-size-complex="8pt" style:font-weight-complex="normal"/>
    </style:style>
    <style:style style:name="P134" style:family="paragraph" style:parent-style-name="western">
      <style:paragraph-properties fo:text-align="center" style:justify-single-word="false"/>
      <style:text-properties fo:color="#000000" fo:font-size="8pt" fo:font-weight="bold" fo:background-color="transparent" style:font-size-asian="8pt" style:font-weight-asian="bold" style:font-size-complex="8pt" style:font-weight-complex="bold"/>
    </style:style>
    <style:style style:name="P135" style:family="paragraph" style:parent-style-name="western">
      <style:paragraph-properties fo:text-align="center" style:justify-single-word="false"/>
      <style:text-properties fo:color="#000000" fo:font-size="8pt" fo:font-weight="bold" style:font-size-asian="8pt" style:font-weight-asian="bold" style:font-size-complex="8pt" style:font-weight-complex="bold"/>
    </style:style>
    <style:style style:name="P136" style:family="paragraph" style:parent-style-name="Normal">
      <style:paragraph-properties fo:margin-top="0cm" fo:margin-bottom="0cm" fo:line-height="100%"/>
      <style:text-properties style:font-name="Times New Roman" fo:font-size="10pt" style:font-size-asian="10pt" style:font-name-complex="Times New Roman" style:font-size-complex="10pt"/>
    </style:style>
    <style:style style:name="P137" style:family="paragraph" style:parent-style-name="Normal">
      <style:paragraph-properties fo:margin-top="0cm" fo:margin-bottom="0cm" fo:line-height="100%"/>
      <style:text-properties fo:color="#ff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138" style:family="paragraph" style:parent-style-name="Normal">
      <style:paragraph-properties fo:margin-top="0cm" fo:margin-bottom="0cm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39" style:family="paragraph" style:parent-style-name="Table_20_Contents">
      <style:paragraph-properties fo:text-align="center" style:justify-single-word="false"/>
    </style:style>
    <style:style style:name="P14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1" style:family="paragraph" style:parent-style-name="Normal">
      <style:paragraph-properties fo:margin-top="0cm" fo:margin-bottom="0cm" fo:line-height="100%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42" style:family="paragraph" style:parent-style-name="Normal">
      <style:paragraph-properties fo:margin-top="0cm" fo:margin-bottom="0cm" fo:line-height="100%"/>
      <style:text-properties style:font-name="Times New Roman" fo:font-size="12pt" style:font-size-asian="12pt" style:font-name-complex="Times New Roman" style:font-size-complex="12pt"/>
    </style:style>
    <style:style style:name="P143" style:family="paragraph" style:parent-style-name="Normal">
      <style:paragraph-properties fo:margin-top="0cm" fo:margin-bottom="0cm" fo:line-height="100%"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T1" style:family="text" style:parent-style-name="Fonte_20_parág._20_padrão">
      <style:text-properties style:font-name="Times New Roman" fo:font-size="12pt" style:font-size-asian="12pt" style:font-name-complex="Times New Roman" style:font-size-complex="12pt"/>
    </style:style>
    <style:style style:name="T2" style:family="text" style:parent-style-name="Fonte_20_parág._20_padrão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" style:family="text" style:parent-style-name="Fonte_20_parág._20_padrão">
      <style:text-properties fo:font-size="8pt" fo:font-weight="bold" fo:background-color="transparent" style:font-name-asian="Times New Roman" style:font-size-asian="8pt" style:font-weight-asian="bold" style:font-name-complex="Times New Roman" style:font-size-complex="8pt" style:font-weight-complex="bold"/>
    </style:style>
    <style:style style:name="T4" style:family="text" style:parent-style-name="Fonte_20_parág._20_padrão">
      <style:text-properties style:text-position="super 63%" fo:font-size="8pt" fo:font-weight="bold" fo:background-color="transparent" style:font-name-asian="Times New Roman" style:font-size-asian="8pt" style:font-weight-asian="bold" style:font-name-complex="Times New Roman" style:font-size-complex="8pt" style:font-weight-complex="bold"/>
    </style:style>
    <style:style style:name="T5" style:family="text" style:parent-style-name="Fonte_20_parág._20_padrão">
      <style:text-properties fo:font-size="8pt" fo:background-color="transparent" style:font-size-asian="8pt" style:font-name-complex="Times New Roman" style:font-size-complex="8pt"/>
    </style:style>
    <style:style style:name="T6" style:family="text" style:parent-style-name="Fonte_20_parág._20_padrão">
      <style:text-properties fo:font-size="8pt" fo:font-weight="normal" fo:background-color="transparent" style:font-name-asian="Times New Roman" style:font-size-asian="8pt" style:font-weight-asian="normal" style:font-name-complex="Times New Roman" style:font-size-complex="8pt" style:font-weight-complex="normal"/>
    </style:style>
    <style:style style:name="T7" style:family="text" style:parent-style-name="Fonte_20_parág._20_padrão">
      <style:text-properties style:text-position="super 63%" fo:font-size="8pt" fo:font-weight="normal" fo:background-color="transparent" style:font-name-asian="Times New Roman" style:font-size-asian="8pt" style:font-weight-asian="normal" style:font-name-complex="Times New Roman" style:font-size-complex="8pt" style:font-weight-complex="normal"/>
    </style:style>
    <style:style style:name="T8" style:family="text" style:parent-style-name="Fonte_20_parág._20_padrão">
      <style:text-properties fo:font-size="8pt" fo:background-color="transparent" style:font-size-asian="8pt" style:font-size-complex="8pt"/>
    </style:style>
    <style:style style:name="T9" style:family="text" style:parent-style-name="Fonte_20_parág._20_padrão">
      <style:text-properties style:font-name="Times New Roman" fo:font-size="8pt" fo:font-weight="normal" fo:background-color="transparent" style:font-name-asian="Times New Roman" style:font-size-asian="8pt" style:font-weight-asian="normal" style:font-name-complex="Times New Roman" style:font-size-complex="8pt" style:font-weight-complex="normal"/>
    </style:style>
    <style:style style:name="T10" style:family="text" style:parent-style-name="Fonte_20_parág._20_padrão">
      <style:text-properties style:text-position="super 63%" style:font-name="Times New Roman" fo:font-size="8pt" fo:font-weight="normal" fo:background-color="transparent" style:font-name-asian="Times New Roman" style:font-size-asian="8pt" style:font-weight-asian="normal" style:font-name-complex="Times New Roman" style:font-size-complex="8pt" style:font-weight-complex="normal"/>
    </style:style>
    <style:style style:name="T11" style:family="text" style:parent-style-name="Fonte_20_parág._20_padrão">
      <style:text-properties fo:color="#000000" fo:font-size="8pt" fo:font-weight="bold" fo:background-color="transparent" style:font-name-asian="Times New Roman" style:font-size-asian="8pt" style:font-weight-asian="bold" style:font-name-complex="Times New Roman" style:font-size-complex="8pt" style:font-weight-complex="bold"/>
    </style:style>
    <style:style style:name="T12" style:family="text" style:parent-style-name="Fonte_20_parág._20_padrão">
      <style:text-properties fo:color="#000000" style:text-position="super 63%" fo:font-size="8pt" fo:font-weight="bold" fo:background-color="transparent" style:font-name-asian="Times New Roman" style:font-size-asian="8pt" style:font-weight-asian="bold" style:font-name-complex="Times New Roman" style:font-size-complex="8pt" style:font-weight-complex="bold"/>
    </style:style>
    <style:style style:name="T13" style:family="text" style:parent-style-name="Fonte_20_parág._20_padrão">
      <style:text-properties fo:color="#000000" fo:font-size="8pt" fo:font-weight="normal" fo:background-color="transparent" style:font-name-asian="Times New Roman" style:font-size-asian="8pt" style:font-weight-asian="normal" style:font-name-complex="Times New Roman" style:font-size-complex="8pt" style:font-weight-complex="normal"/>
    </style:style>
    <style:style style:name="T14" style:family="text" style:parent-style-name="Fonte_20_parág._20_padrão">
      <style:text-properties fo:color="#000000" style:text-position="super 63%" fo:font-size="8pt" fo:font-weight="normal" fo:background-color="transparent" style:font-name-asian="Times New Roman" style:font-size-asian="8pt" style:font-weight-asian="normal" style:font-name-complex="Times New Roman" style:font-size-complex="8pt" style:font-weight-complex="normal"/>
    </style:style>
    <style:style style:name="T15" style:family="text" style:parent-style-name="Fonte_20_parág._20_padrão">
      <style:text-properties style:font-name="Times New Roman" fo:font-size="8pt" fo:background-color="transparent" style:font-size-asian="8pt" style:font-name-complex="Times New Roman" style:font-size-complex="8pt"/>
    </style:style>
    <style:style style:name="T16" style:family="text" style:parent-style-name="Fonte_20_parág._20_padrão">
      <style:text-properties style:text-position="0% 100%" fo:font-size="8pt" fo:font-weight="normal" fo:background-color="transparent" style:font-name-asian="Times New Roman" style:font-size-asian="8pt" style:font-weight-asian="normal" style:font-name-complex="Times New Roman" style:font-size-complex="8pt" style:font-weight-complex="normal"/>
    </style:style>
    <style:style style:name="T17" style:family="text" style:parent-style-name="Fonte_20_parág._20_padrão">
      <style:text-properties style:text-position="super 58%" fo:font-size="8pt" fo:font-weight="bold" fo:background-color="transparent" style:font-name-asian="Times New Roman" style:font-size-asian="8pt" style:font-weight-asian="bold" style:font-name-complex="Times New Roman" style:font-size-complex="8pt" style:font-weight-complex="bold"/>
    </style:style>
    <style:style style:name="T18" style:family="text" style:parent-style-name="Fonte_20_parág._20_padrão">
      <style:text-properties style:font-name="Times New Roman" fo:font-size="8pt" fo:background-color="transparent" style:font-name-asian="Times New Roman" style:font-size-asian="8pt" style:font-name-complex="Times New Roman" style:font-size-complex="8pt" style:font-weight-complex="bold"/>
    </style:style>
    <style:style style:name="T19" style:family="text" style:parent-style-name="Fonte_20_parág._20_padrão">
      <style:text-properties style:text-position="super 63%" style:font-name="Times New Roman" fo:font-size="8pt" fo:background-color="transparent" style:font-name-asian="Times New Roman" style:font-size-asian="8pt" style:font-name-complex="Times New Roman" style:font-size-complex="8pt" style:font-weight-complex="bold"/>
    </style:style>
    <style:style style:name="T20" style:family="text" style:parent-style-name="Fonte_20_parág._20_padrão">
      <style:text-properties fo:color="#000000" fo:font-size="8pt" fo:font-weight="bold" fo:background-color="transparent" style:font-size-asian="8pt" style:font-weight-asian="bold" style:font-size-complex="8pt" style:font-weight-complex="bold"/>
    </style:style>
    <style:style style:name="T21" style:family="text" style:parent-style-name="Fonte_20_parág._20_padrão">
      <style:text-properties fo:color="#000000" style:text-position="super 63%" fo:font-size="8pt" fo:font-weight="bold" fo:background-color="transparent" style:font-size-asian="8pt" style:font-weight-asian="bold" style:font-size-complex="8pt" style:font-weight-complex="bold"/>
    </style:style>
    <style:style style:name="T22" style:family="text" style:parent-style-name="Fonte_20_parág._20_padrão">
      <style:text-properties fo:font-size="8pt" style:text-underline-style="solid" style:text-underline-width="auto" style:text-underline-color="font-color" fo:background-color="transparent" style:font-name-asian="Times New Roman" style:font-size-asian="8pt" style:font-size-complex="8pt"/>
    </style:style>
    <style:style style:name="T23" style:family="text" style:parent-style-name="Fonte_20_parág._20_padrão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24" style:family="text" style:parent-style-name="Fonte_20_parág._20_padrão">
      <style:text-properties style:text-position="super 63%" fo:font-size="8pt" fo:font-weight="normal" fo:background-color="transparent" style:font-size-asian="8pt" style:font-weight-asian="normal" style:font-size-complex="8pt" style:font-weight-complex="normal"/>
    </style:style>
    <style:style style:name="T25" style:family="text" style:parent-style-name="Fonte_20_parág._20_padrão">
      <style:text-properties fo:font-size="8pt" style:text-underline-style="none" fo:background-color="transparent" style:font-size-asian="8pt" style:font-size-complex="8pt"/>
    </style:style>
    <style:style style:name="T26" style:family="text" style:parent-style-name="Fonte_20_parág._20_padrão">
      <style:text-properties style:font-name="Times New Roman" fo:font-size="8pt" fo:background-color="transparent" style:font-name-asian="Times New Roman" style:font-size-asian="8pt" style:language-asian="pt" style:country-asian="BR" style:font-name-complex="Times New Roman" style:font-size-complex="8pt"/>
    </style:style>
    <style:style style:name="T27" style:family="text" style:parent-style-name="Fonte_20_parág._20_padrão">
      <style:text-properties fo:color="#000000" fo:font-size="8pt" fo:font-weight="normal" fo:background-color="transparent" style:font-size-asian="8pt" style:font-weight-asian="normal" style:font-size-complex="8pt" style:font-weight-complex="normal"/>
    </style:style>
    <style:style style:name="T28" style:family="text" style:parent-style-name="Fonte_20_parág._20_padrão">
      <style:text-properties fo:color="#000000" style:text-position="super 63%" fo:font-size="8pt" fo:font-weight="normal" fo:background-color="transparent" style:font-size-asian="8pt" style:font-weight-asian="normal" style:font-size-complex="8pt" style:font-weight-complex="normal"/>
    </style:style>
    <style:style style:name="T29" style:family="text" style:parent-style-name="Fonte_20_parág._20_padrão">
      <style:text-properties fo:color="#000000" style:font-name="Times New Roman" fo:font-size="8pt" fo:background-color="transparent" style:font-size-asian="8pt" style:font-name-complex="Times New Roman" style:font-size-complex="8pt"/>
    </style:style>
    <style:style style:name="T30" style:family="text" style:parent-style-name="Fonte_20_parág._20_padrão">
      <style:text-properties fo:color="#000000" style:font-name="Times New Roman" fo:font-size="8pt" fo:font-weight="normal" fo:background-color="transparent" style:font-size-asian="8pt" style:font-weight-asian="normal" style:font-name-complex="Times New Roman" style:font-size-complex="8pt" style:font-weight-complex="normal"/>
    </style:style>
    <style:style style:name="T31" style:family="text" style:parent-style-name="Fonte_20_parág._20_padrão">
      <style:text-properties fo:color="#000000" style:text-position="super 63%" style:font-name="Times New Roman" fo:font-size="8pt" fo:font-weight="normal" fo:background-color="transparent" style:font-size-asian="8pt" style:font-weight-asian="normal" style:font-name-complex="Times New Roman" style:font-size-complex="8pt" style:font-weight-complex="normal"/>
    </style:style>
    <style:style style:name="T32" style:family="text" style:parent-style-name="Fonte_20_parág._20_padrão">
      <style:text-properties fo:color="#000000" style:text-position="0% 100%" fo:font-size="8pt" fo:font-weight="normal" fo:background-color="transparent" style:font-size-asian="8pt" style:font-weight-asian="normal" style:font-size-complex="8pt" style:font-weight-complex="normal"/>
    </style:style>
    <style:style style:name="T33" style:family="text" style:parent-style-name="Fonte_20_parág._20_padrão">
      <style:text-properties fo:color="#000000" style:text-position="super 58%" fo:font-size="8pt" fo:font-weight="normal" fo:background-color="transparent" style:font-size-asian="8pt" style:font-weight-asian="normal" style:font-size-complex="8pt" style:font-weight-complex="normal"/>
    </style:style>
    <style:style style:name="T34" style:family="text" style:parent-style-name="Fonte_20_parág._20_padrão">
      <style:text-properties fo:font-size="8pt" fo:font-weight="bold" fo:background-color="transparent" style:font-size-asian="8pt" style:font-weight-asian="bold" style:font-size-complex="8pt" style:font-weight-complex="bold"/>
    </style:style>
    <style:style style:name="T35" style:family="text" style:parent-style-name="Fonte_20_parág._20_padrão">
      <style:text-properties style:text-position="super 63%" fo:font-size="8pt" fo:font-weight="bold" fo:background-color="transparent" style:font-size-asian="8pt" style:font-weight-asian="bold" style:font-size-complex="8pt" style:font-weight-complex="bold"/>
    </style:style>
    <style:style style:name="T36" style:family="text" style:parent-style-name="Fonte_20_parág._20_padrão">
      <style:text-properties fo:color="#000000" fo:font-size="8pt" fo:background-color="transparent" style:font-size-asian="8pt" style:font-size-complex="8pt"/>
    </style:style>
    <style:style style:name="T37" style:family="text" style:parent-style-name="Fonte_20_parág._20_padrão">
      <style:text-properties fo:font-size="8pt" fo:font-weight="bold" style:font-size-asian="8pt" style:font-weight-asian="bold" style:font-size-complex="8pt" style:font-weight-complex="bold"/>
    </style:style>
    <style:style style:name="T38" style:family="text" style:parent-style-name="Fonte_20_parág._20_padrão">
      <style:text-properties style:text-position="super 63%" fo:font-size="8pt" fo:font-weight="bold" style:font-size-asian="8pt" style:font-weight-asian="bold" style:font-size-complex="8pt" style:font-weight-complex="bold"/>
    </style:style>
    <style:style style:name="T39" style:family="text" style:parent-style-name="Fonte_20_parág._20_padrão">
      <style:text-properties fo:font-size="8pt" style:font-size-asian="8pt" style:font-name-complex="Times New Roman" style:font-size-complex="8pt"/>
    </style:style>
    <style:style style:name="T40" style:family="text" style:parent-style-name="Fonte_20_parág._20_padrão">
      <style:text-properties fo:font-size="8pt" style:font-size-asian="8pt" style:font-size-complex="8pt"/>
    </style:style>
    <style:style style:name="T41" style:family="text" style:parent-style-name="Fonte_20_parág._20_padrão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42" style:family="text" style:parent-style-name="Fonte_20_parág._20_padrão">
      <style:text-properties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T43" style:family="text" style:parent-style-name="Fonte_20_parág._20_padrão">
      <style:text-properties fo:color="#000000" fo:font-size="8pt" style:font-size-asian="8pt" style:font-size-complex="8pt"/>
    </style:style>
    <style:style style:name="T44" style:family="text" style:parent-style-name="Fonte_20_parág._20_padrão">
      <style:text-properties fo:font-size="8pt" style:text-underline-style="solid" style:text-underline-width="auto" style:text-underline-color="font-color" fo:background-color="transparent" style:font-name-asian="Times New Roman" style:font-size-asian="8pt" style:font-size-complex="8pt"/>
    </style:style>
    <style:style style:name="T45" style:family="text" style:parent-style-name="Fonte_20_parág._20_padrão">
      <style:text-properties fo:color="#000000" style:text-position="super 63%" fo:font-size="8pt" fo:font-weight="bold" style:font-size-asian="8pt" style:font-weight-asian="bold" style:font-size-complex="8pt" style:font-weight-complex="bold"/>
    </style:style>
    <style:style style:name="T46" style:family="text" style:parent-style-name="Fonte_20_parág._20_padrão">
      <style:text-properties fo:color="#000000" style:font-name="Times New Roman" fo:font-size="8pt" fo:font-weight="bold" fo:background-color="transparent" style:font-size-asian="8pt" style:font-weight-asian="bold" style:font-name-complex="Times New Roman" style:font-size-complex="8pt" style:font-weight-complex="bold"/>
    </style:style>
    <style:style style:name="T47" style:family="text" style:parent-style-name="Fonte_20_parág._20_padrão">
      <style:text-properties fo:color="#000000" style:text-position="super 63%" style:font-name="Times New Roman" fo:font-size="8pt" fo:font-weight="bold" fo:background-color="transparent" style:font-size-asian="8pt" style:font-weight-asian="bold" style:font-name-complex="Times New Roman" style:font-size-complex="8pt" style:font-weight-complex="bold"/>
    </style:style>
    <style:style style:name="T48" style:family="text" style:parent-style-name="Fonte_20_parág._20_padrão">
      <style:text-properties fo:color="#000000" style:text-position="super 67%" fo:font-weight="bold" fo:background-color="transparent" style:font-weight-asian="bold" style:font-weight-complex="bold"/>
    </style:style>
    <style:style style:name="T49" style:family="text" style:parent-style-name="Fonte_20_parág._20_padrão">
      <style:text-properties fo:font-size="8pt" fo:background-color="transparent" style:font-name-asian="Times New Roman" style:font-size-asian="8pt" style:font-size-complex="8pt"/>
    </style:style>
    <style:style style:name="T50" style:family="text" style:parent-style-name="Fonte_20_parág._20_padrão">
      <style:text-properties fo:color="#000000" fo:font-size="8pt" style:text-underline-style="none" fo:background-color="transparent" style:font-size-asian="8pt" style:font-size-complex="8pt"/>
    </style:style>
    <style:style style:name="T51" style:family="text" style:parent-style-name="Fonte_20_parág._20_padrão">
      <style:text-properties fo:color="#000000" fo:font-size="8pt" fo:background-color="transparent" style:font-name-asian="Times New Roman" style:font-size-asian="8pt" style:font-size-complex="8pt"/>
    </style:style>
    <style:style style:name="T52" style:family="text" style:parent-style-name="Fonte_20_parág._20_padrão">
      <style:text-properties style:font-name="Times New Roman" fo:font-size="7pt" fo:background-color="transparent" style:font-size-asian="7pt" style:font-name-complex="Times New Roman" style:font-size-complex="7pt"/>
    </style:style>
    <style:style style:name="T53" style:family="text" style:parent-style-name="Fonte_20_parág._20_padrão">
      <style:text-properties fo:font-size="8pt" fo:background-color="transparent" style:font-size-asian="8pt" style:font-size-complex="8pt" style:font-weight-complex="bold"/>
    </style:style>
    <style:style style:name="T54" style:family="text" style:parent-style-name="Fonte_20_parág._20_padrão">
      <style:text-properties fo:font-size="8pt" fo:background-color="transparent" style:font-size-asian="8pt" style:font-name-complex="Times New Roman" style:font-size-complex="8pt" style:font-weight-complex="bold"/>
    </style:style>
    <style:style style:name="T55" style:family="text" style:parent-style-name="Fonte_20_parág._20_padrão">
      <style:text-properties fo:font-size="7.5pt" fo:background-color="transparent" style:font-size-asian="7.5pt" style:font-size-complex="7.5pt"/>
    </style:style>
    <style:style style:name="T56" style:family="text" style:parent-style-name="Fonte_20_parág._20_padrão">
      <style:text-properties fo:font-size="7.5pt" style:text-underline-style="none" fo:background-color="transparent" style:font-size-asian="7.5pt" style:font-size-complex="7.5pt"/>
    </style:style>
    <style:style style:name="T57" style:family="text" style:parent-style-name="Fonte_20_parág._20_padrão">
      <style:text-properties fo:color="#000000" style:text-position="0% 100%" fo:font-size="8pt" fo:font-weight="bold" fo:background-color="transparent" style:font-size-asian="8pt" style:font-weight-asian="bold" style:font-size-complex="8pt" style:font-weight-complex="bold"/>
    </style:style>
    <style:style style:name="T58" style:family="text" style:parent-style-name="Fonte_20_parág._20_padrão">
      <style:text-properties fo:color="#000000" style:text-position="super 58%" fo:font-size="8pt" fo:font-weight="bold" fo:background-color="transparent" style:font-size-asian="8pt" style:font-weight-asian="bold" style:font-size-complex="8pt" style:font-weight-complex="bold"/>
    </style:style>
    <style:style style:name="T59" style:family="text" style:parent-style-name="Fonte_20_parág._20_padrão">
      <style:text-properties fo:font-size="8pt" fo:font-weight="bold" fo:background-color="transparent" style:font-size-asian="8pt" style:font-weight-asian="bold" style:font-name-complex="Times New Roman" style:font-size-complex="8pt" style:font-weight-complex="bold"/>
    </style:style>
    <style:style style:name="T60" style:family="text" style:parent-style-name="Fonte_20_parág._20_padrão">
      <style:text-properties style:text-position="super 63%" fo:font-size="8pt" fo:font-weight="bold" fo:background-color="transparent" style:font-size-asian="8pt" style:font-weight-asian="bold" style:font-name-complex="Times New Roman" style:font-size-complex="8pt" style:font-weight-complex="bold"/>
    </style:style>
    <style:style style:name="T61" style:family="text">
      <style:text-properties fo:background-color="transparent"/>
    </style:style>
    <style:style style:name="T62" style:family="text" style:parent-style-name="Fonte_20_parág._20_padrão">
      <style:text-properties fo:color="#000000" fo:font-size="8pt" fo:font-weight="normal" style:font-size-asian="8pt" style:font-weight-asian="normal" style:font-size-complex="8pt" style:font-weight-complex="normal"/>
    </style:style>
    <style:style style:name="T63" style:family="text" style:parent-style-name="Fonte_20_parág._20_padrão">
      <style:text-properties fo:color="#000000" style:text-position="super 63%" fo:font-size="8pt" fo:font-weight="normal" style:font-size-asian="8pt" style:font-weight-asian="normal" style:font-size-complex="8pt" style:font-weight-complex="normal"/>
    </style:style>
    <style:style style:name="T64" style:family="text" style:parent-style-name="Fonte_20_parág._20_padrão">
      <style:text-properties fo:color="#000000" fo:font-size="8pt" fo:font-weight="bold" style:font-size-asian="8pt" style:font-weight-asian="bold" style:font-size-complex="8pt" style:font-weight-complex="bold"/>
    </style:style>
    <style:style style:name="T65" style:family="text" style:parent-style-name="Fonte_20_parág._20_padrão">
      <style:text-properties fo:color="#000000" style:font-name="Times New Roman" fo:font-size="8pt" style:font-size-asian="8pt" style:font-name-complex="Times New Roman" style:font-size-complex="8pt"/>
    </style:style>
    <style:style style:name="T66" style:family="text" style:parent-style-name="Fonte_20_parág._20_padrão">
      <style:text-properties fo:color="#000000" style:font-name="Times New Roman" fo:font-size="8pt" fo:font-weight="bold" style:font-size-asian="8pt" style:font-weight-asian="bold" style:font-name-complex="Times New Roman" style:font-size-complex="8pt" style:font-weight-complex="bold"/>
    </style:style>
    <style:style style:name="T67" style:family="text" style:parent-style-name="Fonte_20_parág._20_padrão">
      <style:text-properties fo:color="#000000" style:text-position="super 63%" style:font-name="Times New Roman" fo:font-size="8pt" fo:font-weight="bold" style:font-size-asian="8pt" style:font-weight-asian="bold" style:font-name-complex="Times New Roman" style:font-size-complex="8pt" style:font-weight-complex="bold"/>
    </style:style>
    <style:style style:name="T68" style:family="text">
      <style:text-properties style:font-name="Arial Narrow1" fo:font-size="9pt"/>
    </style:style>
    <style:style style:name="T69" style:family="text" style:parent-style-name="Fonte_20_parág._20_padrão">
      <style:text-properties style:font-name="Times New Roman" fo:font-size="8pt" style:font-name-asian="Times New Roman" style:font-size-asian="8pt" style:language-asian="pt" style:country-asian="BR" style:font-name-complex="Times New Roman" style:font-size-complex="8pt"/>
    </style:style>
    <style:style style:name="T70" style:family="text" style:parent-style-name="Fonte_20_parág._20_padrão">
      <style:text-properties style:use-window-font-color="true" fo:font-size="8pt" fo:background-color="transparent" style:font-size-asian="8pt" style:font-size-complex="8pt"/>
    </style:style>
    <style:style style:name="T71" style:family="text" style:parent-style-name="Fonte_20_parág._20_padrão">
      <style:text-properties style:use-window-font-color="true" fo:font-size="8pt" fo:font-weight="normal" fo:background-color="transparent" style:font-size-asian="8pt" style:font-weight-asian="normal" style:font-size-complex="8pt" style:font-weight-complex="normal"/>
    </style:style>
    <style:style style:name="T72" style:family="text" style:parent-style-name="Fonte_20_parág._20_padrão">
      <style:text-properties style:use-window-font-color="true" style:font-name="Times New Roman" fo:font-size="10pt" fo:background-color="transparent" style:font-name-asian="Times New Roman" style:font-size-asian="10pt" style:language-asian="pt" style:country-asian="BR" style:font-name-complex="Times New Roman" style:font-size-complex="10pt"/>
    </style:style>
    <style:style style:name="T73" style:family="text" style:parent-style-name="Fonte_20_parág._20_padrão">
      <style:text-properties style:use-window-font-color="true" fo:font-size="10pt" fo:background-color="transparent" style:font-size-asian="10pt" style:font-size-complex="10pt"/>
    </style:style>
    <style:style style:name="T74" style:family="text" style:parent-style-name="Fonte_20_parág._20_padrão">
      <style:text-properties fo:font-size="7pt" style:font-size-asian="7pt" style:font-size-complex="7pt"/>
    </style:style>
    <style:style style:name="T75" style:family="text" style:parent-style-name="Fonte_20_parág._20_padrão">
      <style:text-properties style:use-window-font-color="true" style:font-name="Times New Roman" fo:font-size="10pt" style:font-size-asian="10pt" style:font-name-complex="Times New Roman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STÉRIO DA EDUCAÇÃO/ SECRETARIA DE EDUCAÇÃO PROFISSIONAL E TECNOLÓGICA</text:p>
      <text:p text:style-name="P2">INSTITUTO FEDERAL DO NORTE DE MINAS GERAIS - CAMPUS JANUÁRIA </text:p>
      <text:p text:style-name="P2"><text:span text:style-name="T1">Matriz vigente do curso de Bacharelado em Agronomia</text:span></text:p>
      <text:p text:style-name="P3"><text:span text:style-name="T2">Matriz de migração das turmas ingressantes 1/2008 e 1/2009 para a matriz de turmas ingressantes em 2010 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H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H"/>
        <table:table-column table:style-name="Tabela1.S"/>
        <table:table-column table:style-name="Tabela1.T"/>
        <table:table-column table:style-name="Tabela1.U"/>
        <table:table-column table:style-name="Tabela1.H"/>
        <table:table-column table:style-name="Tabela1.W"/>
        <table:table-column table:style-name="Tabela1.X"/>
        <table:table-column table:style-name="Tabela1.Y"/>
        <table:table-column table:style-name="Tabela1.Z"/>
        <table:table-column table:style-name="Tabela1.a"/>
        <table:table-column table:style-name="Tabela1.b"/>
        <table:table-column table:style-name="Tabela1.L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column table:style-name="Tabela1.s"/>
        <table:table-column table:style-name="Tabela1.t"/>
        <table:table-column table:style-name="Tabela1.k"/>
        <table:table-column table:style-name="Tabela1.H"/>
        <table:table-column table:style-name="Tabela1.w"/>
        <table:table-column table:style-name="Tabela1.k"/>
        <table:table-column table:style-name="Tabela1.H"/>
        <table:table-row table:style-name="Tabela1.1">
          <table:table-cell table:style-name="Tabela1.A1" table:number-columns-spanned="11" office:value-type="string">
            <text:p text:style-name="P4">COMPONENTES CURRICULARES</text:p>
            <text:p text:style-name="P4">(Matriz atual – válida a partir de 1/2010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1" table:number-columns-spanned="17" office:value-type="string">
            <text:p text:style-name="P5">PRÉ-REQUISI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c1" table:number-columns-spanned="19" office:value-type="string">
            <text:p text:style-name="P5">EQUIVALÊNCIA COM A MATRIZ DA AGRONOMIA 2008 e 2009 E DISCIPLINAS DE OUTROS CURSOS DO IFNMG - JANUÁRIA</text:p>
            <text:p text:style-name="P5">(Matriz curricular AGRONOMIA 2008 <text:s/>– válida de 1/2008 a 2/2008)*</text:p>
            <text:p text:style-name="P5">(Matriz curricular AGRONOMIA 2009 <text:s/>– válida de 1/2009 a 2/2009)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5"/>
          </table:table-cell>
          <table:table-cell office:value-type="string">
            <text:p text:style-name="P6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A2" office:value-type="string">
            <text:p text:style-name="P5">Período</text:p>
          </table:table-cell>
          <table:table-cell table:style-name="Tabela1.B2" table:number-columns-spanned="3" office:value-type="string">
            <text:p text:style-name="P5">Código</text:p>
          </table:table-cell>
          <table:covered-table-cell/>
          <table:covered-table-cell/>
          <table:table-cell table:style-name="Tabela1.E2" office:value-type="string">
            <text:p text:style-name="P7">Denominação</text:p>
          </table:table-cell>
          <table:table-cell table:style-name="Tabela1.E2" table:number-columns-spanned="3" office:value-type="string">
            <text:p text:style-name="P8">CH h/a</text:p>
          </table:table-cell>
          <table:covered-table-cell/>
          <table:covered-table-cell/>
          <table:table-cell table:style-name="Tabela1.E2" table:number-columns-spanned="3" office:value-type="string">
            <text:p text:style-name="P9">CH hora</text:p>
          </table:table-cell>
          <table:covered-table-cell/>
          <table:covered-table-cell/>
          <table:table-cell table:style-name="Tabela1.L2" table:number-columns-spanned="4" office:value-type="string">
            <text:p text:style-name="P10">Período</text:p>
          </table:table-cell>
          <table:covered-table-cell/>
          <table:covered-table-cell/>
          <table:covered-table-cell/>
          <table:table-cell table:style-name="Tabela1.L2" table:number-columns-spanned="3" office:value-type="string">
            <text:p text:style-name="P11">Código</text:p>
          </table:table-cell>
          <table:covered-table-cell/>
          <table:covered-table-cell/>
          <table:table-cell table:style-name="Tabela1.S2" table:number-columns-spanned="2" office:value-type="string">
            <text:p text:style-name="P12">Denominação</text:p>
          </table:table-cell>
          <table:covered-table-cell/>
          <table:table-cell table:style-name="Tabela1.S2" table:number-columns-spanned="4" office:value-type="string">
            <text:p text:style-name="P13">CH h/a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13">CH hora</text:p>
          </table:table-cell>
          <table:covered-table-cell/>
          <table:covered-table-cell/>
          <table:covered-table-cell/>
          <table:table-cell table:style-name="Tabela1.c2" table:number-columns-spanned="3" office:value-type="string">
            <text:p text:style-name="P5">Código</text:p>
          </table:table-cell>
          <table:covered-table-cell/>
          <table:covered-table-cell/>
          <table:table-cell table:style-name="Tabela1.E2" table:number-columns-spanned="2" office:value-type="string">
            <text:p text:style-name="P7">Denominação</text:p>
          </table:table-cell>
          <table:covered-table-cell/>
          <table:table-cell table:style-name="Tabela1.c2" table:number-columns-spanned="5" office:value-type="string">
            <text:p text:style-name="P5">Período</text:p>
          </table:table-cell>
          <table:covered-table-cell/>
          <table:covered-table-cell/>
          <table:covered-table-cell/>
          <table:covered-table-cell/>
          <table:table-cell table:style-name="Tabela1.m2" table:number-columns-spanned="3" office:value-type="string">
            <text:p text:style-name="P5">curso</text:p>
          </table:table-cell>
          <table:covered-table-cell/>
          <table:covered-table-cell/>
          <table:table-cell table:style-name="Tabela1.B2" table:number-columns-spanned="4" office:value-type="string">
            <text:p text:style-name="P14">CH h/a</text:p>
          </table:table-cell>
          <table:covered-table-cell/>
          <table:covered-table-cell/>
          <table:covered-table-cell/>
          <table:table-cell table:style-name="Tabela1.B2" table:number-columns-spanned="2" office:value-type="string">
            <text:p text:style-name="P14">CH hora</text:p>
          </table:table-cell>
          <table:covered-table-cell/>
          <table:table-cell office:value-type="string">
            <text:p text:style-name="P14"/>
          </table:table-cell>
          <table:table-cell office:value-type="string">
            <text:p text:style-name="P15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c2" office:value-type="string">
            <text:p text:style-name="P16"><text:span text:style-name="T3">1</text:span><text:span text:style-name="T4">O</text:span></text:p>
          </table:table-cell>
          <table:table-cell table:style-name="Tabela1.m2" table:number-columns-spanned="3" office:value-type="string">
            <text:p text:style-name="P17"><text:span text:style-name="T5">JANBCAN001</text:span></text:p>
          </table:table-cell>
          <table:covered-table-cell/>
          <table:covered-table-cell/>
          <table:table-cell table:style-name="Tabela1.E2" office:value-type="string">
            <text:p text:style-name="P18">CITOLOGIA</text:p>
          </table:table-cell>
          <table:table-cell table:style-name="Tabela1.E2" table:number-columns-spanned="3" office:value-type="string">
            <text:p text:style-name="P18">60</text:p>
          </table:table-cell>
          <table:covered-table-cell/>
          <table:covered-table-cell/>
          <table:table-cell table:style-name="Tabela1.E2" table:number-columns-spanned="3" office:value-type="string">
            <text:p text:style-name="P18">50</text:p>
          </table:table-cell>
          <table:covered-table-cell/>
          <table:covered-table-cell/>
          <table:table-cell table:style-name="Tabela1.L2" table:number-columns-spanned="4" office:value-type="string">
            <text:p text:style-name="P5">--</text:p>
          </table:table-cell>
          <table:covered-table-cell/>
          <table:covered-table-cell/>
          <table:covered-table-cell/>
          <table:table-cell table:style-name="Tabela1.L2" table:number-columns-spanned="3" office:value-type="string">
            <text:p text:style-name="P18">--</text:p>
          </table:table-cell>
          <table:covered-table-cell/>
          <table:covered-table-cell/>
          <table:table-cell table:style-name="Tabela1.S2" table:number-columns-spanned="2" office:value-type="string">
            <text:p text:style-name="P18">--</text:p>
          </table:table-cell>
          <table:covered-table-cell/>
          <table:table-cell table:style-name="Tabela1.S2" table:number-columns-spanned="4" office:value-type="string">
            <text:p text:style-name="P18">--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18">--</text:p>
          </table:table-cell>
          <table:covered-table-cell/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.2"/>
              <table:table-column table:style-name="Tabela1.c3.3"/>
              <table:table-column table:style-name="Tabela1.c3.4"/>
              <table:table-column table:style-name="Tabela1.c3.5"/>
              <table:table-column table:style-name="Tabela1.c3.6"/>
              <table:table-column table:style-name="Tabela1.H"/>
              <table:table-column table:style-name="Tabela1.c3.8"/>
              <table:table-row table:style-name="Tabela1.1">
                <table:table-cell table:style-name="Tabela1.c2" office:value-type="string">
                  <text:p text:style-name="P19"><text:span text:style-name="T5">JANBCAN128</text:span></text:p>
                </table:table-cell>
                <table:table-cell table:style-name="Tabela1.E2" office:value-type="string">
                  <text:p text:style-name="P18">Biologia geral*</text:p>
                </table:table-cell>
                <table:table-cell table:style-name="Tabela1.c2" office:value-type="string">
                  <text:p text:style-name="P16"><text:span text:style-name="T6">1</text:span><text:span text:style-name="T7">O</text:span></text:p>
                </table:table-cell>
                <table:table-cell table:style-name="Tabela1.c2" office:value-type="string">
                  <text:p text:style-name="P20"><text:span text:style-name="T8">Agronomia</text:span></text:p>
                </table:table-cell>
                <table:table-cell table:style-name="Tabela1.A2" office:value-type="string">
                  <text:p text:style-name="P21">60</text:p>
                </table:table-cell>
                <table:table-cell table:style-name="Tabela1.B2" office:value-type="string">
                  <text:p text:style-name="P21">50</text:p>
                </table:table-cell>
                <table:table-cell office:value-type="string">
                  <text:p text:style-name="P21"/>
                </table:table-cell>
                <table:table-cell office:value-type="string">
                  <text:p text:style-name="P22"/>
                </table:table-cell>
              </table:table-row>
              <table:table-row table:style-name="Tabela1.1">
                <table:table-cell table:style-name="Tabela1.c2" office:value-type="string">
                  <text:p text:style-name="P23"><text:span text:style-name="T5">JANBCAN001</text:span></text:p>
                </table:table-cell>
                <table:table-cell table:style-name="Tabela1.E2" office:value-type="string">
                  <text:p text:style-name="P21">Citologia**</text:p>
                </table:table-cell>
                <table:table-cell table:style-name="Tabela1.c2" office:value-type="string">
                  <text:p text:style-name="P24"><text:span text:style-name="T6">1</text:span><text:span text:style-name="T7">O</text:span></text:p>
                </table:table-cell>
                <table:table-cell table:style-name="Tabela1.c2" office:value-type="string">
                  <text:p text:style-name="P20"><text:span text:style-name="T8">Agronomia</text:span></text:p>
                </table:table-cell>
                <table:table-cell table:style-name="Tabela1.A2" office:value-type="string">
                  <text:p text:style-name="P21">60</text:p>
                </table:table-cell>
                <table:table-cell table:style-name="Tabela1.B2" office:value-type="string">
                  <text:p text:style-name="P21">50</text:p>
                </table:table-cell>
                <table:table-cell office:value-type="string">
                  <text:p text:style-name="P21"/>
                </table:table-cell>
                <table:table-cell office:value-type="string">
                  <text:p text:style-name="P22"/>
                </table:table-cell>
              </table:table-row>
              <table:table-row table:style-name="Tabela1.1">
                <table:table-cell table:style-name="Tabela1.c2" office:value-type="string">
                  <text:p text:style-name="P25">JANBCEG007</text:p>
                </table:table-cell>
                <table:table-cell table:style-name="Tabela1.E2" office:value-type="string">
                  <text:p text:style-name="P25">Citologia</text:p>
                </table:table-cell>
                <table:table-cell table:style-name="Tabela1.c2" office:value-type="string">
                  <text:p text:style-name="P26"><text:span text:style-name="T9">1</text:span><text:span text:style-name="T10">O</text:span></text:p>
                </table:table-cell>
                <table:table-cell table:style-name="Tabela1.c2" office:value-type="string">
                  <text:p text:style-name="P25">EAA</text:p>
                </table:table-cell>
                <table:table-cell table:style-name="Tabela1.A2" office:value-type="string">
                  <text:p text:style-name="P27">60</text:p>
                </table:table-cell>
                <table:table-cell table:style-name="Tabela1.B2" office:value-type="string">
                  <text:p text:style-name="P28">50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  <table:table-row table:style-name="Tabela1.1">
                <table:table-cell table:style-name="Tabela1.c2" office:value-type="string">
                  <text:p text:style-name="P25">BIO246</text:p>
                </table:table-cell>
                <table:table-cell table:style-name="Tabela1.E2" office:value-type="string">
                  <text:p text:style-name="P25">Biologia Celular</text:p>
                </table:table-cell>
                <table:table-cell table:style-name="Tabela1.c2" office:value-type="string">
                  <text:p text:style-name="P25"/>
                </table:table-cell>
                <table:table-cell table:style-name="Tabela1.c2" office:value-type="string">
                  <text:p text:style-name="P25">Biologia</text:p>
                </table:table-cell>
                <table:table-cell table:style-name="Tabela1.A2" office:value-type="string">
                  <text:p text:style-name="P27">80</text:p>
                </table:table-cell>
                <table:table-cell table:style-name="Tabela1.B2" office:value-type="string">
                  <text:p text:style-name="P28">66,66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c2" office:value-type="string">
            <text:p text:style-name="P16"><text:span text:style-name="T11">1</text:span><text:span text:style-name="T12">O</text:span></text:p>
          </table:table-cell>
          <table:table-cell table:style-name="Tabela1.m2" table:number-columns-spanned="3" office:value-type="string">
            <text:p text:style-name="P17"><text:span text:style-name="T5">JANBCAN006</text:span></text:p>
          </table:table-cell>
          <table:covered-table-cell/>
          <table:covered-table-cell/>
          <table:table-cell table:style-name="Tabela1.E2" office:value-type="string">
            <text:p text:style-name="P30">CÁLCULO DIFERENCIAL E INTEGRAL I</text:p>
          </table:table-cell>
          <table:table-cell table:style-name="Tabela1.E2" table:number-columns-spanned="3" office:value-type="string">
            <text:p text:style-name="P30">80</text:p>
          </table:table-cell>
          <table:covered-table-cell/>
          <table:covered-table-cell/>
          <table:table-cell table:style-name="Tabela1.E2" table:number-columns-spanned="3" office:value-type="string">
            <text:p text:style-name="P30">66,66</text:p>
          </table:table-cell>
          <table:covered-table-cell/>
          <table:covered-table-cell/>
          <table:table-cell table:style-name="Tabela1.L2" table:number-columns-spanned="4" office:value-type="string">
            <text:p text:style-name="P31">--</text:p>
          </table:table-cell>
          <table:covered-table-cell/>
          <table:covered-table-cell/>
          <table:covered-table-cell/>
          <table:table-cell table:style-name="Tabela1.L2" table:number-columns-spanned="3" office:value-type="string">
            <text:p text:style-name="P31">--</text:p>
          </table:table-cell>
          <table:covered-table-cell/>
          <table:covered-table-cell/>
          <table:table-cell table:style-name="Tabela1.S2" table:number-columns-spanned="2" office:value-type="string">
            <text:p text:style-name="P31">--</text:p>
          </table:table-cell>
          <table:covered-table-cell/>
          <table:table-cell table:style-name="Tabela1.S2" table:number-columns-spanned="4" office:value-type="string">
            <text:p text:style-name="P31">--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31">--</text:p>
          </table:table-cell>
          <table:covered-table-cell/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.2"/>
              <table:table-column table:style-name="Tabela1.c3.3"/>
              <table:table-column table:style-name="Tabela1.c3.4"/>
              <table:table-column table:style-name="Tabela1.c3.5"/>
              <table:table-column table:style-name="Tabela1.c3.6"/>
              <table:table-column table:style-name="Tabela1.H"/>
              <table:table-column table:style-name="Tabela1.c3.8"/>
              <table:table-row table:style-name="Tabela1.1">
                <table:table-cell table:style-name="Tabela1.c4.1.1" office:value-type="string">
                  <text:p text:style-name="P32"/>
                  <text:p text:style-name="P17"><text:span text:style-name="T5">JANBCAN110</text:span></text:p>
                </table:table-cell>
                <table:table-cell table:style-name="Tabela1.c4.2.1" office:value-type="string">
                  <text:p text:style-name="P30"/>
                  <text:p text:style-name="P30">Cálculo I*/**</text:p>
                </table:table-cell>
                <table:table-cell table:style-name="Tabela1.c4.1.1" office:value-type="string">
                  <text:p text:style-name="P16"><text:span text:style-name="T13">1</text:span><text:span text:style-name="T14">O</text:span></text:p>
                </table:table-cell>
                <table:table-cell table:style-name="Tabela1.c4.1.1" office:value-type="string">
                  <text:p text:style-name="P33"><text:span text:style-name="T8">Agronomia</text:span></text:p>
                </table:table-cell>
                <table:table-cell table:style-name="Tabela1.c4.1.1" office:value-type="string">
                  <text:p text:style-name="P34">60</text:p>
                </table:table-cell>
                <table:table-cell table:style-name="Tabela1.c4.6.1" office:value-type="string">
                  <text:p text:style-name="P34">50</text:p>
                </table:table-cell>
                <table:table-cell table:style-name="Tabela1.c4.7.1" office:value-type="string">
                  <text:p text:style-name="P34"/>
                </table:table-cell>
                <table:table-cell table:style-name="Tabela1.c4.7.1" office:value-type="string">
                  <text:p text:style-name="P35"/>
                </table:table-cell>
              </table:table-row>
              <table:table-row table:style-name="Tabela1.1">
                <table:table-cell table:style-name="Tabela1.c2" office:value-type="string">
                  <text:p text:style-name="P25">MAT211</text:p>
                </table:table-cell>
                <table:table-cell table:style-name="Tabela1.c4.2.2" office:value-type="string">
                  <text:p text:style-name="P25">Cálculo Dif. e Integral I</text:p>
                </table:table-cell>
                <table:table-cell table:style-name="Tabela1.c2" office:value-type="string">
                  <text:p text:style-name="P25"/>
                </table:table-cell>
                <table:table-cell table:style-name="Tabela1.c2" office:value-type="string">
                  <text:p text:style-name="P25">Física</text:p>
                </table:table-cell>
                <table:table-cell table:style-name="Tabela1.c2" office:value-type="string">
                  <text:p text:style-name="P27">120</text:p>
                </table:table-cell>
                <table:table-cell table:style-name="Tabela1.m2" office:value-type="string">
                  <text:p text:style-name="P28">99,99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  <table:table-row table:style-name="Tabela1.1">
                <table:table-cell table:style-name="Tabela1.c2" office:value-type="string">
                  <text:p text:style-name="P25">MAT240</text:p>
                </table:table-cell>
                <table:table-cell table:style-name="Tabela1.c4.2.2" office:value-type="string">
                  <text:p text:style-name="P25">Cálculo Dif. e Integral I</text:p>
                </table:table-cell>
                <table:table-cell table:style-name="Tabela1.c2" office:value-type="string">
                  <text:p text:style-name="P25"/>
                </table:table-cell>
                <table:table-cell table:style-name="Tabela1.c2" office:value-type="string">
                  <text:p text:style-name="P25">Matemática</text:p>
                </table:table-cell>
                <table:table-cell table:style-name="Tabela1.c2" office:value-type="string">
                  <text:p text:style-name="P27">80</text:p>
                </table:table-cell>
                <table:table-cell table:style-name="Tabela1.m2" office:value-type="string">
                  <text:p text:style-name="P28">66,66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  <table:table-row table:style-name="Tabela1.1">
                <table:table-cell table:style-name="Tabela1.c2" office:value-type="string">
                  <text:p text:style-name="P36"><text:span text:style-name="T15">JANBCEG003</text:span></text:p>
                </table:table-cell>
                <table:table-cell table:style-name="Tabela1.E2" office:value-type="string">
                  <text:p text:style-name="P25">Cálculo Dif. e Integral I</text:p>
                </table:table-cell>
                <table:table-cell table:style-name="Tabela1.c2" office:value-type="string">
                  <text:p text:style-name="P25"/>
                </table:table-cell>
                <table:table-cell table:style-name="Tabela1.c2" office:value-type="string">
                  <text:p text:style-name="P25">EAA</text:p>
                </table:table-cell>
                <table:table-cell table:style-name="Tabela1.c2" office:value-type="string">
                  <text:p text:style-name="P27">80</text:p>
                </table:table-cell>
                <table:table-cell table:style-name="Tabela1.m2" office:value-type="string">
                  <text:p text:style-name="P28">66,66</text:p>
                </table:table-cell>
                <table:table-cell table:style-name="Tabela1.c4.7.4" table:number-columns-spanned="2" office:value-type="string">
                  <text:p text:style-name="P30"/>
                </table:table-cell>
                <table:covered-table-cell/>
              </table:table-row>
              <table:table-row table:style-name="Tabela1.1">
                <table:table-cell table:style-name="Tabela1.c2" office:value-type="string">
                  <text:p text:style-name="P25">TADS6</text:p>
                </table:table-cell>
                <table:table-cell table:style-name="Tabela1.c4.2.2" office:value-type="string">
                  <text:p text:style-name="P25">Cálculo Dif. e Integral I</text:p>
                </table:table-cell>
                <table:table-cell table:style-name="Tabela1.c2" office:value-type="string">
                  <text:p text:style-name="P25"/>
                </table:table-cell>
                <table:table-cell table:style-name="Tabela1.c2" office:value-type="string">
                  <text:p text:style-name="P25">TADS</text:p>
                </table:table-cell>
                <table:table-cell table:style-name="Tabela1.c2" office:value-type="string">
                  <text:p text:style-name="P27">80</text:p>
                </table:table-cell>
                <table:table-cell table:style-name="Tabela1.m2" office:value-type="string">
                  <text:p text:style-name="P28">66,66</text:p>
                </table:table-cell>
                <table:table-cell table:style-name="Tabela1.c4.7.4" table:number-columns-spanned="2" office:value-type="string">
                  <text:p text:style-name="P37"/>
                </table:table-cell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c2" office:value-type="string">
            <text:p text:style-name="P16"><text:span text:style-name="T11">1</text:span><text:span text:style-name="T12">O</text:span></text:p>
          </table:table-cell>
          <table:table-cell table:style-name="Tabela1.m2" table:number-columns-spanned="3" office:value-type="string">
            <text:p text:style-name="P17"><text:span text:style-name="T5">JANBCAN005</text:span></text:p>
          </table:table-cell>
          <table:covered-table-cell/>
          <table:covered-table-cell/>
          <table:table-cell table:style-name="Tabela1.E2" office:value-type="string">
            <text:p text:style-name="P30"/>
            <text:p text:style-name="P30">MATEMÁTICA ELEMENTAR</text:p>
          </table:table-cell>
          <table:table-cell table:style-name="Tabela1.E2" table:number-columns-spanned="3" office:value-type="string">
            <text:p text:style-name="P30">60</text:p>
          </table:table-cell>
          <table:covered-table-cell/>
          <table:covered-table-cell/>
          <table:table-cell table:style-name="Tabela1.E2" table:number-columns-spanned="3" office:value-type="string">
            <text:p text:style-name="P30">50</text:p>
          </table:table-cell>
          <table:covered-table-cell/>
          <table:covered-table-cell/>
          <table:table-cell table:style-name="Tabela1.L2" table:number-columns-spanned="4" office:value-type="string">
            <text:p text:style-name="P30">--</text:p>
          </table:table-cell>
          <table:covered-table-cell/>
          <table:covered-table-cell/>
          <table:covered-table-cell/>
          <table:table-cell table:style-name="Tabela1.L2" table:number-columns-spanned="3" office:value-type="string">
            <text:p text:style-name="P30">--</text:p>
          </table:table-cell>
          <table:covered-table-cell/>
          <table:covered-table-cell/>
          <table:table-cell table:style-name="Tabela1.S2" table:number-columns-spanned="2" office:value-type="string">
            <text:p text:style-name="P30">--</text:p>
          </table:table-cell>
          <table:covered-table-cell/>
          <table:table-cell table:style-name="Tabela1.S2" table:number-columns-spanned="4" office:value-type="string">
            <text:p text:style-name="P30">--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30">--</text:p>
          </table:table-cell>
          <table:covered-table-cell/>
          <table:covered-table-cell/>
          <table:covered-table-cell/>
          <table:table-cell table:style-name="Tabela1.c2" table:number-columns-spanned="3" office:value-type="string">
            <text:p text:style-name="P30">--</text:p>
          </table:table-cell>
          <table:covered-table-cell/>
          <table:covered-table-cell/>
          <table:table-cell table:style-name="Tabela1.E2" table:number-columns-spanned="2" office:value-type="string">
            <text:p text:style-name="P30">Sem equivalência</text:p>
          </table:table-cell>
          <table:covered-table-cell/>
          <table:table-cell table:style-name="Tabela1.c2" table:number-columns-spanned="5" office:value-type="string">
            <text:p text:style-name="P38">--</text:p>
          </table:table-cell>
          <table:covered-table-cell/>
          <table:covered-table-cell/>
          <table:covered-table-cell/>
          <table:covered-table-cell/>
          <table:table-cell table:style-name="Tabela1.c2" table:number-columns-spanned="3" office:value-type="string">
            <text:p text:style-name="P30">--</text:p>
          </table:table-cell>
          <table:covered-table-cell/>
          <table:covered-table-cell/>
          <table:table-cell table:style-name="Tabela1.c2" table:number-columns-spanned="4" office:value-type="string">
            <text:p text:style-name="P34">--</text:p>
          </table:table-cell>
          <table:covered-table-cell/>
          <table:covered-table-cell/>
          <table:covered-table-cell/>
          <table:table-cell table:style-name="Tabela1.m2" table:number-columns-spanned="2" office:value-type="string">
            <text:p text:style-name="P34">--</text:p>
          </table:table-cell>
          <table:covered-table-cell/>
          <table:table-cell office:value-type="string">
            <text:p text:style-name="P34"/>
          </table:table-cell>
          <table:table-cell office:value-type="string">
            <text:p text:style-name="P35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B2" office:value-type="string">
            <text:p text:style-name="P16"><text:span text:style-name="T6">1</text:span><text:span text:style-name="T7">O</text:span></text:p>
          </table:table-cell>
          <table:table-cell table:style-name="Tabela1.B2" table:number-columns-spanned="3" office:value-type="string">
            <text:p text:style-name="P17"><text:span text:style-name="T5">JANBCAN003</text:span></text:p>
          </table:table-cell>
          <table:covered-table-cell/>
          <table:covered-table-cell/>
          <table:table-cell table:style-name="Tabela1.c1" office:value-type="string">
            <text:p text:style-name="P18"/>
            <text:p text:style-name="P18">INTRODUÇÃO À INFORMÁTICA</text:p>
          </table:table-cell>
          <table:table-cell table:style-name="Tabela1.c1" table:number-columns-spanned="3" office:value-type="string">
            <text:p text:style-name="P18"/>
            <text:p text:style-name="P18">40</text:p>
          </table:table-cell>
          <table:covered-table-cell/>
          <table:covered-table-cell/>
          <table:table-cell table:style-name="Tabela1.c1" table:number-columns-spanned="3" office:value-type="string">
            <text:p text:style-name="P18"/>
            <text:p text:style-name="P18">33,33</text:p>
          </table:table-cell>
          <table:covered-table-cell/>
          <table:covered-table-cell/>
          <table:table-cell table:style-name="Tabela1.L6" table:number-columns-spanned="4" office:value-type="string">
            <text:p text:style-name="P39">--</text:p>
          </table:table-cell>
          <table:covered-table-cell/>
          <table:covered-table-cell/>
          <table:covered-table-cell/>
          <table:table-cell table:style-name="Tabela1.L6" table:number-columns-spanned="3" office:value-type="string">
            <text:p text:style-name="P39">--</text:p>
          </table:table-cell>
          <table:covered-table-cell/>
          <table:covered-table-cell/>
          <table:table-cell table:style-name="Tabela1.L1" table:number-columns-spanned="2" office:value-type="string">
            <text:p text:style-name="P39">--</text:p>
          </table:table-cell>
          <table:covered-table-cell/>
          <table:table-cell table:style-name="Tabela1.L1" table:number-columns-spanned="4" office:value-type="string">
            <text:p text:style-name="P31">--</text:p>
          </table:table-cell>
          <table:covered-table-cell/>
          <table:covered-table-cell/>
          <table:covered-table-cell/>
          <table:table-cell table:style-name="Tabela1.L1" table:number-columns-spanned="4" office:value-type="string">
            <text:p text:style-name="P31">--</text:p>
          </table:table-cell>
          <table:covered-table-cell/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.2"/>
              <table:table-column table:style-name="Tabela1.c3.3"/>
              <table:table-column table:style-name="Tabela1.c3.4"/>
              <table:table-column table:style-name="Tabela1.c3.5"/>
              <table:table-column table:style-name="Tabela1.c3.6"/>
              <table:table-column table:style-name="Tabela1.H"/>
              <table:table-column table:style-name="Tabela1.c3.8"/>
              <table:table-row table:style-name="Tabela1.c6.1">
                <table:table-cell table:style-name="Tabela1.B2" office:value-type="string">
                  <text:p text:style-name="P17"><text:span text:style-name="T5">JANBCAN127</text:span></text:p>
                </table:table-cell>
                <table:table-cell table:style-name="Tabela1.c1" office:value-type="string">
                  <text:p text:style-name="P40">Informática ou informática básica**</text:p>
                </table:table-cell>
                <table:table-cell table:style-name="Tabela1.B2" office:value-type="string">
                  <text:p text:style-name="P16"><text:span text:style-name="T4"/></text:p>
                  <text:p text:style-name="P16"><text:span text:style-name="T16">1</text:span><text:span text:style-name="T17">O</text:span></text:p>
                  <text:p text:style-name="P16"><text:span text:style-name="T4"/></text:p>
                </table:table-cell>
                <table:table-cell table:style-name="Tabela1.B2" office:value-type="string">
                  <text:p text:style-name="P18">Agronomia</text:p>
                </table:table-cell>
                <table:table-cell table:style-name="Tabela1.B2" office:value-type="string">
                  <text:p text:style-name="P21">40</text:p>
                </table:table-cell>
                <table:table-cell table:style-name="Tabela1.B2" office:value-type="string">
                  <text:p text:style-name="P21">33,33</text:p>
                </table:table-cell>
                <table:table-cell office:value-type="string">
                  <text:p text:style-name="P21"/>
                </table:table-cell>
                <table:table-cell office:value-type="string">
                  <text:p text:style-name="P22"/>
                </table:table-cell>
              </table:table-row>
              <table:table-row table:style-name="Tabela1.1">
                <table:table-cell table:style-name="Tabela1.B2" office:value-type="string">
                  <text:p text:style-name="P41">BAD01</text:p>
                </table:table-cell>
                <table:table-cell table:style-name="Tabela1.c1" office:value-type="string">
                  <text:p text:style-name="P25">Introdução à Informática</text:p>
                </table:table-cell>
                <table:table-cell table:style-name="Tabela1.B2" office:value-type="string">
                  <text:p text:style-name="P25"/>
                </table:table-cell>
                <table:table-cell table:style-name="Tabela1.B2" office:value-type="string">
                  <text:p text:style-name="P25">Administração</text:p>
                </table:table-cell>
                <table:table-cell table:style-name="Tabela1.B2" office:value-type="string">
                  <text:p text:style-name="P28">40</text:p>
                </table:table-cell>
                <table:table-cell table:style-name="Tabela1.B2" office:value-type="string">
                  <text:p text:style-name="P28">33,33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  <table:table-row table:style-name="Tabela1.1">
                <table:table-cell table:style-name="Tabela1.B2" office:value-type="string">
                  <text:p text:style-name="P41">JANBCEG002</text:p>
                </table:table-cell>
                <table:table-cell table:style-name="Tabela1.c6.2.3" office:value-type="string">
                  <text:p text:style-name="P25">Introdução à Informática</text:p>
                </table:table-cell>
                <table:table-cell table:style-name="Tabela1.B2" office:value-type="string">
                  <text:p text:style-name="P26"><text:span text:style-name="T18">1</text:span><text:span text:style-name="T19">O</text:span></text:p>
                </table:table-cell>
                <table:table-cell table:style-name="Tabela1.B2" office:value-type="string">
                  <text:p text:style-name="P25">EAA</text:p>
                </table:table-cell>
                <table:table-cell table:style-name="Tabela1.B2" office:value-type="string">
                  <text:p text:style-name="P28">40</text:p>
                </table:table-cell>
                <table:table-cell table:style-name="Tabela1.B2" office:value-type="string">
                  <text:p text:style-name="P28">33,33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  <table:table-row table:style-name="Tabela1.1">
                <table:table-cell table:style-name="Tabela1.B2" office:value-type="string">
                  <text:p text:style-name="P41">INF230</text:p>
                </table:table-cell>
                <table:table-cell table:style-name="Tabela1.c6.2.3" office:value-type="string">
                  <text:p text:style-name="P25">Introdução à Informática</text:p>
                </table:table-cell>
                <table:table-cell table:style-name="Tabela1.B2" office:value-type="string">
                  <text:p text:style-name="P25"/>
                </table:table-cell>
                <table:table-cell table:style-name="Tabela1.B2" office:value-type="string">
                  <text:p text:style-name="P25">Biologia</text:p>
                </table:table-cell>
                <table:table-cell table:style-name="Tabela1.B2" office:value-type="string">
                  <text:p text:style-name="P28">40</text:p>
                </table:table-cell>
                <table:table-cell table:style-name="Tabela1.B2" office:value-type="string">
                  <text:p text:style-name="P28">33,33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  <table:table-row table:style-name="Tabela1.1">
                <table:table-cell table:style-name="Tabela1.B2" office:value-type="string">
                  <text:p text:style-name="P41">INF230</text:p>
                </table:table-cell>
                <table:table-cell table:style-name="Tabela1.c6.2.3" office:value-type="string">
                  <text:p text:style-name="P25">Introdução à Informática</text:p>
                </table:table-cell>
                <table:table-cell table:style-name="Tabela1.B2" office:value-type="string">
                  <text:p text:style-name="P25"/>
                </table:table-cell>
                <table:table-cell table:style-name="Tabela1.B2" office:value-type="string">
                  <text:p text:style-name="P25">Física</text:p>
                </table:table-cell>
                <table:table-cell table:style-name="Tabela1.B2" office:value-type="string">
                  <text:p text:style-name="P28">40</text:p>
                </table:table-cell>
                <table:table-cell table:style-name="Tabela1.B2" office:value-type="string">
                  <text:p text:style-name="P28">33,33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B2" office:value-type="string">
            <text:p text:style-name="P16"><text:span text:style-name="T3">1</text:span><text:span text:style-name="T4">O</text:span></text:p>
          </table:table-cell>
          <table:table-cell table:style-name="Tabela1.B2" table:number-columns-spanned="3" office:value-type="string">
            <text:p text:style-name="P17"><text:span text:style-name="T5">JANBCAN002</text:span></text:p>
          </table:table-cell>
          <table:covered-table-cell/>
          <table:covered-table-cell/>
          <table:table-cell table:style-name="Tabela1.c1" office:value-type="string">
            <text:p text:style-name="P18">INTRODUÇÃO À ENGENHARIA AGRONÔMICA</text:p>
          </table:table-cell>
          <table:table-cell table:style-name="Tabela1.c1" table:number-columns-spanned="3" office:value-type="string">
            <text:p text:style-name="P18">40</text:p>
          </table:table-cell>
          <table:covered-table-cell/>
          <table:covered-table-cell/>
          <table:table-cell table:style-name="Tabela1.c1" table:number-columns-spanned="3" office:value-type="string">
            <text:p text:style-name="P18">33,33</text:p>
          </table:table-cell>
          <table:covered-table-cell/>
          <table:covered-table-cell/>
          <table:table-cell table:style-name="Tabela1.L6" table:number-columns-spanned="4" office:value-type="string">
            <text:p text:style-name="P5">--</text:p>
          </table:table-cell>
          <table:covered-table-cell/>
          <table:covered-table-cell/>
          <table:covered-table-cell/>
          <table:table-cell table:style-name="Tabela1.L6" table:number-columns-spanned="3" office:value-type="string">
            <text:p text:style-name="P18">--</text:p>
          </table:table-cell>
          <table:covered-table-cell/>
          <table:covered-table-cell/>
          <table:table-cell table:style-name="Tabela1.L1" table:number-columns-spanned="2" office:value-type="string">
            <text:p text:style-name="P18">--</text:p>
          </table:table-cell>
          <table:covered-table-cell/>
          <table:table-cell table:style-name="Tabela1.L1" table:number-columns-spanned="4" office:value-type="string">
            <text:p text:style-name="P18">--</text:p>
          </table:table-cell>
          <table:covered-table-cell/>
          <table:covered-table-cell/>
          <table:covered-table-cell/>
          <table:table-cell table:style-name="Tabela1.L1" table:number-columns-spanned="4" office:value-type="string">
            <text:p text:style-name="P18">--</text:p>
          </table:table-cell>
          <table:covered-table-cell/>
          <table:covered-table-cell/>
          <table:covered-table-cell/>
          <table:table-cell table:style-name="Tabela1.B2" table:number-columns-spanned="3" office:value-type="string">
            <text:p text:style-name="P17"><text:span text:style-name="T5">JANBCAN126</text:span></text:p>
          </table:table-cell>
          <table:covered-table-cell/>
          <table:covered-table-cell/>
          <table:table-cell table:style-name="Tabela1.c1" table:number-columns-spanned="2" office:value-type="string">
            <text:p text:style-name="P18">Introdução à agronomia*/**</text:p>
          </table:table-cell>
          <table:covered-table-cell/>
          <table:table-cell table:style-name="Tabela1.B2" table:number-columns-spanned="5" office:value-type="string">
            <text:p text:style-name="P16"><text:span text:style-name="T6">1</text:span><text:span text:style-name="T7">O</text:span></text:p>
          </table:table-cell>
          <table:covered-table-cell/>
          <table:covered-table-cell/>
          <table:covered-table-cell/>
          <table:covered-table-cell/>
          <table:table-cell table:style-name="Tabela1.B2" table:number-columns-spanned="3" office:value-type="string">
            <text:p text:style-name="P20"><text:span text:style-name="T8">Agronomia</text:span></text:p>
          </table:table-cell>
          <table:covered-table-cell/>
          <table:covered-table-cell/>
          <table:table-cell table:style-name="Tabela1.B2" table:number-columns-spanned="4" office:value-type="string">
            <text:p text:style-name="P21">40</text:p>
          </table:table-cell>
          <table:covered-table-cell/>
          <table:covered-table-cell/>
          <table:covered-table-cell/>
          <table:table-cell table:style-name="Tabela1.B2" table:number-columns-spanned="2" office:value-type="string">
            <text:p text:style-name="P21">33,33</text:p>
          </table:table-cell>
          <table:covered-table-cell/>
          <table:table-cell office:value-type="string">
            <text:p text:style-name="P21"/>
          </table:table-cell>
          <table:table-cell office:value-type="string">
            <text:p text:style-name="P22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B2" office:value-type="string">
            <text:p text:style-name="P16"><text:span text:style-name="T6">1</text:span><text:span text:style-name="T7">O</text:span></text:p>
          </table:table-cell>
          <table:table-cell table:style-name="Tabela1.B2" table:number-columns-spanned="3" office:value-type="string">
            <text:p text:style-name="P41">JANBCAN004</text:p>
          </table:table-cell>
          <table:covered-table-cell/>
          <table:covered-table-cell/>
          <table:table-cell table:style-name="Tabela1.c1" office:value-type="string">
            <text:p text:style-name="P18">PORTUGUÊS INSTRUMENTAL</text:p>
          </table:table-cell>
          <table:table-cell table:style-name="Tabela1.c1" table:number-columns-spanned="3" office:value-type="string">
            <text:p text:style-name="P18">40</text:p>
          </table:table-cell>
          <table:covered-table-cell/>
          <table:covered-table-cell/>
          <table:table-cell table:style-name="Tabela1.c1" table:number-columns-spanned="3" office:value-type="string">
            <text:p text:style-name="P18">33,33</text:p>
          </table:table-cell>
          <table:covered-table-cell/>
          <table:covered-table-cell/>
          <table:table-cell table:style-name="Tabela1.L6" table:number-columns-spanned="4" office:value-type="string">
            <text:p text:style-name="P18">--</text:p>
          </table:table-cell>
          <table:covered-table-cell/>
          <table:covered-table-cell/>
          <table:covered-table-cell/>
          <table:table-cell table:style-name="Tabela1.L6" table:number-columns-spanned="3" office:value-type="string">
            <text:p text:style-name="P18">--</text:p>
          </table:table-cell>
          <table:covered-table-cell/>
          <table:covered-table-cell/>
          <table:table-cell table:style-name="Tabela1.L1" table:number-columns-spanned="2" office:value-type="string">
            <text:p text:style-name="P18">--</text:p>
          </table:table-cell>
          <table:covered-table-cell/>
          <table:table-cell table:style-name="Tabela1.L1" table:number-columns-spanned="4" office:value-type="string">
            <text:p text:style-name="P18">--</text:p>
          </table:table-cell>
          <table:covered-table-cell/>
          <table:covered-table-cell/>
          <table:covered-table-cell/>
          <table:table-cell table:style-name="Tabela1.L1" table:number-columns-spanned="4" office:value-type="string">
            <text:p text:style-name="P18">--</text:p>
          </table:table-cell>
          <table:covered-table-cell/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.2"/>
              <table:table-column table:style-name="Tabela1.c3.3"/>
              <table:table-column table:style-name="Tabela1.c3.4"/>
              <table:table-column table:style-name="Tabela1.c3.5"/>
              <table:table-column table:style-name="Tabela1.c3.6"/>
              <table:table-column table:style-name="Tabela1.H"/>
              <table:table-column table:style-name="Tabela1.c3.8"/>
              <table:table-row table:style-name="Tabela1.1">
                <table:table-cell table:style-name="Tabela1.B2" office:value-type="string">
                  <text:p text:style-name="P17"><text:span text:style-name="T5">JANBCAN113</text:span></text:p>
                </table:table-cell>
                <table:table-cell table:style-name="Tabela1.c1" office:value-type="string">
                  <text:p text:style-name="P18">Português*/**</text:p>
                </table:table-cell>
                <table:table-cell table:style-name="Tabela1.B2" office:value-type="string">
                  <text:p text:style-name="P16"><text:span text:style-name="T6">1</text:span><text:span text:style-name="T7">O</text:span></text:p>
                </table:table-cell>
                <table:table-cell table:style-name="Tabela1.B2" office:value-type="string">
                  <text:p text:style-name="P20"><text:span text:style-name="T8">Agronomia</text:span></text:p>
                </table:table-cell>
                <table:table-cell table:style-name="Tabela1.B2" office:value-type="string">
                  <text:p text:style-name="P21">40</text:p>
                </table:table-cell>
                <table:table-cell table:style-name="Tabela1.B2" office:value-type="string">
                  <text:p text:style-name="P21">33,33</text:p>
                </table:table-cell>
                <table:table-cell office:value-type="string">
                  <text:p text:style-name="P21"/>
                </table:table-cell>
                <table:table-cell office:value-type="string">
                  <text:p text:style-name="P22"/>
                </table:table-cell>
              </table:table-row>
              <table:table-row table:style-name="Tabela1.1">
                <table:table-cell table:style-name="Tabela1.B2" office:value-type="string">
                  <text:p text:style-name="P41">TADS11</text:p>
                </table:table-cell>
                <table:table-cell table:style-name="Tabela1.c1" office:value-type="string">
                  <text:p text:style-name="P25">Língua Portuguesa Aplicada</text:p>
                </table:table-cell>
                <table:table-cell table:style-name="Tabela1.B2" office:value-type="string">
                  <text:p text:style-name="P25"/>
                </table:table-cell>
                <table:table-cell table:style-name="Tabela1.B2" office:value-type="string">
                  <text:p text:style-name="P25">TADS</text:p>
                </table:table-cell>
                <table:table-cell table:style-name="Tabela1.B2" office:value-type="string">
                  <text:p text:style-name="P28">40</text:p>
                </table:table-cell>
                <table:table-cell table:style-name="Tabela1.B2" office:value-type="string">
                  <text:p text:style-name="P28">33,33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  <table:table-row table:style-name="Tabela1.1">
                <table:table-cell table:style-name="Tabela1.B2" office:value-type="string">
                  <text:p text:style-name="P41">LET201</text:p>
                </table:table-cell>
                <table:table-cell table:style-name="Tabela1.c1" office:value-type="string">
                  <text:p text:style-name="P25">Português Instrumental I</text:p>
                </table:table-cell>
                <table:table-cell table:style-name="Tabela1.B2" office:value-type="string">
                  <text:p text:style-name="P25"/>
                </table:table-cell>
                <table:table-cell table:style-name="Tabela1.B2" office:value-type="string">
                  <text:p text:style-name="P25">Física</text:p>
                </table:table-cell>
                <table:table-cell table:style-name="Tabela1.B2" office:value-type="string">
                  <text:p text:style-name="P28">40</text:p>
                </table:table-cell>
                <table:table-cell table:style-name="Tabela1.B2" office:value-type="string">
                  <text:p text:style-name="P28">33,33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  <table:table-row table:style-name="Tabela1.1">
                <table:table-cell table:style-name="Tabela1.B2" office:value-type="string">
                  <text:p text:style-name="P41">LET201</text:p>
                </table:table-cell>
                <table:table-cell table:style-name="Tabela1.c1" office:value-type="string">
                  <text:p text:style-name="P25">Português Instrumental I</text:p>
                </table:table-cell>
                <table:table-cell table:style-name="Tabela1.B2" office:value-type="string">
                  <text:p text:style-name="P25"/>
                </table:table-cell>
                <table:table-cell table:style-name="Tabela1.B2" office:value-type="string">
                  <text:p text:style-name="P25">Biologia</text:p>
                </table:table-cell>
                <table:table-cell table:style-name="Tabela1.B2" office:value-type="string">
                  <text:p text:style-name="P28">40</text:p>
                </table:table-cell>
                <table:table-cell table:style-name="Tabela1.B2" office:value-type="string">
                  <text:p text:style-name="P28">33,33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B2" office:value-type="string">
            <text:p text:style-name="P16"><text:span text:style-name="T6">1</text:span><text:span text:style-name="T7">O</text:span></text:p>
          </table:table-cell>
          <table:table-cell table:style-name="Tabela1.B2" table:number-columns-spanned="3" office:value-type="string">
            <text:p text:style-name="P17"><text:span text:style-name="T5">JANBCAN007</text:span></text:p>
          </table:table-cell>
          <table:covered-table-cell/>
          <table:covered-table-cell/>
          <table:table-cell table:style-name="Tabela1.c1" office:value-type="string">
            <text:p text:style-name="P18">QUÍMICA GERAL</text:p>
          </table:table-cell>
          <table:table-cell table:style-name="Tabela1.c1" table:number-columns-spanned="3" office:value-type="string">
            <text:p text:style-name="P18">80</text:p>
          </table:table-cell>
          <table:covered-table-cell/>
          <table:covered-table-cell/>
          <table:table-cell table:style-name="Tabela1.c1" table:number-columns-spanned="3" office:value-type="string">
            <text:p text:style-name="P18">66,66</text:p>
          </table:table-cell>
          <table:covered-table-cell/>
          <table:covered-table-cell/>
          <table:table-cell table:style-name="Tabela1.L6" table:number-columns-spanned="4" office:value-type="string">
            <text:p text:style-name="P18">--</text:p>
          </table:table-cell>
          <table:covered-table-cell/>
          <table:covered-table-cell/>
          <table:covered-table-cell/>
          <table:table-cell table:style-name="Tabela1.L6" table:number-columns-spanned="3" office:value-type="string">
            <text:p text:style-name="P18">--</text:p>
          </table:table-cell>
          <table:covered-table-cell/>
          <table:covered-table-cell/>
          <table:table-cell table:style-name="Tabela1.L1" table:number-columns-spanned="2" office:value-type="string">
            <text:p text:style-name="P18">--</text:p>
          </table:table-cell>
          <table:covered-table-cell/>
          <table:table-cell table:style-name="Tabela1.L1" table:number-columns-spanned="4" office:value-type="string">
            <text:p text:style-name="P18">--</text:p>
          </table:table-cell>
          <table:covered-table-cell/>
          <table:covered-table-cell/>
          <table:covered-table-cell/>
          <table:table-cell table:style-name="Tabela1.L1" table:number-columns-spanned="4" office:value-type="string">
            <text:p text:style-name="P18">--</text:p>
          </table:table-cell>
          <table:covered-table-cell/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.2"/>
              <table:table-column table:style-name="Tabela1.c3.3"/>
              <table:table-column table:style-name="Tabela1.c3.4"/>
              <table:table-column table:style-name="Tabela1.c3.5"/>
              <table:table-column table:style-name="Tabela1.c3.6"/>
              <table:table-column table:style-name="Tabela1.H"/>
              <table:table-column table:style-name="Tabela1.c3.8"/>
              <table:table-row table:style-name="Tabela1.1">
                <table:table-cell table:style-name="Tabela1.B2" office:value-type="string">
                  <text:p text:style-name="P17"><text:span text:style-name="T5">JANBCAN112</text:span></text:p>
                </table:table-cell>
                <table:table-cell table:style-name="Tabela1.c1" office:value-type="string">
                  <text:p text:style-name="P18">Química geral*/**</text:p>
                </table:table-cell>
                <table:table-cell table:style-name="Tabela1.B2" office:value-type="string">
                  <text:p text:style-name="P16"><text:span text:style-name="T6">1</text:span><text:span text:style-name="T7">O</text:span></text:p>
                </table:table-cell>
                <table:table-cell table:style-name="Tabela1.B2" office:value-type="string">
                  <text:p text:style-name="P20"><text:span text:style-name="T8">Agronomia</text:span></text:p>
                </table:table-cell>
                <table:table-cell table:style-name="Tabela1.B2" office:value-type="string">
                  <text:p text:style-name="P21">60</text:p>
                </table:table-cell>
                <table:table-cell table:style-name="Tabela1.B2" office:value-type="string">
                  <text:p text:style-name="P21">50</text:p>
                </table:table-cell>
                <table:table-cell office:value-type="string">
                  <text:p text:style-name="P21"/>
                </table:table-cell>
                <table:table-cell office:value-type="string">
                  <text:p text:style-name="P22"/>
                </table:table-cell>
              </table:table-row>
              <table:table-row table:style-name="Tabela1.1">
                <table:table-cell table:style-name="Tabela1.B2" office:value-type="string">
                  <text:p text:style-name="P25">JANBCEG005</text:p>
                </table:table-cell>
                <table:table-cell table:style-name="Tabela1.c1" office:value-type="string">
                  <text:p text:style-name="P25">Química Geral</text:p>
                </table:table-cell>
                <table:table-cell table:style-name="Tabela1.B2" office:value-type="string">
                  <text:p text:style-name="P26"><text:span text:style-name="T9">1</text:span><text:span text:style-name="T10">O</text:span></text:p>
                </table:table-cell>
                <table:table-cell table:style-name="Tabela1.B2" office:value-type="string">
                  <text:p text:style-name="P25">EAA</text:p>
                </table:table-cell>
                <table:table-cell table:style-name="Tabela1.B2" office:value-type="string">
                  <text:p text:style-name="P27">80</text:p>
                </table:table-cell>
                <table:table-cell table:style-name="Tabela1.B2" office:value-type="string">
                  <text:p text:style-name="P28">66,66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0">
          <table:table-cell table:style-name="Tabela1.B2" table:number-columns-spanned="3" office:value-type="string">
            <text:p text:style-name="P32"/>
          </table:table-cell>
          <table:covered-table-cell/>
          <table:covered-table-cell/>
          <table:table-cell table:style-name="Tabela1.c1" table:number-columns-spanned="2" office:value-type="string">
            <text:p text:style-name="P18">TOTAL</text:p>
          </table:table-cell>
          <table:covered-table-cell/>
          <table:table-cell table:style-name="Tabela1.c1" table:number-columns-spanned="2" office:value-type="string">
            <text:p text:style-name="P42">400</text:p>
          </table:table-cell>
          <table:covered-table-cell/>
          <table:table-cell table:style-name="Tabela1.c1" table:number-columns-spanned="4" office:value-type="string">
            <text:p text:style-name="P42">333,31</text:p>
          </table:table-cell>
          <table:covered-table-cell/>
          <table:covered-table-cell/>
          <table:covered-table-cell/>
          <table:table-cell table:style-name="Tabela1.L6" table:number-columns-spanned="3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18"/>
          </table:table-cell>
        </table:table-row>
        <table:table-row table:style-name="Tabela1.1">
          <table:table-cell table:style-name="Tabela1.A1" table:number-columns-spanned="11" office:value-type="string">
            <text:p text:style-name="P4">COMPONENTES CURRICULARES</text:p>
            <text:p text:style-name="P4">(Matriz atual – válida a partir de 1/2010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1" table:number-columns-spanned="17" office:value-type="string">
            <text:p text:style-name="P5">PRÉ-REQUISI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c1" table:number-columns-spanned="19" office:value-type="string">
            <text:p text:style-name="P5">EQUIVALÊNCIA COM A MATRIZ DA AGRONOMIA 2008 e 2009 E DISCIPLINAS DE OUTROS CURSOS DO IFNMG - JANUÁRIA</text:p>
            <text:p text:style-name="P5">(Matriz curricular AGRONOMIA 2008 <text:s/>– válida de 1/2008 a 2/2008)*</text:p>
            <text:p text:style-name="P5">(Matriz curricular AGRONOMIA 2009 <text:s/>– válida de 1/2009 a 2/2009)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5"/>
          </table:table-cell>
          <table:table-cell office:value-type="string">
            <text:p text:style-name="P6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A2" office:value-type="string">
            <text:p text:style-name="P5">Período</text:p>
          </table:table-cell>
          <table:table-cell table:style-name="Tabela1.B2" table:number-columns-spanned="3" office:value-type="string">
            <text:p text:style-name="P5">Código</text:p>
          </table:table-cell>
          <table:covered-table-cell/>
          <table:covered-table-cell/>
          <table:table-cell table:style-name="Tabela1.E2" office:value-type="string">
            <text:p text:style-name="P7">Denominação</text:p>
          </table:table-cell>
          <table:table-cell table:style-name="Tabela1.E2" table:number-columns-spanned="3" office:value-type="string">
            <text:p text:style-name="P8">CH h/a</text:p>
          </table:table-cell>
          <table:covered-table-cell/>
          <table:covered-table-cell/>
          <table:table-cell table:style-name="Tabela1.E2" table:number-columns-spanned="3" office:value-type="string">
            <text:p text:style-name="P14">CH hora</text:p>
          </table:table-cell>
          <table:covered-table-cell/>
          <table:covered-table-cell/>
          <table:table-cell table:style-name="Tabela1.L2" table:number-columns-spanned="4" office:value-type="string">
            <text:p text:style-name="P11">Período</text:p>
          </table:table-cell>
          <table:covered-table-cell/>
          <table:covered-table-cell/>
          <table:covered-table-cell/>
          <table:table-cell table:style-name="Tabela1.L2" table:number-columns-spanned="3" office:value-type="string">
            <text:p text:style-name="P11">Código</text:p>
          </table:table-cell>
          <table:covered-table-cell/>
          <table:covered-table-cell/>
          <table:table-cell table:style-name="Tabela1.S2" table:number-columns-spanned="4" office:value-type="string">
            <text:p text:style-name="P12">Denominação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13">CH h/a</text:p>
          </table:table-cell>
          <table:covered-table-cell/>
          <table:covered-table-cell/>
          <table:table-cell table:style-name="Tabela1.S2" table:number-columns-spanned="3" office:value-type="string">
            <text:p text:style-name="P13">CH hora</text:p>
          </table:table-cell>
          <table:covered-table-cell/>
          <table:covered-table-cell/>
          <table:table-cell table:style-name="Tabela1.c2" table:number-columns-spanned="3" office:value-type="string">
            <text:p text:style-name="P5">Código</text:p>
          </table:table-cell>
          <table:covered-table-cell/>
          <table:covered-table-cell/>
          <table:table-cell table:style-name="Tabela1.E2" table:number-columns-spanned="2" office:value-type="string">
            <text:p text:style-name="P7">Denominação</text:p>
          </table:table-cell>
          <table:covered-table-cell/>
          <table:table-cell table:style-name="Tabela1.c2" table:number-columns-spanned="5" office:value-type="string">
            <text:p text:style-name="P5">Período</text:p>
          </table:table-cell>
          <table:covered-table-cell/>
          <table:covered-table-cell/>
          <table:covered-table-cell/>
          <table:covered-table-cell/>
          <table:table-cell table:style-name="Tabela1.m2" table:number-columns-spanned="3" office:value-type="string">
            <text:p text:style-name="P5">curso</text:p>
          </table:table-cell>
          <table:covered-table-cell/>
          <table:covered-table-cell/>
          <table:table-cell table:style-name="Tabela1.B2" table:number-columns-spanned="4" office:value-type="string">
            <text:p text:style-name="P14">CH h/a</text:p>
          </table:table-cell>
          <table:covered-table-cell/>
          <table:covered-table-cell/>
          <table:covered-table-cell/>
          <table:table-cell table:style-name="Tabela1.B2" table:number-columns-spanned="2" office:value-type="string">
            <text:p text:style-name="P14">CH hora</text:p>
          </table:table-cell>
          <table:covered-table-cell/>
          <table:table-cell office:value-type="string">
            <text:p text:style-name="P14"/>
          </table:table-cell>
          <table:table-cell office:value-type="string">
            <text:p text:style-name="P15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c2" office:value-type="string">
            <text:p text:style-name="P43"><text:span text:style-name="T20">2</text:span><text:span text:style-name="T21">O</text:span></text:p>
          </table:table-cell>
          <table:table-cell table:style-name="Tabela1.m2" table:number-columns-spanned="3" office:value-type="string">
            <text:p text:style-name="P44">JANBCAN013</text:p>
          </table:table-cell>
          <table:covered-table-cell/>
          <table:covered-table-cell/>
          <table:table-cell table:style-name="Tabela1.E2" office:value-type="string">
            <text:p text:style-name="P43"><text:span text:style-name="T8">CÁLCULO DIFERENCIAL E INTEGRAL II</text:span></text:p>
            <text:p text:style-name="P45"><text:span text:style-name="T22"/></text:p>
          </table:table-cell>
          <table:table-cell table:style-name="Tabela1.E2" table:number-columns-spanned="3" office:value-type="string">
            <text:p text:style-name="P43"><text:span text:style-name="T8">80</text:span></text:p>
          </table:table-cell>
          <table:covered-table-cell/>
          <table:covered-table-cell/>
          <table:table-cell table:style-name="Tabela1.E2" table:number-columns-spanned="3" office:value-type="string">
            <text:p text:style-name="P43"><text:span text:style-name="T8">66,66</text:span></text:p>
          </table:table-cell>
          <table:covered-table-cell/>
          <table:covered-table-cell/>
          <table:table-cell table:style-name="Tabela1.L2" table:number-columns-spanned="4" office:value-type="string">
            <text:p text:style-name="P43"><text:span text:style-name="T23">1</text:span><text:span text:style-name="T24">O</text:span></text:p>
          </table:table-cell>
          <table:covered-table-cell/>
          <table:covered-table-cell/>
          <table:covered-table-cell/>
          <table:table-cell table:style-name="Tabela1.L2" table:number-columns-spanned="3" office:value-type="string">
            <text:p text:style-name="P43"><text:span text:style-name="T8">JANBCAN006</text:span></text:p>
          </table:table-cell>
          <table:covered-table-cell/>
          <table:covered-table-cell/>
          <table:table-cell table:style-name="Tabela1.S2" table:number-columns-spanned="4" office:value-type="string">
            <text:p text:style-name="P43"><text:span text:style-name="T8">CÁLCULO DIFERENCIAL E INTEGRAL I</text:span></text:p>
            <text:p text:style-name="P43"><text:span text:style-name="T25">ou</text:span></text:p>
            <text:p text:style-name="P46"><text:span text:style-name="T26">CÁLCULO I</text:span>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43"><text:span text:style-name="T8">80</text:span></text:p>
          </table:table-cell>
          <table:covered-table-cell/>
          <table:covered-table-cell/>
          <table:table-cell table:style-name="Tabela1.S2" table:number-columns-spanned="3" office:value-type="string">
            <text:p text:style-name="P43"><text:span text:style-name="T8">66,66</text:span></text:p>
          </table:table-cell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.2"/>
              <table:table-column table:style-name="Tabela1.c3.3"/>
              <table:table-column table:style-name="Tabela1.c3.4"/>
              <table:table-column table:style-name="Tabela1.c3.5"/>
              <table:table-column table:style-name="Tabela1.c3.6"/>
              <table:table-column table:style-name="Tabela1.H"/>
              <table:table-column table:style-name="Tabela1.c3.8"/>
              <table:table-row table:style-name="Tabela1.1">
                <table:table-cell table:style-name="Tabela1.c2" office:value-type="string">
                  <text:p text:style-name="P47"><text:span text:style-name="T8">JANBCAN115</text:span></text:p>
                </table:table-cell>
                <table:table-cell table:style-name="Tabela1.E2" office:value-type="string">
                  <text:p text:style-name="P43"><text:span text:style-name="T8">Cálculo II*/**</text:span></text:p>
                </table:table-cell>
                <table:table-cell table:style-name="Tabela1.c2" office:value-type="string">
                  <text:p text:style-name="P43"><text:span text:style-name="T27">2</text:span><text:span text:style-name="T28">O</text:span></text:p>
                </table:table-cell>
                <table:table-cell table:style-name="Tabela1.c2" office:value-type="string">
                  <text:p text:style-name="P43"><text:span text:style-name="T8">Agronomia</text:span></text:p>
                </table:table-cell>
                <table:table-cell table:style-name="Tabela1.A2" office:value-type="string">
                  <text:p text:style-name="P43"><text:span text:style-name="T8">60</text:span></text:p>
                </table:table-cell>
                <table:table-cell table:style-name="Tabela1.B2" office:value-type="string">
                  <text:p text:style-name="P43"><text:span text:style-name="T8">50</text:span></text:p>
                </table:table-cell>
                <table:table-cell office:value-type="string">
                  <text:p text:style-name="P48"/>
                </table:table-cell>
                <table:table-cell office:value-type="string">
                  <text:p text:style-name="P49"/>
                </table:table-cell>
              </table:table-row>
              <table:table-row table:style-name="Tabela1.1">
                <table:table-cell table:style-name="Tabela1.c2" office:value-type="string">
                  <text:p text:style-name="P26"><text:span text:style-name="T29">JANBCEG009</text:span></text:p>
                </table:table-cell>
                <table:table-cell table:style-name="Tabela1.E2" office:value-type="string">
                  <text:p text:style-name="P25">Cálculo Dif. e Integral II</text:p>
                </table:table-cell>
                <table:table-cell table:style-name="Tabela1.c2" office:value-type="string">
                  <text:p text:style-name="P26"><text:span text:style-name="T30">2</text:span><text:span text:style-name="T31">O</text:span></text:p>
                </table:table-cell>
                <table:table-cell table:style-name="Tabela1.c2" office:value-type="string">
                  <text:p text:style-name="P25">EAA</text:p>
                </table:table-cell>
                <table:table-cell table:style-name="Tabela1.A2" office:value-type="string">
                  <text:p text:style-name="P50">80</text:p>
                </table:table-cell>
                <table:table-cell table:style-name="Tabela1.B2" office:value-type="string">
                  <text:p text:style-name="P28">66,66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  <table:table-row table:style-name="Tabela1.1">
                <table:table-cell table:style-name="Tabela1.c2" office:value-type="string">
                  <text:p text:style-name="P25">MAT241</text:p>
                </table:table-cell>
                <table:table-cell table:style-name="Tabela1.c4.2.2" office:value-type="string">
                  <text:p text:style-name="P25">Cálculo Dif. e Integral II</text:p>
                </table:table-cell>
                <table:table-cell table:style-name="Tabela1.c2" office:value-type="string">
                  <text:p text:style-name="P25"/>
                </table:table-cell>
                <table:table-cell table:style-name="Tabela1.c2" office:value-type="string">
                  <text:p text:style-name="P25">Matemática</text:p>
                </table:table-cell>
                <table:table-cell table:style-name="Tabela1.A2" office:value-type="string">
                  <text:p text:style-name="P50">80</text:p>
                </table:table-cell>
                <table:table-cell table:style-name="Tabela1.B2" office:value-type="string">
                  <text:p text:style-name="P28">66,66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  <table:table-row table:style-name="Tabela1.1">
                <table:table-cell table:style-name="Tabela1.c2" office:value-type="string">
                  <text:p text:style-name="P25">TADS10</text:p>
                </table:table-cell>
                <table:table-cell table:style-name="Tabela1.c4.2.2" office:value-type="string">
                  <text:p text:style-name="P25">Cálculo Dif. e Integral II</text:p>
                </table:table-cell>
                <table:table-cell table:style-name="Tabela1.c2" office:value-type="string">
                  <text:p text:style-name="P25"/>
                </table:table-cell>
                <table:table-cell table:style-name="Tabela1.c2" office:value-type="string">
                  <text:p text:style-name="P25">TADS</text:p>
                </table:table-cell>
                <table:table-cell table:style-name="Tabela1.A2" office:value-type="string">
                  <text:p text:style-name="P50">80</text:p>
                </table:table-cell>
                <table:table-cell table:style-name="Tabela1.B2" office:value-type="string">
                  <text:p text:style-name="P28">66,66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c2" office:value-type="string">
            <text:p text:style-name="P43"><text:span text:style-name="T20">2</text:span><text:span text:style-name="T21">O</text:span></text:p>
          </table:table-cell>
          <table:table-cell table:style-name="Tabela1.m2" table:number-columns-spanned="3" office:value-type="string">
            <text:p text:style-name="P44">JANBCAN010</text:p>
          </table:table-cell>
          <table:covered-table-cell/>
          <table:covered-table-cell/>
          <table:table-cell table:style-name="Tabela1.E2" office:value-type="string">
            <text:p text:style-name="P43"><text:span text:style-name="T8">ECOLOGIA BÁSICA</text:span></text:p>
          </table:table-cell>
          <table:table-cell table:style-name="Tabela1.E2" table:number-columns-spanned="3" office:value-type="string">
            <text:p text:style-name="P43"><text:span text:style-name="T8">40</text:span></text:p>
          </table:table-cell>
          <table:covered-table-cell/>
          <table:covered-table-cell/>
          <table:table-cell table:style-name="Tabela1.E2" table:number-columns-spanned="3" office:value-type="string">
            <text:p text:style-name="P43"><text:span text:style-name="T8">33,33</text:span></text:p>
          </table:table-cell>
          <table:covered-table-cell/>
          <table:covered-table-cell/>
          <table:table-cell table:style-name="Tabela1.L2" table:number-columns-spanned="4" office:value-type="string">
            <text:p text:style-name="P43"><text:span text:style-name="T8">--</text:span></text:p>
          </table:table-cell>
          <table:covered-table-cell/>
          <table:covered-table-cell/>
          <table:covered-table-cell/>
          <table:table-cell table:style-name="Tabela1.L2" table:number-columns-spanned="3" office:value-type="string">
            <text:p text:style-name="P43"><text:span text:style-name="T8">--</text:span></text:p>
          </table:table-cell>
          <table:covered-table-cell/>
          <table:covered-table-cell/>
          <table:table-cell table:style-name="Tabela1.S2" table:number-columns-spanned="4" office:value-type="string">
            <text:p text:style-name="P43"><text:span text:style-name="T8">--</text:span>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43"><text:span text:style-name="T8">--</text:span></text:p>
          </table:table-cell>
          <table:covered-table-cell/>
          <table:covered-table-cell/>
          <table:table-cell table:style-name="Tabela1.S2" table:number-columns-spanned="3" office:value-type="string">
            <text:p text:style-name="P43"><text:span text:style-name="T8">--</text:span></text:p>
          </table:table-cell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.2"/>
              <table:table-column table:style-name="Tabela1.c3.3"/>
              <table:table-column table:style-name="Tabela1.c3.4"/>
              <table:table-column table:style-name="Tabela1.c3.5"/>
              <table:table-column table:style-name="Tabela1.c3.6"/>
              <table:table-column table:style-name="Tabela1.H"/>
              <table:table-column table:style-name="Tabela1.c3.8"/>
              <table:table-row table:style-name="Tabela1.1">
                <table:table-cell table:style-name="Tabela1.c2" office:value-type="string">
                  <text:p text:style-name="P44">JANBCAN010</text:p>
                </table:table-cell>
                <table:table-cell table:style-name="Tabela1.E2" office:value-type="string">
                  <text:p text:style-name="P44">Ecologia básica*</text:p>
                  <text:p text:style-name="P44">ou</text:p>
                  <text:p text:style-name="P51">Ecologia **</text:p>
                  <text:p text:style-name="P52"/>
                </table:table-cell>
                <table:table-cell table:style-name="Tabela1.c2" office:value-type="string">
                  <text:p text:style-name="P43"><text:span text:style-name="T27">2</text:span><text:span text:style-name="T28">O</text:span></text:p>
                  <text:p text:style-name="P43"><text:span text:style-name="T28"/></text:p>
                  <text:p text:style-name="P43"><text:span text:style-name="T32">2</text:span><text:span text:style-name="T33">O</text:span></text:p>
                </table:table-cell>
                <table:table-cell table:style-name="Tabela1.c2" office:value-type="string">
                  <text:p text:style-name="P44">Agronomia</text:p>
                  <text:p text:style-name="P44"/>
                  <text:p text:style-name="P51">Agronomia</text:p>
                </table:table-cell>
                <table:table-cell table:style-name="Tabela1.c2" office:value-type="string">
                  <text:p text:style-name="P44">40</text:p>
                  <text:p text:style-name="P44"/>
                  <text:p text:style-name="P51">60</text:p>
                </table:table-cell>
                <table:table-cell table:style-name="Tabela1.m2" office:value-type="string">
                  <text:p text:style-name="P44"/>
                  <text:p text:style-name="P44">33,33</text:p>
                  <text:p text:style-name="P44"/>
                  <text:p text:style-name="P44">50</text:p>
                  <text:p text:style-name="P44"/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</table:table-row>
              <table:table-row table:style-name="Tabela1.1">
                <table:table-cell table:style-name="Tabela1.c14.1.2" office:value-type="string">
                  <text:p text:style-name="P53"><text:span text:style-name="T29">JANBCEG012</text:span></text:p>
                </table:table-cell>
                <table:table-cell table:style-name="Tabela1.c4.2.2" office:value-type="string">
                  <text:p text:style-name="P25">Ecologia básica</text:p>
                </table:table-cell>
                <table:table-cell table:style-name="Tabela1.c2" office:value-type="string">
                  <text:p text:style-name="P26"><text:span text:style-name="T30">2</text:span><text:span text:style-name="T31">O</text:span></text:p>
                </table:table-cell>
                <table:table-cell table:style-name="Tabela1.c2" office:value-type="string">
                  <text:p text:style-name="P25">EAA</text:p>
                </table:table-cell>
                <table:table-cell table:style-name="Tabela1.c14.1.2" office:value-type="string">
                  <text:p text:style-name="P28">40</text:p>
                </table:table-cell>
                <table:table-cell table:style-name="Tabela1.c14.6.2" office:value-type="string">
                  <text:p text:style-name="P28">33,33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8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c2" office:value-type="string">
            <text:p text:style-name="P43"><text:span text:style-name="T20">2</text:span><text:span text:style-name="T21">O</text:span></text:p>
          </table:table-cell>
          <table:table-cell table:style-name="Tabela1.m2" table:number-columns-spanned="3" office:value-type="string">
            <text:p text:style-name="P44">JANBCAN008</text:p>
          </table:table-cell>
          <table:covered-table-cell/>
          <table:covered-table-cell/>
          <table:table-cell table:style-name="Tabela1.E2" office:value-type="string">
            <text:p text:style-name="P43"><text:span text:style-name="T8">MICROBIOLOGIA GERAL</text:span></text:p>
          </table:table-cell>
          <table:table-cell table:style-name="Tabela1.E2" table:number-columns-spanned="3" office:value-type="string">
            <text:p text:style-name="P43"><text:span text:style-name="T8">60</text:span></text:p>
          </table:table-cell>
          <table:covered-table-cell/>
          <table:covered-table-cell/>
          <table:table-cell table:style-name="Tabela1.E2" table:number-columns-spanned="3" office:value-type="string">
            <text:p text:style-name="P43"><text:span text:style-name="T8">50</text:span></text:p>
          </table:table-cell>
          <table:covered-table-cell/>
          <table:covered-table-cell/>
          <table:table-cell table:style-name="Tabela1.L2" table:number-columns-spanned="4" office:value-type="string">
            <text:p text:style-name="P43"><text:span text:style-name="T34">1</text:span><text:span text:style-name="T35">O</text:span></text:p>
          </table:table-cell>
          <table:covered-table-cell/>
          <table:covered-table-cell/>
          <table:covered-table-cell/>
          <table:table-cell table:style-name="Tabela1.L2" table:number-columns-spanned="3" office:value-type="string">
            <text:p text:style-name="P43"><text:span text:style-name="T8">JANBCAN001</text:span></text:p>
          </table:table-cell>
          <table:covered-table-cell/>
          <table:covered-table-cell/>
          <table:table-cell table:style-name="Tabela1.S2" table:number-columns-spanned="4" office:value-type="string">
            <text:p text:style-name="P43"><text:span text:style-name="T8">CITOLOGIA</text:span>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43"><text:span text:style-name="T36">60</text:span></text:p>
          </table:table-cell>
          <table:covered-table-cell/>
          <table:covered-table-cell/>
          <table:table-cell table:style-name="Tabela1.S2" table:number-columns-spanned="3" office:value-type="string">
            <text:p text:style-name="P43"><text:span text:style-name="T36">50</text:span></text:p>
          </table:table-cell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.2"/>
              <table:table-column table:style-name="Tabela1.c3.3"/>
              <table:table-column table:style-name="Tabela1.c3.4"/>
              <table:table-column table:style-name="Tabela1.c3.5"/>
              <table:table-column table:style-name="Tabela1.c3.6"/>
              <table:table-column table:style-name="Tabela1.H"/>
              <table:table-column table:style-name="Tabela1.c3.8"/>
              <table:table-row table:style-name="Tabela1.1">
                <table:table-cell table:style-name="Tabela1.c2" office:value-type="string">
                  <text:p text:style-name="P43"><text:span text:style-name="T8">JANBCAN008</text:span></text:p>
                </table:table-cell>
                <table:table-cell table:style-name="Tabela1.E2" office:value-type="string">
                  <text:p text:style-name="P43"><text:span text:style-name="T8">Microbiologia geral *</text:span></text:p>
                  <text:p text:style-name="P43"><text:span text:style-name="T25">ou</text:span></text:p>
                  <text:p text:style-name="P43"><text:span text:style-name="T25">Microbiologia</text:span></text:p>
                  <text:p text:style-name="P45"><text:span text:style-name="T22"/></text:p>
                </table:table-cell>
                <table:table-cell table:style-name="Tabela1.c2" office:value-type="string">
                  <text:p text:style-name="P43"><text:span text:style-name="T27">2</text:span><text:span text:style-name="T28">O</text:span></text:p>
                  <text:p text:style-name="P43"><text:span text:style-name="T28"/></text:p>
                  <text:p text:style-name="P43"><text:span text:style-name="T32"/></text:p>
                  <text:p text:style-name="P43"><text:span text:style-name="T32">2</text:span><text:span text:style-name="T33">O</text:span></text:p>
                </table:table-cell>
                <table:table-cell table:style-name="Tabela1.c2" office:value-type="string">
                  <text:p text:style-name="P43"><text:span text:style-name="T8">Agronomia</text:span></text:p>
                  <text:p text:style-name="P43"><text:span text:style-name="T8"/></text:p>
                  <text:p text:style-name="P43"><text:span text:style-name="T8"/></text:p>
                  <text:p text:style-name="P43"><text:span text:style-name="T8">Agronomia</text:span></text:p>
                </table:table-cell>
                <table:table-cell table:style-name="Tabela1.c2" office:value-type="string">
                  <text:p text:style-name="P43"><text:span text:style-name="T8">60</text:span></text:p>
                  <text:p text:style-name="P43"><text:span text:style-name="T8"/></text:p>
                  <text:p text:style-name="P43"><text:span text:style-name="T8"/></text:p>
                  <text:p text:style-name="P43"><text:span text:style-name="T8">60</text:span></text:p>
                </table:table-cell>
                <table:table-cell table:style-name="Tabela1.m2" office:value-type="string">
                  <text:p text:style-name="P43"><text:span text:style-name="T8">50</text:span></text:p>
                  <text:p text:style-name="P43"><text:span text:style-name="T8"/></text:p>
                  <text:p text:style-name="P43"><text:span text:style-name="T8"/></text:p>
                  <text:p text:style-name="P43"><text:span text:style-name="T8">50</text:span></text:p>
                </table:table-cell>
                <table:table-cell office:value-type="string">
                  <text:p text:style-name="P48"/>
                </table:table-cell>
                <table:table-cell office:value-type="string">
                  <text:p text:style-name="P48"/>
                </table:table-cell>
              </table:table-row>
              <table:table-row table:style-name="Tabela1.1">
                <table:table-cell table:style-name="Tabela1.c2" office:value-type="string">
                  <text:p text:style-name="P25">BIO 243</text:p>
                </table:table-cell>
                <table:table-cell table:style-name="Tabela1.E2" office:value-type="string">
                  <text:p text:style-name="P25">Microbiologia</text:p>
                </table:table-cell>
                <table:table-cell table:style-name="Tabela1.c2" office:value-type="string">
                  <text:p text:style-name="P54"/>
                </table:table-cell>
                <table:table-cell table:style-name="Tabela1.c2" office:value-type="string">
                  <text:p text:style-name="P25">Biologia</text:p>
                </table:table-cell>
                <table:table-cell table:style-name="Tabela1.c14.1.2" office:value-type="string">
                  <text:p text:style-name="P28">60</text:p>
                </table:table-cell>
                <table:table-cell table:style-name="Tabela1.c14.6.2" office:value-type="string">
                  <text:p text:style-name="P28">50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8"/>
                </table:table-cell>
              </table:table-row>
              <table:table-row table:style-name="Tabela1.1">
                <table:table-cell table:style-name="Tabela1.c15.1.3" office:value-type="string">
                  <text:p text:style-name="P26"><text:span text:style-name="T29">JANBCEG010</text:span></text:p>
                </table:table-cell>
                <table:table-cell table:style-name="Tabela1.c15.2.3" office:value-type="string">
                  <text:p text:style-name="P25">Microbiologia Geral</text:p>
                </table:table-cell>
                <table:table-cell table:style-name="Tabela1.c2" office:value-type="string">
                  <text:p text:style-name="P26"><text:span text:style-name="T30">2</text:span><text:span text:style-name="T31">O</text:span></text:p>
                </table:table-cell>
                <table:table-cell table:style-name="Tabela1.c2" office:value-type="string">
                  <text:p text:style-name="P25">EAA</text:p>
                </table:table-cell>
                <table:table-cell table:style-name="Tabela1.c14.1.2" office:value-type="string">
                  <text:p text:style-name="P28">60</text:p>
                </table:table-cell>
                <table:table-cell table:style-name="Tabela1.c14.6.2" office:value-type="string">
                  <text:p text:style-name="P28">50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8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B2" office:value-type="string">
            <text:p text:style-name="P43"><text:span text:style-name="T20">2</text:span><text:span text:style-name="T21">O</text:span></text:p>
          </table:table-cell>
          <table:table-cell table:style-name="Tabela1.B2" table:number-columns-spanned="3" office:value-type="string">
            <text:p text:style-name="P44">JANBCAN014</text:p>
          </table:table-cell>
          <table:covered-table-cell/>
          <table:covered-table-cell/>
          <table:table-cell table:style-name="Tabela1.c1" office:value-type="string">
            <text:p text:style-name="P43"><text:span text:style-name="T8">QUÍMICA ORGÂNICA </text:span></text:p>
          </table:table-cell>
          <table:table-cell table:style-name="Tabela1.c1" table:number-columns-spanned="3" office:value-type="string">
            <text:p text:style-name="P43"><text:span text:style-name="T8">60</text:span></text:p>
          </table:table-cell>
          <table:covered-table-cell/>
          <table:covered-table-cell/>
          <table:table-cell table:style-name="Tabela1.c1" table:number-columns-spanned="3" office:value-type="string">
            <text:p text:style-name="P43"><text:span text:style-name="T8">50</text:span></text:p>
          </table:table-cell>
          <table:covered-table-cell/>
          <table:covered-table-cell/>
          <table:table-cell table:style-name="Tabela1.L6" table:number-columns-spanned="4" office:value-type="string">
            <text:p text:style-name="P43"><text:span text:style-name="T37">1</text:span><text:span text:style-name="T38">O</text:span></text:p>
          </table:table-cell>
          <table:covered-table-cell/>
          <table:covered-table-cell/>
          <table:covered-table-cell/>
          <table:table-cell table:style-name="Tabela1.L6" table:number-columns-spanned="3" office:value-type="string">
            <text:p text:style-name="P17"><text:span text:style-name="T39">JANBCAN007</text:span></text:p>
          </table:table-cell>
          <table:covered-table-cell/>
          <table:covered-table-cell/>
          <table:table-cell table:style-name="Tabela1.L1" table:number-columns-spanned="4" office:value-type="string">
            <text:p text:style-name="P43"><text:span text:style-name="T40">QUÍMICA GERAL</text:span></text:p>
            <text:p text:style-name="P43"><text:span text:style-name="T41">Ou</text:span><text:span text:style-name="T42"> </text:span></text:p>
            <text:p text:style-name="P43"><text:span text:style-name="T40">QUÍMICA GERAL I</text:span></text:p>
          </table:table-cell>
          <table:covered-table-cell/>
          <table:covered-table-cell/>
          <table:covered-table-cell/>
          <table:table-cell table:style-name="Tabela1.L1" table:number-columns-spanned="3" office:value-type="string">
            <text:p text:style-name="P43"><text:span text:style-name="T43">80</text:span></text:p>
          </table:table-cell>
          <table:covered-table-cell/>
          <table:covered-table-cell/>
          <table:table-cell table:style-name="Tabela1.L1" table:number-columns-spanned="3" office:value-type="string">
            <text:p text:style-name="P43"><text:span text:style-name="T43">66,66</text:span></text:p>
          </table:table-cell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.2"/>
              <table:table-column table:style-name="Tabela1.c3.3"/>
              <table:table-column table:style-name="Tabela1.c3.4"/>
              <table:table-column table:style-name="Tabela1.c3.5"/>
              <table:table-column table:style-name="Tabela1.c3.6"/>
              <table:table-column table:style-name="Tabela1.H"/>
              <table:table-column table:style-name="Tabela1.c3.8"/>
              <table:table-row table:style-name="Tabela1.1">
                <table:table-cell table:style-name="Tabela1.B2" office:value-type="string">
                  <text:p text:style-name="P44">JANBCAN014</text:p>
                </table:table-cell>
                <table:table-cell table:style-name="Tabela1.c1" office:value-type="string">
                  <text:p text:style-name="P44">Química orgânica */**</text:p>
                </table:table-cell>
                <table:table-cell table:style-name="Tabela1.B2" office:value-type="string">
                  <text:p text:style-name="P43"><text:span text:style-name="T27">2</text:span><text:span text:style-name="T28">O</text:span></text:p>
                </table:table-cell>
                <table:table-cell table:style-name="Tabela1.B2" office:value-type="string">
                  <text:p text:style-name="P44"><text:span text:style-name="T8">Agronomia</text:span></text:p>
                </table:table-cell>
                <table:table-cell table:style-name="Tabela1.B2" office:value-type="string">
                  <text:p text:style-name="P44">60</text:p>
                </table:table-cell>
                <table:table-cell table:style-name="Tabela1.B2" office:value-type="string">
                  <text:p text:style-name="P44">50</text:p>
                </table:table-cell>
                <table:table-cell office:value-type="string">
                  <text:p text:style-name="P44"/>
                </table:table-cell>
                <table:table-cell office:value-type="string">
                  <text:p text:style-name="P44"/>
                </table:table-cell>
              </table:table-row>
              <table:table-row table:style-name="Tabela1.1">
                <table:table-cell table:style-name="Tabela1.B2" office:value-type="string">
                  <text:p text:style-name="P26"><text:span text:style-name="T29">JANBCEG011</text:span></text:p>
                </table:table-cell>
                <table:table-cell table:style-name="Tabela1.c1" office:value-type="string">
                  <text:p text:style-name="P25">Química Orgânica</text:p>
                </table:table-cell>
                <table:table-cell table:style-name="Tabela1.B2" office:value-type="string">
                  <text:p text:style-name="P26"><text:span text:style-name="T30">2</text:span><text:span text:style-name="T31">O</text:span></text:p>
                </table:table-cell>
                <table:table-cell table:style-name="Tabela1.B2" office:value-type="string">
                  <text:p text:style-name="P25">EAA</text:p>
                </table:table-cell>
                <table:table-cell table:style-name="Tabela1.c16.5.2" office:value-type="string">
                  <text:p text:style-name="P28">60</text:p>
                </table:table-cell>
                <table:table-cell table:style-name="Tabela1.c16.5.2" office:value-type="string">
                  <text:p text:style-name="P28">50</text:p>
                </table:table-cell>
                <table:table-cell table:style-name="Tabela1.c4.7.4" table:number-columns-spanned="2" office:value-type="string">
                  <text:p text:style-name="P44"/>
                </table:table-cell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B2" office:value-type="string">
            <text:p text:style-name="P43"><text:span text:style-name="T20">2</text:span><text:span text:style-name="T21">O</text:span></text:p>
          </table:table-cell>
          <table:table-cell table:style-name="Tabela1.B2" table:number-columns-spanned="3" office:value-type="string">
            <text:p text:style-name="P44">JANBCAN012</text:p>
          </table:table-cell>
          <table:covered-table-cell/>
          <table:covered-table-cell/>
          <table:table-cell table:style-name="Tabela1.c1" office:value-type="string">
            <text:p text:style-name="P43"><text:span text:style-name="T8">GÊNESE, CONSTITUIÇÃO, PROPRIEDADES E CLASSIFICAÇÃO DE SOLOS</text:span></text:p>
          </table:table-cell>
          <table:table-cell table:style-name="Tabela1.c1" table:number-columns-spanned="3" office:value-type="string">
            <text:p text:style-name="P43"><text:span text:style-name="T8">80</text:span></text:p>
          </table:table-cell>
          <table:covered-table-cell/>
          <table:covered-table-cell/>
          <table:table-cell table:style-name="Tabela1.c1" table:number-columns-spanned="3" office:value-type="string">
            <text:p text:style-name="P43"><text:span text:style-name="T8">66,66</text:span></text:p>
          </table:table-cell>
          <table:covered-table-cell/>
          <table:covered-table-cell/>
          <table:table-cell table:style-name="Tabela1.L6" table:number-columns-spanned="4" office:value-type="string">
            <text:p text:style-name="P43"><text:span text:style-name="T34">--</text:span></text:p>
          </table:table-cell>
          <table:covered-table-cell/>
          <table:covered-table-cell/>
          <table:covered-table-cell/>
          <table:table-cell table:style-name="Tabela1.L6" table:number-columns-spanned="3" office:value-type="string">
            <text:p text:style-name="P43"><text:span text:style-name="T8">--</text:span></text:p>
          </table:table-cell>
          <table:covered-table-cell/>
          <table:covered-table-cell/>
          <table:table-cell table:style-name="Tabela1.L1" table:number-columns-spanned="4" office:value-type="string">
            <text:p text:style-name="P43"><text:span text:style-name="T8">--</text:span></text:p>
          </table:table-cell>
          <table:covered-table-cell/>
          <table:covered-table-cell/>
          <table:covered-table-cell/>
          <table:table-cell table:style-name="Tabela1.L1" table:number-columns-spanned="3" office:value-type="string">
            <text:p text:style-name="P43"><text:span text:style-name="T36">--</text:span></text:p>
          </table:table-cell>
          <table:covered-table-cell/>
          <table:covered-table-cell/>
          <table:table-cell table:style-name="Tabela1.L1" table:number-columns-spanned="3" office:value-type="string">
            <text:p text:style-name="P43"><text:span text:style-name="T36">--</text:span></text:p>
          </table:table-cell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.2"/>
              <table:table-column table:style-name="Tabela1.c3.3"/>
              <table:table-column table:style-name="Tabela1.c3.4"/>
              <table:table-column table:style-name="Tabela1.c3.5"/>
              <table:table-column table:style-name="Tabela1.c3.6"/>
              <table:table-column table:style-name="Tabela1.H"/>
              <table:table-column table:style-name="Tabela1.c3.8"/>
              <table:table-row table:style-name="Tabela1.1">
                <table:table-cell table:style-name="Tabela1.B2" office:value-type="string">
                  <text:p text:style-name="P43"><text:span text:style-name="T8">JANBCAN130</text:span></text:p>
                </table:table-cell>
                <table:table-cell table:style-name="Tabela1.c1" office:value-type="string">
                  <text:p text:style-name="P44">Solos I (Gênese do solo) *</text:p>
                  <text:p text:style-name="P44">ou</text:p>
                  <text:p text:style-name="P51">Solos I **</text:p>
                </table:table-cell>
                <table:table-cell table:style-name="Tabela1.B2" office:value-type="string">
                  <text:p text:style-name="P43"><text:span text:style-name="T27">2</text:span><text:span text:style-name="T28">O</text:span></text:p>
                  <text:p text:style-name="P43"><text:span text:style-name="T28"/></text:p>
                  <text:p text:style-name="P43"><text:span text:style-name="T28"/></text:p>
                  <text:p text:style-name="P43"><text:span text:style-name="T32">2</text:span><text:span text:style-name="T33">O</text:span></text:p>
                </table:table-cell>
                <table:table-cell table:style-name="Tabela1.B2" office:value-type="string">
                  <text:p text:style-name="P43"><text:span text:style-name="T8">Agronomia</text:span></text:p>
                  <text:p text:style-name="P43"><text:span text:style-name="T8"/></text:p>
                  <text:p text:style-name="P43"><text:span text:style-name="T8"/></text:p>
                  <text:p text:style-name="P43"><text:span text:style-name="T8">Agronomia</text:span></text:p>
                </table:table-cell>
                <table:table-cell table:style-name="Tabela1.B2" office:value-type="string">
                  <text:p text:style-name="P43"><text:span text:style-name="T8">80</text:span></text:p>
                  <text:p text:style-name="P43"><text:span text:style-name="T8"/></text:p>
                  <text:p text:style-name="P43"><text:span text:style-name="T8"/></text:p>
                  <text:p text:style-name="P43"><text:span text:style-name="T8">80</text:span></text:p>
                </table:table-cell>
                <table:table-cell table:style-name="Tabela1.B2" office:value-type="string">
                  <text:p text:style-name="P43"><text:span text:style-name="T8">66,66</text:span></text:p>
                  <text:p text:style-name="P43"><text:span text:style-name="T8"/></text:p>
                  <text:p text:style-name="P43"><text:span text:style-name="T8"/></text:p>
                  <text:p text:style-name="P43"><text:span text:style-name="T8">66,66</text:span></text:p>
                </table:table-cell>
                <table:table-cell office:value-type="string">
                  <text:p text:style-name="P48"/>
                </table:table-cell>
                <table:table-cell office:value-type="string">
                  <text:p text:style-name="P43"/>
                </table:table-cell>
              </table:table-row>
              <table:table-row table:style-name="Tabela1.c17.2">
                <table:table-cell table:style-name="Tabela1.c16.5.2" office:value-type="string">
                  <text:p text:style-name="P26"><text:span text:style-name="T29">JANBCEG008</text:span></text:p>
                </table:table-cell>
                <table:table-cell table:style-name="Tabela1.c17.2.2" office:value-type="string">
                  <text:p text:style-name="P55">Gênese, constituição, propriedades e classificação de solos</text:p>
                </table:table-cell>
                <table:table-cell table:style-name="Tabela1.B2" office:value-type="string">
                  <text:p text:style-name="P26"><text:span text:style-name="T30">2</text:span><text:span text:style-name="T31">O</text:span></text:p>
                </table:table-cell>
                <table:table-cell table:style-name="Tabela1.B2" office:value-type="string">
                  <text:p text:style-name="P25">EAA</text:p>
                </table:table-cell>
                <table:table-cell table:style-name="Tabela1.c16.5.2" office:value-type="string">
                  <text:p text:style-name="P28">80</text:p>
                </table:table-cell>
                <table:table-cell table:style-name="Tabela1.c16.5.2" office:value-type="string">
                  <text:p text:style-name="P28">66:66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B2" office:value-type="string">
            <text:p text:style-name="P43"><text:span text:style-name="T20">2</text:span><text:span text:style-name="T21">O</text:span></text:p>
          </table:table-cell>
          <table:table-cell table:style-name="Tabela1.B2" table:number-columns-spanned="3" office:value-type="string">
            <text:p text:style-name="P44">JANBCAN009</text:p>
          </table:table-cell>
          <table:covered-table-cell/>
          <table:covered-table-cell/>
          <table:table-cell table:style-name="Tabela1.c1" office:value-type="string">
            <text:p text:style-name="P43"><text:span text:style-name="T8">MORFOLOGIA E ANATOMIA VEGETAL</text:span></text:p>
            <text:p text:style-name="P48"/>
          </table:table-cell>
          <table:table-cell table:style-name="Tabela1.c1" table:number-columns-spanned="3" office:value-type="string">
            <text:p text:style-name="P43"><text:span text:style-name="T8">80</text:span></text:p>
          </table:table-cell>
          <table:covered-table-cell/>
          <table:covered-table-cell/>
          <table:table-cell table:style-name="Tabela1.c1" table:number-columns-spanned="3" office:value-type="string">
            <text:p text:style-name="P43"><text:span text:style-name="T8">66,66</text:span></text:p>
          </table:table-cell>
          <table:covered-table-cell/>
          <table:covered-table-cell/>
          <table:table-cell table:style-name="Tabela1.L6" table:number-columns-spanned="4" office:value-type="string">
            <text:p text:style-name="P43"><text:span text:style-name="T23">1</text:span><text:span text:style-name="T35">O</text:span></text:p>
          </table:table-cell>
          <table:covered-table-cell/>
          <table:covered-table-cell/>
          <table:covered-table-cell/>
          <table:table-cell table:style-name="Tabela1.L6" table:number-columns-spanned="3" office:value-type="string">
            <text:p text:style-name="P43"><text:span text:style-name="T8">JANBCAN001</text:span></text:p>
          </table:table-cell>
          <table:covered-table-cell/>
          <table:covered-table-cell/>
          <table:table-cell table:style-name="Tabela1.L1" table:number-columns-spanned="4" office:value-type="string">
            <text:p text:style-name="P43"><text:span text:style-name="T8">CITOLOGIA</text:span></text:p>
          </table:table-cell>
          <table:covered-table-cell/>
          <table:covered-table-cell/>
          <table:covered-table-cell/>
          <table:table-cell table:style-name="Tabela1.L1" table:number-columns-spanned="3" office:value-type="string">
            <text:p text:style-name="P43"><text:span text:style-name="T36">60</text:span></text:p>
          </table:table-cell>
          <table:covered-table-cell/>
          <table:covered-table-cell/>
          <table:table-cell table:style-name="Tabela1.L1" table:number-columns-spanned="3" office:value-type="string">
            <text:p text:style-name="P43"><text:span text:style-name="T36">50</text:span></text:p>
          </table:table-cell>
          <table:covered-table-cell/>
          <table:covered-table-cell/>
          <table:table-cell table:style-name="Tabela1.B2" table:number-columns-spanned="3" office:value-type="string">
            <text:p text:style-name="P43"><text:span text:style-name="T8">JANBCAN118</text:span></text:p>
          </table:table-cell>
          <table:covered-table-cell/>
          <table:covered-table-cell/>
          <table:table-cell table:style-name="Tabela1.c1" table:number-columns-spanned="2" office:value-type="string">
            <text:p text:style-name="P43"><text:span text:style-name="T8">Anatomia vegetal */**</text:span></text:p>
          </table:table-cell>
          <table:covered-table-cell/>
          <table:table-cell table:style-name="Tabela1.B2" table:number-columns-spanned="5" office:value-type="string">
            <text:p text:style-name="P43"><text:span text:style-name="T27">2</text:span><text:span text:style-name="T28">O</text:span></text:p>
          </table:table-cell>
          <table:covered-table-cell/>
          <table:covered-table-cell/>
          <table:covered-table-cell/>
          <table:covered-table-cell/>
          <table:table-cell table:style-name="Tabela1.B2" table:number-columns-spanned="3" office:value-type="string">
            <text:p text:style-name="P43"><text:span text:style-name="T8">Agronomia</text:span></text:p>
          </table:table-cell>
          <table:covered-table-cell/>
          <table:covered-table-cell/>
          <table:table-cell table:style-name="Tabela1.B2" table:number-columns-spanned="4" office:value-type="string">
            <text:p text:style-name="P43"><text:span text:style-name="T8">60</text:span></text:p>
          </table:table-cell>
          <table:covered-table-cell/>
          <table:covered-table-cell/>
          <table:covered-table-cell/>
          <table:table-cell table:style-name="Tabela1.B2" table:number-columns-spanned="2" office:value-type="string">
            <text:p text:style-name="P43"><text:span text:style-name="T8">50</text:span></text:p>
          </table:table-cell>
          <table:covered-table-cell/>
          <table:table-cell office:value-type="string">
            <text:p text:style-name="P48"/>
          </table:table-cell>
          <table:table-cell office:value-type="string">
            <text:p text:style-name="P43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A19" office:value-type="string">
            <text:p text:style-name="P43"><text:span text:style-name="T20">2</text:span><text:span text:style-name="T21">O</text:span></text:p>
          </table:table-cell>
          <table:table-cell table:style-name="Tabela1.A19" table:number-columns-spanned="3" office:value-type="string">
            <text:p text:style-name="P44">JANBCAN011</text:p>
          </table:table-cell>
          <table:covered-table-cell/>
          <table:covered-table-cell/>
          <table:table-cell table:style-name="Tabela1.E19" office:value-type="string">
            <text:p text:style-name="P43"><text:span text:style-name="T8">DESENHO TÉCNICO AUXILIADO POR COMPUTADOR</text:span></text:p>
            <text:p text:style-name="P43"><text:span text:style-name="T44"/></text:p>
          </table:table-cell>
          <table:table-cell table:style-name="Tabela1.E19" table:number-columns-spanned="3" office:value-type="string">
            <text:p text:style-name="P43"><text:span text:style-name="T8">60</text:span></text:p>
          </table:table-cell>
          <table:covered-table-cell/>
          <table:covered-table-cell/>
          <table:table-cell table:style-name="Tabela1.E19" table:number-columns-spanned="3" office:value-type="string">
            <text:p text:style-name="P43"><text:span text:style-name="T8">50</text:span></text:p>
          </table:table-cell>
          <table:covered-table-cell/>
          <table:covered-table-cell/>
          <table:table-cell table:style-name="Tabela1.L19" table:number-columns-spanned="4" office:value-type="string">
            <text:p text:style-name="P56">--</text:p>
          </table:table-cell>
          <table:covered-table-cell/>
          <table:covered-table-cell/>
          <table:covered-table-cell/>
          <table:table-cell table:style-name="Tabela1.L19" table:number-columns-spanned="3" office:value-type="string">
            <text:p text:style-name="P56">--</text:p>
          </table:table-cell>
          <table:covered-table-cell/>
          <table:covered-table-cell/>
          <table:table-cell table:style-name="Tabela1.S19" table:number-columns-spanned="4" office:value-type="string">
            <text:p text:style-name="P56">--</text:p>
          </table:table-cell>
          <table:covered-table-cell/>
          <table:covered-table-cell/>
          <table:covered-table-cell/>
          <table:table-cell table:style-name="Tabela1.S19" table:number-columns-spanned="3" office:value-type="string">
            <text:p text:style-name="P56">--</text:p>
          </table:table-cell>
          <table:covered-table-cell/>
          <table:covered-table-cell/>
          <table:table-cell table:style-name="Tabela1.S19" table:number-columns-spanned="3" office:value-type="string">
            <text:p text:style-name="P57">--</text:p>
          </table:table-cell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.2"/>
              <table:table-column table:style-name="Tabela1.c3.3"/>
              <table:table-column table:style-name="Tabela1.c3.4"/>
              <table:table-column table:style-name="Tabela1.c3.5"/>
              <table:table-column table:style-name="Tabela1.c3.6"/>
              <table:table-column table:style-name="Tabela1.H"/>
              <table:table-column table:style-name="Tabela1.c3.8"/>
              <table:table-row table:style-name="Tabela1.c19.1">
                <table:table-cell table:style-name="Tabela1.A19" office:value-type="string">
                  <text:p text:style-name="P58">JANBCAN129</text:p>
                  <text:p text:style-name="P58"/>
                  <text:p text:style-name="P59"/>
                  <text:p text:style-name="P47"><text:span text:style-name="T8">JANBCAN131</text:span></text:p>
                </table:table-cell>
                <table:table-cell table:style-name="Tabela1.E19" office:value-type="string">
                  <text:p text:style-name="P43"><text:span text:style-name="T8">Desenho técnico *</text:span></text:p>
                  <text:p text:style-name="P43"><text:span text:style-name="T8"/></text:p>
                  <text:p text:style-name="P43"><text:span text:style-name="T8">Desenho Técnico e auxiliado por computador *</text:span></text:p>
                </table:table-cell>
                <table:table-cell table:style-name="Tabela1.A19" office:value-type="string">
                  <text:p text:style-name="P43"><text:span text:style-name="T27">1</text:span><text:span text:style-name="T28">O</text:span></text:p>
                  <text:p text:style-name="P60"/>
                  <text:p text:style-name="P61"/>
                  <text:p text:style-name="P43"><text:span text:style-name="T27">4</text:span><text:span text:style-name="T28">O</text:span></text:p>
                </table:table-cell>
                <table:table-cell table:style-name="Tabela1.A19" office:value-type="string">
                  <text:p text:style-name="P44"><text:span text:style-name="T8">Agronomia</text:span></text:p>
                  <text:p text:style-name="P44"/>
                  <text:p text:style-name="P44"/>
                  <text:p text:style-name="P48"/>
                  <text:p text:style-name="P43"><text:span text:style-name="T8">Agronomia</text:span></text:p>
                </table:table-cell>
                <table:table-cell table:style-name="Tabela1.A19" office:value-type="string">
                  <text:p text:style-name="P44">60</text:p>
                  <text:p text:style-name="P44"/>
                  <text:p text:style-name="P44"/>
                  <text:p text:style-name="P48"/>
                  <text:p text:style-name="P43"><text:span text:style-name="T8">40</text:span></text:p>
                </table:table-cell>
                <table:table-cell table:style-name="Tabela1.A19" office:value-type="string">
                  <text:p text:style-name="P44">50</text:p>
                  <text:p text:style-name="P44"/>
                  <text:p text:style-name="P44"/>
                  <text:p text:style-name="P48"/>
                  <text:p text:style-name="P43"><text:span text:style-name="T8">33,33</text:span></text:p>
                </table:table-cell>
                <table:table-cell office:value-type="string">
                  <text:p text:style-name="P48"/>
                </table:table-cell>
                <table:table-cell office:value-type="string">
                  <text:p text:style-name="P43"/>
                </table:table-cell>
              </table:table-row>
              <table:table-row table:style-name="Tabela1.c19.1">
                <table:table-cell table:style-name="Tabela1.A19" office:value-type="string">
                  <text:p text:style-name="P44">JANBCAN011</text:p>
                </table:table-cell>
                <table:table-cell table:style-name="Tabela1.E19" office:value-type="string">
                  <text:p text:style-name="P43"><text:span text:style-name="T8">Desenho Técnico e auxiliado por computador**</text:span></text:p>
                </table:table-cell>
                <table:table-cell table:style-name="Tabela1.A19" office:value-type="string">
                  <text:p text:style-name="P43"><text:span text:style-name="T27">2</text:span><text:span text:style-name="T28">O</text:span></text:p>
                </table:table-cell>
                <table:table-cell table:style-name="Tabela1.A19" office:value-type="string">
                  <text:p text:style-name="P43"><text:span text:style-name="T8">Agronomia</text:span></text:p>
                </table:table-cell>
                <table:table-cell table:style-name="Tabela1.A19" office:value-type="string">
                  <text:p text:style-name="P43"><text:span text:style-name="T8">60</text:span></text:p>
                </table:table-cell>
                <table:table-cell table:style-name="Tabela1.A19" office:value-type="string">
                  <text:p text:style-name="P43"><text:span text:style-name="T8">50</text:span></text:p>
                </table:table-cell>
                <table:table-cell office:value-type="string">
                  <text:p text:style-name="P48"/>
                </table:table-cell>
                <table:table-cell office:value-type="string">
                  <text:p text:style-name="P43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m2" office:value-type="string">
            <text:p text:style-name="P48"/>
          </table:table-cell>
          <table:table-cell table:style-name="Tabela1.m2" table:number-columns-spanned="3" office:value-type="string">
            <text:p text:style-name="P48"/>
          </table:table-cell>
          <table:covered-table-cell/>
          <table:covered-table-cell/>
          <table:table-cell table:style-name="Tabela1.E20" office:value-type="string">
            <text:p text:style-name="P48"/>
          </table:table-cell>
          <table:table-cell table:style-name="Tabela1.E20" table:number-columns-spanned="3" office:value-type="string">
            <text:p text:style-name="P48"/>
          </table:table-cell>
          <table:covered-table-cell/>
          <table:covered-table-cell/>
          <table:table-cell table:style-name="Tabela1.E20" table:number-columns-spanned="3" office:value-type="string">
            <text:p text:style-name="P48"/>
          </table:table-cell>
          <table:covered-table-cell/>
          <table:covered-table-cell/>
          <table:table-cell table:style-name="Tabela1.L20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ela1.L20" table:number-columns-spanned="3" office:value-type="string">
            <text:p text:style-name="P48"/>
          </table:table-cell>
          <table:covered-table-cell/>
          <table:covered-table-cell/>
          <table:table-cell table:style-name="Tabela1.S20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ela1.S20" table:number-columns-spanned="3" office:value-type="string">
            <text:p text:style-name="P48"/>
          </table:table-cell>
          <table:covered-table-cell/>
          <table:covered-table-cell/>
          <table:table-cell table:style-name="Tabela1.S20" table:number-columns-spanned="3" office:value-type="string">
            <text:p text:style-name="P48"/>
          </table:table-cell>
          <table:covered-table-cell/>
          <table:covered-table-cell/>
          <table:table-cell table:style-name="Tabela1.B2" table:number-columns-spanned="3" office:value-type="string">
            <text:p text:style-name="P25">JANBCEG006</text:p>
          </table:table-cell>
          <table:covered-table-cell/>
          <table:covered-table-cell/>
          <table:table-cell table:style-name="Tabela1.c1" table:number-columns-spanned="2" office:value-type="string">
            <text:p text:style-name="P25">Desenho auxiliado por computador</text:p>
          </table:table-cell>
          <table:covered-table-cell/>
          <table:table-cell table:style-name="Tabela1.B2" table:number-columns-spanned="5" office:value-type="string">
            <text:p text:style-name="P43"><text:span text:style-name="T27">1</text:span><text:span text:style-name="T28">O</text:span></text:p>
            <text:p text:style-name="P25"/>
          </table:table-cell>
          <table:covered-table-cell/>
          <table:covered-table-cell/>
          <table:covered-table-cell/>
          <table:covered-table-cell/>
          <table:table-cell table:style-name="Tabela1.B2" table:number-columns-spanned="3" office:value-type="string">
            <text:p text:style-name="P25">EAA</text:p>
          </table:table-cell>
          <table:covered-table-cell/>
          <table:covered-table-cell/>
          <table:table-cell table:style-name="Tabela1.B2" table:number-columns-spanned="4" office:value-type="string">
            <text:p text:style-name="P27">60</text:p>
          </table:table-cell>
          <table:covered-table-cell/>
          <table:covered-table-cell/>
          <table:covered-table-cell/>
          <table:table-cell table:style-name="Tabela1.B2" table:number-columns-spanned="2" office:value-type="string">
            <text:p text:style-name="P28">50</text:p>
          </table:table-cell>
          <table:covered-table-cell/>
          <table:table-cell office:value-type="string">
            <text:p text:style-name="P28"/>
          </table:table-cell>
          <table:table-cell office:value-type="string">
            <text:p text:style-name="P29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21">
          <table:table-cell table:style-name="Tabela1.B2" table:number-columns-spanned="3" office:value-type="string">
            <text:p text:style-name="P32"/>
          </table:table-cell>
          <table:covered-table-cell/>
          <table:covered-table-cell/>
          <table:table-cell table:style-name="Tabela1.c1" table:number-columns-spanned="2" office:value-type="string">
            <text:p text:style-name="P18">TOTAL</text:p>
          </table:table-cell>
          <table:covered-table-cell/>
          <table:table-cell table:style-name="Tabela1.c1" table:number-columns-spanned="2" office:value-type="string">
            <text:p text:style-name="P42">460</text:p>
          </table:table-cell>
          <table:covered-table-cell/>
          <table:table-cell table:style-name="Tabela1.c1" table:number-columns-spanned="4" office:value-type="string">
            <text:p text:style-name="P42">383,31</text:p>
          </table:table-cell>
          <table:covered-table-cell/>
          <table:covered-table-cell/>
          <table:covered-table-cell/>
          <table:table-cell table:style-name="Tabela1.L6" table:number-columns-spanned="3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18"/>
          </table:table-cell>
        </table:table-row>
        <table:table-row table:style-name="Tabela1.1">
          <table:table-cell table:style-name="Tabela1.A1" table:number-columns-spanned="13" office:value-type="string">
            <text:p text:style-name="P4">COMPONENTES CURRICULARES</text:p>
            <text:p text:style-name="P4">(Matriz atual – válida a partir de 1/2010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1" table:number-columns-spanned="14" office:value-type="string">
            <text:p text:style-name="P5">PRÉ-REQUISI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c1" table:number-columns-spanned="20" office:value-type="string">
            <text:p text:style-name="P5">EQUIVALÊNCIA COM A MATRIZ DA AGRONOMIA 2008 e 2009 E DISCIPLINAS DE OUTROS CURSOS DO IFNMG - JANUÁRIA</text:p>
            <text:p text:style-name="P5">(Matriz curricular AGRONOMIA 2008 <text:s/>– válida de 1/2008 a 2/2008)*</text:p>
            <text:p text:style-name="P5"><text:s text:c="2"/>(Matriz curricular AGRONOMIA 2009 <text:s/>– válida de 1/2009 a 2/2009)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5"/>
          </table:table-cell>
          <table:table-cell office:value-type="string">
            <text:p text:style-name="P6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A2" office:value-type="string">
            <text:p text:style-name="P5">Período</text:p>
          </table:table-cell>
          <table:table-cell table:style-name="Tabela1.B2" table:number-columns-spanned="3" office:value-type="string">
            <text:p text:style-name="P5">Código</text:p>
          </table:table-cell>
          <table:covered-table-cell/>
          <table:covered-table-cell/>
          <table:table-cell table:style-name="Tabela1.E2" table:number-columns-spanned="2" office:value-type="string">
            <text:p text:style-name="P7">Denominação</text:p>
          </table:table-cell>
          <table:covered-table-cell/>
          <table:table-cell table:style-name="Tabela1.E2" table:number-columns-spanned="3" office:value-type="string">
            <text:p text:style-name="P8">CH h/a</text:p>
          </table:table-cell>
          <table:covered-table-cell/>
          <table:covered-table-cell/>
          <table:table-cell table:style-name="Tabela1.E2" table:number-columns-spanned="4" office:value-type="string">
            <text:p text:style-name="P14">CH hora</text:p>
          </table:table-cell>
          <table:covered-table-cell/>
          <table:covered-table-cell/>
          <table:covered-table-cell/>
          <table:table-cell table:style-name="Tabela1.L2" table:number-columns-spanned="3" office:value-type="string">
            <text:p text:style-name="P11">Período</text:p>
          </table:table-cell>
          <table:covered-table-cell/>
          <table:covered-table-cell/>
          <table:table-cell table:style-name="Tabela1.L2" office:value-type="string">
            <text:p text:style-name="P11">Código</text:p>
          </table:table-cell>
          <table:table-cell table:style-name="Tabela1.S2" table:number-columns-spanned="4" office:value-type="string">
            <text:p text:style-name="P12">Denominação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13">CH h/a</text:p>
          </table:table-cell>
          <table:covered-table-cell/>
          <table:covered-table-cell/>
          <table:covered-table-cell/>
          <table:table-cell table:style-name="Tabela1.S2" table:number-columns-spanned="2" office:value-type="string">
            <text:p text:style-name="P13">CH hora</text:p>
          </table:table-cell>
          <table:covered-table-cell/>
          <table:table-cell table:style-name="Tabela1.c2" table:number-columns-spanned="4" office:value-type="string">
            <text:p text:style-name="P5">Código</text:p>
          </table:table-cell>
          <table:covered-table-cell/>
          <table:covered-table-cell/>
          <table:covered-table-cell/>
          <table:table-cell table:style-name="Tabela1.E2" office:value-type="string">
            <text:p text:style-name="P7">Denominação</text:p>
          </table:table-cell>
          <table:table-cell table:style-name="Tabela1.c2" table:number-columns-spanned="4" office:value-type="string">
            <text:p text:style-name="P5">Período</text:p>
          </table:table-cell>
          <table:covered-table-cell/>
          <table:covered-table-cell/>
          <table:covered-table-cell/>
          <table:table-cell table:style-name="Tabela1.m2" table:number-columns-spanned="4" office:value-type="string">
            <text:p text:style-name="P5">curso</text:p>
          </table:table-cell>
          <table:covered-table-cell/>
          <table:covered-table-cell/>
          <table:covered-table-cell/>
          <table:table-cell table:style-name="Tabela1.B2" table:number-columns-spanned="3" office:value-type="string">
            <text:p text:style-name="P14">CH h/a</text:p>
          </table:table-cell>
          <table:covered-table-cell/>
          <table:covered-table-cell/>
          <table:table-cell table:style-name="Tabela1.B2" table:number-columns-spanned="4" office:value-type="string">
            <text:p text:style-name="P14">CH hora</text:p>
          </table:table-cell>
          <table:covered-table-cell/>
          <table:covered-table-cell/>
          <table:covered-table-cell/>
          <table:table-cell office:value-type="string">
            <text:p text:style-name="P14"/>
          </table:table-cell>
          <table:table-cell office:value-type="string">
            <text:p text:style-name="P15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c2" office:value-type="string">
            <text:p text:style-name="P43"><text:span text:style-name="T20">3</text:span><text:span text:style-name="T21">O</text:span></text:p>
          </table:table-cell>
          <table:table-cell table:style-name="Tabela1.m2" table:number-columns-spanned="3" office:value-type="string">
            <text:p text:style-name="P44">JANBCAN016</text:p>
          </table:table-cell>
          <table:covered-table-cell/>
          <table:covered-table-cell/>
          <table:table-cell table:style-name="Tabela1.E2" table:number-columns-spanned="2" office:value-type="string">
            <text:p text:style-name="P43"><text:span text:style-name="T8">BIOQUÍMICA</text:span></text:p>
          </table:table-cell>
          <table:covered-table-cell/>
          <table:table-cell table:style-name="Tabela1.E2" table:number-columns-spanned="3" office:value-type="string">
            <text:p text:style-name="P43"><text:span text:style-name="T8">80</text:span></text:p>
          </table:table-cell>
          <table:covered-table-cell/>
          <table:covered-table-cell/>
          <table:table-cell table:style-name="Tabela1.E2" table:number-columns-spanned="4" office:value-type="string">
            <text:p text:style-name="P43"><text:span text:style-name="T8">66,66</text:span></text:p>
          </table:table-cell>
          <table:covered-table-cell/>
          <table:covered-table-cell/>
          <table:covered-table-cell/>
          <table:table-cell table:style-name="Tabela1.L2" table:number-columns-spanned="3" office:value-type="string">
            <text:p text:style-name="P43"><text:span text:style-name="T20">1</text:span><text:span text:style-name="T21">O </text:span></text:p>
          </table:table-cell>
          <table:covered-table-cell/>
          <table:covered-table-cell/>
          <table:table-cell table:style-name="Tabela1.L2" office:value-type="string">
            <text:p text:style-name="P43"><text:span text:style-name="T8">JANBCAN001</text:span></text:p>
          </table:table-cell>
          <table:table-cell table:style-name="Tabela1.S2" table:number-columns-spanned="4" office:value-type="string">
            <text:p text:style-name="P43"><text:span text:style-name="T8">CITOLOGIA</text:span>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43"><text:span text:style-name="T8">60</text:span></text:p>
          </table:table-cell>
          <table:covered-table-cell/>
          <table:covered-table-cell/>
          <table:covered-table-cell/>
          <table:table-cell table:style-name="Tabela1.S2" table:number-columns-spanned="2" office:value-type="string">
            <text:p text:style-name="P43"><text:span text:style-name="T8">50</text:span></text:p>
          </table:table-cell>
          <table:covered-table-cell/>
          <table:table-cell table:style-name="Tabela1.c2" table:number-columns-spanned="4" office:value-type="string">
            <text:p text:style-name="P47"><text:span text:style-name="T8">JANBCAN016</text:span></text:p>
          </table:table-cell>
          <table:covered-table-cell/>
          <table:covered-table-cell/>
          <table:covered-table-cell/>
          <table:table-cell table:style-name="Tabela1.E2" office:value-type="string">
            <text:p text:style-name="P43"><text:span text:style-name="T8">Bioquímica */**</text:span></text:p>
          </table:table-cell>
          <table:table-cell table:style-name="Tabela1.c2" table:number-columns-spanned="4" office:value-type="string">
            <text:p text:style-name="P43"><text:span text:style-name="T20">3</text:span><text:span text:style-name="T21">O</text:span></text:p>
          </table:table-cell>
          <table:covered-table-cell/>
          <table:covered-table-cell/>
          <table:covered-table-cell/>
          <table:table-cell table:style-name="Tabela1.c2" table:number-columns-spanned="4" office:value-type="string">
            <text:p text:style-name="P43"><text:span text:style-name="T8">Agronomia</text:span></text:p>
          </table:table-cell>
          <table:covered-table-cell/>
          <table:covered-table-cell/>
          <table:covered-table-cell/>
          <table:table-cell table:style-name="Tabela1.A2" table:number-columns-spanned="3" office:value-type="string">
            <text:p text:style-name="P43"><text:span text:style-name="T8">80</text:span></text:p>
          </table:table-cell>
          <table:covered-table-cell/>
          <table:covered-table-cell/>
          <table:table-cell table:style-name="Tabela1.B2" table:number-columns-spanned="4" office:value-type="string">
            <text:p text:style-name="P43"><text:span text:style-name="T8">66,66</text:span></text:p>
          </table:table-cell>
          <table:covered-table-cell/>
          <table:covered-table-cell/>
          <table:covered-table-cell/>
          <table:table-cell office:value-type="string">
            <text:p text:style-name="P48"/>
          </table:table-cell>
          <table:table-cell office:value-type="string">
            <text:p text:style-name="P49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c2" office:value-type="string">
            <text:p text:style-name="P43"><text:span text:style-name="T20">3</text:span><text:span text:style-name="T21">O</text:span></text:p>
          </table:table-cell>
          <table:table-cell table:style-name="Tabela1.m2" table:number-columns-spanned="3" office:value-type="string">
            <text:p text:style-name="P44">JANBCAN020</text:p>
          </table:table-cell>
          <table:covered-table-cell/>
          <table:covered-table-cell/>
          <table:table-cell table:style-name="Tabela1.E2" table:number-columns-spanned="2" office:value-type="string">
            <text:p text:style-name="P43"><text:span text:style-name="T8">INTRODUÇÃO A ESTATÍSTICA</text:span></text:p>
            <text:p text:style-name="P48"/>
          </table:table-cell>
          <table:covered-table-cell/>
          <table:table-cell table:style-name="Tabela1.E2" table:number-columns-spanned="3" office:value-type="string">
            <text:p text:style-name="P43"><text:span text:style-name="T8">40</text:span></text:p>
          </table:table-cell>
          <table:covered-table-cell/>
          <table:covered-table-cell/>
          <table:table-cell table:style-name="Tabela1.E2" table:number-columns-spanned="4" office:value-type="string">
            <text:p text:style-name="P43"><text:span text:style-name="T8">33,33</text:span></text:p>
          </table:table-cell>
          <table:covered-table-cell/>
          <table:covered-table-cell/>
          <table:covered-table-cell/>
          <table:table-cell table:style-name="Tabela1.L2" table:number-columns-spanned="3" office:value-type="string">
            <text:p text:style-name="P43"><text:span text:style-name="T45">--</text:span></text:p>
          </table:table-cell>
          <table:covered-table-cell/>
          <table:covered-table-cell/>
          <table:table-cell table:style-name="Tabela1.L2" office:value-type="string">
            <text:p text:style-name="P56">--</text:p>
          </table:table-cell>
          <table:table-cell table:style-name="Tabela1.S2" table:number-columns-spanned="4" office:value-type="string">
            <text:p text:style-name="P43"><text:span text:style-name="T40">--</text:span>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43"><text:span text:style-name="T40">--</text:span></text:p>
          </table:table-cell>
          <table:covered-table-cell/>
          <table:covered-table-cell/>
          <table:covered-table-cell/>
          <table:table-cell table:style-name="Tabela1.S2" table:number-columns-spanned="2" office:value-type="string">
            <text:p text:style-name="P43"><text:span text:style-name="T40">--</text:span></text:p>
          </table:table-cell>
          <table:covered-table-cell/>
          <table:table-cell table:number-columns-spanned="22">
            <table:table table:is-sub-table="true">
              <table:table-column table:style-name="Tabela1.b25.1"/>
              <table:table-column table:style-name="Tabela1.b25.2"/>
              <table:table-column table:style-name="Tabela1.b25.3"/>
              <table:table-column table:style-name="Tabela1.b25.4"/>
              <table:table-column table:style-name="Tabela1.b25.5"/>
              <table:table-column table:style-name="Tabela1.b25.6"/>
              <table:table-column table:style-name="Tabela1.H"/>
              <table:table-column table:style-name="Tabela1.c3.8"/>
              <table:table-row table:style-name="Tabela1.1">
                <table:table-cell table:style-name="Tabela1.c2" office:value-type="string">
                  <text:p text:style-name="P43"><text:span text:style-name="T8">JANBCAN123</text:span></text:p>
                </table:table-cell>
                <table:table-cell table:style-name="Tabela1.E2" office:value-type="string">
                  <text:p text:style-name="P43"><text:span text:style-name="T8">Estatística */**</text:span></text:p>
                </table:table-cell>
                <table:table-cell table:style-name="Tabela1.c2" office:value-type="string">
                  <text:p text:style-name="P43"><text:span text:style-name="T20">3</text:span><text:span text:style-name="T21">O</text:span></text:p>
                </table:table-cell>
                <table:table-cell table:style-name="Tabela1.c2" office:value-type="string">
                  <text:p text:style-name="P43"><text:span text:style-name="T8">Agronomia</text:span></text:p>
                </table:table-cell>
                <table:table-cell table:style-name="Tabela1.c2" office:value-type="string">
                  <text:p text:style-name="P43"><text:span text:style-name="T8">60</text:span></text:p>
                </table:table-cell>
                <table:table-cell table:style-name="Tabela1.m2" office:value-type="string">
                  <text:p text:style-name="P43"><text:span text:style-name="T8">50</text:span></text:p>
                </table:table-cell>
                <table:table-cell office:value-type="string">
                  <text:p text:style-name="P48"/>
                </table:table-cell>
                <table:table-cell office:value-type="string">
                  <text:p text:style-name="P43"/>
                </table:table-cell>
              </table:table-row>
              <table:table-row table:style-name="Tabela1.1">
                <table:table-cell table:style-name="Tabela1.c2" office:value-type="string">
                  <text:p text:style-name="P62">BAD10</text:p>
                </table:table-cell>
                <table:table-cell table:style-name="Tabela1.E2" office:value-type="string">
                  <text:p text:style-name="P62">Estatística Aplicada a Negócios</text:p>
                </table:table-cell>
                <table:table-cell table:style-name="Tabela1.c2" office:value-type="string">
                  <text:p text:style-name="P62"/>
                </table:table-cell>
                <table:table-cell table:style-name="Tabela1.c2" office:value-type="string">
                  <text:p text:style-name="P62">Administração</text:p>
                </table:table-cell>
                <table:table-cell table:style-name="Tabela1.c2" office:value-type="string">
                  <text:p text:style-name="P63">80</text:p>
                </table:table-cell>
                <table:table-cell table:style-name="Tabela1.m2" office:value-type="string">
                  <text:p text:style-name="P63">66,66</text:p>
                </table:table-cell>
                <table:table-cell office:value-type="string">
                  <text:p text:style-name="P63"/>
                </table:table-cell>
                <table:table-cell office:value-type="string">
                  <text:p text:style-name="P64"/>
                </table:table-cell>
              </table:table-row>
              <table:table-row table:style-name="Tabela1.1">
                <table:table-cell table:style-name="Tabela1.c2" office:value-type="string">
                  <text:p text:style-name="P62">JANBCEG018</text:p>
                </table:table-cell>
                <table:table-cell table:style-name="Tabela1.E2" office:value-type="string">
                  <text:p text:style-name="P62">Introdução à Estatística</text:p>
                </table:table-cell>
                <table:table-cell table:style-name="Tabela1.c2" office:value-type="string">
                  <text:p text:style-name="P26"><text:span text:style-name="T46">3</text:span><text:span text:style-name="T47">O</text:span></text:p>
                </table:table-cell>
                <table:table-cell table:style-name="Tabela1.c2" office:value-type="string">
                  <text:p text:style-name="P62">EAA</text:p>
                </table:table-cell>
                <table:table-cell table:style-name="Tabela1.c2" office:value-type="string">
                  <text:p text:style-name="P63">40</text:p>
                </table:table-cell>
                <table:table-cell table:style-name="Tabela1.m2" office:value-type="string">
                  <text:p text:style-name="P63">33,33</text:p>
                </table:table-cell>
                <table:table-cell office:value-type="string">
                  <text:p text:style-name="P63"/>
                </table:table-cell>
                <table:table-cell office:value-type="string">
                  <text:p text:style-name="P64"/>
                </table:table-cell>
              </table:table-row>
              <table:table-row table:style-name="Tabela1.1">
                <table:table-cell table:style-name="Tabela1.c2" office:value-type="string">
                  <text:p text:style-name="P62">MAT225</text:p>
                </table:table-cell>
                <table:table-cell table:style-name="Tabela1.E2" office:value-type="string">
                  <text:p text:style-name="P62">Fundamentos da Estatística</text:p>
                </table:table-cell>
                <table:table-cell table:style-name="Tabela1.c2" office:value-type="string">
                  <text:p text:style-name="P62"/>
                </table:table-cell>
                <table:table-cell table:style-name="Tabela1.c2" office:value-type="string">
                  <text:p text:style-name="P62">Biologia</text:p>
                </table:table-cell>
                <table:table-cell table:style-name="Tabela1.c2" office:value-type="string">
                  <text:p text:style-name="P63">40</text:p>
                </table:table-cell>
                <table:table-cell table:style-name="Tabela1.m2" office:value-type="string">
                  <text:p text:style-name="P63">33,33</text:p>
                </table:table-cell>
                <table:table-cell office:value-type="string">
                  <text:p text:style-name="P63"/>
                </table:table-cell>
                <table:table-cell office:value-type="string">
                  <text:p text:style-name="P64"/>
                </table:table-cell>
              </table:table-row>
              <table:table-row table:style-name="Tabela1.1">
                <table:table-cell table:style-name="Tabela1.c2" office:value-type="string">
                  <text:p text:style-name="P62">MAT220</text:p>
                </table:table-cell>
                <table:table-cell table:style-name="Tabela1.E2" office:value-type="string">
                  <text:p text:style-name="P62">Introdução à Estatística</text:p>
                </table:table-cell>
                <table:table-cell table:style-name="Tabela1.c2" office:value-type="string">
                  <text:p text:style-name="P62"/>
                </table:table-cell>
                <table:table-cell table:style-name="Tabela1.c2" office:value-type="string">
                  <text:p text:style-name="P62">Física</text:p>
                </table:table-cell>
                <table:table-cell table:style-name="Tabela1.c2" office:value-type="string">
                  <text:p text:style-name="P63">40</text:p>
                </table:table-cell>
                <table:table-cell table:style-name="Tabela1.m2" office:value-type="string">
                  <text:p text:style-name="P63">33,33</text:p>
                </table:table-cell>
                <table:table-cell office:value-type="string">
                  <text:p text:style-name="P63"/>
                </table:table-cell>
                <table:table-cell office:value-type="string">
                  <text:p text:style-name="P64"/>
                </table:table-cell>
              </table:table-row>
              <table:table-row table:style-name="Tabela1.1">
                <table:table-cell table:style-name="Tabela1.c2" office:value-type="string">
                  <text:p text:style-name="P62">MAT221</text:p>
                </table:table-cell>
                <table:table-cell table:style-name="Tabela1.E2" office:value-type="string">
                  <text:p text:style-name="P62">Estatística</text:p>
                </table:table-cell>
                <table:table-cell table:style-name="Tabela1.c2" office:value-type="string">
                  <text:p text:style-name="P62"/>
                </table:table-cell>
                <table:table-cell table:style-name="Tabela1.c2" office:value-type="string">
                  <text:p text:style-name="P62">Matemática</text:p>
                </table:table-cell>
                <table:table-cell table:style-name="Tabela1.c2" office:value-type="string">
                  <text:p text:style-name="P63">80</text:p>
                </table:table-cell>
                <table:table-cell table:style-name="Tabela1.m2" office:value-type="string">
                  <text:p text:style-name="P63">66,66</text:p>
                </table:table-cell>
                <table:table-cell office:value-type="string">
                  <text:p text:style-name="P63"/>
                </table:table-cell>
                <table:table-cell office:value-type="string">
                  <text:p text:style-name="P64"/>
                </table:table-cell>
              </table:table-row>
              <table:table-row table:style-name="Tabela1.1">
                <table:table-cell table:style-name="Tabela1.c2" office:value-type="string">
                  <text:p text:style-name="P62">TADS18</text:p>
                </table:table-cell>
                <table:table-cell table:style-name="Tabela1.E2" office:value-type="string">
                  <text:p text:style-name="P62">Estatística</text:p>
                </table:table-cell>
                <table:table-cell table:style-name="Tabela1.c2" office:value-type="string">
                  <text:p text:style-name="P62"/>
                </table:table-cell>
                <table:table-cell table:style-name="Tabela1.c2" office:value-type="string">
                  <text:p text:style-name="P62">TADS</text:p>
                </table:table-cell>
                <table:table-cell table:style-name="Tabela1.c2" office:value-type="string">
                  <text:p text:style-name="P63">40</text:p>
                </table:table-cell>
                <table:table-cell table:style-name="Tabela1.m2" office:value-type="string">
                  <text:p text:style-name="P63">33,33</text:p>
                </table:table-cell>
                <table:table-cell office:value-type="string">
                  <text:p text:style-name="P63"/>
                </table:table-cell>
                <table:table-cell office:value-type="string">
                  <text:p text:style-name="P64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c2" office:value-type="string">
            <text:p text:style-name="P43"><text:span text:style-name="T20">3</text:span><text:span text:style-name="T21">O</text:span></text:p>
          </table:table-cell>
          <table:table-cell table:style-name="Tabela1.m2" table:number-columns-spanned="3" office:value-type="string">
            <text:p text:style-name="P44">JANBCAN017</text:p>
          </table:table-cell>
          <table:covered-table-cell/>
          <table:covered-table-cell/>
          <table:table-cell table:style-name="Tabela1.E2" table:number-columns-spanned="2" office:value-type="string">
            <text:p text:style-name="P43"><text:span text:style-name="T8">METEOROLOGIA E CLIMATOLOGIA </text:span></text:p>
          </table:table-cell>
          <table:covered-table-cell/>
          <table:table-cell table:style-name="Tabela1.E2" table:number-columns-spanned="3" office:value-type="string">
            <text:p text:style-name="P43"><text:span text:style-name="T8">60</text:span></text:p>
          </table:table-cell>
          <table:covered-table-cell/>
          <table:covered-table-cell/>
          <table:table-cell table:style-name="Tabela1.E2" table:number-columns-spanned="4" office:value-type="string">
            <text:p text:style-name="P43"><text:span text:style-name="T8">50</text:span></text:p>
          </table:table-cell>
          <table:covered-table-cell/>
          <table:covered-table-cell/>
          <table:covered-table-cell/>
          <table:table-cell table:style-name="Tabela1.L2" table:number-columns-spanned="3" office:value-type="string">
            <text:p text:style-name="P43"><text:span text:style-name="T48">--</text:span></text:p>
          </table:table-cell>
          <table:covered-table-cell/>
          <table:covered-table-cell/>
          <table:table-cell table:style-name="Tabela1.L2" office:value-type="string">
            <text:p text:style-name="P65">--</text:p>
          </table:table-cell>
          <table:table-cell table:style-name="Tabela1.S2" table:number-columns-spanned="4" office:value-type="string">
            <text:p text:style-name="P43"><text:span text:style-name="T8">--</text:span>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43"><text:span text:style-name="T8">--</text:span></text:p>
          </table:table-cell>
          <table:covered-table-cell/>
          <table:covered-table-cell/>
          <table:covered-table-cell/>
          <table:table-cell table:style-name="Tabela1.S2" table:number-columns-spanned="2" office:value-type="string">
            <text:p text:style-name="P43"><text:span text:style-name="T8">--</text:span></text:p>
          </table:table-cell>
          <table:covered-table-cell/>
          <table:table-cell table:number-columns-spanned="22">
            <table:table table:is-sub-table="true">
              <table:table-column table:style-name="Tabela1.b25.1"/>
              <table:table-column table:style-name="Tabela1.b25.2"/>
              <table:table-column table:style-name="Tabela1.b25.3"/>
              <table:table-column table:style-name="Tabela1.b25.4"/>
              <table:table-column table:style-name="Tabela1.b25.5"/>
              <table:table-column table:style-name="Tabela1.b25.6"/>
              <table:table-column table:style-name="Tabela1.H"/>
              <table:table-column table:style-name="Tabela1.c3.8"/>
              <table:table-row table:style-name="Tabela1.1">
                <table:table-cell table:style-name="Tabela1.c2" office:value-type="string">
                  <text:p text:style-name="P43"><text:span text:style-name="T8">JANBCAN122</text:span></text:p>
                </table:table-cell>
                <table:table-cell table:style-name="Tabela1.E2" office:value-type="string">
                  <text:p text:style-name="P43"><text:span text:style-name="T8">Meteorologia e <text:s/>climatologia agrícola */**</text:span></text:p>
                </table:table-cell>
                <table:table-cell table:style-name="Tabela1.c2" office:value-type="string">
                  <text:p text:style-name="P43"><text:span text:style-name="T20">3</text:span><text:span text:style-name="T21">O</text:span></text:p>
                </table:table-cell>
                <table:table-cell table:style-name="Tabela1.c2" office:value-type="string">
                  <text:p text:style-name="P20"><text:span text:style-name="T49">Agronomia</text:span></text:p>
                </table:table-cell>
                <table:table-cell table:style-name="Tabela1.c2" office:value-type="string">
                  <text:p text:style-name="P43"><text:span text:style-name="T8">60</text:span></text:p>
                </table:table-cell>
                <table:table-cell table:style-name="Tabela1.m2" office:value-type="string">
                  <text:p text:style-name="P43"><text:span text:style-name="T8">50</text:span></text:p>
                </table:table-cell>
                <table:table-cell office:value-type="string">
                  <text:p text:style-name="P48"/>
                </table:table-cell>
                <table:table-cell office:value-type="string">
                  <text:p text:style-name="P43"/>
                </table:table-cell>
              </table:table-row>
              <table:table-row table:style-name="Tabela1.1">
                <table:table-cell table:style-name="Tabela1.c2" office:value-type="string">
                  <text:p text:style-name="P62">JANBCEG017</text:p>
                </table:table-cell>
                <table:table-cell table:style-name="Tabela1.E2" office:value-type="string">
                  <text:p text:style-name="P62">Meteorologia e Climatologia</text:p>
                </table:table-cell>
                <table:table-cell table:style-name="Tabela1.c2" office:value-type="string">
                  <text:p text:style-name="P26"><text:span text:style-name="T46">3</text:span><text:span text:style-name="T47">O</text:span></text:p>
                </table:table-cell>
                <table:table-cell table:style-name="Tabela1.c2" office:value-type="string">
                  <text:p text:style-name="P62">EAA</text:p>
                </table:table-cell>
                <table:table-cell table:style-name="Tabela1.c2" office:value-type="string">
                  <text:p text:style-name="P27">60</text:p>
                </table:table-cell>
                <table:table-cell table:style-name="Tabela1.m2" office:value-type="string">
                  <text:p text:style-name="P63">50,00</text:p>
                </table:table-cell>
                <table:table-cell office:value-type="string">
                  <text:p text:style-name="P63"/>
                </table:table-cell>
                <table:table-cell office:value-type="string">
                  <text:p text:style-name="P64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B2" office:value-type="string">
            <text:p text:style-name="P43"><text:span text:style-name="T20">3</text:span><text:span text:style-name="T21">O</text:span></text:p>
          </table:table-cell>
          <table:table-cell table:style-name="Tabela1.B2" table:number-columns-spanned="3" office:value-type="string">
            <text:p text:style-name="P44">JANBCAN021</text:p>
          </table:table-cell>
          <table:covered-table-cell/>
          <table:covered-table-cell/>
          <table:table-cell table:style-name="Tabela1.c1" table:number-columns-spanned="2" office:value-type="string">
            <text:p text:style-name="P43"><text:span text:style-name="T50">QUÍMICA ANALÍTICA </text:span></text:p>
            <text:p text:style-name="P43"/>
            <text:p text:style-name="P43"/>
          </table:table-cell>
          <table:covered-table-cell/>
          <table:table-cell table:style-name="Tabela1.c1" table:number-columns-spanned="3" office:value-type="string">
            <text:p text:style-name="P43"><text:span text:style-name="T36">80</text:span></text:p>
            <text:p text:style-name="P43"><text:span text:style-name="T36"/></text:p>
            <text:p text:style-name="P43"><text:span text:style-name="T36"/></text:p>
          </table:table-cell>
          <table:covered-table-cell/>
          <table:covered-table-cell/>
          <table:table-cell table:style-name="Tabela1.c1" table:number-columns-spanned="4" office:value-type="string">
            <text:p text:style-name="P43"><text:span text:style-name="T36">66,66</text:span></text:p>
          </table:table-cell>
          <table:covered-table-cell/>
          <table:covered-table-cell/>
          <table:covered-table-cell/>
          <table:table-cell table:style-name="Tabela1.L6" table:number-columns-spanned="3" office:value-type="string">
            <text:p text:style-name="P43"><text:span text:style-name="T27">1</text:span><text:span text:style-name="T28">O </text:span></text:p>
          </table:table-cell>
          <table:covered-table-cell/>
          <table:covered-table-cell/>
          <table:table-cell table:style-name="Tabela1.L6" office:value-type="string">
            <text:p text:style-name="P43"><text:span text:style-name="T8">JANBCAN007</text:span></text:p>
          </table:table-cell>
          <table:table-cell table:style-name="Tabela1.L1" table:number-columns-spanned="4" office:value-type="string">
            <text:p text:style-name="P43"><text:span text:style-name="T36">QUÍMICA GERAL</text:span></text:p>
            <text:p text:style-name="P43"><text:span text:style-name="T41">Ou </text:span></text:p>
            <text:p text:style-name="P43"><text:span text:style-name="T36">QUÍMICA GERAL I</text:span></text:p>
          </table:table-cell>
          <table:covered-table-cell/>
          <table:covered-table-cell/>
          <table:covered-table-cell/>
          <table:table-cell table:style-name="Tabela1.L1" table:number-columns-spanned="4" office:value-type="string">
            <text:p text:style-name="P43"><text:span text:style-name="T36">80</text:span></text:p>
          </table:table-cell>
          <table:covered-table-cell/>
          <table:covered-table-cell/>
          <table:covered-table-cell/>
          <table:table-cell table:style-name="Tabela1.L1" table:number-columns-spanned="2" office:value-type="string">
            <text:p text:style-name="P43"><text:span text:style-name="T36">66,66</text:span></text:p>
          </table:table-cell>
          <table:covered-table-cell/>
          <table:table-cell table:number-columns-spanned="22">
            <table:table table:is-sub-table="true">
              <table:table-column table:style-name="Tabela1.b25.1"/>
              <table:table-column table:style-name="Tabela1.b25.2"/>
              <table:table-column table:style-name="Tabela1.b25.3"/>
              <table:table-column table:style-name="Tabela1.b25.4"/>
              <table:table-column table:style-name="Tabela1.b25.5"/>
              <table:table-column table:style-name="Tabela1.b25.6"/>
              <table:table-column table:style-name="Tabela1.H"/>
              <table:table-column table:style-name="Tabela1.c3.8"/>
              <table:table-row table:style-name="Tabela1.1">
                <table:table-cell table:style-name="Tabela1.B2" office:value-type="string">
                  <text:p text:style-name="P43"><text:span text:style-name="T8">JANBCAN121</text:span></text:p>
                </table:table-cell>
                <table:table-cell table:style-name="Tabela1.c1" office:value-type="string">
                  <text:p text:style-name="P43"><text:span text:style-name="T36">Química analítica */**</text:span></text:p>
                </table:table-cell>
                <table:table-cell table:style-name="Tabela1.B2" office:value-type="string">
                  <text:p text:style-name="P43"><text:span text:style-name="T20">3</text:span><text:span text:style-name="T21">O</text:span></text:p>
                </table:table-cell>
                <table:table-cell table:style-name="Tabela1.B2" office:value-type="string">
                  <text:p text:style-name="P20"><text:span text:style-name="T51">Agronomia</text:span></text:p>
                </table:table-cell>
                <table:table-cell table:style-name="Tabela1.B2" office:value-type="string">
                  <text:p text:style-name="P43"><text:span text:style-name="T36">60</text:span></text:p>
                </table:table-cell>
                <table:table-cell table:style-name="Tabela1.B2" office:value-type="string">
                  <text:p text:style-name="P43"><text:span text:style-name="T36">50</text:span></text:p>
                </table:table-cell>
                <table:table-cell office:value-type="string">
                  <text:p text:style-name="P48"/>
                </table:table-cell>
                <table:table-cell office:value-type="string">
                  <text:p text:style-name="P43"/>
                </table:table-cell>
              </table:table-row>
              <table:table-row table:style-name="Tabela1.1">
                <table:table-cell table:style-name="Tabela1.B2" office:value-type="string">
                  <text:p text:style-name="P62">JANBCEG016</text:p>
                </table:table-cell>
                <table:table-cell table:style-name="Tabela1.c1" office:value-type="string">
                  <text:p text:style-name="P62">Química Analítica</text:p>
                </table:table-cell>
                <table:table-cell table:style-name="Tabela1.B2" office:value-type="string">
                  <text:p text:style-name="P26"><text:span text:style-name="T46">3</text:span><text:span text:style-name="T47">O</text:span></text:p>
                </table:table-cell>
                <table:table-cell table:style-name="Tabela1.B2" office:value-type="string">
                  <text:p text:style-name="P62">EAA</text:p>
                </table:table-cell>
                <table:table-cell table:style-name="Tabela1.B2" office:value-type="string">
                  <text:p text:style-name="P27">80</text:p>
                </table:table-cell>
                <table:table-cell table:style-name="Tabela1.B2" office:value-type="string">
                  <text:p text:style-name="P63">66,66</text:p>
                </table:table-cell>
                <table:table-cell office:value-type="string">
                  <text:p text:style-name="P63"/>
                </table:table-cell>
                <table:table-cell office:value-type="string">
                  <text:p text:style-name="P64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B2" office:value-type="string">
            <text:p text:style-name="P43"><text:span text:style-name="T20">3</text:span><text:span text:style-name="T21">O</text:span></text:p>
          </table:table-cell>
          <table:table-cell table:style-name="Tabela1.B2" table:number-columns-spanned="3" office:value-type="string">
            <text:p text:style-name="P44">JANBCAN015</text:p>
          </table:table-cell>
          <table:covered-table-cell/>
          <table:covered-table-cell/>
          <table:table-cell table:style-name="Tabela1.c1" table:number-columns-spanned="2" office:value-type="string">
            <text:p text:style-name="P43"><text:span text:style-name="T25">SISTEMÁTICA E TAXONOMIA VEGETAL </text:span></text:p>
            <text:p text:style-name="P43"><text:span text:style-name="T25"/></text:p>
            <text:p text:style-name="P45"><text:span text:style-name="T22"/></text:p>
          </table:table-cell>
          <table:covered-table-cell/>
          <table:table-cell table:style-name="Tabela1.c1" table:number-columns-spanned="3" office:value-type="string">
            <text:p text:style-name="P43"><text:span text:style-name="T8">60</text:span></text:p>
          </table:table-cell>
          <table:covered-table-cell/>
          <table:covered-table-cell/>
          <table:table-cell table:style-name="Tabela1.c1" table:number-columns-spanned="4" office:value-type="string">
            <text:p text:style-name="P43"><text:span text:style-name="T8">50</text:span></text:p>
          </table:table-cell>
          <table:covered-table-cell/>
          <table:covered-table-cell/>
          <table:covered-table-cell/>
          <table:table-cell table:style-name="Tabela1.L6" table:number-columns-spanned="3" office:value-type="string">
            <text:p text:style-name="P43"><text:span text:style-name="T23">2</text:span><text:span text:style-name="T24">O</text:span></text:p>
          </table:table-cell>
          <table:covered-table-cell/>
          <table:covered-table-cell/>
          <table:table-cell table:style-name="Tabela1.L6" office:value-type="string">
            <text:p text:style-name="P43"><text:span text:style-name="T8">JANBCAN009</text:span></text:p>
          </table:table-cell>
          <table:table-cell table:style-name="Tabela1.L1" table:number-columns-spanned="4" office:value-type="string">
            <text:p text:style-name="P43"><text:span text:style-name="T8">MORFOLOGIA E ANATOMIA VEGETAL</text:span></text:p>
          </table:table-cell>
          <table:covered-table-cell/>
          <table:covered-table-cell/>
          <table:covered-table-cell/>
          <table:table-cell table:style-name="Tabela1.L1" table:number-columns-spanned="4" office:value-type="string">
            <text:p text:style-name="P43"><text:span text:style-name="T36">80</text:span></text:p>
          </table:table-cell>
          <table:covered-table-cell/>
          <table:covered-table-cell/>
          <table:covered-table-cell/>
          <table:table-cell table:style-name="Tabela1.L1" table:number-columns-spanned="2" office:value-type="string">
            <text:p text:style-name="P43"><text:span text:style-name="T36">66,66</text:span></text:p>
          </table:table-cell>
          <table:covered-table-cell/>
          <table:table-cell table:style-name="Tabela1.B2" table:number-columns-spanned="4" office:value-type="string">
            <text:p text:style-name="P43"><text:span text:style-name="T8">JANBCAN015</text:span></text:p>
          </table:table-cell>
          <table:covered-table-cell/>
          <table:covered-table-cell/>
          <table:covered-table-cell/>
          <table:table-cell table:style-name="Tabela1.c1" office:value-type="string">
            <text:p text:style-name="P43"><text:span text:style-name="T8">Sistemática e taxonomia vegetal */**</text:span></text:p>
          </table:table-cell>
          <table:table-cell table:style-name="Tabela1.B2" table:number-columns-spanned="4" office:value-type="string">
            <text:p text:style-name="P43"><text:span text:style-name="T20">3</text:span><text:span text:style-name="T21">O</text:span></text:p>
          </table:table-cell>
          <table:covered-table-cell/>
          <table:covered-table-cell/>
          <table:covered-table-cell/>
          <table:table-cell table:style-name="Tabela1.B2" table:number-columns-spanned="4" office:value-type="string">
            <text:p text:style-name="P20"><text:span text:style-name="T49">Agronomia</text:span></text:p>
          </table:table-cell>
          <table:covered-table-cell/>
          <table:covered-table-cell/>
          <table:covered-table-cell/>
          <table:table-cell table:style-name="Tabela1.B2" table:number-columns-spanned="3" office:value-type="string">
            <text:p text:style-name="P43"><text:span text:style-name="T8">60</text:span></text:p>
          </table:table-cell>
          <table:covered-table-cell/>
          <table:covered-table-cell/>
          <table:table-cell table:style-name="Tabela1.B2" table:number-columns-spanned="4" office:value-type="string">
            <text:p text:style-name="P43"><text:span text:style-name="T8">50</text:span></text:p>
          </table:table-cell>
          <table:covered-table-cell/>
          <table:covered-table-cell/>
          <table:covered-table-cell/>
          <table:table-cell office:value-type="string">
            <text:p text:style-name="P48"/>
          </table:table-cell>
          <table:table-cell office:value-type="string">
            <text:p text:style-name="P43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B2" office:value-type="string">
            <text:p text:style-name="P43"><text:span text:style-name="T20">3</text:span><text:span text:style-name="T21">O</text:span></text:p>
          </table:table-cell>
          <table:table-cell table:style-name="Tabela1.B2" table:number-columns-spanned="3" office:value-type="string">
            <text:p text:style-name="P44">JANBCAN018</text:p>
          </table:table-cell>
          <table:covered-table-cell/>
          <table:covered-table-cell/>
          <table:table-cell table:style-name="Tabela1.c1" table:number-columns-spanned="2" office:value-type="string">
            <text:p text:style-name="P43"><text:span text:style-name="T8">FÍSICA DO SOLO</text:span></text:p>
            <text:p text:style-name="P48"/>
          </table:table-cell>
          <table:covered-table-cell/>
          <table:table-cell table:style-name="Tabela1.c1" table:number-columns-spanned="3" office:value-type="string">
            <text:p text:style-name="P43"><text:span text:style-name="T8">40</text:span></text:p>
          </table:table-cell>
          <table:covered-table-cell/>
          <table:covered-table-cell/>
          <table:table-cell table:style-name="Tabela1.c1" table:number-columns-spanned="4" office:value-type="string">
            <text:p text:style-name="P43"><text:span text:style-name="T8">33,33</text:span></text:p>
          </table:table-cell>
          <table:covered-table-cell/>
          <table:covered-table-cell/>
          <table:covered-table-cell/>
          <table:table-cell table:style-name="Tabela1.L6" table:number-columns-spanned="3" office:value-type="string">
            <text:p text:style-name="P43"><text:span text:style-name="T23">2</text:span><text:span text:style-name="T24">O</text:span></text:p>
          </table:table-cell>
          <table:covered-table-cell/>
          <table:covered-table-cell/>
          <table:table-cell table:style-name="Tabela1.L6" office:value-type="string">
            <text:p text:style-name="P43"><text:span text:style-name="T8">JANBCAN012</text:span></text:p>
          </table:table-cell>
          <table:table-cell table:style-name="Tabela1.L1" table:number-columns-spanned="4" office:value-type="string">
            <text:p text:style-name="P66"><text:span text:style-name="T52">Gênese, constituição, propriedades e classificação de solos</text:span></text:p>
            <text:p text:style-name="P43"><text:span text:style-name="T25">ou</text:span></text:p>
            <text:p text:style-name="P43"><text:span text:style-name="T8">Solos I (Gênese do solo)</text:span></text:p>
            <text:p text:style-name="P43"><text:span text:style-name="T25">ou</text:span></text:p>
            <text:p text:style-name="P43"><text:span text:style-name="T8">Solos I (</text:span><text:span text:style-name="Fonte_20_parág._20_padrão"><text:span text:style-name="T52">Gênese, constituição, propriedades e classificação de solos</text:span></text:span><text:span text:style-name="Fonte_20_parág._20_padrão"><text:span text:style-name="T8">)</text:span></text:span></text:p>
            <text:p text:style-name="P43"><text:span text:style-name="T8"/></text:p>
          </table:table-cell>
          <table:covered-table-cell/>
          <table:covered-table-cell/>
          <table:covered-table-cell/>
          <table:table-cell table:style-name="Tabela1.L1" table:number-columns-spanned="4" office:value-type="string">
            <text:p text:style-name="P43"><text:span text:style-name="T36">80</text:span></text:p>
          </table:table-cell>
          <table:covered-table-cell/>
          <table:covered-table-cell/>
          <table:covered-table-cell/>
          <table:table-cell table:style-name="Tabela1.L1" table:number-columns-spanned="2" office:value-type="string">
            <text:p text:style-name="P43"><text:span text:style-name="T36">66,66</text:span></text:p>
          </table:table-cell>
          <table:covered-table-cell/>
          <table:table-cell table:number-columns-spanned="22">
            <table:table table:is-sub-table="true">
              <table:table-column table:style-name="Tabela1.b25.1"/>
              <table:table-column table:style-name="Tabela1.b25.2"/>
              <table:table-column table:style-name="Tabela1.b25.3"/>
              <table:table-column table:style-name="Tabela1.b25.4"/>
              <table:table-column table:style-name="Tabela1.b25.5"/>
              <table:table-column table:style-name="Tabela1.b25.6"/>
              <table:table-column table:style-name="Tabela1.H"/>
              <table:table-column table:style-name="Tabela1.c3.8"/>
              <table:table-row table:style-name="Tabela1.1">
                <table:table-cell table:style-name="Tabela1.B2" office:value-type="string">
                  <text:p text:style-name="P43"><text:span text:style-name="T8">JANBCAN120</text:span></text:p>
                </table:table-cell>
                <table:table-cell table:style-name="Tabela1.c1" office:value-type="string">
                  <text:p text:style-name="P43"><text:span text:style-name="T8">Solos II - Física do solo</text:span><text:span text:style-name="T34"> */**</text:span></text:p>
                </table:table-cell>
                <table:table-cell table:style-name="Tabela1.B2" office:value-type="string">
                  <text:p text:style-name="P43"><text:span text:style-name="T20">3</text:span><text:span text:style-name="T21">O</text:span></text:p>
                </table:table-cell>
                <table:table-cell table:style-name="Tabela1.B2" office:value-type="string">
                  <text:p text:style-name="P20"><text:span text:style-name="T49">Agronomia</text:span></text:p>
                </table:table-cell>
                <table:table-cell table:style-name="Tabela1.B2" office:value-type="string">
                  <text:p text:style-name="P43"><text:span text:style-name="T8">40</text:span></text:p>
                </table:table-cell>
                <table:table-cell table:style-name="Tabela1.B2" office:value-type="string">
                  <text:p text:style-name="P43"><text:span text:style-name="T8">33,33</text:span></text:p>
                </table:table-cell>
                <table:table-cell office:value-type="string">
                  <text:p text:style-name="P48"/>
                </table:table-cell>
                <table:table-cell office:value-type="string">
                  <text:p text:style-name="P43"/>
                </table:table-cell>
              </table:table-row>
              <table:table-row table:style-name="Tabela1.b29.2">
                <table:table-cell table:style-name="Tabela1.c16.5.2" office:value-type="string">
                  <text:p text:style-name="P26"><text:span text:style-name="T29">JANBCEG014</text:span></text:p>
                </table:table-cell>
                <table:table-cell table:style-name="Tabela1.c6.2.3" office:value-type="string">
                  <text:p text:style-name="P25">Física do solo</text:p>
                </table:table-cell>
                <table:table-cell table:style-name="Tabela1.c16.5.2" office:value-type="string">
                  <text:p text:style-name="P26"><text:span text:style-name="T46">3</text:span><text:span text:style-name="T47">O</text:span></text:p>
                </table:table-cell>
                <table:table-cell table:style-name="Tabela1.c16.5.2" office:value-type="string">
                  <text:p text:style-name="P25">EAA</text:p>
                </table:table-cell>
                <table:table-cell table:style-name="Tabela1.c16.5.2" office:value-type="string">
                  <text:p text:style-name="P28">40</text:p>
                </table:table-cell>
                <table:table-cell table:style-name="Tabela1.c16.5.2" office:value-type="string">
                  <text:p text:style-name="P28">33,33</text:p>
                </table:table-cell>
                <table:table-cell office:value-type="string">
                  <text:p text:style-name="P28"/>
                </table:table-cell>
                <table:table-cell office:value-type="string">
                  <text:p text:style-name="P29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B2" office:value-type="string">
            <text:p text:style-name="P43"><text:span text:style-name="T20">3</text:span><text:span text:style-name="T21">O</text:span></text:p>
            <text:p text:style-name="P48"/>
          </table:table-cell>
          <table:table-cell table:style-name="Tabela1.B2" table:number-columns-spanned="3" office:value-type="string">
            <text:p text:style-name="P44">JANBCAN019</text:p>
            <text:p text:style-name="P44"/>
          </table:table-cell>
          <table:covered-table-cell/>
          <table:covered-table-cell/>
          <table:table-cell table:style-name="Tabela1.c1" table:number-columns-spanned="2" office:value-type="string">
            <text:p text:style-name="P43"><text:span text:style-name="T8">FÍSICA GERAL</text:span></text:p>
            <text:p text:style-name="P48"/>
          </table:table-cell>
          <table:covered-table-cell/>
          <table:table-cell table:style-name="Tabela1.c1" table:number-columns-spanned="3" office:value-type="string">
            <text:p text:style-name="P43"><text:span text:style-name="T8">80</text:span></text:p>
            <text:p text:style-name="P48"/>
          </table:table-cell>
          <table:covered-table-cell/>
          <table:covered-table-cell/>
          <table:table-cell table:style-name="Tabela1.c1" table:number-columns-spanned="4" office:value-type="string">
            <text:p text:style-name="P43"><text:span text:style-name="T8">66,66</text:span></text:p>
            <text:p text:style-name="P48"/>
          </table:table-cell>
          <table:covered-table-cell/>
          <table:covered-table-cell/>
          <table:covered-table-cell/>
          <table:table-cell table:style-name="Tabela1.L6" table:number-columns-spanned="3" office:value-type="string">
            <text:p text:style-name="P43"><text:span text:style-name="T23">2</text:span><text:span text:style-name="T24">O</text:span></text:p>
            <text:p text:style-name="P61"/>
          </table:table-cell>
          <table:covered-table-cell/>
          <table:covered-table-cell/>
          <table:table-cell table:style-name="Tabela1.L6" office:value-type="string">
            <text:p text:style-name="P44">JANBCAN013</text:p>
          </table:table-cell>
          <table:table-cell table:style-name="Tabela1.L1" table:number-columns-spanned="4" office:value-type="string">
            <text:p text:style-name="P43"><text:span text:style-name="T8">Cálculo diferencial e integral II</text:span></text:p>
            <text:p text:style-name="P43"><text:span text:style-name="T25">ou</text:span></text:p>
            <text:p text:style-name="P43"><text:span text:style-name="T8">Cálculo II</text:span></text:p>
            <text:p text:style-name="P48"/>
          </table:table-cell>
          <table:covered-table-cell/>
          <table:covered-table-cell/>
          <table:covered-table-cell/>
          <table:table-cell table:style-name="Tabela1.L1" table:number-columns-spanned="4" office:value-type="string">
            <text:p text:style-name="P67"><text:span text:style-name="T36">80</text:span></text:p>
            <text:p text:style-name="P68"/>
          </table:table-cell>
          <table:covered-table-cell/>
          <table:covered-table-cell/>
          <table:covered-table-cell/>
          <table:table-cell table:style-name="Tabela1.L1" table:number-columns-spanned="2" office:value-type="string">
            <text:p text:style-name="P67"><text:span text:style-name="T36">66,66</text:span></text:p>
            <text:p text:style-name="P68"/>
          </table:table-cell>
          <table:covered-table-cell/>
          <table:table-cell table:number-columns-spanned="22">
            <table:table table:is-sub-table="true">
              <table:table-column table:style-name="Tabela1.b25.1"/>
              <table:table-column table:style-name="Tabela1.b25.2"/>
              <table:table-column table:style-name="Tabela1.b25.3"/>
              <table:table-column table:style-name="Tabela1.b25.4"/>
              <table:table-column table:style-name="Tabela1.b25.5"/>
              <table:table-column table:style-name="Tabela1.b25.6"/>
              <table:table-column table:style-name="Tabela1.H"/>
              <table:table-column table:style-name="Tabela1.c3.8"/>
              <table:table-row table:style-name="Tabela1.b30.1">
                <table:table-cell table:style-name="Tabela1.B2" office:value-type="string">
                  <text:p text:style-name="P67"><text:span text:style-name="T5">JANBCAN111</text:span></text:p>
                </table:table-cell>
                <table:table-cell table:style-name="Tabela1.c1" office:value-type="string">
                  <text:p text:style-name="P67"><text:span text:style-name="T53">Física */**</text:span></text:p>
                </table:table-cell>
                <table:table-cell table:style-name="Tabela1.B2" office:value-type="string">
                  <text:p text:style-name="P67"><text:span text:style-name="T20">1</text:span><text:span text:style-name="T21">O </text:span></text:p>
                </table:table-cell>
                <table:table-cell table:style-name="Tabela1.B2" office:value-type="string">
                  <text:p text:style-name="P20"><text:span text:style-name="T49">Agronomia</text:span></text:p>
                </table:table-cell>
                <table:table-cell table:style-name="Tabela1.B2" office:value-type="string">
                  <text:p text:style-name="P67"><text:span text:style-name="T8">80</text:span></text:p>
                </table:table-cell>
                <table:table-cell table:style-name="Tabela1.B2" office:value-type="string">
                  <text:p text:style-name="P67"><text:span text:style-name="T8">66,66</text:span></text:p>
                </table:table-cell>
                <table:table-cell office:value-type="string">
                  <text:p text:style-name="P68"/>
                </table:table-cell>
                <table:table-cell office:value-type="string">
                  <text:p text:style-name="P67"/>
                </table:table-cell>
              </table:table-row>
              <table:table-row table:style-name="Tabela1.b30.2">
                <table:table-cell table:style-name="Tabela1.B2" office:value-type="string">
                  <text:p text:style-name="P62"/>
                </table:table-cell>
                <table:table-cell table:style-name="Tabela1.c1" office:value-type="string">
                  <text:p text:style-name="P62">Física I</text:p>
                  <text:p text:style-name="P67"><text:span text:style-name="T54">Física <text:s/>II</text:span></text:p>
                </table:table-cell>
                <table:table-cell table:style-name="Tabela1.B2" office:value-type="string">
                  <text:p text:style-name="P62"/>
                </table:table-cell>
                <table:table-cell table:style-name="Tabela1.B2" office:value-type="string">
                  <text:p text:style-name="P62">Física</text:p>
                </table:table-cell>
                <table:table-cell table:style-name="Tabela1.B2" office:value-type="string">
                  <text:p text:style-name="P69">80</text:p>
                  <text:p text:style-name="P69"/>
                  <text:p text:style-name="P69">80</text:p>
                </table:table-cell>
                <table:table-cell table:style-name="Tabela1.B2" office:value-type="string">
                  <text:p text:style-name="P63">66,66</text:p>
                  <text:p text:style-name="P63"/>
                  <text:p text:style-name="P63">66,66</text:p>
                </table:table-cell>
                <table:table-cell office:value-type="string">
                  <text:p text:style-name="P63"/>
                </table:table-cell>
                <table:table-cell office:value-type="string">
                  <text:p text:style-name="P64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B2" table:number-columns-spanned="3" office:value-type="string">
            <text:p text:style-name="P70"/>
          </table:table-cell>
          <table:covered-table-cell/>
          <table:covered-table-cell/>
          <table:table-cell table:style-name="Tabela1.c1" table:number-columns-spanned="2" office:value-type="string">
            <text:p text:style-name="P21">TOTAL</text:p>
          </table:table-cell>
          <table:covered-table-cell/>
          <table:table-cell table:style-name="Tabela1.c1" table:number-columns-spanned="2" office:value-type="string">
            <text:p text:style-name="P21">440</text:p>
          </table:table-cell>
          <table:covered-table-cell/>
          <table:table-cell table:style-name="Tabela1.c1" table:number-columns-spanned="7" office:value-type="string">
            <text:p text:style-name="P21">366,6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6" table:number-columns-spanned="3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21"/>
          </table:table-cell>
        </table:table-row>
        <table:table-row table:style-name="Tabela1.1">
          <table:table-cell table:style-name="Tabela1.A1" table:number-columns-spanned="13" office:value-type="string">
            <text:p text:style-name="P4">COMPONENTES CURRICULARES</text:p>
            <text:p text:style-name="P4">(Matriz atual – válida a partir de 1/2010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1" table:number-columns-spanned="15" office:value-type="string">
            <text:p text:style-name="P5">PRÉ-REQUISI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c1" table:number-columns-spanned="19" office:value-type="string">
            <text:p text:style-name="P5">EQUIVALÊNCIA COM A MATRIZ DA AGRONOMIA 2008 e 2009 E DISCIPLINAS DE OUTROS CURSOS DO IFNMG - JANUÁRIA</text:p>
            <text:p text:style-name="P5">(Matriz curricular AGRONOMIA 2008 <text:s/>– válida de 1/2008 a 2/2008)*</text:p>
            <text:p text:style-name="P5"><text:s/>(Matriz curricular AGRONOMIA 2009 <text:s/>– válida de 1/2009 a 2/2009)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5"/>
          </table:table-cell>
          <table:table-cell office:value-type="string">
            <text:p text:style-name="P6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A2" office:value-type="string">
            <text:p text:style-name="P5">Período</text:p>
          </table:table-cell>
          <table:table-cell table:style-name="Tabela1.B2" table:number-columns-spanned="3" office:value-type="string">
            <text:p text:style-name="P5">Código</text:p>
          </table:table-cell>
          <table:covered-table-cell/>
          <table:covered-table-cell/>
          <table:table-cell table:style-name="Tabela1.E2" table:number-columns-spanned="2" office:value-type="string">
            <text:p text:style-name="P7">Denominação</text:p>
          </table:table-cell>
          <table:covered-table-cell/>
          <table:table-cell table:style-name="Tabela1.E2" office:value-type="string">
            <text:p text:style-name="P8">CH h/a</text:p>
          </table:table-cell>
          <table:table-cell table:style-name="Tabela1.E2" table:number-columns-spanned="6" office:value-type="string">
            <text:p text:style-name="P14">CH hor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L2" table:number-columns-spanned="2" office:value-type="string">
            <text:p text:style-name="P11">Período</text:p>
          </table:table-cell>
          <table:covered-table-cell/>
          <table:table-cell table:style-name="Tabela1.L2" table:number-columns-spanned="3" office:value-type="string">
            <text:p text:style-name="P11">Código</text:p>
          </table:table-cell>
          <table:covered-table-cell/>
          <table:covered-table-cell/>
          <table:table-cell table:style-name="Tabela1.S2" table:number-columns-spanned="4" office:value-type="string">
            <text:p text:style-name="P12">Denominação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13">CH h/a</text:p>
          </table:table-cell>
          <table:covered-table-cell/>
          <table:covered-table-cell/>
          <table:table-cell table:style-name="Tabela1.S2" table:number-columns-spanned="3" office:value-type="string">
            <text:p text:style-name="P13">CH hora</text:p>
          </table:table-cell>
          <table:covered-table-cell/>
          <table:covered-table-cell/>
          <table:table-cell table:style-name="Tabela1.c2" table:number-columns-spanned="3" office:value-type="string">
            <text:p text:style-name="P5">Código</text:p>
          </table:table-cell>
          <table:covered-table-cell/>
          <table:covered-table-cell/>
          <table:table-cell table:style-name="Tabela1.E2" table:number-columns-spanned="3" office:value-type="string">
            <text:p text:style-name="P7">Denominação</text:p>
          </table:table-cell>
          <table:covered-table-cell/>
          <table:covered-table-cell/>
          <table:table-cell table:style-name="Tabela1.c2" table:number-columns-spanned="4" office:value-type="string">
            <text:p text:style-name="P5">Período</text:p>
          </table:table-cell>
          <table:covered-table-cell/>
          <table:covered-table-cell/>
          <table:covered-table-cell/>
          <table:table-cell table:style-name="Tabela1.m2" table:number-columns-spanned="3" office:value-type="string">
            <text:p text:style-name="P5">curso</text:p>
          </table:table-cell>
          <table:covered-table-cell/>
          <table:covered-table-cell/>
          <table:table-cell table:style-name="Tabela1.B2" table:number-columns-spanned="3" office:value-type="string">
            <text:p text:style-name="P14">CH h/a</text:p>
          </table:table-cell>
          <table:covered-table-cell/>
          <table:covered-table-cell/>
          <table:table-cell table:style-name="Tabela1.B2" table:number-columns-spanned="3" office:value-type="string">
            <text:p text:style-name="P14">CH hora</text:p>
          </table:table-cell>
          <table:covered-table-cell/>
          <table:covered-table-cell/>
          <table:table-cell office:value-type="string">
            <text:p text:style-name="P14"/>
          </table:table-cell>
          <table:table-cell office:value-type="string">
            <text:p text:style-name="P15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c2" office:value-type="string">
            <text:p text:style-name="P71"><text:span text:style-name="T20">4</text:span><text:span text:style-name="T21">O</text:span></text:p>
          </table:table-cell>
          <table:table-cell table:style-name="Tabela1.m2" table:number-columns-spanned="3" office:value-type="string">
            <text:p text:style-name="P72">JANBCAN027</text:p>
          </table:table-cell>
          <table:covered-table-cell/>
          <table:covered-table-cell/>
          <table:table-cell table:style-name="Tabela1.E2" table:number-columns-spanned="2" office:value-type="string">
            <text:p text:style-name="P71"><text:span text:style-name="T8">EXPERIMENTAÇÃO AGRÍCOLA </text:span></text:p>
          </table:table-cell>
          <table:covered-table-cell/>
          <table:table-cell table:style-name="Tabela1.E2" office:value-type="string">
            <text:p text:style-name="P71"><text:span text:style-name="T8">60</text:span></text:p>
          </table:table-cell>
          <table:table-cell table:style-name="Tabela1.E2" table:number-columns-spanned="6" office:value-type="string">
            <text:p text:style-name="P71"><text:span text:style-name="T8">50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L2" table:number-columns-spanned="2" office:value-type="string">
            <text:p text:style-name="P71"><text:span text:style-name="T20">3</text:span><text:span text:style-name="T21">O</text:span></text:p>
          </table:table-cell>
          <table:covered-table-cell/>
          <table:table-cell table:style-name="Tabela1.L2" table:number-columns-spanned="3" office:value-type="string">
            <text:p text:style-name="P71"><text:span text:style-name="T8">JANBCAN020</text:span></text:p>
          </table:table-cell>
          <table:covered-table-cell/>
          <table:covered-table-cell/>
          <table:table-cell table:style-name="Tabela1.S2" table:number-columns-spanned="4" office:value-type="string">
            <text:p text:style-name="P73"><text:span text:style-name="T8">Introdução a estatística ou estatística</text:span>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71"><text:span text:style-name="T36">40</text:span></text:p>
          </table:table-cell>
          <table:covered-table-cell/>
          <table:covered-table-cell/>
          <table:table-cell table:style-name="Tabela1.S2" table:number-columns-spanned="3" office:value-type="string">
            <text:p text:style-name="P71"><text:span text:style-name="T36">33,33</text:span></text:p>
          </table:table-cell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4.2"/>
              <table:table-column table:style-name="Tabela1.c34.3"/>
              <table:table-column table:style-name="Tabela1.c3.4"/>
              <table:table-column table:style-name="Tabela1.c34.5"/>
              <table:table-column table:style-name="Tabela1.c34.6"/>
              <table:table-column table:style-name="Tabela1.H"/>
              <table:table-column table:style-name="Tabela1.c34.8"/>
              <table:table-row table:style-name="Tabela1.1">
                <table:table-cell table:style-name="Tabela1.c2" office:value-type="string">
                  <text:p text:style-name="P71"><text:span text:style-name="T8">JANBCAN027</text:span></text:p>
                </table:table-cell>
                <table:table-cell table:style-name="Tabela1.E2" office:value-type="string">
                  <text:p text:style-name="P71"><text:span text:style-name="T8">Experimentação agrícola */**</text:span></text:p>
                </table:table-cell>
                <table:table-cell table:style-name="Tabela1.c2" office:value-type="string">
                  <text:p text:style-name="P71"><text:span text:style-name="T20">4</text:span><text:span text:style-name="T21">O</text:span></text:p>
                </table:table-cell>
                <table:table-cell table:style-name="Tabela1.c2" office:value-type="string">
                  <text:p text:style-name="P20"><text:span text:style-name="T49">Agronomia</text:span></text:p>
                </table:table-cell>
                <table:table-cell table:style-name="Tabela1.A2" office:value-type="string">
                  <text:p text:style-name="P71"><text:span text:style-name="T8">60</text:span></text:p>
                </table:table-cell>
                <table:table-cell table:style-name="Tabela1.B2" office:value-type="string">
                  <text:p text:style-name="P71"><text:span text:style-name="T8">50</text:span></text:p>
                </table:table-cell>
                <table:table-cell office:value-type="string">
                  <text:p text:style-name="P74"/>
                </table:table-cell>
                <table:table-cell office:value-type="string">
                  <text:p text:style-name="P74"/>
                </table:table-cell>
              </table:table-row>
              <table:table-row table:style-name="Tabela1.1">
                <table:table-cell table:style-name="Tabela1.c14.1.2" office:value-type="string">
                  <text:p text:style-name="P26"><text:span text:style-name="T29">JANBCEG041</text:span></text:p>
                </table:table-cell>
                <table:table-cell table:style-name="Tabela1.c4.2.2" office:value-type="string">
                  <text:p text:style-name="P25">Experimentação Agrícola</text:p>
                </table:table-cell>
                <table:table-cell table:style-name="Tabela1.c2" office:value-type="string">
                  <text:p text:style-name="P26"><text:span text:style-name="T46">6</text:span><text:span text:style-name="T47">O</text:span></text:p>
                </table:table-cell>
                <table:table-cell table:style-name="Tabela1.c2" office:value-type="string">
                  <text:p text:style-name="P25">EAA</text:p>
                </table:table-cell>
                <table:table-cell table:style-name="Tabela1.c34.5.2" office:value-type="string">
                  <text:p text:style-name="P25">60</text:p>
                </table:table-cell>
                <table:table-cell table:style-name="Tabela1.c16.5.2" office:value-type="string">
                  <text:p text:style-name="P25">50,00</text:p>
                </table:table-cell>
                <table:table-cell office:value-type="string">
                  <text:p text:style-name="P25"/>
                </table:table-cell>
                <table:table-cell office:value-type="string">
                  <text:p text:style-name="P25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c2" office:value-type="string">
            <text:p text:style-name="P71"><text:span text:style-name="T20">4</text:span><text:span text:style-name="T21">O</text:span></text:p>
          </table:table-cell>
          <table:table-cell table:style-name="Tabela1.m2" table:number-columns-spanned="3" office:value-type="string">
            <text:p text:style-name="P72">JANBCAN022</text:p>
          </table:table-cell>
          <table:covered-table-cell/>
          <table:covered-table-cell/>
          <table:table-cell table:style-name="Tabela1.E2" table:number-columns-spanned="2" office:value-type="string">
            <text:p text:style-name="P71"><text:span text:style-name="T8">FISIOLOGIA VEGETAL</text:span></text:p>
          </table:table-cell>
          <table:covered-table-cell/>
          <table:table-cell table:style-name="Tabela1.E2" office:value-type="string">
            <text:p text:style-name="P71"><text:span text:style-name="T8">100</text:span></text:p>
          </table:table-cell>
          <table:table-cell table:style-name="Tabela1.E2" table:number-columns-spanned="6" office:value-type="string">
            <text:p text:style-name="P71"><text:span text:style-name="T8">83,33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L2" table:number-columns-spanned="2" office:value-type="string">
            <text:p text:style-name="P71"><text:span text:style-name="T20">3</text:span><text:span text:style-name="T21">O</text:span></text:p>
          </table:table-cell>
          <table:covered-table-cell/>
          <table:table-cell table:style-name="Tabela1.L2" table:number-columns-spanned="3" office:value-type="string">
            <text:p text:style-name="P71"><text:span text:style-name="T8">JANBCAN016</text:span></text:p>
          </table:table-cell>
          <table:covered-table-cell/>
          <table:covered-table-cell/>
          <table:table-cell table:style-name="Tabela1.S2" table:number-columns-spanned="4" office:value-type="string">
            <text:p text:style-name="P71"><text:span text:style-name="T8">BIOQUÍMICA</text:span>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71"><text:span text:style-name="T36">80</text:span></text:p>
          </table:table-cell>
          <table:covered-table-cell/>
          <table:covered-table-cell/>
          <table:table-cell table:style-name="Tabela1.S2" table:number-columns-spanned="3" office:value-type="string">
            <text:p text:style-name="P71"><text:span text:style-name="T36">66,66</text:span></text:p>
          </table:table-cell>
          <table:covered-table-cell/>
          <table:covered-table-cell/>
          <table:table-cell table:style-name="Tabela1.c2" table:number-columns-spanned="3" office:value-type="string">
            <text:p text:style-name="P71"><text:span text:style-name="T8">JANBCAN022</text:span></text:p>
          </table:table-cell>
          <table:covered-table-cell/>
          <table:covered-table-cell/>
          <table:table-cell table:style-name="Tabela1.E2" table:number-columns-spanned="3" office:value-type="string">
            <text:p text:style-name="P71"><text:span text:style-name="T8">Fisiologia vegetal */**</text:span></text:p>
          </table:table-cell>
          <table:covered-table-cell/>
          <table:covered-table-cell/>
          <table:table-cell table:style-name="Tabela1.c2" table:number-columns-spanned="4" office:value-type="string">
            <text:p text:style-name="P71"><text:span text:style-name="T20">4</text:span><text:span text:style-name="T21">O</text:span></text:p>
          </table:table-cell>
          <table:covered-table-cell/>
          <table:covered-table-cell/>
          <table:covered-table-cell/>
          <table:table-cell table:style-name="Tabela1.c2" table:number-columns-spanned="3" office:value-type="string">
            <text:p text:style-name="P20"><text:span text:style-name="T49">Agronomia</text:span></text:p>
          </table:table-cell>
          <table:covered-table-cell/>
          <table:covered-table-cell/>
          <table:table-cell table:style-name="Tabela1.c2" table:number-columns-spanned="3" office:value-type="string">
            <text:p text:style-name="P71"><text:span text:style-name="T8">100</text:span></text:p>
          </table:table-cell>
          <table:covered-table-cell/>
          <table:covered-table-cell/>
          <table:table-cell table:style-name="Tabela1.m2" table:number-columns-spanned="3" office:value-type="string">
            <text:p text:style-name="P71"><text:span text:style-name="T8">83,33</text:span></text:p>
          </table:table-cell>
          <table:covered-table-cell/>
          <table:covered-table-cell/>
          <table:table-cell office:value-type="string">
            <text:p text:style-name="P74"/>
          </table:table-cell>
          <table:table-cell office:value-type="string">
            <text:p text:style-name="P74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c2" office:value-type="string">
            <text:p text:style-name="P71"><text:span text:style-name="T20">4</text:span><text:span text:style-name="T21">O</text:span></text:p>
          </table:table-cell>
          <table:table-cell table:style-name="Tabela1.m2" table:number-columns-spanned="3" office:value-type="string">
            <text:p text:style-name="P72">JANBCAN023</text:p>
          </table:table-cell>
          <table:covered-table-cell/>
          <table:covered-table-cell/>
          <table:table-cell table:style-name="Tabela1.E2" table:number-columns-spanned="2" office:value-type="string">
            <text:p text:style-name="P71"><text:span text:style-name="T8">MECANIZAÇÃO AGRÍCOLA</text:span></text:p>
          </table:table-cell>
          <table:covered-table-cell/>
          <table:table-cell table:style-name="Tabela1.E2" office:value-type="string">
            <text:p text:style-name="P71"><text:span text:style-name="T8">60</text:span></text:p>
          </table:table-cell>
          <table:table-cell table:style-name="Tabela1.E2" table:number-columns-spanned="6" office:value-type="string">
            <text:p text:style-name="P71"><text:span text:style-name="T8">50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L2" table:number-columns-spanned="2" office:value-type="string">
            <text:p text:style-name="P71"><text:span text:style-name="T35">--</text:span></text:p>
          </table:table-cell>
          <table:covered-table-cell/>
          <table:table-cell table:style-name="Tabela1.L2" table:number-columns-spanned="3" office:value-type="string">
            <text:p text:style-name="P71"><text:span text:style-name="T8">--</text:span></text:p>
          </table:table-cell>
          <table:covered-table-cell/>
          <table:covered-table-cell/>
          <table:table-cell table:style-name="Tabela1.S2" table:number-columns-spanned="4" office:value-type="string">
            <text:p text:style-name="P71"><text:span text:style-name="T8">--</text:span>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71"><text:span text:style-name="T36">--</text:span></text:p>
          </table:table-cell>
          <table:covered-table-cell/>
          <table:covered-table-cell/>
          <table:table-cell table:style-name="Tabela1.S2" table:number-columns-spanned="3" office:value-type="string">
            <text:p text:style-name="P71"><text:span text:style-name="T36">--</text:span></text:p>
          </table:table-cell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4.2"/>
              <table:table-column table:style-name="Tabela1.c34.3"/>
              <table:table-column table:style-name="Tabela1.c3.4"/>
              <table:table-column table:style-name="Tabela1.c34.5"/>
              <table:table-column table:style-name="Tabela1.c34.6"/>
              <table:table-column table:style-name="Tabela1.H"/>
              <table:table-column table:style-name="Tabela1.c34.8"/>
              <table:table-row table:style-name="Tabela1.1">
                <table:table-cell table:style-name="Tabela1.c2" office:value-type="string">
                  <text:p text:style-name="P71"><text:span text:style-name="T8">JANBCAN023</text:span></text:p>
                </table:table-cell>
                <table:table-cell table:style-name="Tabela1.E2" office:value-type="string">
                  <text:p text:style-name="P71"><text:span text:style-name="T8">Mecanização agrícola */**</text:span></text:p>
                </table:table-cell>
                <table:table-cell table:style-name="Tabela1.c2" office:value-type="string">
                  <text:p text:style-name="P71"><text:span text:style-name="T20">4</text:span><text:span text:style-name="T21">O</text:span></text:p>
                </table:table-cell>
                <table:table-cell table:style-name="Tabela1.c2" office:value-type="string">
                  <text:p text:style-name="P20"><text:span text:style-name="T49">Agronomia</text:span></text:p>
                </table:table-cell>
                <table:table-cell table:style-name="Tabela1.c2" office:value-type="string">
                  <text:p text:style-name="P71"><text:span text:style-name="T8">60</text:span></text:p>
                </table:table-cell>
                <table:table-cell table:style-name="Tabela1.m2" office:value-type="string">
                  <text:p text:style-name="P71"><text:span text:style-name="T8">50</text:span></text:p>
                </table:table-cell>
                <table:table-cell office:value-type="string">
                  <text:p text:style-name="P74"/>
                </table:table-cell>
                <table:table-cell office:value-type="string">
                  <text:p text:style-name="P74"/>
                </table:table-cell>
              </table:table-row>
              <table:table-row table:style-name="Tabela1.1">
                <table:table-cell table:style-name="Tabela1.c14.1.2" office:value-type="string">
                  <text:p text:style-name="P26"><text:span text:style-name="T29">JANBCEG028</text:span></text:p>
                </table:table-cell>
                <table:table-cell table:style-name="Tabela1.c4.2.2" office:value-type="string">
                  <text:p text:style-name="P25">Mecanização agrícola</text:p>
                </table:table-cell>
                <table:table-cell table:style-name="Tabela1.c2" office:value-type="string">
                  <text:p text:style-name="P26"><text:span text:style-name="T46">5</text:span><text:span text:style-name="T47">O</text:span></text:p>
                </table:table-cell>
                <table:table-cell table:style-name="Tabela1.c2" office:value-type="string">
                  <text:p text:style-name="P25">EAA</text:p>
                </table:table-cell>
                <table:table-cell table:style-name="Tabela1.c14.1.2" office:value-type="string">
                  <text:p text:style-name="P75">86</text:p>
                </table:table-cell>
                <table:table-cell table:style-name="Tabela1.c14.6.2" office:value-type="string">
                  <text:p text:style-name="P25">50,00</text:p>
                </table:table-cell>
                <table:table-cell office:value-type="string">
                  <text:p text:style-name="P25"/>
                </table:table-cell>
                <table:table-cell office:value-type="string">
                  <text:p text:style-name="P25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B2" office:value-type="string">
            <text:p text:style-name="P71"><text:span text:style-name="T20">4</text:span><text:span text:style-name="T21">O</text:span></text:p>
          </table:table-cell>
          <table:table-cell table:style-name="Tabela1.B2" table:number-columns-spanned="3" office:value-type="string">
            <text:p text:style-name="P41"/>
            <text:p text:style-name="P41">JANBCAN025</text:p>
            <text:p text:style-name="P76"/>
          </table:table-cell>
          <table:covered-table-cell/>
          <table:covered-table-cell/>
          <table:table-cell table:style-name="Tabela1.c1" table:number-columns-spanned="2" office:value-type="string">
            <text:p text:style-name="P71"><text:span text:style-name="T8">FERTILIDADE DO SOLO</text:span></text:p>
          </table:table-cell>
          <table:covered-table-cell/>
          <table:table-cell table:style-name="Tabela1.c1" office:value-type="string">
            <text:p text:style-name="P71"><text:span text:style-name="T8">80</text:span></text:p>
          </table:table-cell>
          <table:table-cell table:style-name="Tabela1.c1" table:number-columns-spanned="6" office:value-type="string">
            <text:p text:style-name="P71"><text:span text:style-name="T8">66,66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spanned="15">
            <table:table table:is-sub-table="true">
              <table:table-column table:style-name="Tabela1.N37.1"/>
              <table:table-column table:style-name="Tabela1.N37.2"/>
              <table:table-column table:style-name="Tabela1.N37.3"/>
              <table:table-column table:style-name="Tabela1.N37.4"/>
              <table:table-column table:style-name="Tabela1.N37.5"/>
              <table:table-row table:style-name="Tabela1.1">
                <table:table-cell table:style-name="Tabela1.L6" office:value-type="string">
                  <text:p text:style-name="P71"><text:span text:style-name="T34">2</text:span><text:span text:style-name="T35">O</text:span></text:p>
                </table:table-cell>
                <table:table-cell table:style-name="Tabela1.L6" office:value-type="string">
                  <text:p text:style-name="P71"><text:span text:style-name="T8">JANBCAN012</text:span></text:p>
                </table:table-cell>
                <table:table-cell table:style-name="Tabela1.L1" office:value-type="string">
                  <text:p text:style-name="P43"><text:span text:style-name="T8"/></text:p>
                  <text:p text:style-name="P43"><text:span text:style-name="T52">Gênese, constituição, propriedades e classificação de solos</text:span></text:p>
                  <text:p text:style-name="P43"><text:span text:style-name="T25">ou</text:span></text:p>
                  <text:p text:style-name="P43"><text:span text:style-name="T8">Solos I (Gênese do solo)</text:span></text:p>
                  <text:p text:style-name="P43"><text:span text:style-name="T25">ou</text:span></text:p>
                  <text:p text:style-name="P43"><text:span text:style-name="T8">Solos I (</text:span><text:span text:style-name="Fonte_20_parág._20_padrão"><text:span text:style-name="T52">Gênese, constituição, propriedades e classificação de solos</text:span></text:span><text:span text:style-name="Fonte_20_parág._20_padrão"><text:span text:style-name="T8">)</text:span></text:span></text:p>
                </table:table-cell>
                <table:table-cell table:style-name="Tabela1.L1" office:value-type="string">
                  <text:p text:style-name="P71"><text:span text:style-name="T36">80</text:span></text:p>
                </table:table-cell>
                <table:table-cell table:style-name="Tabela1.L1" office:value-type="string">
                  <text:p text:style-name="P71"><text:span text:style-name="T36">66,66</text:span></text:p>
                </table:table-cell>
              </table:table-row>
              <table:table-row>
                <table:table-cell table:style-name="Tabela1.L6" office:value-type="string">
                  <text:p text:style-name="P71"><text:span text:style-name="T20">3</text:span><text:span text:style-name="T21">O</text:span></text:p>
                </table:table-cell>
                <table:table-cell table:style-name="Tabela1.L6" office:value-type="string">
                  <text:p text:style-name="P71"><text:span text:style-name="T8">JANBCAN018</text:span></text:p>
                </table:table-cell>
                <table:table-cell table:style-name="Tabela1.L1" office:value-type="string">
                  <text:p text:style-name="P71"><text:span text:style-name="T8">FÍSICA DO SOLO</text:span></text:p>
                </table:table-cell>
                <table:table-cell table:style-name="Tabela1.L1" office:value-type="string">
                  <text:p text:style-name="P71"><text:span text:style-name="T36">40</text:span></text:p>
                </table:table-cell>
                <table:table-cell table:style-name="Tabela1.L1" office:value-type="string">
                  <text:p text:style-name="P71"><text:span text:style-name="T36">33,33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4.2"/>
              <table:table-column table:style-name="Tabela1.c34.3"/>
              <table:table-column table:style-name="Tabela1.c3.4"/>
              <table:table-column table:style-name="Tabela1.c34.5"/>
              <table:table-column table:style-name="Tabela1.c34.6"/>
              <table:table-column table:style-name="Tabela1.H"/>
              <table:table-column table:style-name="Tabela1.c34.8"/>
              <table:table-row>
                <table:table-cell table:style-name="Tabela1.B2" office:value-type="string">
                  <text:p text:style-name="P77"/>
                  <text:p text:style-name="P78"><text:span text:style-name="T8">JANBCAN124</text:span></text:p>
                  <text:p text:style-name="P74"/>
                </table:table-cell>
                <table:table-cell table:style-name="Tabela1.c1" office:value-type="string">
                  <text:p text:style-name="P71"><text:span text:style-name="T55">Solos III – Fertilidade do solo **</text:span></text:p>
                  <text:p text:style-name="P71"><text:span text:style-name="T55">ou</text:span></text:p>
                  <text:p text:style-name="P71"><text:span text:style-name="T56">Solos III *</text:span></text:p>
                  <text:p text:style-name="P79"><text:span text:style-name="T22"/></text:p>
                </table:table-cell>
                <table:table-cell table:style-name="Tabela1.B2" office:value-type="string">
                  <text:p text:style-name="P71"><text:span text:style-name="T20">4</text:span><text:span text:style-name="T21">O</text:span></text:p>
                  <text:p text:style-name="P71"><text:span text:style-name="T21"/></text:p>
                  <text:p text:style-name="P71"><text:span text:style-name="T57">4</text:span><text:span text:style-name="T58">O</text:span></text:p>
                </table:table-cell>
                <table:table-cell table:style-name="Tabela1.B2" office:value-type="string">
                  <text:p text:style-name="P20"><text:span text:style-name="T49">Agronomia</text:span></text:p>
                  <text:p text:style-name="P71"><text:span text:style-name="T8"/></text:p>
                  <text:p text:style-name="P20"><text:span text:style-name="T49">Agronomia</text:span></text:p>
                </table:table-cell>
                <table:table-cell table:style-name="Tabela1.B2" office:value-type="string">
                  <text:p text:style-name="P71"><text:span text:style-name="T8">80</text:span></text:p>
                  <text:p text:style-name="P71"><text:span text:style-name="T8"/></text:p>
                  <text:p text:style-name="P71"><text:span text:style-name="T8"/></text:p>
                  <text:p text:style-name="P71"><text:span text:style-name="T8">80</text:span></text:p>
                </table:table-cell>
                <table:table-cell table:style-name="Tabela1.B2" office:value-type="string">
                  <text:p text:style-name="P71"><text:span text:style-name="T8">66,66</text:span></text:p>
                  <text:p text:style-name="P71"><text:span text:style-name="T8"/></text:p>
                  <text:p text:style-name="P71"><text:span text:style-name="T8"/></text:p>
                  <text:p text:style-name="P71"><text:span text:style-name="T8">66,66</text:span></text:p>
                </table:table-cell>
                <table:table-cell table:number-columns-spanned="2">
                  <table:table table:is-sub-table="true">
                    <table:table-column table:style-name="Tabela1.H"/>
                    <table:table-column table:style-name="Tabela1.c34.8"/>
                    <table:table-row table:style-name="Tabela1.1">
                      <table:table-cell office:value-type="string">
                        <text:p text:style-name="P74"/>
                      </table:table-cell>
                      <table:table-cell office:value-type="string">
                        <text:p text:style-name="P71"/>
                      </table:table-cell>
                    </table:table-row>
                    <table:table-row table:style-name="Tabela1.1">
                      <table:table-cell office:value-type="string">
                        <text:p text:style-name="P80"/>
                      </table:table-cell>
                      <table:table-cell office:value-type="string">
                        <text:p text:style-name="P81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abela1.1">
                <table:table-cell table:style-name="Tabela1.c14.6.2" office:value-type="string">
                  <text:p text:style-name="P26"><text:span text:style-name="T29">JANBCEG021</text:span></text:p>
                </table:table-cell>
                <table:table-cell table:style-name="Tabela1.c37.2.2" office:value-type="string">
                  <text:p text:style-name="P25">Fertilidade do solo</text:p>
                </table:table-cell>
                <table:table-cell table:style-name="Tabela1.m2" office:value-type="string">
                  <text:p text:style-name="P26"><text:span text:style-name="T46">4</text:span><text:span text:style-name="T47">O</text:span></text:p>
                </table:table-cell>
                <table:table-cell table:style-name="Tabela1.m2" office:value-type="string">
                  <text:p text:style-name="P25">EAA</text:p>
                </table:table-cell>
                <table:table-cell table:style-name="Tabela1.c14.6.2" office:value-type="string">
                  <text:p text:style-name="P75">80</text:p>
                </table:table-cell>
                <table:table-cell table:style-name="Tabela1.c14.6.2" office:value-type="string">
                  <text:p text:style-name="P25">66,66</text:p>
                </table:table-cell>
                <table:table-cell office:value-type="string">
                  <text:p text:style-name="P25"/>
                </table:table-cell>
                <table:table-cell office:value-type="string">
                  <text:p text:style-name="P82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B2" office:value-type="string">
            <text:p text:style-name="P71"><text:span text:style-name="T27">4</text:span><text:span text:style-name="T28">O</text:span></text:p>
          </table:table-cell>
          <table:table-cell table:style-name="Tabela1.B2" table:number-columns-spanned="3" office:value-type="string">
            <text:p text:style-name="P72">JANBCAN026</text:p>
          </table:table-cell>
          <table:covered-table-cell/>
          <table:covered-table-cell/>
          <table:table-cell table:style-name="Tabela1.c1" table:number-columns-spanned="2" office:value-type="string">
            <text:p text:style-name="P71"><text:span text:style-name="T8">METODOLOGIA CIENTÍFICA</text:span></text:p>
          </table:table-cell>
          <table:covered-table-cell/>
          <table:table-cell table:style-name="Tabela1.c1" office:value-type="string">
            <text:p text:style-name="P71"><text:span text:style-name="T8">40</text:span></text:p>
          </table:table-cell>
          <table:table-cell table:style-name="Tabela1.c1" table:number-columns-spanned="6" office:value-type="string">
            <text:p text:style-name="P71"><text:span text:style-name="T8">33,33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L6" table:number-columns-spanned="2" office:value-type="string">
            <text:p text:style-name="P71"><text:span text:style-name="T35">--</text:span></text:p>
          </table:table-cell>
          <table:covered-table-cell/>
          <table:table-cell table:style-name="Tabela1.L6" table:number-columns-spanned="3" office:value-type="string">
            <text:p text:style-name="P71"><text:span text:style-name="T8">--</text:span></text:p>
          </table:table-cell>
          <table:covered-table-cell/>
          <table:covered-table-cell/>
          <table:table-cell table:style-name="Tabela1.L1" table:number-columns-spanned="4" office:value-type="string">
            <text:p text:style-name="P71"><text:span text:style-name="T8">--</text:span></text:p>
          </table:table-cell>
          <table:covered-table-cell/>
          <table:covered-table-cell/>
          <table:covered-table-cell/>
          <table:table-cell table:style-name="Tabela1.L1" table:number-columns-spanned="3" office:value-type="string">
            <text:p text:style-name="P71"><text:span text:style-name="T36">--</text:span></text:p>
          </table:table-cell>
          <table:covered-table-cell/>
          <table:covered-table-cell/>
          <table:table-cell table:style-name="Tabela1.L1" table:number-columns-spanned="3" office:value-type="string">
            <text:p text:style-name="P71"><text:span text:style-name="T36">--</text:span></text:p>
          </table:table-cell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4.2"/>
              <table:table-column table:style-name="Tabela1.c34.3"/>
              <table:table-column table:style-name="Tabela1.c3.4"/>
              <table:table-column table:style-name="Tabela1.c34.5"/>
              <table:table-column table:style-name="Tabela1.c34.6"/>
              <table:table-column table:style-name="Tabela1.H"/>
              <table:table-column table:style-name="Tabela1.c34.8"/>
              <table:table-row table:style-name="Tabela1.1">
                <table:table-cell table:style-name="Tabela1.B2" office:value-type="string">
                  <text:p text:style-name="P71"><text:span text:style-name="T8">JANBCAN026</text:span></text:p>
                </table:table-cell>
                <table:table-cell table:style-name="Tabela1.c1" office:value-type="string">
                  <text:p text:style-name="P71"><text:span text:style-name="T8">Metodologia científica */**</text:span></text:p>
                </table:table-cell>
                <table:table-cell table:style-name="Tabela1.B2" office:value-type="string">
                  <text:p text:style-name="P71"><text:span text:style-name="T20">2</text:span><text:span text:style-name="T21">O</text:span></text:p>
                </table:table-cell>
                <table:table-cell table:style-name="Tabela1.B2" office:value-type="string">
                  <text:p text:style-name="P71"><text:span text:style-name="T8">Agronomia</text:span></text:p>
                </table:table-cell>
                <table:table-cell table:style-name="Tabela1.B2" office:value-type="string">
                  <text:p text:style-name="P71"><text:span text:style-name="T8">40</text:span></text:p>
                </table:table-cell>
                <table:table-cell table:style-name="Tabela1.B2" office:value-type="string">
                  <text:p text:style-name="P71"><text:span text:style-name="T8">33,33</text:span></text:p>
                </table:table-cell>
                <table:table-cell office:value-type="string">
                  <text:p text:style-name="P74"/>
                </table:table-cell>
                <table:table-cell office:value-type="string">
                  <text:p text:style-name="P71"/>
                </table:table-cell>
              </table:table-row>
              <table:table-row table:style-name="Tabela1.1">
                <table:table-cell table:style-name="Tabela1.B2" office:value-type="string">
                  <text:p text:style-name="P25">BAD25</text:p>
                </table:table-cell>
                <table:table-cell table:style-name="Tabela1.c1" office:value-type="string">
                  <text:p text:style-name="P25">Metodologia Científica I</text:p>
                </table:table-cell>
                <table:table-cell table:style-name="Tabela1.B2" office:value-type="string">
                  <text:p text:style-name="P25"/>
                </table:table-cell>
                <table:table-cell table:style-name="Tabela1.B2" office:value-type="string">
                  <text:p text:style-name="P25">Administração</text:p>
                </table:table-cell>
                <table:table-cell table:style-name="Tabela1.B2" office:value-type="string">
                  <text:p text:style-name="P25">40</text:p>
                </table:table-cell>
                <table:table-cell table:style-name="Tabela1.B2" office:value-type="string">
                  <text:p text:style-name="P25">33,33</text:p>
                </table:table-cell>
                <table:table-cell office:value-type="string">
                  <text:p text:style-name="P25"/>
                </table:table-cell>
                <table:table-cell office:value-type="string">
                  <text:p text:style-name="P82"/>
                </table:table-cell>
              </table:table-row>
              <table:table-row table:style-name="Tabela1.1">
                <table:table-cell table:style-name="Tabela1.B2" office:value-type="string">
                  <text:p text:style-name="P26"><text:span text:style-name="T29">JANBCEG025</text:span></text:p>
                </table:table-cell>
                <table:table-cell table:style-name="Tabela1.c1" office:value-type="string">
                  <text:p text:style-name="P25">Metodologia Científica</text:p>
                </table:table-cell>
                <table:table-cell table:style-name="Tabela1.B2" office:value-type="string">
                  <text:p text:style-name="P26"><text:span text:style-name="T46">4</text:span><text:span text:style-name="T47">O</text:span></text:p>
                </table:table-cell>
                <table:table-cell table:style-name="Tabela1.B2" office:value-type="string">
                  <text:p text:style-name="P25">EAA</text:p>
                </table:table-cell>
                <table:table-cell table:style-name="Tabela1.B2" office:value-type="string">
                  <text:p text:style-name="P25">40</text:p>
                </table:table-cell>
                <table:table-cell table:style-name="Tabela1.B2" office:value-type="string">
                  <text:p text:style-name="P25">33,33</text:p>
                </table:table-cell>
                <table:table-cell office:value-type="string">
                  <text:p text:style-name="P25"/>
                </table:table-cell>
                <table:table-cell office:value-type="string">
                  <text:p text:style-name="P82"/>
                </table:table-cell>
              </table:table-row>
              <table:table-row table:style-name="Tabela1.1">
                <table:table-cell table:style-name="Tabela1.B2" office:value-type="string">
                  <text:p text:style-name="P25">EDU241</text:p>
                </table:table-cell>
                <table:table-cell table:style-name="Tabela1.c1" office:value-type="string">
                  <text:p text:style-name="P25">Métodos e Técnicas de Estudos e Pesquisas</text:p>
                </table:table-cell>
                <table:table-cell table:style-name="Tabela1.B2" office:value-type="string">
                  <text:p text:style-name="P25"/>
                </table:table-cell>
                <table:table-cell table:style-name="Tabela1.B2" office:value-type="string">
                  <text:p text:style-name="P25">Biologia</text:p>
                </table:table-cell>
                <table:table-cell table:style-name="Tabela1.B2" office:value-type="string">
                  <text:p text:style-name="P25">40</text:p>
                </table:table-cell>
                <table:table-cell table:style-name="Tabela1.B2" office:value-type="string">
                  <text:p text:style-name="P25">33,33</text:p>
                </table:table-cell>
                <table:table-cell office:value-type="string">
                  <text:p text:style-name="P25"/>
                </table:table-cell>
                <table:table-cell office:value-type="string">
                  <text:p text:style-name="P82"/>
                </table:table-cell>
              </table:table-row>
              <table:table-row table:style-name="Tabela1.1">
                <table:table-cell table:style-name="Tabela1.B2" office:value-type="string">
                  <text:p text:style-name="P25">EDU241</text:p>
                </table:table-cell>
                <table:table-cell table:style-name="Tabela1.c1" office:value-type="string">
                  <text:p text:style-name="P25">Métodos e Técnicas de Estudos e Pesquisas</text:p>
                </table:table-cell>
                <table:table-cell table:style-name="Tabela1.B2" office:value-type="string">
                  <text:p text:style-name="P25"/>
                </table:table-cell>
                <table:table-cell table:style-name="Tabela1.B2" office:value-type="string">
                  <text:p text:style-name="P25">Física</text:p>
                </table:table-cell>
                <table:table-cell table:style-name="Tabela1.B2" office:value-type="string">
                  <text:p text:style-name="P25">40</text:p>
                </table:table-cell>
                <table:table-cell table:style-name="Tabela1.B2" office:value-type="string">
                  <text:p text:style-name="P25">33,33</text:p>
                </table:table-cell>
                <table:table-cell office:value-type="string">
                  <text:p text:style-name="P25"/>
                </table:table-cell>
                <table:table-cell office:value-type="string">
                  <text:p text:style-name="P82"/>
                </table:table-cell>
              </table:table-row>
              <table:table-row table:style-name="Tabela1.1">
                <table:table-cell table:style-name="Tabela1.B2" office:value-type="string">
                  <text:p text:style-name="P25">EDU241</text:p>
                </table:table-cell>
                <table:table-cell table:style-name="Tabela1.c1" office:value-type="string">
                  <text:p text:style-name="P25">Métodos e Técnicas de Estudos e Pesquisas</text:p>
                </table:table-cell>
                <table:table-cell table:style-name="Tabela1.B2" office:value-type="string">
                  <text:p text:style-name="P25"/>
                </table:table-cell>
                <table:table-cell table:style-name="Tabela1.B2" office:value-type="string">
                  <text:p text:style-name="P25">Matemática</text:p>
                </table:table-cell>
                <table:table-cell table:style-name="Tabela1.B2" office:value-type="string">
                  <text:p text:style-name="P25">40</text:p>
                </table:table-cell>
                <table:table-cell table:style-name="Tabela1.B2" office:value-type="string">
                  <text:p text:style-name="P25">33,33</text:p>
                </table:table-cell>
                <table:table-cell office:value-type="string">
                  <text:p text:style-name="P25"/>
                </table:table-cell>
                <table:table-cell office:value-type="string">
                  <text:p text:style-name="P82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B2" office:value-type="string">
            <text:p text:style-name="P71"><text:span text:style-name="T27">4</text:span><text:span text:style-name="T28">O</text:span></text:p>
          </table:table-cell>
          <table:table-cell table:style-name="Tabela1.B2" table:number-columns-spanned="3" office:value-type="string">
            <text:p text:style-name="P72">JANBCAN024</text:p>
          </table:table-cell>
          <table:covered-table-cell/>
          <table:covered-table-cell/>
          <table:table-cell table:style-name="Tabela1.c1" table:number-columns-spanned="2" office:value-type="string">
            <text:p text:style-name="P71"><text:span text:style-name="T8">TOPOGRAFIA </text:span></text:p>
          </table:table-cell>
          <table:covered-table-cell/>
          <table:table-cell table:style-name="Tabela1.c1" office:value-type="string">
            <text:p text:style-name="P71"><text:span text:style-name="T8">80</text:span></text:p>
          </table:table-cell>
          <table:table-cell table:style-name="Tabela1.c1" table:number-columns-spanned="6" office:value-type="string">
            <text:p text:style-name="P71"><text:span text:style-name="T8">66,66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L6" table:number-columns-spanned="2" office:value-type="string">
            <text:p text:style-name="P71"><text:span text:style-name="T23">2</text:span><text:span text:style-name="T24">O</text:span></text:p>
          </table:table-cell>
          <table:covered-table-cell/>
          <table:table-cell table:style-name="Tabela1.L6" table:number-columns-spanned="3" office:value-type="string">
            <text:p text:style-name="P71"><text:span text:style-name="T8">JANBCAN011</text:span></text:p>
          </table:table-cell>
          <table:covered-table-cell/>
          <table:covered-table-cell/>
          <table:table-cell table:style-name="Tabela1.L1" table:number-columns-spanned="4" office:value-type="string">
            <text:p text:style-name="P71"><text:span text:style-name="T8">Desenho técnico auxiliado por computador ou</text:span></text:p>
            <text:p text:style-name="P71"><text:span text:style-name="T8">Desenho <text:s/>auxiliado por computador</text:span></text:p>
          </table:table-cell>
          <table:covered-table-cell/>
          <table:covered-table-cell/>
          <table:covered-table-cell/>
          <table:table-cell table:style-name="Tabela1.L1" table:number-columns-spanned="3" office:value-type="string">
            <text:p text:style-name="P71"><text:span text:style-name="T8">60</text:span></text:p>
          </table:table-cell>
          <table:covered-table-cell/>
          <table:covered-table-cell/>
          <table:table-cell table:style-name="Tabela1.L1" table:number-columns-spanned="3" office:value-type="string">
            <text:p text:style-name="P71"><text:span text:style-name="T8">50</text:span></text:p>
          </table:table-cell>
          <table:covered-table-cell/>
          <table:covered-table-cell/>
          <table:table-cell table:number-columns-spanned="21">
            <table:table table:is-sub-table="true">
              <table:table-column table:style-name="Tabela1.c3.1"/>
              <table:table-column table:style-name="Tabela1.c34.2"/>
              <table:table-column table:style-name="Tabela1.c34.3"/>
              <table:table-column table:style-name="Tabela1.c3.4"/>
              <table:table-column table:style-name="Tabela1.c34.5"/>
              <table:table-column table:style-name="Tabela1.c34.6"/>
              <table:table-column table:style-name="Tabela1.H"/>
              <table:table-column table:style-name="Tabela1.c34.8"/>
              <table:table-row table:style-name="Tabela1.b30.1">
                <table:table-cell table:style-name="Tabela1.B2" office:value-type="string">
                  <text:p text:style-name="P71"><text:span text:style-name="T8">JANBCAN024</text:span></text:p>
                </table:table-cell>
                <table:table-cell table:style-name="Tabela1.c1" office:value-type="string">
                  <text:p text:style-name="P71"><text:span text:style-name="T8">Topografia */**</text:span></text:p>
                </table:table-cell>
                <table:table-cell table:style-name="Tabela1.B2" office:value-type="string">
                  <text:p text:style-name="P71"><text:span text:style-name="T20">3</text:span><text:span text:style-name="T21">O</text:span></text:p>
                </table:table-cell>
                <table:table-cell table:style-name="Tabela1.B2" office:value-type="string">
                  <text:p text:style-name="P71"><text:span text:style-name="T8">Agronomia</text:span></text:p>
                </table:table-cell>
                <table:table-cell table:style-name="Tabela1.B2" office:value-type="string">
                  <text:p text:style-name="P71"><text:span text:style-name="T8">80</text:span></text:p>
                </table:table-cell>
                <table:table-cell table:style-name="Tabela1.B2" office:value-type="string">
                  <text:p text:style-name="P71"><text:span text:style-name="T8">66,66</text:span></text:p>
                </table:table-cell>
                <table:table-cell office:value-type="string">
                  <text:p text:style-name="P74"/>
                </table:table-cell>
                <table:table-cell office:value-type="string">
                  <text:p text:style-name="P83"/>
                </table:table-cell>
              </table:table-row>
              <table:table-row table:style-name="Tabela1.b30.1">
                <table:table-cell table:style-name="Tabela1.c16.5.2" office:value-type="string">
                  <text:p text:style-name="P26"><text:span text:style-name="T29">JANBCEG024</text:span></text:p>
                </table:table-cell>
                <table:table-cell table:style-name="Tabela1.c6.2.3" office:value-type="string">
                  <text:p text:style-name="P25">Topografia</text:p>
                </table:table-cell>
                <table:table-cell table:style-name="Tabela1.B2" office:value-type="string">
                  <text:p text:style-name="P26"><text:span text:style-name="T46">4</text:span><text:span text:style-name="T47">O</text:span></text:p>
                </table:table-cell>
                <table:table-cell table:style-name="Tabela1.B2" office:value-type="string">
                  <text:p text:style-name="P25">EAA</text:p>
                </table:table-cell>
                <table:table-cell table:style-name="Tabela1.B2" office:value-type="string">
                  <text:p text:style-name="P25">80</text:p>
                </table:table-cell>
                <table:table-cell table:style-name="Tabela1.c16.5.2" office:value-type="string">
                  <text:p text:style-name="P25">66,66</text:p>
                </table:table-cell>
                <table:table-cell office:value-type="string">
                  <text:p text:style-name="P25"/>
                </table:table-cell>
                <table:table-cell office:value-type="string">
                  <text:p text:style-name="P82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b30.1">
          <table:table-cell table:style-name="Tabela1.B2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Tabela1.c1" table:number-columns-spanned="2" office:value-type="string">
            <text:p text:style-name="P72">TOTAL</text:p>
          </table:table-cell>
          <table:covered-table-cell/>
          <table:table-cell table:style-name="Tabela1.c1" office:value-type="string">
            <text:p text:style-name="P84">420</text:p>
          </table:table-cell>
          <table:table-cell table:style-name="Tabela1.c1" table:number-columns-spanned="6" office:value-type="string">
            <text:p text:style-name="P84">349,98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L6" table:number-columns-spanned="34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85"/>
          </table:table-cell>
          <table:table-cell office:value-type="string">
            <text:p text:style-name="P85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A1" table:number-columns-spanned="12" office:value-type="string">
            <text:p text:style-name="P4">COMPONENTES CURRICULARES</text:p>
            <text:p text:style-name="P4">(Matriz atual – válida a partir de 1/2010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1" table:number-columns-spanned="17" office:value-type="string">
            <text:p text:style-name="P5">PRÉ-REQUISI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c1" table:number-columns-spanned="19" office:value-type="string">
            <text:p text:style-name="P5">EQUIVALÊNCIA COM A MATRIZ DA AGRONOMIA 2008 e 2009 E DISCIPLINAS DE OUTROS CURSOS DO IFNMG - JANUÁRIA</text:p>
            <text:p text:style-name="P5">(Matriz curricular AGRONOMIA 2008 <text:s/>– válida de 1/2008 a 2/2008)* (Matriz curricular AGRONOMIA 2009 <text:s/>– válida de 1/2009 a 2/2009)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6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5">Período</text:p>
          </table:table-cell>
          <table:covered-table-cell/>
          <table:table-cell table:style-name="Tabela1.B2" office:value-type="string">
            <text:p text:style-name="P5">Código</text:p>
          </table:table-cell>
          <table:table-cell table:style-name="Tabela1.E2" table:number-columns-spanned="2" office:value-type="string">
            <text:p text:style-name="P7">Denominação</text:p>
          </table:table-cell>
          <table:covered-table-cell/>
          <table:table-cell table:style-name="Tabela1.E2" table:number-columns-spanned="2" office:value-type="string">
            <text:p text:style-name="P14">CH h/a</text:p>
          </table:table-cell>
          <table:covered-table-cell/>
          <table:table-cell table:style-name="Tabela1.E2" table:number-columns-spanned="5" office:value-type="string">
            <text:p text:style-name="P14">CH hora</text:p>
          </table:table-cell>
          <table:covered-table-cell/>
          <table:covered-table-cell/>
          <table:covered-table-cell/>
          <table:covered-table-cell/>
          <table:table-cell table:style-name="Tabela1.L2" table:number-columns-spanned="3" office:value-type="string">
            <text:p text:style-name="P11">Período</text:p>
          </table:table-cell>
          <table:covered-table-cell/>
          <table:covered-table-cell/>
          <table:table-cell table:style-name="Tabela1.L2" table:number-columns-spanned="4" office:value-type="string">
            <text:p text:style-name="P11">Código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12">Denominação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13">CH h/a</text:p>
          </table:table-cell>
          <table:covered-table-cell/>
          <table:covered-table-cell/>
          <table:table-cell table:style-name="Tabela1.S2" table:number-columns-spanned="3" office:value-type="string">
            <text:p text:style-name="P13">CH hora</text:p>
          </table:table-cell>
          <table:covered-table-cell/>
          <table:covered-table-cell/>
          <table:table-cell table:style-name="Tabela1.c2" table:number-columns-spanned="2" office:value-type="string">
            <text:p text:style-name="P5">Código</text:p>
          </table:table-cell>
          <table:covered-table-cell/>
          <table:table-cell table:style-name="Tabela1.E2" table:number-columns-spanned="4" office:value-type="string">
            <text:p text:style-name="P7">Denominação</text:p>
          </table:table-cell>
          <table:covered-table-cell/>
          <table:covered-table-cell/>
          <table:covered-table-cell/>
          <table:table-cell table:style-name="Tabela1.c2" table:number-columns-spanned="2" office:value-type="string">
            <text:p text:style-name="P5">Período</text:p>
          </table:table-cell>
          <table:covered-table-cell/>
          <table:table-cell table:style-name="Tabela1.m2" table:number-columns-spanned="2" office:value-type="string">
            <text:p text:style-name="P5">curso</text:p>
          </table:table-cell>
          <table:covered-table-cell/>
          <table:table-cell table:style-name="Tabela1.B2" table:number-columns-spanned="3" office:value-type="string">
            <text:p text:style-name="P14">CH h/a</text:p>
          </table:table-cell>
          <table:covered-table-cell/>
          <table:covered-table-cell/>
          <table:table-cell table:style-name="Tabela1.B2" table:number-columns-spanned="6" office:value-type="string">
            <text:p text:style-name="P14">CH hora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15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c2" table:number-columns-spanned="2" office:value-type="string">
            <text:p text:style-name="P43"><text:span text:style-name="T34">5</text:span><text:span text:style-name="T35">O</text:span></text:p>
          </table:table-cell>
          <table:covered-table-cell/>
          <table:table-cell table:style-name="Tabela1.m2" office:value-type="string">
            <text:p text:style-name="P44">JANBCAN028</text:p>
          </table:table-cell>
          <table:table-cell table:style-name="Tabela1.E2" table:number-columns-spanned="2" office:value-type="string">
            <text:p text:style-name="P44">MICROBIOLOGIA DOS SOLOS</text:p>
          </table:table-cell>
          <table:covered-table-cell/>
          <table:table-cell table:style-name="Tabela1.E2" table:number-columns-spanned="2" office:value-type="string">
            <text:p text:style-name="P44">40</text:p>
          </table:table-cell>
          <table:covered-table-cell/>
          <table:table-cell table:style-name="Tabela1.E2" table:number-columns-spanned="5" office:value-type="string">
            <text:p text:style-name="P44">33,33</text:p>
          </table:table-cell>
          <table:covered-table-cell/>
          <table:covered-table-cell/>
          <table:covered-table-cell/>
          <table:covered-table-cell/>
          <table:table-cell table:style-name="Tabela1.L2" table:number-columns-spanned="3" office:value-type="string">
            <text:p text:style-name="P43"><text:span text:style-name="T34">2</text:span><text:span text:style-name="T35">O</text:span></text:p>
          </table:table-cell>
          <table:covered-table-cell/>
          <table:covered-table-cell/>
          <table:table-cell table:style-name="Tabela1.L2" table:number-columns-spanned="4" office:value-type="string">
            <text:p text:style-name="P44">JANBCAN008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44">Microbiologia geral</text:p>
            <text:p text:style-name="P51">ou</text:p>
            <text:p text:style-name="P44">Microbiologia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44">60</text:p>
          </table:table-cell>
          <table:covered-table-cell/>
          <table:covered-table-cell/>
          <table:table-cell table:style-name="Tabela1.S2" table:number-columns-spanned="3" office:value-type="string">
            <text:p text:style-name="P44">50</text:p>
          </table:table-cell>
          <table:covered-table-cell/>
          <table:covered-table-cell/>
          <table:table-cell table:style-name="Tabela1.c2" table:number-columns-spanned="2" office:value-type="string">
            <text:p text:style-name="P44">--</text:p>
          </table:table-cell>
          <table:covered-table-cell/>
          <table:table-cell table:style-name="Tabela1.E2" table:number-columns-spanned="4" office:value-type="string">
            <text:p text:style-name="P44">Sem equivalente</text:p>
          </table:table-cell>
          <table:covered-table-cell/>
          <table:covered-table-cell/>
          <table:covered-table-cell/>
          <table:table-cell table:style-name="Tabela1.c2" table:number-columns-spanned="2" office:value-type="string">
            <text:p text:style-name="P44">--</text:p>
          </table:table-cell>
          <table:covered-table-cell/>
          <table:table-cell table:style-name="Tabela1.c2" table:number-columns-spanned="2" office:value-type="string">
            <text:p text:style-name="P44">--</text:p>
          </table:table-cell>
          <table:covered-table-cell/>
          <table:table-cell table:style-name="Tabela1.A2" table:number-columns-spanned="3" office:value-type="string">
            <text:p text:style-name="P44">--</text:p>
          </table:table-cell>
          <table:covered-table-cell/>
          <table:covered-table-cell/>
          <table:table-cell table:style-name="Tabela1.B2" table:number-columns-spanned="6" office:value-type="string">
            <text:p text:style-name="P44">--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57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c2" table:number-columns-spanned="2" office:value-type="string">
            <text:p text:style-name="P43"><text:span text:style-name="T34">5</text:span><text:span text:style-name="T35">O</text:span></text:p>
          </table:table-cell>
          <table:covered-table-cell/>
          <table:table-cell table:style-name="Tabela1.m2" office:value-type="string">
            <text:p text:style-name="P44">JANBCAN029</text:p>
          </table:table-cell>
          <table:table-cell table:style-name="Tabela1.E2" table:number-columns-spanned="2" office:value-type="string">
            <text:p text:style-name="P44">GENÉTICA</text:p>
          </table:table-cell>
          <table:covered-table-cell/>
          <table:table-cell table:style-name="Tabela1.E2" table:number-columns-spanned="2" office:value-type="string">
            <text:p text:style-name="P44">60</text:p>
          </table:table-cell>
          <table:covered-table-cell/>
          <table:table-cell table:style-name="Tabela1.E2" table:number-columns-spanned="5" office:value-type="string">
            <text:p text:style-name="P44">50</text:p>
          </table:table-cell>
          <table:covered-table-cell/>
          <table:covered-table-cell/>
          <table:covered-table-cell/>
          <table:covered-table-cell/>
          <table:table-cell table:style-name="Tabela1.L2" table:number-columns-spanned="3" office:value-type="string">
            <text:p text:style-name="P43"><text:span text:style-name="T34">1</text:span><text:span text:style-name="T35">O </text:span></text:p>
          </table:table-cell>
          <table:covered-table-cell/>
          <table:covered-table-cell/>
          <table:table-cell table:style-name="Tabela1.L2" table:number-columns-spanned="4" office:value-type="string">
            <text:p text:style-name="P44">JANBCAN001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44">Citologia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44">60</text:p>
          </table:table-cell>
          <table:covered-table-cell/>
          <table:covered-table-cell/>
          <table:table-cell table:style-name="Tabela1.S2" table:number-columns-spanned="3" office:value-type="string">
            <text:p text:style-name="P44">50</text:p>
          </table:table-cell>
          <table:covered-table-cell/>
          <table:covered-table-cell/>
          <table:table-cell table:style-name="Tabela1.c2" table:number-columns-spanned="2" office:value-type="string">
            <text:p text:style-name="P44">JANBCAN029</text:p>
          </table:table-cell>
          <table:covered-table-cell/>
          <table:table-cell table:style-name="Tabela1.E2" table:number-columns-spanned="4" office:value-type="string">
            <text:p text:style-name="P44">Genética */**</text:p>
          </table:table-cell>
          <table:covered-table-cell/>
          <table:covered-table-cell/>
          <table:covered-table-cell/>
          <table:table-cell table:style-name="Tabela1.c2" table:number-columns-spanned="2" office:value-type="string">
            <text:p text:style-name="P43"><text:span text:style-name="T34">4</text:span><text:span text:style-name="T35">o</text:span></text:p>
          </table:table-cell>
          <table:covered-table-cell/>
          <table:table-cell table:style-name="Tabela1.c2" table:number-columns-spanned="2" office:value-type="string">
            <text:p text:style-name="P44">Agronomia</text:p>
          </table:table-cell>
          <table:covered-table-cell/>
          <table:table-cell table:style-name="Tabela1.c2" table:number-columns-spanned="3" office:value-type="string">
            <text:p text:style-name="P44">60</text:p>
          </table:table-cell>
          <table:covered-table-cell/>
          <table:covered-table-cell/>
          <table:table-cell table:style-name="Tabela1.m2" table:number-columns-spanned="6" office:value-type="string">
            <text:p text:style-name="P44">50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57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c2" table:number-columns-spanned="2" office:value-type="string">
            <text:p text:style-name="P43"><text:span text:style-name="T34">5</text:span><text:span text:style-name="T35">O</text:span></text:p>
          </table:table-cell>
          <table:covered-table-cell/>
          <table:table-cell table:style-name="Tabela1.m2" office:value-type="string">
            <text:p text:style-name="P44">JANBCAN030</text:p>
          </table:table-cell>
          <table:table-cell table:style-name="Tabela1.E2" table:number-columns-spanned="2" office:value-type="string">
            <text:p text:style-name="P44">HIDRÁULICA</text:p>
          </table:table-cell>
          <table:covered-table-cell/>
          <table:table-cell table:style-name="Tabela1.E2" table:number-columns-spanned="2" office:value-type="string">
            <text:p text:style-name="P44">60</text:p>
          </table:table-cell>
          <table:covered-table-cell/>
          <table:table-cell table:style-name="Tabela1.E2" table:number-columns-spanned="5" office:value-type="string">
            <text:p text:style-name="P44">50</text:p>
          </table:table-cell>
          <table:covered-table-cell/>
          <table:covered-table-cell/>
          <table:covered-table-cell/>
          <table:covered-table-cell/>
          <table:table-cell table:style-name="Tabela1.L2" table:number-columns-spanned="3" office:value-type="string">
            <text:p text:style-name="P43"><text:span text:style-name="T34">3</text:span><text:span text:style-name="T35">O</text:span></text:p>
          </table:table-cell>
          <table:covered-table-cell/>
          <table:covered-table-cell/>
          <table:table-cell table:style-name="Tabela1.L2" table:number-columns-spanned="4" office:value-type="string">
            <text:p text:style-name="P44">JANBCAN019</text:p>
            <text:p text:style-name="P44"/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44">Física geral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44">80</text:p>
          </table:table-cell>
          <table:covered-table-cell/>
          <table:covered-table-cell/>
          <table:table-cell table:style-name="Tabela1.S2" table:number-columns-spanned="3" office:value-type="string">
            <text:p text:style-name="P44">66,66</text:p>
          </table:table-cell>
          <table:covered-table-cell/>
          <table:covered-table-cell/>
          <table:table-cell table:number-columns-spanned="20">
            <table:table table:is-sub-table="true">
              <table:table-column table:style-name="Tabela1.d45.1"/>
              <table:table-column table:style-name="Tabela1.d45.2"/>
              <table:table-column table:style-name="Tabela1.d45.3"/>
              <table:table-column table:style-name="Tabela1.d45.4"/>
              <table:table-column table:style-name="Tabela1.d45.5"/>
              <table:table-column table:style-name="Tabela1.d45.6"/>
              <table:table-column table:style-name="Tabela1.L"/>
              <table:table-row table:style-name="Tabela1.1">
                <table:table-cell table:style-name="Tabela1.c2" office:value-type="string">
                  <text:p text:style-name="P44">--</text:p>
                </table:table-cell>
                <table:table-cell table:style-name="Tabela1.E2" office:value-type="string">
                  <text:p text:style-name="P44">Sem equivalente</text:p>
                </table:table-cell>
                <table:table-cell table:style-name="Tabela1.c2" office:value-type="string">
                  <text:p text:style-name="P43"><text:span text:style-name="T35">--</text:span></text:p>
                </table:table-cell>
                <table:table-cell table:style-name="Tabela1.c2" office:value-type="string">
                  <text:p text:style-name="P44">--</text:p>
                </table:table-cell>
                <table:table-cell table:style-name="Tabela1.c2" office:value-type="string">
                  <text:p text:style-name="P44">--</text:p>
                </table:table-cell>
                <table:table-cell table:style-name="Tabela1.m2" office:value-type="string">
                  <text:p text:style-name="P44">--</text:p>
                </table:table-cell>
                <table:table-cell office:value-type="string">
                  <text:p text:style-name="P57"/>
                </table:table-cell>
              </table:table-row>
              <table:table-row table:style-name="Tabela1.1">
                <table:table-cell table:style-name="Tabela1.c14.1.2" office:value-type="string">
                  <text:p text:style-name="P26"><text:span text:style-name="T29">JANBCEG034</text:span></text:p>
                </table:table-cell>
                <table:table-cell table:style-name="Tabela1.c4.2.2" office:value-type="string">
                  <text:p text:style-name="P25">Hidráulica</text:p>
                </table:table-cell>
                <table:table-cell table:style-name="Tabela1.c2" office:value-type="string">
                  <text:p text:style-name="P67"><text:span text:style-name="T59">5</text:span><text:span text:style-name="T60">o</text:span></text:p>
                  <text:p text:style-name="P25"/>
                </table:table-cell>
                <table:table-cell table:style-name="Tabela1.c2" office:value-type="string">
                  <text:p text:style-name="P25">EAA</text:p>
                </table:table-cell>
                <table:table-cell table:style-name="Tabela1.c14.1.2" office:value-type="string">
                  <text:p text:style-name="P75">60</text:p>
                </table:table-cell>
                <table:table-cell table:style-name="Tabela1.c14.6.2" office:value-type="string">
                  <text:p text:style-name="P25">50,00</text:p>
                </table:table-cell>
                <table:table-cell office:value-type="string">
                  <text:p text:style-name="P82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A19" table:number-columns-spanned="2" office:value-type="string">
            <text:p text:style-name="P43"><text:span text:style-name="T34">5</text:span><text:span text:style-name="T35">O</text:span></text:p>
            <text:p text:style-name="P44"/>
          </table:table-cell>
          <table:covered-table-cell/>
          <table:table-cell table:style-name="Tabela1.A19" office:value-type="string">
            <text:p text:style-name="P44">JANBCAN031</text:p>
          </table:table-cell>
          <table:table-cell table:style-name="Tabela1.E19" table:number-columns-spanned="2" office:value-type="string">
            <text:p text:style-name="P44">FITOPATOLOGIA I</text:p>
            <text:p text:style-name="P44"/>
          </table:table-cell>
          <table:covered-table-cell/>
          <table:table-cell table:style-name="Tabela1.E19" table:number-columns-spanned="2" office:value-type="string">
            <text:p text:style-name="P44">80</text:p>
            <text:p text:style-name="P44"/>
          </table:table-cell>
          <table:covered-table-cell/>
          <table:table-cell table:style-name="Tabela1.E19" table:number-columns-spanned="5" office:value-type="string">
            <text:p text:style-name="P44">66,66</text:p>
            <text:p text:style-name="P44"/>
          </table:table-cell>
          <table:covered-table-cell/>
          <table:covered-table-cell/>
          <table:covered-table-cell/>
          <table:covered-table-cell/>
          <table:table-cell table:style-name="Tabela1.L6" table:number-columns-spanned="3" office:value-type="string">
            <text:p text:style-name="P43"><text:span text:style-name="T34">2</text:span><text:span text:style-name="T35">O</text:span></text:p>
          </table:table-cell>
          <table:covered-table-cell/>
          <table:covered-table-cell/>
          <table:table-cell table:style-name="Tabela1.L6" table:number-columns-spanned="4" office:value-type="string">
            <text:p text:style-name="P44">JANBCAN008</text:p>
          </table:table-cell>
          <table:covered-table-cell/>
          <table:covered-table-cell/>
          <table:covered-table-cell/>
          <table:table-cell table:style-name="Tabela1.L1" table:number-columns-spanned="4" office:value-type="string">
            <text:p text:style-name="P44">Microbiologia geral</text:p>
            <text:p text:style-name="P51">ou</text:p>
            <text:p text:style-name="P44">Microbiologia</text:p>
          </table:table-cell>
          <table:covered-table-cell/>
          <table:covered-table-cell/>
          <table:covered-table-cell/>
          <table:table-cell table:style-name="Tabela1.L1" table:number-columns-spanned="3" office:value-type="string">
            <text:p text:style-name="P44">60</text:p>
          </table:table-cell>
          <table:covered-table-cell/>
          <table:covered-table-cell/>
          <table:table-cell table:style-name="Tabela1.L1" table:number-columns-spanned="3" office:value-type="string">
            <text:p text:style-name="P44">50</text:p>
          </table:table-cell>
          <table:covered-table-cell/>
          <table:covered-table-cell/>
          <table:table-cell table:style-name="Tabela1.A19" table:number-columns-spanned="2" office:value-type="string">
            <text:p text:style-name="P44">JANBCAN132</text:p>
            <text:p text:style-name="P44"/>
          </table:table-cell>
          <table:covered-table-cell/>
          <table:table-cell table:style-name="Tabela1.E19" table:number-columns-spanned="4" office:value-type="string">
            <text:p text:style-name="P86">Fitopatologia I</text:p>
            <text:p text:style-name="P86">*/**</text:p>
            <text:p text:style-name="P86"/>
          </table:table-cell>
          <table:covered-table-cell/>
          <table:covered-table-cell/>
          <table:covered-table-cell/>
          <table:table-cell table:style-name="Tabela1.A19" table:number-columns-spanned="2" office:value-type="string">
            <text:p text:style-name="P67"><text:span text:style-name="T59">5</text:span><text:span text:style-name="T60">o</text:span></text:p>
            <text:p text:style-name="P86"/>
          </table:table-cell>
          <table:covered-table-cell/>
          <table:table-cell table:style-name="Tabela1.A19" table:number-columns-spanned="2" office:value-type="string">
            <text:p text:style-name="P44">Agronomia</text:p>
            <text:p text:style-name="P44"/>
          </table:table-cell>
          <table:covered-table-cell/>
          <table:table-cell table:style-name="Tabela1.A19" table:number-columns-spanned="3" office:value-type="string">
            <text:p text:style-name="P44">60</text:p>
            <text:p text:style-name="P44"/>
          </table:table-cell>
          <table:covered-table-cell/>
          <table:covered-table-cell/>
          <table:table-cell table:style-name="Tabela1.A19" table:number-columns-spanned="6" office:value-type="string">
            <text:p text:style-name="P44">50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87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B2" table:number-columns-spanned="2" office:value-type="string">
            <text:p text:style-name="P43"><text:span text:style-name="T34">5</text:span><text:span text:style-name="T35">O</text:span></text:p>
          </table:table-cell>
          <table:covered-table-cell/>
          <table:table-cell table:style-name="Tabela1.B2" office:value-type="string">
            <text:p text:style-name="P44">JANBCAN033</text:p>
          </table:table-cell>
          <table:table-cell table:style-name="Tabela1.c1" table:number-columns-spanned="2" office:value-type="string">
            <text:p text:style-name="P44">ZOOTECNIA GERAL</text:p>
          </table:table-cell>
          <table:covered-table-cell/>
          <table:table-cell table:style-name="Tabela1.c1" table:number-columns-spanned="2" office:value-type="string">
            <text:p text:style-name="P44">80</text:p>
          </table:table-cell>
          <table:covered-table-cell/>
          <table:table-cell table:style-name="Tabela1.c1" table:number-columns-spanned="5" office:value-type="string">
            <text:p text:style-name="P44">66,66</text:p>
          </table:table-cell>
          <table:covered-table-cell/>
          <table:covered-table-cell/>
          <table:covered-table-cell/>
          <table:covered-table-cell/>
          <table:table-cell table:style-name="Tabela1.L6" table:number-columns-spanned="3" office:value-type="string">
            <text:p text:style-name="P43"><text:span text:style-name="T34">--</text:span></text:p>
          </table:table-cell>
          <table:covered-table-cell/>
          <table:covered-table-cell/>
          <table:table-cell table:style-name="Tabela1.L6" table:number-columns-spanned="4" office:value-type="string">
            <text:p text:style-name="P44">--</text:p>
          </table:table-cell>
          <table:covered-table-cell/>
          <table:covered-table-cell/>
          <table:covered-table-cell/>
          <table:table-cell table:style-name="Tabela1.L1" table:number-columns-spanned="4" office:value-type="string">
            <text:p text:style-name="P44">--</text:p>
          </table:table-cell>
          <table:covered-table-cell/>
          <table:covered-table-cell/>
          <table:covered-table-cell/>
          <table:table-cell table:style-name="Tabela1.L1" table:number-columns-spanned="3" office:value-type="string">
            <text:p text:style-name="P44">--</text:p>
          </table:table-cell>
          <table:covered-table-cell/>
          <table:covered-table-cell/>
          <table:table-cell table:style-name="Tabela1.L1" table:number-columns-spanned="3" office:value-type="string">
            <text:p text:style-name="P44">--</text:p>
          </table:table-cell>
          <table:covered-table-cell/>
          <table:covered-table-cell/>
          <table:table-cell table:style-name="Tabela1.B2" table:number-columns-spanned="2" office:value-type="string">
            <text:p text:style-name="P44">JANBCAN134</text:p>
          </table:table-cell>
          <table:covered-table-cell/>
          <table:table-cell table:style-name="Tabela1.c1" table:number-columns-spanned="4" office:value-type="string">
            <text:p text:style-name="P44">Zootecnica i */**</text:p>
          </table:table-cell>
          <table:covered-table-cell/>
          <table:covered-table-cell/>
          <table:covered-table-cell/>
          <table:table-cell table:style-name="Tabela1.B2" table:number-columns-spanned="2" office:value-type="string">
            <text:p text:style-name="P43"><text:span text:style-name="T34">5</text:span><text:span text:style-name="T35">o</text:span></text:p>
          </table:table-cell>
          <table:covered-table-cell/>
          <table:table-cell table:style-name="Tabela1.B2" table:number-columns-spanned="2" office:value-type="string">
            <text:p text:style-name="P44">Agronomia</text:p>
          </table:table-cell>
          <table:covered-table-cell/>
          <table:table-cell table:style-name="Tabela1.B2" table:number-columns-spanned="3" office:value-type="string">
            <text:p text:style-name="P44">60</text:p>
          </table:table-cell>
          <table:covered-table-cell/>
          <table:covered-table-cell/>
          <table:table-cell table:style-name="Tabela1.B2" table:number-columns-spanned="6" office:value-type="string">
            <text:p text:style-name="P44">50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57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b30.1">
          <table:table-cell table:style-name="Tabela1.B2" table:number-columns-spanned="2" office:value-type="string">
            <text:p text:style-name="P43"><text:span text:style-name="T34">5</text:span><text:span text:style-name="T35">O</text:span></text:p>
          </table:table-cell>
          <table:covered-table-cell/>
          <table:table-cell table:style-name="Tabela1.B2" office:value-type="string">
            <text:p text:style-name="P44">JANBCAN032</text:p>
          </table:table-cell>
          <table:table-cell table:style-name="Tabela1.c1" table:number-columns-spanned="2" office:value-type="string">
            <text:p text:style-name="P44">ENTOMOLOGIA GERAL</text:p>
          </table:table-cell>
          <table:covered-table-cell/>
          <table:table-cell table:style-name="Tabela1.c1" table:number-columns-spanned="2" office:value-type="string">
            <text:p text:style-name="P44">80</text:p>
          </table:table-cell>
          <table:covered-table-cell/>
          <table:table-cell table:style-name="Tabela1.c1" table:number-columns-spanned="5" office:value-type="string">
            <text:p text:style-name="P44">66,66</text:p>
          </table:table-cell>
          <table:covered-table-cell/>
          <table:covered-table-cell/>
          <table:covered-table-cell/>
          <table:covered-table-cell/>
          <table:table-cell table:style-name="Tabela1.L6" table:number-columns-spanned="3" office:value-type="string">
            <text:p text:style-name="P43"><text:span text:style-name="T34">2</text:span><text:span text:style-name="T35">O</text:span></text:p>
          </table:table-cell>
          <table:covered-table-cell/>
          <table:covered-table-cell/>
          <table:table-cell table:style-name="Tabela1.L6" table:number-columns-spanned="4" office:value-type="string">
            <text:p text:style-name="P44">JANBCAN010</text:p>
          </table:table-cell>
          <table:covered-table-cell/>
          <table:covered-table-cell/>
          <table:covered-table-cell/>
          <table:table-cell table:style-name="Tabela1.L1" table:number-columns-spanned="4" office:value-type="string">
            <text:p text:style-name="P44">Ecologia básica</text:p>
            <text:p text:style-name="P51">ou</text:p>
            <text:p text:style-name="P44">Ecologia</text:p>
          </table:table-cell>
          <table:covered-table-cell/>
          <table:covered-table-cell/>
          <table:covered-table-cell/>
          <table:table-cell table:style-name="Tabela1.L1" table:number-columns-spanned="3" office:value-type="string">
            <text:p text:style-name="P88">60</text:p>
            <text:p text:style-name="P89">40*</text:p>
          </table:table-cell>
          <table:covered-table-cell/>
          <table:covered-table-cell/>
          <table:table-cell table:style-name="Tabela1.L1" table:number-columns-spanned="3" office:value-type="string">
            <text:p text:style-name="P44">50</text:p>
          </table:table-cell>
          <table:covered-table-cell/>
          <table:covered-table-cell/>
          <table:table-cell table:style-name="Tabela1.B2" table:number-columns-spanned="2" office:value-type="string">
            <text:p text:style-name="P44">JANBCAN125</text:p>
          </table:table-cell>
          <table:covered-table-cell/>
          <table:table-cell table:style-name="Tabela1.c1" table:number-columns-spanned="4" office:value-type="string">
            <text:p text:style-name="P44">Entomologia I</text:p>
            <text:p text:style-name="P44">*/**</text:p>
          </table:table-cell>
          <table:covered-table-cell/>
          <table:covered-table-cell/>
          <table:covered-table-cell/>
          <table:table-cell table:style-name="Tabela1.B2" table:number-columns-spanned="2" office:value-type="string">
            <text:p text:style-name="P43"><text:span text:style-name="T34">4</text:span><text:span text:style-name="T35">o</text:span></text:p>
          </table:table-cell>
          <table:covered-table-cell/>
          <table:table-cell table:style-name="Tabela1.B2" table:number-columns-spanned="2" office:value-type="string">
            <text:p text:style-name="P44">Agronomia</text:p>
          </table:table-cell>
          <table:covered-table-cell/>
          <table:table-cell table:style-name="Tabela1.B2" table:number-columns-spanned="3" office:value-type="string">
            <text:p text:style-name="P44">80</text:p>
          </table:table-cell>
          <table:covered-table-cell/>
          <table:covered-table-cell/>
          <table:table-cell table:style-name="Tabela1.B2" table:number-columns-spanned="6" office:value-type="string">
            <text:p text:style-name="P44">66,66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57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b30.1">
          <table:table-cell table:style-name="Tabela1.B2" table:number-columns-spanned="3" office:value-type="string">
            <text:p text:style-name="P44"/>
          </table:table-cell>
          <table:covered-table-cell/>
          <table:covered-table-cell/>
          <table:table-cell table:style-name="Tabela1.c1" table:number-columns-spanned="2" office:value-type="string">
            <text:p text:style-name="P44">TOTAL</text:p>
          </table:table-cell>
          <table:covered-table-cell/>
          <table:table-cell table:style-name="Tabela1.c1" table:number-columns-spanned="2" office:value-type="string">
            <text:p text:style-name="P90">400</text:p>
          </table:table-cell>
          <table:covered-table-cell/>
          <table:table-cell table:style-name="Tabela1.c1" table:number-columns-spanned="5" office:value-type="string">
            <text:p text:style-name="P90">333,31</text:p>
          </table:table-cell>
          <table:covered-table-cell/>
          <table:covered-table-cell/>
          <table:covered-table-cell/>
          <table:covered-table-cell/>
          <table:table-cell table:style-name="Tabela1.L6" table:number-columns-spanned="36" office:value-type="string">
            <text:p text:style-name="P89">* Corrigido manualmente na secreta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57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A1" table:number-columns-spanned="12" office:value-type="string">
            <text:p text:style-name="P4">COMPONENTES CURRICULARES</text:p>
            <text:p text:style-name="P4">(Matriz atual – válida a partir de 1/2010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1" table:number-columns-spanned="18" office:value-type="string">
            <text:p text:style-name="P5">PRÉ-REQUISI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c1" table:number-columns-spanned="16" office:value-type="string">
            <text:p text:style-name="P91">EQUIVALÊNCIA COM A MATRIZ DA AGRONOMIA 2008 e 2009 E DISCIPLINAS DE OUTROS CURSOS DO IFNMG – JANUÁRIA</text:p>
            <text:p text:style-name="P91">(Matriz curricular AGRONOMIA 2008 <text:s/>– válida de 1/2008 a 2/2008)*</text:p>
            <text:p text:style-name="P91">(Matriz curricular AGRONOMIA 2009 <text:s/>– válida de 1/2009 a 2/2009)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5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5">Período</text:p>
          </table:table-cell>
          <table:covered-table-cell/>
          <table:table-cell table:style-name="Tabela1.B2" office:value-type="string">
            <text:p text:style-name="P5">Código</text:p>
          </table:table-cell>
          <table:table-cell table:style-name="Tabela1.E2" table:number-columns-spanned="2" office:value-type="string">
            <text:p text:style-name="P7">Denominação</text:p>
          </table:table-cell>
          <table:covered-table-cell/>
          <table:table-cell table:style-name="Tabela1.E2" table:number-columns-spanned="4" office:value-type="string">
            <text:p text:style-name="P14">CH h/a</text:p>
          </table:table-cell>
          <table:covered-table-cell/>
          <table:covered-table-cell/>
          <table:covered-table-cell/>
          <table:table-cell table:style-name="Tabela1.E2" table:number-columns-spanned="3" office:value-type="string">
            <text:p text:style-name="P14">CH hora</text:p>
          </table:table-cell>
          <table:covered-table-cell/>
          <table:covered-table-cell/>
          <table:table-cell table:style-name="Tabela1.L2" table:number-columns-spanned="3" office:value-type="string">
            <text:p text:style-name="P11">Período</text:p>
          </table:table-cell>
          <table:covered-table-cell/>
          <table:covered-table-cell/>
          <table:table-cell table:style-name="Tabela1.L2" table:number-columns-spanned="4" office:value-type="string">
            <text:p text:style-name="P11">Código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12">Denominação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13">CH h/a</text:p>
          </table:table-cell>
          <table:covered-table-cell/>
          <table:covered-table-cell/>
          <table:table-cell table:style-name="Tabela1.S2" table:number-columns-spanned="4" office:value-type="string">
            <text:p text:style-name="P13">CH hora</text:p>
          </table:table-cell>
          <table:covered-table-cell/>
          <table:covered-table-cell/>
          <table:covered-table-cell/>
          <table:table-cell table:style-name="Tabela1.c2" office:value-type="string">
            <text:p text:style-name="P5">Código</text:p>
          </table:table-cell>
          <table:table-cell table:style-name="Tabela1.E2" table:number-columns-spanned="4" office:value-type="string">
            <text:p text:style-name="P7">Denominação</text:p>
          </table:table-cell>
          <table:covered-table-cell/>
          <table:covered-table-cell/>
          <table:covered-table-cell/>
          <table:table-cell table:style-name="Tabela1.c2" table:number-columns-spanned="2" office:value-type="string">
            <text:p text:style-name="P5">Período</text:p>
          </table:table-cell>
          <table:covered-table-cell/>
          <table:table-cell table:style-name="Tabela1.m2" table:number-columns-spanned="2" office:value-type="string">
            <text:p text:style-name="P5">curso</text:p>
          </table:table-cell>
          <table:covered-table-cell/>
          <table:table-cell table:style-name="Tabela1.B2" table:number-columns-spanned="3" office:value-type="string">
            <text:p text:style-name="P14">CH h/a</text:p>
          </table:table-cell>
          <table:covered-table-cell/>
          <table:covered-table-cell/>
          <table:table-cell table:style-name="Tabela1.B2" table:number-columns-spanned="4" office:value-type="string">
            <text:p text:style-name="P14">CH hora</text:p>
          </table:table-cell>
          <table:covered-table-cell/>
          <table:covered-table-cell/>
          <table:covered-table-cell/>
          <table:table-cell office:value-type="string">
            <text:p text:style-name="P14"/>
          </table:table-cell>
          <table:table-cell office:value-type="string">
            <text:p text:style-name="P14"/>
          </table:table-cell>
          <table:table-cell office:value-type="string">
            <text:p text:style-name="P15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a1.c2" table:number-columns-spanned="2" office:value-type="string">
            <text:p text:style-name="P71"><text:span text:style-name="T20">6</text:span><text:span text:style-name="T21">O</text:span></text:p>
          </table:table-cell>
          <table:covered-table-cell/>
          <table:table-cell table:style-name="Tabela1.m2" office:value-type="string">
            <text:p text:style-name="P71"><text:span text:style-name="T36">JANBCAN034</text:span></text:p>
          </table:table-cell>
          <table:table-cell table:style-name="Tabela1.E2" table:number-columns-spanned="2" office:value-type="string">
            <text:p text:style-name="P71"><text:span text:style-name="T8">LEGISLAÇÃO AMBIENTAL</text:span></text:p>
          </table:table-cell>
          <table:covered-table-cell/>
          <table:table-cell table:style-name="Tabela1.E2" table:number-columns-spanned="4" office:value-type="string">
            <text:p text:style-name="P71"><text:span text:style-name="T8">60</text:span></text:p>
          </table:table-cell>
          <table:covered-table-cell/>
          <table:covered-table-cell/>
          <table:covered-table-cell/>
          <table:table-cell table:style-name="Tabela1.E2" table:number-columns-spanned="3" office:value-type="string">
            <text:p text:style-name="P71"><text:span text:style-name="T8">50</text:span></text:p>
          </table:table-cell>
          <table:covered-table-cell/>
          <table:covered-table-cell/>
          <table:table-cell table:style-name="Tabela1.L2" table:number-columns-spanned="3" office:value-type="string">
            <text:p text:style-name="P71"><text:span text:style-name="T48">--</text:span></text:p>
          </table:table-cell>
          <table:covered-table-cell/>
          <table:covered-table-cell/>
          <table:table-cell table:style-name="Tabela1.L2" table:number-columns-spanned="4" office:value-type="string">
            <text:p text:style-name="P71"><text:span text:style-name="T20">--</text:span>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71"><text:span text:style-name="T8">--</text:span>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71"><text:span text:style-name="T36">--</text:span></text:p>
          </table:table-cell>
          <table:covered-table-cell/>
          <table:covered-table-cell/>
          <table:table-cell table:style-name="Tabela1.S2" table:number-columns-spanned="4" office:value-type="string">
            <text:p text:style-name="P71"><text:span text:style-name="T36">--</text:span></text:p>
          </table:table-cell>
          <table:covered-table-cell/>
          <table:covered-table-cell/>
          <table:covered-table-cell/>
          <table:table-cell table:number-columns-spanned="19">
            <table:table table:is-sub-table="true">
              <table:table-column table:style-name="Tabela1.e52.1"/>
              <table:table-column table:style-name="Tabela1.e52.2"/>
              <table:table-column table:style-name="Tabela1.d45.3"/>
              <table:table-column table:style-name="Tabela1.d45.4"/>
              <table:table-column table:style-name="Tabela1.d45.5"/>
              <table:table-column table:style-name="Tabela1.e52.6"/>
              <table:table-column table:style-name="Tabela1.k"/>
              <table:table-column table:style-name="Tabela1.H"/>
              <table:table-column table:style-name="Tabela1.c34.8"/>
              <table:table-row table:style-name="Tabela1.1">
                <table:table-cell table:style-name="Tabela1.c2" office:value-type="string">
                  <text:p text:style-name="P92">--</text:p>
                </table:table-cell>
                <table:table-cell table:style-name="Tabela1.E2" office:value-type="string">
                  <text:p text:style-name="P44"><text:span text:style-name="T8">Sem equivalente</text:span></text:p>
                </table:table-cell>
                <table:table-cell table:style-name="Tabela1.c2" office:value-type="string">
                  <text:p text:style-name="P92">--</text:p>
                </table:table-cell>
                <table:table-cell table:style-name="Tabela1.c2" office:value-type="string">
                  <text:p text:style-name="P92">--</text:p>
                </table:table-cell>
                <table:table-cell table:style-name="Tabela1.A2" office:value-type="string">
                  <text:p text:style-name="P92">--</text:p>
                </table:table-cell>
                <table:table-cell table:style-name="Tabela1.B2" office:value-type="string">
                  <text:p text:style-name="P92">--</text:p>
                </table:table-cell>
                <table:table-cell office:value-type="string">
                  <text:p text:style-name="P92"/>
                </table:table-cell>
                <table:table-cell office:value-type="string">
                  <text:p text:style-name="P92"/>
                </table:table-cell>
                <table:table-cell office:value-type="string">
                  <text:p text:style-name="P93"/>
                </table:table-cell>
              </table:table-row>
              <table:table-row table:style-name="Tabela1.1">
                <table:table-cell table:style-name="Tabela1.c14.1.2" office:value-type="string">
                  <text:p text:style-name="P26"><text:span text:style-name="T29">JANBCEG031</text:span></text:p>
                </table:table-cell>
                <table:table-cell table:style-name="Tabela1.c4.2.2" office:value-type="string">
                  <text:p text:style-name="P25">Legislação Ambiental</text:p>
                </table:table-cell>
                <table:table-cell table:style-name="Tabela1.c2" office:value-type="string">
                  <text:p text:style-name="P25"/>
                </table:table-cell>
                <table:table-cell table:style-name="Tabela1.c2" office:value-type="string">
                  <text:p text:style-name="P25">EAA</text:p>
                </table:table-cell>
                <table:table-cell table:style-name="Tabela1.c34.5.2" office:value-type="string">
                  <text:p text:style-name="P25">60</text:p>
                </table:table-cell>
                <table:table-cell table:style-name="Tabela1.c16.5.2" office:value-type="string">
                  <text:p text:style-name="P25">50,00</text:p>
                </table:table-cell>
                <table:table-cell office:value-type="string">
                  <text:p text:style-name="P25"/>
                </table:table-cell>
                <table:table-cell office:value-type="string">
                  <text:p text:style-name="P25"/>
                </table:table-cell>
                <table:table-cell office:value-type="string">
                  <text:p text:style-name="P82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c2" table:number-columns-spanned="2" office:value-type="string">
            <text:p text:style-name="P71"><text:span text:style-name="T20">6</text:span><text:span text:style-name="T21">O</text:span></text:p>
          </table:table-cell>
          <table:covered-table-cell/>
          <table:table-cell table:style-name="Tabela1.m2" office:value-type="string">
            <text:p text:style-name="P71"><text:span text:style-name="T36">JANBCAN035</text:span></text:p>
          </table:table-cell>
          <table:table-cell table:style-name="Tabela1.E2" table:number-columns-spanned="2" office:value-type="string">
            <text:p text:style-name="P71"><text:span text:style-name="T8">IRRIGAÇÃO E DRENAGEM</text:span></text:p>
          </table:table-cell>
          <table:covered-table-cell/>
          <table:table-cell table:style-name="Tabela1.E2" table:number-columns-spanned="4" office:value-type="string">
            <text:p text:style-name="P71"><text:span text:style-name="T8">80</text:span></text:p>
          </table:table-cell>
          <table:covered-table-cell/>
          <table:covered-table-cell/>
          <table:covered-table-cell/>
          <table:table-cell table:style-name="Tabela1.E2" table:number-columns-spanned="3" office:value-type="string">
            <text:p text:style-name="P71"><text:span text:style-name="T8">66,66</text:span></text:p>
          </table:table-cell>
          <table:covered-table-cell/>
          <table:covered-table-cell/>
          <table:table-cell table:style-name="Tabela1.L2" table:number-columns-spanned="3" office:value-type="string">
            <text:p text:style-name="P71"><text:span text:style-name="T20">5</text:span><text:span text:style-name="T21">O</text:span></text:p>
          </table:table-cell>
          <table:covered-table-cell/>
          <table:covered-table-cell/>
          <table:table-cell table:style-name="Tabela1.L2" table:number-columns-spanned="4" office:value-type="string">
            <text:p text:style-name="P44">JANBCAN030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71"><text:span text:style-name="T8">HIDRÁULICA</text:span>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71"><text:span text:style-name="T8">60</text:span></text:p>
          </table:table-cell>
          <table:covered-table-cell/>
          <table:covered-table-cell/>
          <table:table-cell table:style-name="Tabela1.S2" table:number-columns-spanned="4" office:value-type="string">
            <text:p text:style-name="P71"><text:span text:style-name="T8">50</text:span></text:p>
          </table:table-cell>
          <table:covered-table-cell/>
          <table:covered-table-cell/>
          <table:covered-table-cell/>
          <table:table-cell table:style-name="Tabela1.c2" office:value-type="string">
            <text:p text:style-name="P71"><text:span text:style-name="T36">JANBCAN035</text:span></text:p>
          </table:table-cell>
          <table:table-cell table:style-name="Tabela1.E2" table:number-columns-spanned="4" office:value-type="string">
            <text:p text:style-name="P71"><text:span text:style-name="T8">Irrigação e drenagem */**</text:span></text:p>
          </table:table-cell>
          <table:covered-table-cell/>
          <table:covered-table-cell/>
          <table:covered-table-cell/>
          <table:table-cell table:style-name="Tabela1.c2" table:number-columns-spanned="2" office:value-type="string">
            <text:p text:style-name="P71"><text:span text:style-name="T27">6</text:span><text:span text:style-name="T28">O</text:span></text:p>
          </table:table-cell>
          <table:covered-table-cell/>
          <table:table-cell table:style-name="Tabela1.c2" table:number-columns-spanned="2" office:value-type="string">
            <text:p text:style-name="P44"><text:span text:style-name="T8">Agronomia</text:span></text:p>
          </table:table-cell>
          <table:covered-table-cell/>
          <table:table-cell table:style-name="Tabela1.c2" table:number-columns-spanned="3" office:value-type="string">
            <text:p text:style-name="P71"><text:span text:style-name="T8">80</text:span></text:p>
          </table:table-cell>
          <table:covered-table-cell/>
          <table:covered-table-cell/>
          <table:table-cell table:style-name="Tabela1.m2" table:number-columns-spanned="4" office:value-type="string">
            <text:p text:style-name="P71"><text:span text:style-name="T8">66,66</text:span></text:p>
          </table:table-cell>
          <table:covered-table-cell/>
          <table:covered-table-cell/>
          <table:covered-table-cell/>
          <table:table-cell office:value-type="string">
            <text:p text:style-name="P74"/>
          </table:table-cell>
          <table:table-cell office:value-type="string">
            <text:p text:style-name="P74"/>
          </table:table-cell>
          <table:table-cell office:value-type="string">
            <text:p text:style-name="P71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c2" table:number-columns-spanned="2" office:value-type="string">
            <text:p text:style-name="P71"><text:span text:style-name="T20">6</text:span><text:span text:style-name="T21">O</text:span></text:p>
          </table:table-cell>
          <table:covered-table-cell/>
          <table:table-cell table:style-name="Tabela1.m2" office:value-type="string">
            <text:p text:style-name="P71"><text:span text:style-name="T36">JANBCAN036</text:span></text:p>
          </table:table-cell>
          <table:table-cell table:style-name="Tabela1.E2" table:number-columns-spanned="2" office:value-type="string">
            <text:p text:style-name="P71"><text:span text:style-name="T8">MANEJO E CONSERVAÇÃO DO SOLO</text:span></text:p>
          </table:table-cell>
          <table:covered-table-cell/>
          <table:table-cell table:style-name="Tabela1.E2" table:number-columns-spanned="4" office:value-type="string">
            <text:p text:style-name="P71"><text:span text:style-name="T8">60</text:span></text:p>
          </table:table-cell>
          <table:covered-table-cell/>
          <table:covered-table-cell/>
          <table:covered-table-cell/>
          <table:table-cell table:style-name="Tabela1.E2" table:number-columns-spanned="3" office:value-type="string">
            <text:p text:style-name="P71"><text:span text:style-name="T8">50</text:span></text:p>
          </table:table-cell>
          <table:covered-table-cell/>
          <table:covered-table-cell/>
          <table:table-cell table:style-name="Tabela1.L2" table:number-columns-spanned="3" office:value-type="string">
            <text:p text:style-name="P71"><text:span text:style-name="T20">4</text:span><text:span text:style-name="T21">o</text:span></text:p>
          </table:table-cell>
          <table:covered-table-cell/>
          <table:covered-table-cell/>
          <table:table-cell table:style-name="Tabela1.L2" table:number-columns-spanned="4" office:value-type="string">
            <text:p text:style-name="P25">JANBCAN025</text:p>
          </table:table-cell>
          <table:covered-table-cell/>
          <table:covered-table-cell/>
          <table:covered-table-cell/>
          <table:table-cell table:style-name="Tabela1.S2" table:number-columns-spanned="4" office:value-type="string">
            <text:p text:style-name="P71"><text:span text:style-name="T8">FERTILIDADE DO SOLO </text:span></text:p>
          </table:table-cell>
          <table:covered-table-cell/>
          <table:covered-table-cell/>
          <table:covered-table-cell/>
          <table:table-cell table:style-name="Tabela1.S2" table:number-columns-spanned="3" office:value-type="string">
            <text:p text:style-name="P71"><text:span text:style-name="T36">80</text:span></text:p>
          </table:table-cell>
          <table:covered-table-cell/>
          <table:covered-table-cell/>
          <table:table-cell table:style-name="Tabela1.S2" table:number-columns-spanned="4" office:value-type="string">
            <text:p text:style-name="P71"><text:span text:style-name="T36">66,66</text:span></text:p>
          </table:table-cell>
          <table:covered-table-cell/>
          <table:covered-table-cell/>
          <table:covered-table-cell/>
          <table:table-cell table:style-name="Tabela1.c2" office:value-type="string">
            <text:p text:style-name="P71"><text:span text:style-name="T36">JANBCAN130</text:span></text:p>
          </table:table-cell>
          <table:table-cell table:style-name="Tabela1.E2" table:number-columns-spanned="4" office:value-type="string">
            <text:p text:style-name="P71"><text:span text:style-name="T8">Manejo e conservação do solo e água */**</text:span></text:p>
          </table:table-cell>
          <table:covered-table-cell/>
          <table:covered-table-cell/>
          <table:covered-table-cell/>
          <table:table-cell table:style-name="Tabela1.c2" table:number-columns-spanned="2" office:value-type="string">
            <text:p text:style-name="P71"><text:span text:style-name="T27">6</text:span><text:span text:style-name="T28">O</text:span></text:p>
          </table:table-cell>
          <table:covered-table-cell/>
          <table:table-cell table:style-name="Tabela1.c2" table:number-columns-spanned="2" office:value-type="string">
            <text:p text:style-name="P44"><text:span text:style-name="T8">Agronomia</text:span></text:p>
          </table:table-cell>
          <table:covered-table-cell/>
          <table:table-cell table:style-name="Tabela1.c2" table:number-columns-spanned="3" office:value-type="string">
            <text:p text:style-name="P71"><text:span text:style-name="T8">60</text:span></text:p>
          </table:table-cell>
          <table:covered-table-cell/>
          <table:covered-table-cell/>
          <table:table-cell table:style-name="Tabela1.m2" table:number-columns-spanned="4" office:value-type="string">
            <text:p text:style-name="P71"><text:span text:style-name="T8">50</text:span></text:p>
          </table:table-cell>
          <table:covered-table-cell/>
          <table:covered-table-cell/>
          <table:covered-table-cell/>
          <table:table-cell office:value-type="string">
            <text:p text:style-name="P74"/>
          </table:table-cell>
          <table:table-cell office:value-type="string">
            <text:p text:style-name="P74"/>
          </table:table-cell>
          <table:table-cell office:value-type="string">
            <text:p text:style-name="P71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A19" table:number-columns-spanned="2" office:value-type="string">
            <text:p text:style-name="P71"><text:span text:style-name="T20">6</text:span><text:span text:style-name="T21">O</text:span></text:p>
          </table:table-cell>
          <table:covered-table-cell/>
          <table:table-cell table:style-name="Tabela1.A19" office:value-type="string">
            <text:p text:style-name="P71"><text:span text:style-name="T36">JANBCAN037</text:span></text:p>
          </table:table-cell>
          <table:table-cell table:style-name="Tabela1.E19" table:number-columns-spanned="2" office:value-type="string">
            <text:p text:style-name="P71"><text:span text:style-name="T8">FITOPATOLOGIA II</text:span></text:p>
          </table:table-cell>
          <table:covered-table-cell/>
          <table:table-cell table:style-name="Tabela1.E19" table:number-columns-spanned="4" office:value-type="string">
            <text:p text:style-name="P71"><text:span text:style-name="T8">80</text:span></text:p>
          </table:table-cell>
          <table:covered-table-cell/>
          <table:covered-table-cell/>
          <table:covered-table-cell/>
          <table:table-cell table:style-name="Tabela1.E19" table:number-columns-spanned="3" office:value-type="string">
            <text:p text:style-name="P71"><text:span text:style-name="T8">66,66</text:span></text:p>
          </table:table-cell>
          <table:covered-table-cell/>
          <table:covered-table-cell/>
          <table:table-cell table:style-name="Tabela1.L6" table:number-columns-spanned="3" office:value-type="string">
            <text:p text:style-name="P71"><text:span text:style-name="T20">5</text:span><text:span text:style-name="T21">O</text:span></text:p>
          </table:table-cell>
          <table:covered-table-cell/>
          <table:covered-table-cell/>
          <table:table-cell table:style-name="Tabela1.L6" table:number-columns-spanned="4" office:value-type="string">
            <text:p text:style-name="P71"><text:span text:style-name="T8">JANBCAN031</text:span></text:p>
          </table:table-cell>
          <table:covered-table-cell/>
          <table:covered-table-cell/>
          <table:covered-table-cell/>
          <table:table-cell table:style-name="Tabela1.L1" table:number-columns-spanned="4" office:value-type="string">
            <text:p text:style-name="P71"><text:span text:style-name="T8">FITOPATOLOGIA I</text:span></text:p>
          </table:table-cell>
          <table:covered-table-cell/>
          <table:covered-table-cell/>
          <table:covered-table-cell/>
          <table:table-cell table:style-name="Tabela1.L1" table:number-columns-spanned="3" office:value-type="string">
            <text:p text:style-name="P71"><text:span text:style-name="T36">80</text:span></text:p>
          </table:table-cell>
          <table:covered-table-cell/>
          <table:covered-table-cell/>
          <table:table-cell table:style-name="Tabela1.L1" table:number-columns-spanned="4" office:value-type="string">
            <text:p text:style-name="P71"><text:span text:style-name="T36">66,66</text:span></text:p>
          </table:table-cell>
          <table:covered-table-cell/>
          <table:covered-table-cell/>
          <table:covered-table-cell/>
          <table:table-cell table:style-name="Tabela1.A19" office:value-type="string">
            <text:p text:style-name="P43"><text:span text:style-name="T36">JANBCAN037</text:span></text:p>
          </table:table-cell>
          <table:table-cell table:style-name="Tabela1.E19" table:number-columns-spanned="4" office:value-type="string">
            <text:p text:style-name="P44">Fitopatologia II</text:p>
            <text:p text:style-name="P43"><text:span text:style-name="T8">*/**</text:span></text:p>
          </table:table-cell>
          <table:covered-table-cell/>
          <table:covered-table-cell/>
          <table:covered-table-cell/>
          <table:table-cell table:style-name="Tabela1.A19" table:number-columns-spanned="2" office:value-type="string">
            <text:p text:style-name="P43"><text:span text:style-name="T27">6</text:span><text:span text:style-name="T28">O</text:span></text:p>
          </table:table-cell>
          <table:covered-table-cell/>
          <table:table-cell table:style-name="Tabela1.A19" table:number-columns-spanned="2" office:value-type="string">
            <text:p text:style-name="P44"><text:span text:style-name="T8">Agronomia</text:span></text:p>
          </table:table-cell>
          <table:covered-table-cell/>
          <table:table-cell table:style-name="Tabela1.A19" table:number-columns-spanned="3" office:value-type="string">
            <text:p text:style-name="P43"><text:span text:style-name="T36">80</text:span></text:p>
          </table:table-cell>
          <table:covered-table-cell/>
          <table:covered-table-cell/>
          <table:table-cell table:style-name="Tabela1.A19" table:number-columns-spanned="4" office:value-type="string">
            <text:p text:style-name="P43"><text:span text:style-name="T36">66,66</text:span></text:p>
          </table:table-cell>
          <table:covered-table-cell/>
          <table:covered-table-cell/>
          <table:covered-table-cell/>
          <table:table-cell office:value-type="string">
            <text:p text:style-name="P48"/>
          </table:table-cell>
          <table:table-cell office:value-type="string">
            <text:p text:style-name="P48"/>
          </table:table-cell>
          <table:table-cell office:value-type="string">
            <text:p text:style-name="P43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1">
          <table:table-cell table:style-name="Tabela1.B2" table:number-columns-spanned="2" office:value-type="string">
            <text:p text:style-name="P71"><text:span text:style-name="T20">6</text:span><text:span text:style-name="T21">O</text:span></text:p>
          </table:table-cell>
          <table:covered-table-cell/>
          <table:table-cell table:style-name="Tabela1.B2" office:value-type="string">
            <text:p text:style-name="P71"><text:span text:style-name="T36">JANBCAN038</text:span></text:p>
          </table:table-cell>
          <table:table-cell table:style-name="Tabela1.c1" table:number-columns-spanned="2" office:value-type="string">
            <text:p text:style-name="P71"><text:span text:style-name="T36">MELHORAMENTO GENÉTICO VEGETAL</text:span></text:p>
          </table:table-cell>
          <table:covered-table-cell/>
          <table:table-cell table:style-name="Tabela1.c1" table:number-columns-spanned="4" office:value-type="string">
            <text:p text:style-name="P71"><text:span text:style-name="T36">80</text:span></text:p>
          </table:table-cell>
          <table:covered-table-cell/>
          <table:covered-table-cell/>
          <table:covered-table-cell/>
          <table:table-cell table:style-name="Tabela1.c1" table:number-columns-spanned="3" office:value-type="string">
            <text:p text:style-name="P71"><text:span text:style-name="T36">66,66</text:span></text:p>
          </table:table-cell>
          <table:covered-table-cell/>
          <table:covered-table-cell/>
          <table:table-cell table:style-name="Tabela1.L6" table:number-columns-spanned="3" office:value-type="string">
            <text:p text:style-name="P71"><text:span text:style-name="T20">5</text:span><text:span text:style-name="T21">O</text:span></text:p>
          </table:table-cell>
          <table:covered-table-cell/>
          <table:covered-table-cell/>
          <table:table-cell table:style-name="Tabela1.L6" table:number-columns-spanned="4" office:value-type="string">
            <text:p text:style-name="P71"><text:span text:style-name="T8">JANBCAN029</text:span></text:p>
          </table:table-cell>
          <table:covered-table-cell/>
          <table:covered-table-cell/>
          <table:covered-table-cell/>
          <table:table-cell table:style-name="Tabela1.L1" table:number-columns-spanned="4" office:value-type="string">
            <text:p text:style-name="P71"><text:span text:style-name="T36">GENÉTICA </text:span></text:p>
          </table:table-cell>
          <table:covered-table-cell/>
          <table:covered-table-cell/>
          <table:covered-table-cell/>
          <table:table-cell table:style-name="Tabela1.L1" table:number-columns-spanned="3" office:value-type="string">
            <text:p text:style-name="P71"><text:span text:style-name="T36">60</text:span></text:p>
          </table:table-cell>
          <table:covered-table-cell/>
          <table:covered-table-cell/>
          <table:table-cell table:style-name="Tabela1.L1" table:number-columns-spanned="4" office:value-type="string">
            <text:p text:style-name="P71"><text:span text:style-name="T36">50</text:span></text:p>
          </table:table-cell>
          <table:covered-table-cell/>
          <table:covered-table-cell/>
          <table:covered-table-cell/>
          <table:table-cell table:style-name="Tabela1.B2" office:value-type="string">
            <text:p text:style-name="P71"><text:span text:style-name="T36">JANBCAN038</text:span></text:p>
          </table:table-cell>
          <table:table-cell table:style-name="Tabela1.c1" table:number-columns-spanned="4" office:value-type="string">
            <text:p text:style-name="P71"><text:span text:style-name="T36">Melhoramento genético vegetal */**</text:span></text:p>
          </table:table-cell>
          <table:covered-table-cell/>
          <table:covered-table-cell/>
          <table:covered-table-cell/>
          <table:table-cell table:style-name="Tabela1.B2" table:number-columns-spanned="2" office:value-type="string">
            <text:p text:style-name="P71"><text:span text:style-name="T27">5</text:span><text:span text:style-name="T28">O</text:span></text:p>
          </table:table-cell>
          <table:covered-table-cell/>
          <table:table-cell table:style-name="Tabela1.B2" table:number-columns-spanned="2" office:value-type="string">
            <text:p text:style-name="P44"><text:span text:style-name="T8">Agronomia</text:span></text:p>
          </table:table-cell>
          <table:covered-table-cell/>
          <table:table-cell table:style-name="Tabela1.B2" table:number-columns-spanned="3" office:value-type="string">
            <text:p text:style-name="P71"><text:span text:style-name="T8">60</text:span></text:p>
          </table:table-cell>
          <table:covered-table-cell/>
          <table:covered-table-cell/>
          <table:table-cell table:style-name="Tabela1.B2" table:number-columns-spanned="4" office:value-type="string">
            <text:p text:style-name="P71"><text:span text:style-name="T8">50</text:span></text:p>
          </table:table-cell>
          <table:covered-table-cell/>
          <table:covered-table-cell/>
          <table:covered-table-cell/>
          <table:table-cell office:value-type="string">
            <text:p text:style-name="P74"/>
          </table:table-cell>
          <table:table-cell office:value-type="string">
            <text:p text:style-name="P74"/>
          </table:table-cell>
          <table:table-cell office:value-type="string">
            <text:p text:style-name="P71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b30.1">
          <table:table-cell table:style-name="Tabela1.B2" table:number-columns-spanned="2" office:value-type="string">
            <text:p text:style-name="P71"><text:span text:style-name="T20">6</text:span><text:span text:style-name="T21">O</text:span></text:p>
          </table:table-cell>
          <table:covered-table-cell/>
          <table:table-cell table:style-name="Tabela1.B2" office:value-type="string">
            <text:p text:style-name="P71"><text:span text:style-name="T36">JANBCAN039</text:span></text:p>
          </table:table-cell>
          <table:table-cell table:style-name="Tabela1.c1" table:number-columns-spanned="2" office:value-type="string">
            <text:p text:style-name="P71"><text:span text:style-name="T55">ENTOMOLOGIA AGRÍCOLA</text:span></text:p>
          </table:table-cell>
          <table:covered-table-cell/>
          <table:table-cell table:style-name="Tabela1.c1" table:number-columns-spanned="4" office:value-type="string">
            <text:p text:style-name="P71"><text:span text:style-name="T8">80</text:span></text:p>
          </table:table-cell>
          <table:covered-table-cell/>
          <table:covered-table-cell/>
          <table:covered-table-cell/>
          <table:table-cell table:style-name="Tabela1.c1" table:number-columns-spanned="3" office:value-type="string">
            <text:p text:style-name="P71"><text:span text:style-name="T8">66,66</text:span></text:p>
          </table:table-cell>
          <table:covered-table-cell/>
          <table:covered-table-cell/>
          <table:table-cell table:style-name="Tabela1.L6" table:number-columns-spanned="3" office:value-type="string">
            <text:p text:style-name="P71"><text:span text:style-name="T20">5</text:span><text:span text:style-name="T21">O</text:span></text:p>
          </table:table-cell>
          <table:covered-table-cell/>
          <table:covered-table-cell/>
          <table:table-cell table:style-name="Tabela1.L6" table:number-columns-spanned="4" office:value-type="string">
            <text:p text:style-name="P71"><text:span text:style-name="T8">JANBCAN032</text:span></text:p>
          </table:table-cell>
          <table:covered-table-cell/>
          <table:covered-table-cell/>
          <table:covered-table-cell/>
          <table:table-cell table:style-name="Tabela1.L1" table:number-columns-spanned="4" office:value-type="string">
            <text:p text:style-name="P94"><text:span text:style-name="T8">ENTOMOLOGIA</text:span><text:span text:style-name="T61"> </text:span><text:span text:style-name="T8">GERAL </text:span></text:p>
          </table:table-cell>
          <table:covered-table-cell/>
          <table:covered-table-cell/>
          <table:covered-table-cell/>
          <table:table-cell table:style-name="Tabela1.L1" table:number-columns-spanned="3" office:value-type="string">
            <text:p text:style-name="P71"><text:span text:style-name="T36">80</text:span></text:p>
          </table:table-cell>
          <table:covered-table-cell/>
          <table:covered-table-cell/>
          <table:table-cell table:style-name="Tabela1.L1" table:number-columns-spanned="4" office:value-type="string">
            <text:p text:style-name="P71"><text:span text:style-name="T36">66,66</text:span></text:p>
          </table:table-cell>
          <table:covered-table-cell/>
          <table:covered-table-cell/>
          <table:covered-table-cell/>
          <table:table-cell table:style-name="Tabela1.B2" office:value-type="string">
            <text:p text:style-name="P43"><text:span text:style-name="T36">JANBCAN133</text:span></text:p>
          </table:table-cell>
          <table:table-cell table:style-name="Tabela1.c1" table:number-columns-spanned="4" office:value-type="string">
            <text:p text:style-name="P44">Entomologia II</text:p>
            <text:p text:style-name="P43"><text:span text:style-name="T8">*/**</text:span></text:p>
          </table:table-cell>
          <table:covered-table-cell/>
          <table:covered-table-cell/>
          <table:covered-table-cell/>
          <table:table-cell table:style-name="Tabela1.B2" table:number-columns-spanned="2" office:value-type="string">
            <text:p text:style-name="P43"><text:span text:style-name="T27">5</text:span><text:span text:style-name="T28">O</text:span></text:p>
          </table:table-cell>
          <table:covered-table-cell/>
          <table:table-cell table:style-name="Tabela1.B2" table:number-columns-spanned="2" office:value-type="string">
            <text:p text:style-name="P44"><text:span text:style-name="T8">Agronomia</text:span></text:p>
          </table:table-cell>
          <table:covered-table-cell/>
          <table:table-cell table:style-name="Tabela1.B2" table:number-columns-spanned="3" office:value-type="string">
            <text:p text:style-name="P43"><text:span text:style-name="T8">80</text:span></text:p>
          </table:table-cell>
          <table:covered-table-cell/>
          <table:covered-table-cell/>
          <table:table-cell table:style-name="Tabela1.B2" table:number-columns-spanned="4" office:value-type="string">
            <text:p text:style-name="P43"><text:span text:style-name="T8">66,66</text:span></text:p>
          </table:table-cell>
          <table:covered-table-cell/>
          <table:covered-table-cell/>
          <table:covered-table-cell/>
          <table:table-cell office:value-type="string">
            <text:p text:style-name="P48"/>
          </table:table-cell>
          <table:table-cell office:value-type="string">
            <text:p text:style-name="P48"/>
          </table:table-cell>
          <table:table-cell office:value-type="string">
            <text:p text:style-name="P43"/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ela1.b30.1">
          <table:table-cell table:style-name="Tabela1.B2" table:number-columns-spanned="3" office:value-type="string">
            <text:p text:style-name="P95"/>
          </table:table-cell>
          <table:covered-table-cell/>
          <table:covered-table-cell/>
          <table:table-cell table:style-name="Tabela1.c1" table:number-columns-spanned="2" office:value-type="string">
            <text:p text:style-name="P96">TOTAL</text:p>
          </table:table-cell>
          <table:covered-table-cell/>
          <table:table-cell table:style-name="Tabela1.c1" table:number-columns-spanned="5" office:value-type="string">
            <text:p text:style-name="P72">440</text:p>
          </table:table-cell>
          <table:covered-table-cell/>
          <table:covered-table-cell/>
          <table:covered-table-cell/>
          <table:covered-table-cell/>
          <table:table-cell table:style-name="Tabela1.c1" table:number-columns-spanned="2" office:value-type="string">
            <text:p text:style-name="P84">366,64</text:p>
          </table:table-cell>
          <table:covered-table-cell/>
          <table:table-cell table:style-name="Tabela1.L6" table:number-columns-spanned="34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72"/>
          </table:table-cell>
          <table:table-cell office:value-type="string">
            <text:p text:style-name="P85"/>
          </table:table-cell>
          <table:table-cell office:value-type="string">
            <text:p text:style-name="P85"/>
          </table:table-cell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9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column table:style-name="Tabela2.O"/>
        <table:table-column table:style-name="Tabela2.N"/>
        <table:table-column table:style-name="Tabela2.Q"/>
        <table:table-column table:style-name="Tabela2.N"/>
        <table:table-column table:style-name="Tabela2.S"/>
        <table:table-column table:style-name="Tabela2.T"/>
        <table:table-column table:style-name="Tabela2.U"/>
        <table:table-row table:style-name="Tabela2.1">
          <table:table-cell table:style-name="Tabela2.A1" table:number-columns-spanned="5" office:value-type="string">
            <text:p text:style-name="P98">COMPONENTES CURRICULARES</text:p>
            <text:p text:style-name="P98">(Matriz atual – válida a partir de 1/2010)</text:p>
          </table:table-cell>
          <table:covered-table-cell/>
          <table:covered-table-cell/>
          <table:covered-table-cell/>
          <table:covered-table-cell/>
          <table:table-cell table:style-name="Tabela2.F1" table:number-columns-spanned="6" office:value-type="string">
            <text:p text:style-name="P99">PRÉ-REQUISITO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L1" table:number-columns-spanned="10" office:value-type="string">
            <text:p text:style-name="P6">EQUIVALÊNCIA COM A MATRIZ DA AGRONOMIA 2008 e 2009 E DISCIPLINAS DE OUTROS CURSOS DO IFNMG - JANUÁRIA</text:p>
            <text:p text:style-name="P6">(Matriz curricular AGRONOMIA 2008 <text:s/>– válida de 1/2008 a 2/2008)*</text:p>
            <text:p text:style-name="P99">(Matriz curricular AGRONOMIA 2009 <text:s/>– válida de 1/2009 a 2/2009)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00">Período</text:p>
          </table:table-cell>
          <table:table-cell table:style-name="Tabela2.B2" office:value-type="string">
            <text:p text:style-name="P100">Código</text:p>
          </table:table-cell>
          <table:table-cell table:style-name="Tabela2.C2" office:value-type="string">
            <text:p text:style-name="P101">Denominação</text:p>
          </table:table-cell>
          <table:table-cell table:style-name="Tabela2.C2" office:value-type="string">
            <text:p text:style-name="P102">CH h/a</text:p>
          </table:table-cell>
          <table:table-cell table:style-name="Tabela2.C2" office:value-type="string">
            <text:p text:style-name="P102">CH hora</text:p>
          </table:table-cell>
          <table:table-cell table:style-name="Tabela2.F2" office:value-type="string">
            <text:p text:style-name="P103">Período</text:p>
          </table:table-cell>
          <table:table-cell table:style-name="Tabela2.F2" office:value-type="string">
            <text:p text:style-name="P103">Código</text:p>
          </table:table-cell>
          <table:table-cell table:style-name="Tabela2.H2" office:value-type="string">
            <text:p text:style-name="P104">Denominação</text:p>
          </table:table-cell>
          <table:table-cell table:style-name="Tabela2.H2" office:value-type="string">
            <text:p text:style-name="P105">CH h/a</text:p>
          </table:table-cell>
          <table:table-cell table:style-name="Tabela2.H2" table:number-columns-spanned="2" office:value-type="string">
            <text:p text:style-name="P105">CH hora</text:p>
          </table:table-cell>
          <table:covered-table-cell/>
          <table:table-cell table:style-name="Tabela2.L2" office:value-type="string">
            <text:p text:style-name="P99">Código</text:p>
          </table:table-cell>
          <table:table-cell table:style-name="Tabela2.C2" table:number-columns-spanned="2" office:value-type="string">
            <text:p text:style-name="P106">Denominação</text:p>
          </table:table-cell>
          <table:covered-table-cell/>
          <table:table-cell table:style-name="Tabela2.L2" table:number-columns-spanned="2" office:value-type="string">
            <text:p text:style-name="P99">Período</text:p>
          </table:table-cell>
          <table:covered-table-cell/>
          <table:table-cell table:style-name="Tabela2.Q2" table:number-columns-spanned="2" office:value-type="string">
            <text:p text:style-name="P99">curso</text:p>
          </table:table-cell>
          <table:covered-table-cell/>
          <table:table-cell table:style-name="Tabela2.B2" table:number-columns-spanned="2" office:value-type="string">
            <text:p text:style-name="P107">CH h/a</text:p>
          </table:table-cell>
          <table:covered-table-cell/>
          <table:table-cell table:style-name="Tabela2.B2" office:value-type="string">
            <text:p text:style-name="P107">CH hora</text:p>
          </table:table-cell>
        </table:table-row>
        <table:table-row table:style-name="Tabela2.1">
          <table:table-cell table:style-name="Tabela2.L2" office:value-type="string">
            <text:p text:style-name="P43"><text:span text:style-name="T27">7</text:span><text:span text:style-name="T28">o</text:span></text:p>
          </table:table-cell>
          <table:table-cell table:style-name="Tabela2.Q2" office:value-type="string">
            <text:p text:style-name="P43"><text:span text:style-name="T36">JANBCAN040</text:span></text:p>
          </table:table-cell>
          <table:table-cell table:style-name="Tabela2.C2" office:value-type="string">
            <text:p text:style-name="P43"><text:span text:style-name="T8">BIOLOGIA E MANEJO DE PLANTAS DANINHAS</text:span></text:p>
          </table:table-cell>
          <table:table-cell table:style-name="Tabela2.C2" office:value-type="string">
            <text:p text:style-name="P43"><text:span text:style-name="T8">80</text:span></text:p>
          </table:table-cell>
          <table:table-cell table:style-name="Tabela2.C2" office:value-type="string">
            <text:p text:style-name="P43"><text:span text:style-name="T8">66,66</text:span></text:p>
          </table:table-cell>
          <table:table-cell table:style-name="Tabela2.F2" office:value-type="string">
            <text:p text:style-name="P43"><text:span text:style-name="T62">4</text:span><text:span text:style-name="T63">o</text:span></text:p>
          </table:table-cell>
          <table:table-cell table:style-name="Tabela2.F2" office:value-type="string">
            <text:p text:style-name="P43"><text:span text:style-name="T40">JANBCAN022</text:span></text:p>
          </table:table-cell>
          <table:table-cell table:style-name="Tabela2.H2" office:value-type="string">
            <text:p text:style-name="P43"><text:span text:style-name="T40">FISIOLOGIA VEGETAL</text:span></text:p>
          </table:table-cell>
          <table:table-cell table:style-name="Tabela2.H2" office:value-type="string">
            <text:p text:style-name="P43"><text:span text:style-name="T43">100</text:span></text:p>
          </table:table-cell>
          <table:table-cell table:style-name="Tabela2.H2" table:number-columns-spanned="2" office:value-type="string">
            <text:p text:style-name="P43"><text:span text:style-name="T43">83,33</text:span></text:p>
          </table:table-cell>
          <table:covered-table-cell/>
          <table:table-cell table:style-name="Tabela2.L2" office:value-type="string">
            <text:p text:style-name="P57">JANBCAN040</text:p>
            <text:p text:style-name="P43"/>
          </table:table-cell>
          <table:table-cell table:style-name="Tabela2.C2" table:number-columns-spanned="2" office:value-type="string">
            <text:p text:style-name="P43"><text:span text:style-name="T40">Biologia e manejo de plantas daninhas */**</text:span></text:p>
          </table:table-cell>
          <table:covered-table-cell/>
          <table:table-cell table:style-name="Tabela2.L2" table:number-columns-spanned="2" office:value-type="string">
            <text:p text:style-name="P43"><text:span text:style-name="T62">6</text:span><text:span text:style-name="T63">O</text:span></text:p>
          </table:table-cell>
          <table:covered-table-cell/>
          <table:table-cell table:style-name="Tabela2.L2" table:number-columns-spanned="2" office:value-type="string">
            <text:p text:style-name="P44"><text:span text:style-name="T8">Agronomia</text:span></text:p>
          </table:table-cell>
          <table:covered-table-cell/>
          <table:table-cell table:style-name="Tabela2.A2" table:number-columns-spanned="2" office:value-type="string">
            <text:p text:style-name="P43"><text:span text:style-name="T40">80</text:span></text:p>
          </table:table-cell>
          <table:covered-table-cell/>
          <table:table-cell table:style-name="Tabela2.B2" office:value-type="string">
            <text:p text:style-name="P43"><text:span text:style-name="T40">66,66</text:span></text:p>
          </table:table-cell>
        </table:table-row>
        <table:table-row table:style-name="Tabela2.1">
          <table:table-cell table:style-name="Tabela2.L2" office:value-type="string">
            <text:p text:style-name="P43"><text:span text:style-name="T27">7</text:span><text:span text:style-name="T28">o</text:span></text:p>
          </table:table-cell>
          <table:table-cell table:style-name="Tabela2.Q2" office:value-type="string">
            <text:p text:style-name="P43"><text:span text:style-name="T36">JANBCAN041</text:span></text:p>
          </table:table-cell>
          <table:table-cell table:style-name="Tabela2.C2" office:value-type="string">
            <text:p text:style-name="P43"><text:span text:style-name="T8">OLERICULTURA I</text:span></text:p>
          </table:table-cell>
          <table:table-cell table:style-name="Tabela2.C2" office:value-type="string">
            <text:p text:style-name="P43"><text:span text:style-name="T8">80</text:span></text:p>
          </table:table-cell>
          <table:table-cell table:style-name="Tabela2.C2" office:value-type="string">
            <text:p text:style-name="P43"><text:span text:style-name="T8">66,66</text:span></text:p>
          </table:table-cell>
          <table:table-cell table:style-name="Tabela2.F2" office:value-type="string">
            <text:p text:style-name="P43"><text:span text:style-name="T62">4</text:span><text:span text:style-name="T63">o</text:span></text:p>
            <text:p text:style-name="P108"/>
            <text:p text:style-name="P43"><text:span text:style-name="T62">4</text:span><text:span text:style-name="T63">o</text:span></text:p>
          </table:table-cell>
          <table:table-cell table:style-name="Tabela2.F2" office:value-type="string">
            <text:p text:style-name="P57">JANBCAN022</text:p>
            <text:p text:style-name="P29"/>
            <text:p text:style-name="P29">JANBCAN025</text:p>
            <text:p text:style-name="P109"/>
          </table:table-cell>
          <table:table-cell table:style-name="Tabela2.H2" office:value-type="string">
            <text:p text:style-name="P43"><text:span text:style-name="T40">FISIOLOGIA VEGETAL</text:span></text:p>
            <text:p text:style-name="P43"><text:span text:style-name="T40">FERTILIDADE DO SOLO</text:span></text:p>
          </table:table-cell>
          <table:table-cell table:style-name="Tabela2.H2" office:value-type="string">
            <text:p text:style-name="P57">100</text:p>
            <text:p text:style-name="P43"/>
            <text:p text:style-name="P43"><text:span text:style-name="T40">80</text:span></text:p>
          </table:table-cell>
          <table:table-cell table:style-name="Tabela2.H2" table:number-columns-spanned="2" office:value-type="string">
            <text:p text:style-name="P57">83,33</text:p>
            <text:p text:style-name="P43"/>
            <text:p text:style-name="P43"><text:span text:style-name="T40">66,66</text:span></text:p>
          </table:table-cell>
          <table:covered-table-cell/>
          <table:table-cell table:style-name="Tabela2.L2" office:value-type="string">
            <text:p text:style-name="P57">JANBCAN142</text:p>
            <text:p text:style-name="P43"/>
          </table:table-cell>
          <table:table-cell table:style-name="Tabela2.C2" table:number-columns-spanned="2" office:value-type="string">
            <text:p text:style-name="P43"><text:span text:style-name="T40">Olericultura */**</text:span></text:p>
          </table:table-cell>
          <table:covered-table-cell/>
          <table:table-cell table:style-name="Tabela2.L2" table:number-columns-spanned="2" office:value-type="string">
            <text:p text:style-name="P43"><text:span text:style-name="T62">8</text:span><text:span text:style-name="T63">o</text:span></text:p>
          </table:table-cell>
          <table:covered-table-cell/>
          <table:table-cell table:style-name="Tabela2.L2" table:number-columns-spanned="2" office:value-type="string">
            <text:p text:style-name="P44"><text:span text:style-name="T8">Agronomia</text:span></text:p>
          </table:table-cell>
          <table:covered-table-cell/>
          <table:table-cell table:style-name="Tabela2.L2" table:number-columns-spanned="2" office:value-type="string">
            <text:p text:style-name="P43"><text:span text:style-name="T40">80</text:span></text:p>
          </table:table-cell>
          <table:covered-table-cell/>
          <table:table-cell table:style-name="Tabela2.Q2" office:value-type="string">
            <text:p text:style-name="P43"><text:span text:style-name="T40">66,66</text:span></text:p>
          </table:table-cell>
        </table:table-row>
        <table:table-row table:style-name="Tabela2.1">
          <table:table-cell table:style-name="Tabela2.L2" office:value-type="string">
            <text:p text:style-name="P43"><text:span text:style-name="T27">7</text:span><text:span text:style-name="T28">o</text:span></text:p>
          </table:table-cell>
          <table:table-cell table:style-name="Tabela2.Q2" office:value-type="string">
            <text:p text:style-name="P43"><text:span text:style-name="T36">JANBCAN042</text:span></text:p>
          </table:table-cell>
          <table:table-cell table:style-name="Tabela2.C2" office:value-type="string">
            <text:p text:style-name="P43"><text:span text:style-name="T8">FRUTICULTURA I (BANANA, ABACAXI E MANGA)</text:span></text:p>
            <text:p text:style-name="P45"><text:span text:style-name="T22"/></text:p>
          </table:table-cell>
          <table:table-cell table:style-name="Tabela2.C2" office:value-type="string">
            <text:p text:style-name="P43"><text:span text:style-name="T8">80</text:span></text:p>
          </table:table-cell>
          <table:table-cell table:style-name="Tabela2.C2" office:value-type="string">
            <text:p text:style-name="P43"><text:span text:style-name="T8">66,66</text:span></text:p>
          </table:table-cell>
          <table:table-cell table:style-name="Tabela2.F2" office:value-type="string">
            <text:p text:style-name="P43"><text:span text:style-name="T62">4</text:span><text:span text:style-name="T63">o</text:span></text:p>
            <text:p text:style-name="P110"/>
            <text:p text:style-name="P43"><text:span text:style-name="T62">4</text:span><text:span text:style-name="T63">o</text:span></text:p>
          </table:table-cell>
          <table:table-cell table:style-name="Tabela2.F2" office:value-type="string">
            <text:p text:style-name="P57">JANBCAN022</text:p>
            <text:p text:style-name="P29"/>
            <text:p text:style-name="P29">JANBCAN025</text:p>
            <text:p text:style-name="P43"/>
          </table:table-cell>
          <table:table-cell table:style-name="Tabela2.H2" office:value-type="string">
            <text:p text:style-name="P43"><text:span text:style-name="T40">FISIOLOGIA VEGETAL</text:span></text:p>
            <text:p text:style-name="P43"><text:span text:style-name="T40">FERTILIDADE DO SOLO</text:span></text:p>
          </table:table-cell>
          <table:table-cell table:style-name="Tabela2.H2" office:value-type="string">
            <text:p text:style-name="P57">100</text:p>
            <text:p text:style-name="P43"/>
            <text:p text:style-name="P43"><text:span text:style-name="T40">80</text:span></text:p>
          </table:table-cell>
          <table:table-cell table:style-name="Tabela2.H2" table:number-columns-spanned="2" office:value-type="string">
            <text:p text:style-name="P57">83,33</text:p>
            <text:p text:style-name="P43"/>
            <text:p text:style-name="P43"><text:span text:style-name="T40">66,66</text:span></text:p>
          </table:table-cell>
          <table:covered-table-cell/>
          <table:table-cell table:style-name="Tabela2.L2" office:value-type="string">
            <text:p text:style-name="P111">JANBCAN134</text:p>
            <text:p text:style-name="P43"/>
          </table:table-cell>
          <table:table-cell table:style-name="Tabela2.C2" table:number-columns-spanned="2" office:value-type="string">
            <text:p text:style-name="P43"><text:span text:style-name="T40">Fruticultura I */**</text:span></text:p>
          </table:table-cell>
          <table:covered-table-cell/>
          <table:table-cell table:style-name="Tabela2.L2" table:number-columns-spanned="2" office:value-type="string">
            <text:p text:style-name="P43"><text:span text:style-name="T62">7</text:span><text:span text:style-name="T63">o</text:span></text:p>
          </table:table-cell>
          <table:covered-table-cell/>
          <table:table-cell table:style-name="Tabela2.L2" table:number-columns-spanned="2" office:value-type="string">
            <text:p text:style-name="P44"><text:span text:style-name="T8">Agronomia</text:span></text:p>
          </table:table-cell>
          <table:covered-table-cell/>
          <table:table-cell table:style-name="Tabela2.L2" table:number-columns-spanned="2" office:value-type="string">
            <text:p text:style-name="P43"><text:span text:style-name="T40">60</text:span></text:p>
          </table:table-cell>
          <table:covered-table-cell/>
          <table:table-cell table:style-name="Tabela2.Q2" office:value-type="string">
            <text:p text:style-name="P43"><text:span text:style-name="T40">50</text:span></text:p>
          </table:table-cell>
        </table:table-row>
        <table:table-row table:style-name="Tabela2.1">
          <table:table-cell table:style-name="Tabela2.A6" office:value-type="string">
            <text:p text:style-name="P43"><text:span text:style-name="T27">7</text:span><text:span text:style-name="T28">o</text:span></text:p>
          </table:table-cell>
          <table:table-cell table:style-name="Tabela2.A6" office:value-type="string">
            <text:p text:style-name="P43"><text:span text:style-name="T36">JANBCAN043</text:span></text:p>
          </table:table-cell>
          <table:table-cell table:style-name="Tabela2.C6" office:value-type="string">
            <text:p text:style-name="P43"><text:span text:style-name="T8">GRANDES CULTURAS I (MILHO E SOJA)</text:span></text:p>
          </table:table-cell>
          <table:table-cell table:style-name="Tabela2.C6" office:value-type="string">
            <text:p text:style-name="P43"><text:span text:style-name="T8">80</text:span></text:p>
          </table:table-cell>
          <table:table-cell table:style-name="Tabela2.C6" office:value-type="string">
            <text:p text:style-name="P43"><text:span text:style-name="T8">66,66</text:span></text:p>
          </table:table-cell>
          <table:table-cell table:style-name="Tabela2.F6" office:value-type="string">
            <text:p text:style-name="P43"><text:span text:style-name="T62">4</text:span><text:span text:style-name="T63">o</text:span></text:p>
            <text:p text:style-name="P110"/>
            <text:p text:style-name="P43"><text:span text:style-name="T62">4</text:span><text:span text:style-name="T63">o</text:span></text:p>
          </table:table-cell>
          <table:table-cell table:style-name="Tabela2.F6" office:value-type="string">
            <text:p text:style-name="P57">JANBCAN022</text:p>
            <text:p text:style-name="P29"/>
            <text:p text:style-name="P29">JANBCAN025</text:p>
            <text:p text:style-name="P43"/>
          </table:table-cell>
          <table:table-cell table:style-name="Tabela2.F1" office:value-type="string">
            <text:p text:style-name="P43"><text:span text:style-name="T40">FISIOLOGIA VEGETAL</text:span></text:p>
            <text:p text:style-name="P43"><text:span text:style-name="T40">FERTILIDADE DO SOLO</text:span></text:p>
          </table:table-cell>
          <table:table-cell table:style-name="Tabela2.F1" office:value-type="string">
            <text:p text:style-name="P57">100</text:p>
            <text:p text:style-name="P43"/>
            <text:p text:style-name="P43"><text:span text:style-name="T40">80</text:span></text:p>
          </table:table-cell>
          <table:table-cell table:style-name="Tabela2.F1" table:number-columns-spanned="2" office:value-type="string">
            <text:p text:style-name="P57">83,33</text:p>
            <text:p text:style-name="P43"/>
            <text:p text:style-name="P43"><text:span text:style-name="T40">66,66</text:span></text:p>
          </table:table-cell>
          <table:covered-table-cell/>
          <table:table-cell table:style-name="Tabela2.A6" office:value-type="string">
            <text:p text:style-name="P43"><text:span text:style-name="T43">--</text:span></text:p>
          </table:table-cell>
          <table:table-cell table:style-name="Tabela2.C6" table:number-columns-spanned="2" office:value-type="string">
            <text:p text:style-name="P44"><text:span text:style-name="T8">Sem equivalente</text:span></text:p>
          </table:table-cell>
          <table:covered-table-cell/>
          <table:table-cell table:style-name="Tabela2.A6" table:number-columns-spanned="2" office:value-type="string">
            <text:p text:style-name="P43"><text:span text:style-name="T45">--</text:span></text:p>
          </table:table-cell>
          <table:covered-table-cell/>
          <table:table-cell table:style-name="Tabela2.A6" table:number-columns-spanned="2" office:value-type="string">
            <text:p text:style-name="P43"><text:span text:style-name="T40">--</text:span></text:p>
          </table:table-cell>
          <table:covered-table-cell/>
          <table:table-cell table:style-name="Tabela2.A6" table:number-columns-spanned="2" office:value-type="string">
            <text:p text:style-name="P43"><text:span text:style-name="T43">--</text:span></text:p>
          </table:table-cell>
          <table:covered-table-cell/>
          <table:table-cell table:style-name="Tabela2.A6" office:value-type="string">
            <text:p text:style-name="P43"><text:span text:style-name="T43">--</text:span></text:p>
          </table:table-cell>
        </table:table-row>
        <table:table-row table:style-name="Tabela2.7">
          <table:table-cell table:style-name="Tabela2.B2" table:number-columns-spanned="2" office:value-type="string">
            <text:p text:style-name="P112"/>
          </table:table-cell>
          <table:covered-table-cell/>
          <table:table-cell table:style-name="Tabela2.L1" office:value-type="string">
            <text:p text:style-name="P44">TOTAL</text:p>
          </table:table-cell>
          <table:table-cell table:style-name="Tabela2.L1" office:value-type="string">
            <text:p text:style-name="P44">320</text:p>
          </table:table-cell>
          <table:table-cell table:style-name="Tabela2.L1" office:value-type="string">
            <text:p text:style-name="P113">266,66</text:p>
          </table:table-cell>
          <table:table-cell table:style-name="Tabela2.F6" table:number-columns-spanned="1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table:number-columns-spanned="5" office:value-type="string">
            <text:p text:style-name="P4">COMPONENTES CURRICULARES</text:p>
            <text:p text:style-name="P4">(Matriz atual – válida a partir de 1/2010)</text:p>
          </table:table-cell>
          <table:covered-table-cell/>
          <table:covered-table-cell/>
          <table:covered-table-cell/>
          <table:covered-table-cell/>
          <table:table-cell table:style-name="Tabela2.F1" table:number-columns-spanned="6" office:value-type="string">
            <text:p text:style-name="P6">PRÉ-REQUISITO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L1" table:number-columns-spanned="10" office:value-type="string">
            <text:p text:style-name="P114">EQUIVALÊNCIA COM A MATRIZ DA AGRONOMIA 2008 e 2009 E DISCIPLINAS DE OUTROS CURSOS DO IFNMG - JANUÁRIA</text:p>
            <text:p text:style-name="P114">(Matriz curricular AGRONOMIA 2008 <text:s/>– válida de 1/2008 a 2/2008)*</text:p>
            <text:p text:style-name="P114">(Matriz curricular AGRONOMIA 2009 <text:s/>– válida de 1/2009 a 2/2009)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5">Período</text:p>
          </table:table-cell>
          <table:table-cell table:style-name="Tabela2.B2" office:value-type="string">
            <text:p text:style-name="P5">Código</text:p>
          </table:table-cell>
          <table:table-cell table:style-name="Tabela2.C2" office:value-type="string">
            <text:p text:style-name="P7">Denominação</text:p>
          </table:table-cell>
          <table:table-cell table:style-name="Tabela2.C2" office:value-type="string">
            <text:p text:style-name="P14">CH h/a</text:p>
          </table:table-cell>
          <table:table-cell table:style-name="Tabela2.C2" office:value-type="string">
            <text:p text:style-name="P14">CH hora</text:p>
          </table:table-cell>
          <table:table-cell table:style-name="Tabela2.F2" office:value-type="string">
            <text:p text:style-name="P115">Período</text:p>
          </table:table-cell>
          <table:table-cell table:style-name="Tabela2.F2" office:value-type="string">
            <text:p text:style-name="P115">Código</text:p>
          </table:table-cell>
          <table:table-cell table:style-name="Tabela2.H2" office:value-type="string">
            <text:p text:style-name="P116">Denominação</text:p>
          </table:table-cell>
          <table:table-cell table:style-name="Tabela2.H2" office:value-type="string">
            <text:p text:style-name="P117">CH h/a</text:p>
          </table:table-cell>
          <table:table-cell table:style-name="Tabela2.H2" table:number-columns-spanned="2" office:value-type="string">
            <text:p text:style-name="P117">CH hora</text:p>
          </table:table-cell>
          <table:covered-table-cell/>
          <table:table-cell table:style-name="Tabela2.L2" office:value-type="string">
            <text:p text:style-name="P6">Código</text:p>
          </table:table-cell>
          <table:table-cell table:style-name="Tabela2.C2" table:number-columns-spanned="2" office:value-type="string">
            <text:p text:style-name="P118">Denominação</text:p>
          </table:table-cell>
          <table:covered-table-cell/>
          <table:table-cell table:style-name="Tabela2.L2" table:number-columns-spanned="2" office:value-type="string">
            <text:p text:style-name="P6">Período</text:p>
          </table:table-cell>
          <table:covered-table-cell/>
          <table:table-cell table:style-name="Tabela2.Q2" table:number-columns-spanned="2" office:value-type="string">
            <text:p text:style-name="P6">curso</text:p>
          </table:table-cell>
          <table:covered-table-cell/>
          <table:table-cell table:style-name="Tabela2.B2" table:number-columns-spanned="2" office:value-type="string">
            <text:p text:style-name="P15">CH h/a</text:p>
          </table:table-cell>
          <table:covered-table-cell/>
          <table:table-cell table:style-name="Tabela2.B2" office:value-type="string">
            <text:p text:style-name="P15">CH hora</text:p>
          </table:table-cell>
        </table:table-row>
        <table:table-row>
          <table:table-cell table:style-name="Tabela2.L2" office:value-type="string">
            <text:p text:style-name="P119"><text:span text:style-name="T20">8</text:span><text:span text:style-name="T21">o</text:span></text:p>
          </table:table-cell>
          <table:table-cell table:style-name="Tabela2.Q2" office:value-type="string">
            <text:p text:style-name="P72">JANBCAN044</text:p>
          </table:table-cell>
          <table:table-cell table:style-name="Tabela2.C2" office:value-type="string">
            <text:p text:style-name="P71"><text:span text:style-name="T8">SOCIOLOGIA RURAL</text:span></text:p>
          </table:table-cell>
          <table:table-cell table:style-name="Tabela2.C2" office:value-type="string">
            <text:p text:style-name="P71"><text:span text:style-name="T8">40</text:span></text:p>
          </table:table-cell>
          <table:table-cell table:style-name="Tabela2.C2" office:value-type="string">
            <text:p text:style-name="P71"><text:span text:style-name="T8">33,33</text:span></text:p>
          </table:table-cell>
          <table:table-cell table:style-name="Tabela2.F2" office:value-type="string">
            <text:p text:style-name="P71"><text:span text:style-name="T45">--</text:span></text:p>
          </table:table-cell>
          <table:table-cell table:style-name="Tabela2.F2" office:value-type="string">
            <text:p text:style-name="P71"><text:span text:style-name="T64">--</text:span></text:p>
          </table:table-cell>
          <table:table-cell table:style-name="Tabela2.H2" office:value-type="string">
            <text:p text:style-name="P71"><text:span text:style-name="T40">--</text:span></text:p>
          </table:table-cell>
          <table:table-cell table:style-name="Tabela2.H2" office:value-type="string">
            <text:p text:style-name="P71"><text:span text:style-name="T43">--</text:span></text:p>
          </table:table-cell>
          <table:table-cell table:style-name="Tabela2.H2" table:number-columns-spanned="2" office:value-type="string">
            <text:p text:style-name="P71"><text:span text:style-name="T43">--</text:span></text:p>
          </table:table-cell>
          <table:covered-table-cell/>
          <table:table-cell table:number-columns-spanned="10">
            <table:table table:is-sub-table="true">
              <table:table-column table:style-name="Tabela2.L10.1"/>
              <table:table-column table:style-name="Tabela2.L10.2"/>
              <table:table-column table:style-name="Tabela2.L10.3"/>
              <table:table-column table:style-name="Tabela2.L10.4"/>
              <table:table-column table:style-name="Tabela2.L10.5"/>
              <table:table-column table:style-name="Tabela2.L10.6"/>
              <table:table-row table:style-name="Tabela2.1">
                <table:table-cell table:style-name="Tabela2.L2" office:value-type="string">
                  <text:p text:style-name="P85">JANBCAN044</text:p>
                </table:table-cell>
                <table:table-cell table:style-name="Tabela2.C2" office:value-type="string">
                  <text:p text:style-name="P71"><text:span text:style-name="T40">Sociologia rural *</text:span></text:p>
                </table:table-cell>
                <table:table-cell table:style-name="Tabela2.L2" office:value-type="string">
                  <text:p text:style-name="P71"><text:span text:style-name="T64">2</text:span><text:span text:style-name="T45">o</text:span></text:p>
                </table:table-cell>
                <table:table-cell table:style-name="Tabela2.L2" office:value-type="string">
                  <text:p text:style-name="P20"><text:span text:style-name="T49">Agronomia</text:span></text:p>
                </table:table-cell>
                <table:table-cell table:style-name="Tabela2.A2" office:value-type="string">
                  <text:p text:style-name="P71"><text:span text:style-name="T40">40</text:span></text:p>
                </table:table-cell>
                <table:table-cell table:style-name="Tabela2.B2" office:value-type="string">
                  <text:p text:style-name="P71"><text:span text:style-name="T40">33,33</text:span></text:p>
                </table:table-cell>
              </table:table-row>
              <table:table-row table:style-name="Tabela2.1">
                <table:table-cell table:style-name="Tabela2.L2" office:value-type="string">
                  <text:p text:style-name="P85">JANBCAN044</text:p>
                </table:table-cell>
                <table:table-cell table:style-name="Tabela2.C2" office:value-type="string">
                  <text:p text:style-name="P71"><text:span text:style-name="T40">Sociologia rural **</text:span></text:p>
                </table:table-cell>
                <table:table-cell table:style-name="Tabela2.L2" office:value-type="string">
                  <text:p text:style-name="P71"><text:span text:style-name="T64">6</text:span><text:span text:style-name="T45">o</text:span></text:p>
                </table:table-cell>
                <table:table-cell table:style-name="Tabela2.L2" office:value-type="string">
                  <text:p text:style-name="P20"><text:span text:style-name="T49">Agronomia</text:span></text:p>
                </table:table-cell>
                <table:table-cell table:style-name="Tabela2.A2" office:value-type="string">
                  <text:p text:style-name="P71"><text:span text:style-name="T40">40</text:span></text:p>
                </table:table-cell>
                <table:table-cell table:style-name="Tabela2.B2" office:value-type="string">
                  <text:p text:style-name="P71"><text:span text:style-name="T40">33,33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L2" office:value-type="string">
            <text:p text:style-name="P71"><text:span text:style-name="T20">8</text:span><text:span text:style-name="T21">o</text:span></text:p>
          </table:table-cell>
          <table:table-cell table:style-name="Tabela2.Q2" office:value-type="string">
            <text:p text:style-name="P71"><text:span text:style-name="T36">JANBCAN045</text:span></text:p>
          </table:table-cell>
          <table:table-cell table:style-name="Tabela2.C2" office:value-type="string">
            <text:p text:style-name="P71"><text:span text:style-name="T8">ECONOMIA RURAL</text:span></text:p>
          </table:table-cell>
          <table:table-cell table:style-name="Tabela2.C2" office:value-type="string">
            <text:p text:style-name="P71"><text:span text:style-name="T8">60</text:span></text:p>
          </table:table-cell>
          <table:table-cell table:style-name="Tabela2.C2" office:value-type="string">
            <text:p text:style-name="P71"><text:span text:style-name="T8">50</text:span></text:p>
          </table:table-cell>
          <table:table-cell table:style-name="Tabela2.F2" office:value-type="string">
            <text:p text:style-name="P71"><text:span text:style-name="T21">--</text:span></text:p>
          </table:table-cell>
          <table:table-cell table:style-name="Tabela2.F2" office:value-type="string">
            <text:p text:style-name="P71"><text:span text:style-name="T40">--</text:span></text:p>
          </table:table-cell>
          <table:table-cell table:style-name="Tabela2.H2" office:value-type="string">
            <text:p text:style-name="P71"><text:span text:style-name="T40">--</text:span></text:p>
          </table:table-cell>
          <table:table-cell table:style-name="Tabela2.H2" office:value-type="string">
            <text:p text:style-name="P71"><text:span text:style-name="T40">--</text:span></text:p>
          </table:table-cell>
          <table:table-cell table:style-name="Tabela2.H2" table:number-columns-spanned="2" office:value-type="string">
            <text:p text:style-name="P71"><text:span text:style-name="T40">--</text:span></text:p>
          </table:table-cell>
          <table:covered-table-cell/>
          <table:table-cell table:number-columns-spanned="10">
            <table:table table:is-sub-table="true">
              <table:table-column table:style-name="Tabela2.L10.1"/>
              <table:table-column table:style-name="Tabela2.L10.2"/>
              <table:table-column table:style-name="Tabela2.L10.3"/>
              <table:table-column table:style-name="Tabela2.L10.4"/>
              <table:table-column table:style-name="Tabela2.L10.5"/>
              <table:table-column table:style-name="Tabela2.L10.6"/>
              <table:table-row table:style-name="Tabela2.1">
                <table:table-cell table:style-name="Tabela2.L2" office:value-type="string">
                  <text:p text:style-name="P43"><text:span text:style-name="T43">JANBCAN045</text:span></text:p>
                </table:table-cell>
                <table:table-cell table:style-name="Tabela2.C2" office:value-type="string">
                  <text:p text:style-name="P57">Economia rural</text:p>
                  <text:p text:style-name="P43"><text:span text:style-name="T40">*/**</text:span></text:p>
                </table:table-cell>
                <table:table-cell table:style-name="Tabela2.L2" office:value-type="string">
                  <text:p text:style-name="P43"><text:span text:style-name="T64">9</text:span><text:span text:style-name="T45">o</text:span></text:p>
                </table:table-cell>
                <table:table-cell table:style-name="Tabela2.L2" office:value-type="string">
                  <text:p text:style-name="P20"><text:span text:style-name="T49">Agronomia</text:span></text:p>
                </table:table-cell>
                <table:table-cell table:style-name="Tabela2.L2" office:value-type="string">
                  <text:p text:style-name="P43"><text:span text:style-name="T40">60</text:span></text:p>
                </table:table-cell>
                <table:table-cell table:style-name="Tabela2.Q2" office:value-type="string">
                  <text:p text:style-name="P43"><text:span text:style-name="T40">50</text:span></text:p>
                </table:table-cell>
              </table:table-row>
              <table:table-row table:style-name="Tabela2.1">
                <table:table-cell table:style-name="Tabela2.L11.1.2" office:value-type="string">
                  <text:p text:style-name="P26"><text:span text:style-name="T65">JANBCEG052</text:span></text:p>
                </table:table-cell>
                <table:table-cell table:style-name="Tabela2.L11.2.2" office:value-type="string">
                  <text:p text:style-name="P82">Economia Rural</text:p>
                </table:table-cell>
                <table:table-cell table:style-name="Tabela2.L2" office:value-type="string">
                  <text:p text:style-name="P26"><text:span text:style-name="T66">8</text:span><text:span text:style-name="T67">o</text:span></text:p>
                </table:table-cell>
                <table:table-cell table:style-name="Tabela2.L2" office:value-type="string">
                  <text:p text:style-name="P82">EAA</text:p>
                </table:table-cell>
                <table:table-cell table:style-name="Tabela2.L11.1.2" office:value-type="string">
                  <text:p text:style-name="P82">60</text:p>
                </table:table-cell>
                <table:table-cell table:style-name="Tabela2.L11.6.2" office:value-type="string">
                  <text:p text:style-name="P82">50,00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L2" office:value-type="string">
            <text:p text:style-name="P71"><text:span text:style-name="T20">8</text:span><text:span text:style-name="T21">o</text:span></text:p>
          </table:table-cell>
          <table:table-cell table:style-name="Tabela2.Q2" office:value-type="string">
            <text:p text:style-name="P71"><text:span text:style-name="T36">JANBCAN046</text:span></text:p>
          </table:table-cell>
          <table:table-cell table:style-name="Tabela2.C2" office:value-type="string">
            <text:p text:style-name="P71"><text:span text:style-name="T8">SISTEMAS DE PRODUÇÃO AGROECOLÓGICOS</text:span></text:p>
          </table:table-cell>
          <table:table-cell table:style-name="Tabela2.C2" office:value-type="string">
            <text:p text:style-name="P71"><text:span text:style-name="T8">80</text:span></text:p>
          </table:table-cell>
          <table:table-cell table:style-name="Tabela2.C2" office:value-type="string">
            <text:p text:style-name="P71"><text:span text:style-name="T8">66,66</text:span></text:p>
          </table:table-cell>
          <table:table-cell table:style-name="Tabela2.F2" office:value-type="string">
            <text:p text:style-name="P71"><text:span text:style-name="T20">4</text:span><text:span text:style-name="T21">o</text:span></text:p>
          </table:table-cell>
          <table:table-cell table:style-name="Tabela2.F2" office:value-type="string">
            <text:p text:style-name="P85">JANBCAN025</text:p>
          </table:table-cell>
          <table:table-cell table:style-name="Tabela2.H2" office:value-type="string">
            <text:p text:style-name="P71"><text:span text:style-name="T40">FERTILIDADE DO SOLO</text:span></text:p>
          </table:table-cell>
          <table:table-cell table:style-name="Tabela2.H2" office:value-type="string">
            <text:p text:style-name="P71"><text:span text:style-name="T40">80</text:span></text:p>
          </table:table-cell>
          <table:table-cell table:style-name="Tabela2.H2" table:number-columns-spanned="2" office:value-type="string">
            <text:p text:style-name="P71"><text:span text:style-name="T40">66,66</text:span></text:p>
          </table:table-cell>
          <table:covered-table-cell/>
          <table:table-cell table:number-columns-spanned="10">
            <table:table table:is-sub-table="true">
              <table:table-column table:style-name="Tabela2.L10.1"/>
              <table:table-column table:style-name="Tabela2.L10.2"/>
              <table:table-column table:style-name="Tabela2.L10.3"/>
              <table:table-column table:style-name="Tabela2.L10.4"/>
              <table:table-column table:style-name="Tabela2.L10.5"/>
              <table:table-column table:style-name="Tabela2.L10.6"/>
              <table:table-row table:style-name="Tabela2.1">
                <table:table-cell table:style-name="Tabela2.L2" office:value-type="string">
                  <text:p text:style-name="P43"><text:span text:style-name="T43">JANBCAN137</text:span></text:p>
                </table:table-cell>
                <table:table-cell table:style-name="Tabela2.C2" office:value-type="string">
                  <text:p text:style-name="P57">Agroecologia</text:p>
                  <text:p text:style-name="P43"><text:span text:style-name="T40">*/**</text:span></text:p>
                </table:table-cell>
                <table:table-cell table:style-name="Tabela2.L2" office:value-type="string">
                  <text:p text:style-name="P43"><text:span text:style-name="T64">7</text:span><text:span text:style-name="T45">o</text:span></text:p>
                </table:table-cell>
                <table:table-cell table:style-name="Tabela2.L2" office:value-type="string">
                  <text:p text:style-name="P20"><text:span text:style-name="T49">Agronomia</text:span></text:p>
                </table:table-cell>
                <table:table-cell table:style-name="Tabela2.L2" office:value-type="string">
                  <text:p text:style-name="P43"><text:span text:style-name="T40">60</text:span></text:p>
                </table:table-cell>
                <table:table-cell table:style-name="Tabela2.Q2" office:value-type="string">
                  <text:p text:style-name="P43"><text:span text:style-name="T40">50</text:span></text:p>
                </table:table-cell>
              </table:table-row>
              <table:table-row table:style-name="Tabela2.1">
                <table:table-cell table:style-name="Tabela2.L2" office:value-type="string">
                  <text:p text:style-name="P120">JANBCEG032</text:p>
                </table:table-cell>
                <table:table-cell table:style-name="Tabela2.L11.2.2" office:value-type="string">
                  <text:p text:style-name="P82">Sistemas de Produção Agroecológicos</text:p>
                </table:table-cell>
                <table:table-cell table:style-name="Tabela2.L11.1.2" office:value-type="string">
                  <text:p text:style-name="P82"/>
                </table:table-cell>
                <table:table-cell table:style-name="Tabela2.L11.1.2" office:value-type="string">
                  <text:p text:style-name="P82">EAA</text:p>
                </table:table-cell>
                <table:table-cell table:style-name="Tabela2.L11.1.2" office:value-type="string">
                  <text:p text:style-name="P82">80</text:p>
                </table:table-cell>
                <table:table-cell table:style-name="Tabela2.L11.6.2" office:value-type="string">
                  <text:p text:style-name="P82">66,66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6" office:value-type="string">
            <text:p text:style-name="P71"><text:span text:style-name="T20">8</text:span><text:span text:style-name="T21">o</text:span></text:p>
          </table:table-cell>
          <table:table-cell table:style-name="Tabela2.A6" office:value-type="string">
            <text:p text:style-name="P71"><text:span text:style-name="T36">JANBCAN047</text:span></text:p>
          </table:table-cell>
          <table:table-cell table:style-name="Tabela2.C6" office:value-type="string">
            <text:p text:style-name="P71"><text:span text:style-name="T8">SILVICULTURA</text:span></text:p>
          </table:table-cell>
          <table:table-cell table:style-name="Tabela2.C6" office:value-type="string">
            <text:p text:style-name="P71"><text:span text:style-name="T8">60</text:span></text:p>
          </table:table-cell>
          <table:table-cell table:style-name="Tabela2.C6" office:value-type="string">
            <text:p text:style-name="P71"><text:span text:style-name="T8">50</text:span></text:p>
          </table:table-cell>
          <table:table-cell table:style-name="Tabela2.F6" office:value-type="string">
            <text:p text:style-name="P94"><text:span text:style-name="T20">4</text:span><text:span text:style-name="T21">o</text:span></text:p>
            <text:p text:style-name="P71"><text:span text:style-name="T20">4</text:span><text:span text:style-name="T21">o</text:span></text:p>
          </table:table-cell>
          <table:table-cell table:style-name="Tabela2.F6" office:value-type="string">
            <text:p text:style-name="P85">JANBCAN022</text:p>
            <text:p text:style-name="P85">JANBCAN025</text:p>
          </table:table-cell>
          <table:table-cell table:style-name="Tabela2.F1" office:value-type="string">
            <text:p text:style-name="P94"><text:span text:style-name="T40">FISIOLOGIA VEGETAL</text:span></text:p>
            <text:p text:style-name="P71"><text:span text:style-name="T40">FERTILIDADE DO SOLO</text:span></text:p>
          </table:table-cell>
          <table:table-cell table:style-name="Tabela2.F1" office:value-type="string">
            <text:p text:style-name="P94"><text:span text:style-name="T40">100</text:span></text:p>
            <text:p text:style-name="P71"><text:span text:style-name="T40">80</text:span></text:p>
          </table:table-cell>
          <table:table-cell table:style-name="Tabela2.F1" table:number-columns-spanned="2" office:value-type="string">
            <text:p text:style-name="P94"><text:span text:style-name="T40">83,33</text:span></text:p>
            <text:p text:style-name="P71"><text:span text:style-name="T40">66,66</text:span></text:p>
          </table:table-cell>
          <table:covered-table-cell/>
          <table:table-cell table:style-name="Tabela2.A6" office:value-type="string">
            <text:p text:style-name="P71"><text:span text:style-name="T43">JANBCAN135</text:span></text:p>
          </table:table-cell>
          <table:table-cell table:style-name="Tabela2.C6" table:number-columns-spanned="2" office:value-type="string">
            <text:p text:style-name="P71"><text:span text:style-name="T40">Recursos florestais */**</text:span></text:p>
          </table:table-cell>
          <table:covered-table-cell/>
          <table:table-cell table:style-name="Tabela2.A6" table:number-columns-spanned="2" office:value-type="string">
            <text:p text:style-name="P71"><text:span text:style-name="T64">7</text:span><text:span text:style-name="T45">o</text:span></text:p>
          </table:table-cell>
          <table:covered-table-cell/>
          <table:table-cell table:style-name="Tabela2.A6" table:number-columns-spanned="2" office:value-type="string">
            <text:p text:style-name="P20"><text:span text:style-name="T49">Agronomia</text:span></text:p>
          </table:table-cell>
          <table:covered-table-cell/>
          <table:table-cell table:style-name="Tabela2.A6" table:number-columns-spanned="2" office:value-type="string">
            <text:p text:style-name="P71"><text:span text:style-name="T43">60</text:span></text:p>
          </table:table-cell>
          <table:covered-table-cell/>
          <table:table-cell table:style-name="Tabela2.A6" office:value-type="string">
            <text:p text:style-name="P71"><text:span text:style-name="T43">50</text:span></text:p>
          </table:table-cell>
        </table:table-row>
        <table:table-row table:style-name="Tabela2.1">
          <table:table-cell table:style-name="Tabela2.B2" office:value-type="string">
            <text:p text:style-name="P71"><text:span text:style-name="T20">8</text:span><text:span text:style-name="T21">o</text:span></text:p>
          </table:table-cell>
          <table:table-cell table:style-name="Tabela2.B2" office:value-type="string">
            <text:p text:style-name="P71"><text:span text:style-name="T36">JANBCAN048</text:span></text:p>
          </table:table-cell>
          <table:table-cell table:style-name="Tabela2.L1" office:value-type="string">
            <text:p text:style-name="P71"><text:span text:style-name="T8">PROCESSAMENTO ANIMAL E VEGETAL</text:span></text:p>
          </table:table-cell>
          <table:table-cell table:style-name="Tabela2.L1" office:value-type="string">
            <text:p text:style-name="P71"><text:span text:style-name="T8">80</text:span></text:p>
          </table:table-cell>
          <table:table-cell table:style-name="Tabela2.L1" office:value-type="string">
            <text:p text:style-name="P71"><text:span text:style-name="T8">66,66</text:span></text:p>
          </table:table-cell>
          <table:table-cell table:style-name="Tabela2.F6" office:value-type="string">
            <text:p text:style-name="P71"><text:span text:style-name="T20">--</text:span></text:p>
          </table:table-cell>
          <table:table-cell table:style-name="Tabela2.F6" office:value-type="string">
            <text:p text:style-name="P71"><text:span text:style-name="T40">--</text:span></text:p>
          </table:table-cell>
          <table:table-cell table:style-name="Tabela2.F1" office:value-type="string">
            <text:p text:style-name="P71"><text:span text:style-name="T40">--</text:span></text:p>
          </table:table-cell>
          <table:table-cell table:style-name="Tabela2.F1" office:value-type="string">
            <text:p text:style-name="P71"><text:span text:style-name="T40">--</text:span></text:p>
          </table:table-cell>
          <table:table-cell table:style-name="Tabela2.F1" table:number-columns-spanned="2" office:value-type="string">
            <text:p text:style-name="P71"><text:span text:style-name="T40">--</text:span></text:p>
          </table:table-cell>
          <table:covered-table-cell/>
          <table:table-cell table:style-name="Tabela2.B2" office:value-type="string">
            <text:p text:style-name="P43"><text:span text:style-name="T43">JANBCAN144</text:span></text:p>
          </table:table-cell>
          <table:table-cell table:style-name="Tabela2.L1" table:number-columns-spanned="2" office:value-type="string">
            <text:p text:style-name="P57">Tecnologia de produtos agropecuários</text:p>
            <text:p text:style-name="P43"><text:span text:style-name="T40">*/**</text:span></text:p>
          </table:table-cell>
          <table:covered-table-cell/>
          <table:table-cell table:style-name="Tabela2.B2" table:number-columns-spanned="2" office:value-type="string">
            <text:p text:style-name="P43"><text:span text:style-name="T64">8</text:span><text:span text:style-name="T45">o</text:span></text:p>
          </table:table-cell>
          <table:covered-table-cell/>
          <table:table-cell table:style-name="Tabela2.B2" table:number-columns-spanned="2" office:value-type="string">
            <text:p text:style-name="P20"><text:span text:style-name="T49">Agronomia</text:span></text:p>
          </table:table-cell>
          <table:covered-table-cell/>
          <table:table-cell table:style-name="Tabela2.B2" table:number-columns-spanned="2" office:value-type="string">
            <text:p text:style-name="P43"><text:span text:style-name="T43">60</text:span></text:p>
          </table:table-cell>
          <table:covered-table-cell/>
          <table:table-cell table:style-name="Tabela2.B2" office:value-type="string">
            <text:p text:style-name="P43"><text:span text:style-name="T43">50</text:span></text:p>
          </table:table-cell>
        </table:table-row>
        <table:table-row table:style-name="Tabela2.15">
          <table:table-cell table:style-name="Tabela2.B2" table:number-columns-spanned="2" office:value-type="string">
            <text:p text:style-name="P95"/>
          </table:table-cell>
          <table:covered-table-cell/>
          <table:table-cell table:style-name="Tabela2.L1" office:value-type="string">
            <text:p text:style-name="P72">TOTAL</text:p>
          </table:table-cell>
          <table:table-cell table:style-name="Tabela2.L1" office:value-type="string">
            <text:p text:style-name="P72">320</text:p>
          </table:table-cell>
          <table:table-cell table:style-name="Tabela2.L1" office:value-type="string">
            <text:p text:style-name="P72">266,65</text:p>
          </table:table-cell>
          <table:table-cell table:style-name="Tabela2.F6" table:number-columns-spanned="16" office:value-type="string"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table:number-columns-spanned="5" office:value-type="string">
            <text:p text:style-name="P4">COMPONENTES CURRICULARES</text:p>
            <text:p text:style-name="P4">(Matriz atual – válida a partir de 1/2010)</text:p>
          </table:table-cell>
          <table:covered-table-cell/>
          <table:covered-table-cell/>
          <table:covered-table-cell/>
          <table:covered-table-cell/>
          <table:table-cell table:style-name="Tabela2.F1" table:number-columns-spanned="5" office:value-type="string">
            <text:p text:style-name="P6">PRÉ-REQUISITOS</text:p>
          </table:table-cell>
          <table:covered-table-cell/>
          <table:covered-table-cell/>
          <table:covered-table-cell/>
          <table:covered-table-cell/>
          <table:table-cell table:style-name="Tabela2.L1" table:number-columns-spanned="11" office:value-type="string">
            <text:p text:style-name="P6">EQUIVALÊNCIA COM A MATRIZ DA AGRONOMIA 2008 e 2009 E DISCIPLINAS DE OUTROS CURSOS DO IFNMG - JANUÁRIA</text:p>
            <text:p text:style-name="P6">(Matriz curricular AGRONOMIA 2008 <text:s/>– válida de 1/2008 a 2/2008)*</text:p>
            <text:p text:style-name="P6"><text:s/>(Matriz curricular AGRONOMIA 2009 <text:s/>– válida de 1/2009 a 2/2009)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5">Período</text:p>
          </table:table-cell>
          <table:table-cell table:style-name="Tabela2.B2" office:value-type="string">
            <text:p text:style-name="P5">Código</text:p>
          </table:table-cell>
          <table:table-cell table:style-name="Tabela2.C2" office:value-type="string">
            <text:p text:style-name="P7">Denominação</text:p>
          </table:table-cell>
          <table:table-cell table:style-name="Tabela2.C2" office:value-type="string">
            <text:p text:style-name="P14">CH h/a</text:p>
          </table:table-cell>
          <table:table-cell table:style-name="Tabela2.C2" office:value-type="string">
            <text:p text:style-name="P14">CH hora</text:p>
          </table:table-cell>
          <table:table-cell table:style-name="Tabela2.F2" office:value-type="string">
            <text:p text:style-name="P115">Período</text:p>
          </table:table-cell>
          <table:table-cell table:style-name="Tabela2.F2" office:value-type="string">
            <text:p text:style-name="P115">Código</text:p>
          </table:table-cell>
          <table:table-cell table:style-name="Tabela2.H2" office:value-type="string">
            <text:p text:style-name="P116">Denominação</text:p>
          </table:table-cell>
          <table:table-cell table:style-name="Tabela2.H2" office:value-type="string">
            <text:p text:style-name="P117">CH h/a</text:p>
          </table:table-cell>
          <table:table-cell table:style-name="Tabela2.H2" office:value-type="string">
            <text:p text:style-name="P117">CH hora</text:p>
          </table:table-cell>
          <table:table-cell table:style-name="Tabela2.L2" table:number-columns-spanned="2" office:value-type="string">
            <text:p text:style-name="P6">Código</text:p>
          </table:table-cell>
          <table:covered-table-cell/>
          <table:table-cell table:style-name="Tabela2.C2" office:value-type="string">
            <text:p text:style-name="P118">Denominação</text:p>
          </table:table-cell>
          <table:table-cell table:style-name="Tabela2.L2" table:number-columns-spanned="2" office:value-type="string">
            <text:p text:style-name="P6">Período</text:p>
          </table:table-cell>
          <table:covered-table-cell/>
          <table:table-cell table:style-name="Tabela2.Q2" table:number-columns-spanned="2" office:value-type="string">
            <text:p text:style-name="P6">curso</text:p>
          </table:table-cell>
          <table:covered-table-cell/>
          <table:table-cell table:style-name="Tabela2.B2" table:number-columns-spanned="2" office:value-type="string">
            <text:p text:style-name="P15">CH h/a</text:p>
          </table:table-cell>
          <table:covered-table-cell/>
          <table:table-cell table:style-name="Tabela2.B2" table:number-columns-spanned="2" office:value-type="string">
            <text:p text:style-name="P15">CH hora</text:p>
          </table:table-cell>
          <table:covered-table-cell/>
        </table:table-row>
        <table:table-row table:style-name="Tabela2.1">
          <table:table-cell table:style-name="Tabela2.L2" office:value-type="string">
            <text:p text:style-name="P121"><text:span text:style-name="T20">9</text:span><text:span text:style-name="T21">o</text:span></text:p>
          </table:table-cell>
          <table:table-cell table:style-name="Tabela2.Q2" office:value-type="string">
            <text:p text:style-name="P121"><text:span text:style-name="T36">JANBCAN049</text:span></text:p>
          </table:table-cell>
          <table:table-cell table:style-name="Tabela2.C2" office:value-type="string">
            <text:p text:style-name="P121"><text:span text:style-name="T55">GESTÃO DO AGRONEGÓCIO</text:span></text:p>
          </table:table-cell>
          <table:table-cell table:style-name="Tabela2.C2" office:value-type="string">
            <text:p text:style-name="P121"><text:span text:style-name="T8">40</text:span></text:p>
          </table:table-cell>
          <table:table-cell table:style-name="Tabela2.C2" office:value-type="string">
            <text:p text:style-name="P121"><text:span text:style-name="T8">33,33</text:span></text:p>
          </table:table-cell>
          <table:table-cell table:style-name="Tabela2.F2" office:value-type="string">
            <text:p text:style-name="P121"><text:span text:style-name="T64">8</text:span><text:span text:style-name="T45">o</text:span></text:p>
          </table:table-cell>
          <table:table-cell table:style-name="Tabela2.F2" office:value-type="string">
            <text:p text:style-name="P85">JANBCAN045</text:p>
          </table:table-cell>
          <table:table-cell table:style-name="Tabela2.H2" office:value-type="string">
            <text:p text:style-name="P121"><text:span text:style-name="T40">ECONOMIA RURAL</text:span></text:p>
          </table:table-cell>
          <table:table-cell table:style-name="Tabela2.H2" office:value-type="string">
            <text:p text:style-name="P121"><text:span text:style-name="T43">60</text:span></text:p>
          </table:table-cell>
          <table:table-cell table:style-name="Tabela2.H2" office:value-type="string">
            <text:p text:style-name="P121"><text:span text:style-name="T43">50</text:span></text:p>
          </table:table-cell>
          <table:table-cell table:style-name="Tabela2.L2" table:number-columns-spanned="2" office:value-type="string">
            <text:p text:style-name="P43"><text:span text:style-name="T43">JANBCAN139</text:span></text:p>
            <text:p text:style-name="P43"><text:span text:style-name="T43"/></text:p>
            <text:p text:style-name="P43"><text:span text:style-name="T43"/></text:p>
            <text:p text:style-name="P43"><text:span text:style-name="T43">JANBCAD031</text:span></text:p>
          </table:table-cell>
          <table:covered-table-cell/>
          <table:table-cell table:style-name="Tabela2.C2" office:value-type="string">
            <text:p text:style-name="P57">Gestão do agronegócio</text:p>
            <text:p text:style-name="P43"><text:span text:style-name="T40">*/**</text:span></text:p>
            <text:p text:style-name="P43"><text:span text:style-name="T40">Gestão do agronegócio</text:span></text:p>
          </table:table-cell>
          <table:table-cell table:style-name="Tabela2.L2" table:number-columns-spanned="2" office:value-type="string">
            <text:p text:style-name="P43"><text:span text:style-name="T64">8</text:span><text:span text:style-name="T45">o</text:span></text:p>
          </table:table-cell>
          <table:covered-table-cell/>
          <table:table-cell table:style-name="Tabela2.L2" table:number-columns-spanned="2" office:value-type="string">
            <text:p text:style-name="P20"><text:span text:style-name="T49">Agronomia</text:span></text:p>
            <text:p text:style-name="P20"><text:span text:style-name="T49"/></text:p>
            <text:p text:style-name="P20"><text:span text:style-name="T49">Administração</text:span></text:p>
          </table:table-cell>
          <table:covered-table-cell/>
          <table:table-cell table:style-name="Tabela2.A2" table:number-columns-spanned="2" office:value-type="string">
            <text:p text:style-name="P43"><text:span text:style-name="T40">60</text:span></text:p>
            <text:p text:style-name="P43"><text:span text:style-name="T40"/></text:p>
            <text:p text:style-name="P43"><text:span text:style-name="T40">60</text:span></text:p>
            <text:p text:style-name="P43"><text:span text:style-name="T40"/></text:p>
          </table:table-cell>
          <table:covered-table-cell/>
          <table:table-cell table:style-name="Tabela2.B2" table:number-columns-spanned="2" office:value-type="string">
            <text:p text:style-name="P43"><text:span text:style-name="T40">50 </text:span></text:p>
            <text:p text:style-name="P43"><text:span text:style-name="T40"/></text:p>
            <text:p text:style-name="P43"><text:span text:style-name="T40">50</text:span></text:p>
          </table:table-cell>
          <table:covered-table-cell/>
        </table:table-row>
        <table:table-row table:style-name="Tabela2.1">
          <table:table-cell table:style-name="Tabela2.L2" office:value-type="string">
            <text:p text:style-name="P71"><text:span text:style-name="T20">9</text:span><text:span text:style-name="T21">o</text:span></text:p>
          </table:table-cell>
          <table:table-cell table:style-name="Tabela2.Q2" office:value-type="string">
            <text:p text:style-name="P71"><text:span text:style-name="T36">JANBCAN050</text:span></text:p>
          </table:table-cell>
          <table:table-cell table:style-name="Tabela2.C2" office:value-type="string">
            <text:p text:style-name="P71"><text:span text:style-name="T55">DESENVOLVIMENTO AGRÍCOLA SUSTENTÁVEL</text:span></text:p>
          </table:table-cell>
          <table:table-cell table:style-name="Tabela2.C2" office:value-type="string">
            <text:p text:style-name="P71"><text:span text:style-name="T8">60</text:span></text:p>
          </table:table-cell>
          <table:table-cell table:style-name="Tabela2.C2" office:value-type="string">
            <text:p text:style-name="P71"><text:span text:style-name="T8">50</text:span></text:p>
          </table:table-cell>
          <table:table-cell table:style-name="Tabela2.F2" office:value-type="string">
            <text:p text:style-name="P71"><text:span text:style-name="T64">8</text:span><text:span text:style-name="T45">o</text:span></text:p>
          </table:table-cell>
          <table:table-cell table:style-name="Tabela2.F2" office:value-type="string">
            <text:p text:style-name="P85">JANBCAN044</text:p>
          </table:table-cell>
          <table:table-cell table:style-name="Tabela2.H2" office:value-type="string">
            <text:p text:style-name="P71"><text:span text:style-name="T40">SOCIOLOGIA RURAL</text:span></text:p>
          </table:table-cell>
          <table:table-cell table:style-name="Tabela2.H2" office:value-type="string">
            <text:p text:style-name="P71"><text:span text:style-name="T40">40</text:span></text:p>
          </table:table-cell>
          <table:table-cell table:style-name="Tabela2.H2" office:value-type="string">
            <text:p text:style-name="P71"><text:span text:style-name="T40">33,33</text:span></text:p>
          </table:table-cell>
          <table:table-cell table:style-name="Tabela2.L2" table:number-columns-spanned="2" office:value-type="string">
            <text:p text:style-name="P71"><text:span text:style-name="T43">--</text:span></text:p>
          </table:table-cell>
          <table:covered-table-cell/>
          <table:table-cell table:style-name="Tabela2.C2" office:value-type="string">
            <text:p text:style-name="P44"><text:span text:style-name="T8">Sem equivalente</text:span></text:p>
          </table:table-cell>
          <table:table-cell table:style-name="Tabela2.L2" table:number-columns-spanned="2" office:value-type="string">
            <text:p text:style-name="P71"><text:span text:style-name="T64">--</text:span></text:p>
          </table:table-cell>
          <table:covered-table-cell/>
          <table:table-cell table:style-name="Tabela2.L2" table:number-columns-spanned="2" office:value-type="string">
            <text:p text:style-name="P71"><text:span text:style-name="T40">--</text:span></text:p>
          </table:table-cell>
          <table:covered-table-cell/>
          <table:table-cell table:style-name="Tabela2.L2" table:number-columns-spanned="2" office:value-type="string">
            <text:p text:style-name="P71"><text:span text:style-name="T40">--</text:span></text:p>
          </table:table-cell>
          <table:covered-table-cell/>
          <table:table-cell table:style-name="Tabela2.Q2" table:number-columns-spanned="2" office:value-type="string">
            <text:p text:style-name="P71"><text:span text:style-name="T40">--</text:span></text:p>
          </table:table-cell>
          <table:covered-table-cell/>
        </table:table-row>
        <table:table-row table:style-name="Tabela2.1">
          <table:table-cell table:style-name="Tabela2.B2" office:value-type="string">
            <text:p text:style-name="P71"><text:span text:style-name="T20">9</text:span><text:span text:style-name="T21">o</text:span></text:p>
          </table:table-cell>
          <table:table-cell table:style-name="Tabela2.B2" office:value-type="string">
            <text:p text:style-name="P71"><text:span text:style-name="T36">JANBCAN051</text:span></text:p>
          </table:table-cell>
          <table:table-cell table:style-name="Tabela2.L1" office:value-type="string">
            <text:p text:style-name="P71"><text:span text:style-name="T55">CONSTRUÇÕES RURAIS E AMBIÊNCIA</text:span></text:p>
            <text:p text:style-name="P71"><text:span text:style-name="T56">ou</text:span></text:p>
            <text:p text:style-name="P71"><text:span text:style-name="T56"><text:s/>CONSTRUÇÕES RURAIS E AMBIÊNCIA</text:span></text:p>
          </table:table-cell>
          <table:table-cell table:style-name="Tabela2.L1" office:value-type="string">
            <text:p text:style-name="P71"><text:span text:style-name="T8">80</text:span></text:p>
          </table:table-cell>
          <table:table-cell table:style-name="Tabela2.L1" office:value-type="string">
            <text:p text:style-name="P71"><text:span text:style-name="T8">66,66</text:span></text:p>
          </table:table-cell>
          <table:table-cell table:style-name="Tabela2.F6" office:value-type="string">
            <text:p text:style-name="P93">--</text:p>
          </table:table-cell>
          <table:table-cell table:style-name="Tabela2.F6" office:value-type="string">
            <text:p text:style-name="P93">--</text:p>
          </table:table-cell>
          <table:table-cell table:style-name="Tabela2.F1" office:value-type="string">
            <text:p text:style-name="P93">--</text:p>
          </table:table-cell>
          <table:table-cell table:style-name="Tabela2.F1" office:value-type="string">
            <text:p text:style-name="P93">--</text:p>
          </table:table-cell>
          <table:table-cell table:style-name="Tabela2.F1" office:value-type="string">
            <text:p text:style-name="P93">--</text:p>
          </table:table-cell>
          <table:table-cell table:style-name="Tabela2.K20" table:number-columns-spanned="2" office:value-type="string">
            <text:p text:style-name="P26"><text:span text:style-name="T65">JANBCEG035</text:span></text:p>
          </table:table-cell>
          <table:covered-table-cell/>
          <table:table-cell table:style-name="Tabela2.M20" office:value-type="string">
            <text:p text:style-name="P82">Construções Rurais e Ambiência</text:p>
          </table:table-cell>
          <table:table-cell table:style-name="Tabela2.K20" table:number-columns-spanned="2" office:value-type="string">
            <text:p text:style-name="P26"><text:span text:style-name="T66">6</text:span><text:span text:style-name="T67">o</text:span></text:p>
          </table:table-cell>
          <table:covered-table-cell/>
          <table:table-cell table:style-name="Tabela2.K20" table:number-columns-spanned="2" office:value-type="string">
            <text:p text:style-name="P82">EAA</text:p>
          </table:table-cell>
          <table:covered-table-cell/>
          <table:table-cell table:style-name="Tabela2.K20" table:number-columns-spanned="2" office:value-type="string">
            <text:p text:style-name="P82">60</text:p>
          </table:table-cell>
          <table:covered-table-cell/>
          <table:table-cell table:style-name="Tabela2.K20" table:number-columns-spanned="2" office:value-type="string">
            <text:p text:style-name="P82">50</text:p>
          </table:table-cell>
          <table:covered-table-cell/>
        </table:table-row>
        <table:table-row table:style-name="Tabela2.21">
          <table:table-cell table:style-name="Tabela2.B2" table:number-columns-spanned="2" office:value-type="string">
            <text:p text:style-name="P95"/>
          </table:table-cell>
          <table:covered-table-cell/>
          <table:table-cell table:style-name="Tabela2.L1" office:value-type="string">
            <text:p text:style-name="P96">TOTAL</text:p>
          </table:table-cell>
          <table:table-cell table:style-name="Tabela2.L1" office:value-type="string">
            <text:p text:style-name="P72">180</text:p>
          </table:table-cell>
          <table:table-cell table:style-name="Tabela2.L1" office:value-type="string">
            <text:p text:style-name="P72">149,99</text:p>
          </table:table-cell>
          <table:table-cell table:style-name="Tabela2.F6" table:number-columns-spanned="16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7"/>
      <text:p text:style-name="P97"/>
      <text:p text:style-name="P97"/>
      <text:p text:style-name="P9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column table:style-name="Tabela3.P"/>
        <table:table-row table:style-name="Tabela3.1">
          <table:table-cell table:style-name="Tabela3.A1" table:number-columns-spanned="5" office:value-type="string">
            <text:p text:style-name="P122">COMPONENTES CURRICULARES</text:p>
            <text:p text:style-name="P122">(Matriz atual – válida a partir de 1/2010)</text:p>
          </table:table-cell>
          <table:covered-table-cell/>
          <table:covered-table-cell/>
          <table:covered-table-cell/>
          <table:covered-table-cell/>
          <table:table-cell table:style-name="Tabela3.F1" table:number-columns-spanned="5" office:value-type="string">
            <text:p text:style-name="P6">PRÉ-REQUISITOS</text:p>
          </table:table-cell>
          <table:covered-table-cell/>
          <table:covered-table-cell/>
          <table:covered-table-cell/>
          <table:covered-table-cell/>
          <table:table-cell table:style-name="Tabela3.K1" table:number-columns-spanned="6" office:value-type="string">
            <text:p text:style-name="P123">EQUIVALÊNCIA COM A MATRIZ DA AGRONOMIA 2008 e 2009 E DISCIPLINAS DE OUTROS CURSOS DO IFNMG - JANUÁRIA</text:p>
            <text:p text:style-name="P123">(Matriz curricular AGRONOMIA 2008 <text:s/>– válida de 1/2008 a 2/2008)* (Matriz curricular AGRONOMIA 2009 <text:s/>– válida de 1/2009 a 2/2009)**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5">Período</text:p>
          </table:table-cell>
          <table:table-cell table:style-name="Tabela3.A2" office:value-type="string">
            <text:p text:style-name="P5">Código</text:p>
          </table:table-cell>
          <table:table-cell table:style-name="Tabela3.C2" office:value-type="string">
            <text:p text:style-name="P7">Denominação</text:p>
          </table:table-cell>
          <table:table-cell table:style-name="Tabela3.C2" office:value-type="string">
            <text:p text:style-name="P8">CH h/a</text:p>
          </table:table-cell>
          <table:table-cell table:style-name="Tabela3.C2" office:value-type="string">
            <text:p text:style-name="P14">CH hora</text:p>
          </table:table-cell>
          <table:table-cell table:style-name="Tabela3.F2" office:value-type="string">
            <text:p text:style-name="P115">Período</text:p>
          </table:table-cell>
          <table:table-cell table:style-name="Tabela3.F2" office:value-type="string">
            <text:p text:style-name="P115">Código</text:p>
          </table:table-cell>
          <table:table-cell table:style-name="Tabela3.H2" office:value-type="string">
            <text:p text:style-name="P116">Denominação</text:p>
          </table:table-cell>
          <table:table-cell table:style-name="Tabela3.H2" office:value-type="string">
            <text:p text:style-name="P117">CH h/a</text:p>
          </table:table-cell>
          <table:table-cell table:style-name="Tabela3.H2" office:value-type="string">
            <text:p text:style-name="P117">CH hora</text:p>
          </table:table-cell>
          <table:table-cell table:style-name="Tabela3.K2" office:value-type="string">
            <text:p text:style-name="P6">Código</text:p>
          </table:table-cell>
          <table:table-cell table:style-name="Tabela3.C2" office:value-type="string">
            <text:p text:style-name="P118">Denominação</text:p>
          </table:table-cell>
          <table:table-cell table:style-name="Tabela3.K2" office:value-type="string">
            <text:p text:style-name="P6">Período</text:p>
          </table:table-cell>
          <table:table-cell table:style-name="Tabela3.K2" office:value-type="string">
            <text:p text:style-name="P6">curso</text:p>
          </table:table-cell>
          <table:table-cell table:style-name="Tabela3.A2" office:value-type="string">
            <text:p text:style-name="P15">CH h/a</text:p>
          </table:table-cell>
          <table:table-cell table:style-name="Tabela3.P2" office:value-type="string">
            <text:p text:style-name="P15">CH hora</text:p>
          </table:table-cell>
        </table:table-row>
        <table:table-row table:style-name="Tabela3.1">
          <table:table-cell table:style-name="Tabela3.K2" office:value-type="string">
            <text:p text:style-name="P71"><text:span text:style-name="T20">10</text:span><text:span text:style-name="T21">o</text:span></text:p>
          </table:table-cell>
          <table:table-cell table:style-name="Tabela3.K2" office:value-type="string">
            <text:p text:style-name="P72">JANBCAN052</text:p>
          </table:table-cell>
          <table:table-cell table:style-name="Tabela3.C2" office:value-type="string">
            <text:p text:style-name="P71"><text:span text:style-name="T8">RECEITUÁRIO AGRONÔMICO E DEONTOLOGIA</text:span></text:p>
          </table:table-cell>
          <table:table-cell table:style-name="Tabela3.C2" office:value-type="string">
            <text:p text:style-name="P71"><text:span text:style-name="T8">40</text:span></text:p>
          </table:table-cell>
          <table:table-cell table:style-name="Tabela3.C2" office:value-type="string">
            <text:p text:style-name="P71"><text:span text:style-name="T8">33,33</text:span></text:p>
          </table:table-cell>
          <table:table-cell table:style-name="Tabela3.F2" office:value-type="string">
            <text:p text:style-name="P124">6º</text:p>
            <text:p text:style-name="P124"/>
            <text:p text:style-name="P124">6º</text:p>
            <text:p text:style-name="P124"/>
            <text:p text:style-name="P124">7°</text:p>
            <text:p text:style-name="P124"/>
            <text:p text:style-name="P124">6º</text:p>
            <text:p text:style-name="P124"/>
            <text:p text:style-name="P124">7°</text:p>
            <text:p text:style-name="P125"/>
          </table:table-cell>
          <table:table-cell table:style-name="Tabela3.F2" office:value-type="string">
            <text:p text:style-name="P126">JANBCAN036</text:p>
            <text:p text:style-name="P126"/>
            <text:p text:style-name="P126">JANBCAN039</text:p>
            <text:p text:style-name="P126"/>
            <text:p text:style-name="P126">JANBCAN041</text:p>
            <text:p text:style-name="P126"/>
            <text:p text:style-name="P126">JANBCAN037</text:p>
            <text:p text:style-name="P127"><text:s/><text:span text:style-name="T68">JANBCAN040</text:span> </text:p>
          </table:table-cell>
          <table:table-cell table:style-name="Tabela3.H2" office:value-type="string">
            <text:p text:style-name="P128"><text:span text:style-name="T69">MANEJO E CONSERVAÇÃO DO SOLO</text:span></text:p>
            <text:p text:style-name="P128"><text:span text:style-name="T69">ENTOMOLOGIA AGRÍCOLA</text:span></text:p>
            <text:p text:style-name="P128"><text:span text:style-name="T69">OLERICULTURA I</text:span></text:p>
            <text:p text:style-name="P128"><text:span text:style-name="T69">FITOPATOLOGIA II</text:span></text:p>
            <text:p text:style-name="P128"><text:span text:style-name="T69">BIOLOGIA E MANEJO DE PLANTAS DANINHAS</text:span></text:p>
          </table:table-cell>
          <table:table-cell table:style-name="Tabela3.H2" office:value-type="string">
            <text:p text:style-name="P124">60</text:p>
            <text:p text:style-name="P124"/>
            <text:p text:style-name="P124">80</text:p>
            <text:p text:style-name="P124"/>
            <text:p text:style-name="P124">80</text:p>
            <text:p text:style-name="P124"/>
            <text:p text:style-name="P124">80</text:p>
            <text:p text:style-name="P124"/>
            <text:p text:style-name="P124">80</text:p>
          </table:table-cell>
          <table:table-cell table:style-name="Tabela3.H2" office:value-type="string">
            <text:p text:style-name="P124">50</text:p>
            <text:p text:style-name="P124"/>
            <text:p text:style-name="P124">66,66</text:p>
            <text:p text:style-name="P124"/>
            <text:p text:style-name="P124">66,66</text:p>
            <text:p text:style-name="P124"/>
            <text:p text:style-name="P124">66,66</text:p>
            <text:p text:style-name="P124"/>
            <text:p text:style-name="P124">66,66</text:p>
          </table:table-cell>
          <table:table-cell table:style-name="Tabela3.K2" office:value-type="string">
            <text:p text:style-name="P93">--</text:p>
          </table:table-cell>
          <table:table-cell table:style-name="Tabela3.C2" office:value-type="string">
            <text:p text:style-name="P44"><text:span text:style-name="T8">Sem equivalente</text:span></text:p>
          </table:table-cell>
          <table:table-cell table:style-name="Tabela3.K2" office:value-type="string">
            <text:p text:style-name="P93">--</text:p>
          </table:table-cell>
          <table:table-cell table:style-name="Tabela3.K2" office:value-type="string">
            <text:p text:style-name="P85">--</text:p>
          </table:table-cell>
          <table:table-cell table:style-name="Tabela3.K2" office:value-type="string">
            <text:p text:style-name="P93">--</text:p>
          </table:table-cell>
          <table:table-cell table:style-name="Tabela3.P3" office:value-type="string">
            <text:p text:style-name="P93">--</text:p>
          </table:table-cell>
        </table:table-row>
      </table:table>
      <text:p text:style-name="Text_20_body"/>
      <text:p text:style-name="Text_20_body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column table:style-name="Tabela5.M"/>
        <table:table-column table:style-name="Tabela5.N"/>
        <table:table-column table:style-name="Tabela5.O"/>
        <table:table-column table:style-name="Tabela5.P"/>
        <table:table-row table:style-name="Tabela5.1">
          <table:table-cell table:style-name="Tabela5.A1" office:value-type="string">
            <text:p text:style-name="P71"><text:span text:style-name="T20">10</text:span><text:span text:style-name="T21">o</text:span></text:p>
          </table:table-cell>
          <table:table-cell table:style-name="Tabela5.B1" office:value-type="string">
            <text:p text:style-name="P72">JANBCAN053</text:p>
          </table:table-cell>
          <table:table-cell table:style-name="Tabela5.C1" office:value-type="string">
            <text:p text:style-name="P71"><text:span text:style-name="T70">PLANEJAMENTO AGRONÔMICO INTEGRADO</text:span><text:span text:style-name="T70"><text:note text:id="ftn1" text:note-class="footnote"><text:note-citation>1</text:note-citation><text:note-body><text:p text:style-name="P129"><text:s/>- Obs. Atividades realizadas em ambiente externo à sala de aula, por isso, considera -se hora de 60 min.</text:p></text:note-body></text:note></text:span></text:p>
          </table:table-cell>
          <table:table-cell table:style-name="Tabela5.C1" office:value-type="string">
            <text:p text:style-name="P74"><text:span text:style-name="T8">-</text:span></text:p>
          </table:table-cell>
          <table:table-cell table:style-name="Tabela5.C1" office:value-type="string">
            <text:p text:style-name="P71"><text:span text:style-name="T71">80</text:span></text:p>
          </table:table-cell>
          <table:table-cell table:style-name="Tabela5.F1" office:value-type="string">
            <text:p text:style-name="P124">6º</text:p>
            <text:p text:style-name="P124"/>
            <text:p text:style-name="P124">6º</text:p>
            <text:p text:style-name="P124"/>
            <text:p text:style-name="P124">7°</text:p>
            <text:p text:style-name="P124"/>
            <text:p text:style-name="P124">6º</text:p>
            <text:p text:style-name="P124"/>
            <text:p text:style-name="P124">7°</text:p>
            <text:p text:style-name="P124">8°</text:p>
            <text:p text:style-name="P124">8°</text:p>
            <text:p text:style-name="P124"/>
            <text:p text:style-name="P125"/>
          </table:table-cell>
          <table:table-cell table:style-name="Tabela5.F1" office:value-type="string">
            <text:p text:style-name="P126">JANBCAN036</text:p>
            <text:p text:style-name="P126"/>
            <text:p text:style-name="P126">JANBCAN039</text:p>
            <text:p text:style-name="P126"/>
            <text:p text:style-name="P126">JANBCAN041</text:p>
            <text:p text:style-name="P126"/>
            <text:p text:style-name="P126">JANBCAN037</text:p>
            <text:p text:style-name="P126"/>
            <text:p text:style-name="P127"><text:s/><text:span text:style-name="T68">JANBCAN040</text:span> </text:p>
            <text:p text:style-name="P130"/>
            <text:p text:style-name="P131">JANBCAN044</text:p>
            <text:p text:style-name="P132">JANBCAN045</text:p>
            <text:p text:style-name="P126"/>
            <text:p text:style-name="P130"/>
            <text:p text:style-name="P130"/>
            <text:p text:style-name="P130"/>
          </table:table-cell>
          <table:table-cell table:style-name="Tabela5.H1" office:value-type="string">
            <text:p text:style-name="P128"><text:span text:style-name="T69">MANEJO E CONSERVAÇÃO DO SOLO</text:span></text:p>
            <text:p text:style-name="P128"><text:span text:style-name="T69">ENTOMOLOGIA AGRÍCOLA</text:span></text:p>
            <text:p text:style-name="P128"><text:span text:style-name="T69">OLERICULTURA I</text:span></text:p>
            <text:p text:style-name="P128"><text:span text:style-name="T69">FITOPATOLOGIA II</text:span></text:p>
            <text:p text:style-name="P128"><text:span text:style-name="T69">BIOLOGIA E MANEJO DE PLANTAS DANINHAS</text:span></text:p>
            <text:p text:style-name="P128"><text:span text:style-name="T69">SOCIOLOGIA RURAL</text:span></text:p>
            <text:p text:style-name="P128"><text:span text:style-name="T69">ECONOMIA RURAL</text:span></text:p>
          </table:table-cell>
          <table:table-cell table:style-name="Tabela5.H1" office:value-type="string">
            <text:p text:style-name="P124">60</text:p>
            <text:p text:style-name="P124"/>
            <text:p text:style-name="P124">80</text:p>
            <text:p text:style-name="P124"/>
            <text:p text:style-name="P124">80</text:p>
            <text:p text:style-name="P124"/>
            <text:p text:style-name="P124">80</text:p>
            <text:p text:style-name="P124"/>
            <text:p text:style-name="P124">80</text:p>
            <text:p text:style-name="P124">40</text:p>
            <text:p text:style-name="P124">60</text:p>
          </table:table-cell>
          <table:table-cell table:style-name="Tabela5.H1" office:value-type="string">
            <text:p text:style-name="P124">50</text:p>
            <text:p text:style-name="P124"/>
            <text:p text:style-name="P124">66,66</text:p>
            <text:p text:style-name="P124"/>
            <text:p text:style-name="P124">66,66</text:p>
            <text:p text:style-name="P124"/>
            <text:p text:style-name="P124">66,66</text:p>
            <text:p text:style-name="P124"/>
            <text:p text:style-name="P124">66,66</text:p>
            <text:p text:style-name="P124">33,33</text:p>
            <text:p text:style-name="P124">50</text:p>
          </table:table-cell>
          <table:table-cell table:style-name="Tabela5.A1" office:value-type="string">
            <text:p text:style-name="P71"><text:span text:style-name="T40">JANBCAN053</text:span></text:p>
          </table:table-cell>
          <table:table-cell table:style-name="Tabela5.C1" office:value-type="string">
            <text:p text:style-name="P71"><text:span text:style-name="T40">Planejamento agronômico integrado */**</text:span></text:p>
          </table:table-cell>
          <table:table-cell table:style-name="Tabela5.A1" office:value-type="string">
            <text:p text:style-name="P71"><text:span text:style-name="T64">10</text:span><text:span text:style-name="T45">o</text:span></text:p>
          </table:table-cell>
          <table:table-cell table:style-name="Tabela5.A1" office:value-type="string">
            <text:p text:style-name="P20"><text:span text:style-name="T8">Agronomia</text:span></text:p>
          </table:table-cell>
          <table:table-cell table:style-name="Tabela5.A1" office:value-type="string">
            <text:p text:style-name="P71"/>
          </table:table-cell>
          <table:table-cell table:style-name="Tabela5.B1" office:value-type="string">
            <text:p text:style-name="P71"><text:span text:style-name="T40">100 </text:span></text:p>
          </table:table-cell>
        </table:table-row>
        <table:table-row table:style-name="Tabela5.1">
          <table:table-cell table:style-name="Tabela5.B1" office:value-type="string">
            <text:p text:style-name="P71"><text:span text:style-name="T20">10</text:span><text:span text:style-name="T21">o</text:span></text:p>
          </table:table-cell>
          <table:table-cell table:style-name="Tabela5.B1" office:value-type="string">
            <text:p text:style-name="P72">JANBCAN054</text:p>
          </table:table-cell>
          <table:table-cell table:style-name="Tabela5.C2" office:value-type="string">
            <text:p text:style-name="P71"><text:span text:style-name="T8">ESTÁGIO CURRICULAR OBRIGATÓRIO</text:span><text:span text:style-name="T8"><text:note text:id="ftn2" text:note-class="footnote"><text:note-citation>2</text:note-citation><text:note-body><text:p text:style-name="P129"><text:s text:c="3"/>Obs. Atividades realizadas em ambiente externo à sala de aula, por isso, considera -se hora de 60 min.</text:p></text:note-body></text:note></text:span></text:p>
          </table:table-cell>
          <table:table-cell table:style-name="Tabela5.C2" office:value-type="string">
            <text:p text:style-name="P73"><text:span text:style-name="T72">-</text:span></text:p>
          </table:table-cell>
          <table:table-cell table:style-name="Tabela5.C2" office:value-type="string">
            <text:p text:style-name="P71"><text:span text:style-name="T73"><text:s/>360</text:span></text:p>
          </table:table-cell>
          <table:table-cell table:style-name="Tabela5.F2" office:value-type="string">
            <text:p text:style-name="P124">4°</text:p>
          </table:table-cell>
          <table:table-cell table:style-name="Tabela5.F2" office:value-type="string">
            <text:p text:style-name="P54">JANBCAN025</text:p>
            <text:p text:style-name="P71"><text:span text:style-name="T36"/></text:p>
          </table:table-cell>
          <table:table-cell table:style-name="Tabela5.H2" office:value-type="string">
            <text:p text:style-name="P85">FERTILIDADE DO SOLO</text:p>
          </table:table-cell>
          <table:table-cell table:style-name="Tabela5.H2" office:value-type="string">
            <text:p text:style-name="P124">80</text:p>
          </table:table-cell>
          <table:table-cell table:style-name="Tabela5.H2" office:value-type="string">
            <text:p text:style-name="P124">66,66</text:p>
          </table:table-cell>
          <table:table-cell table:style-name="Tabela5.B1" office:value-type="string">
            <text:p text:style-name="P71"><text:span text:style-name="T40">JANBCAN151</text:span></text:p>
          </table:table-cell>
          <table:table-cell table:style-name="Tabela5.C2" office:value-type="string">
            <text:p text:style-name="P71"><text:span text:style-name="T74">Estágio curricular obrigatório</text:span><text:span text:style-name="T40"> */**</text:span></text:p>
          </table:table-cell>
          <table:table-cell table:style-name="Tabela5.B1" office:value-type="string">
            <text:p text:style-name="P71"><text:span text:style-name="T62">10</text:span><text:span text:style-name="T63">o</text:span></text:p>
          </table:table-cell>
          <table:table-cell table:style-name="Tabela5.B1" office:value-type="string">
            <text:p text:style-name="P20"><text:span text:style-name="T8">Agronomia</text:span></text:p>
          </table:table-cell>
          <table:table-cell table:style-name="Tabela5.B1" office:value-type="string">
            <text:p text:style-name="P71"/>
          </table:table-cell>
          <table:table-cell table:style-name="Tabela5.B1" office:value-type="string">
            <text:p text:style-name="P71"><text:span text:style-name="T40">300 </text:span></text:p>
          </table:table-cell>
        </table:table-row>
        <table:table-row table:style-name="Tabela5.1">
          <table:table-cell table:style-name="Tabela5.B1" office:value-type="string">
            <text:p text:style-name="P71"><text:span text:style-name="T20">10</text:span><text:span text:style-name="T21">o</text:span></text:p>
          </table:table-cell>
          <table:table-cell table:style-name="Tabela5.B1" office:value-type="string">
            <text:p text:style-name="P72">JANBCAN055</text:p>
          </table:table-cell>
          <table:table-cell table:style-name="Tabela5.C2" office:value-type="string">
            <text:p text:style-name="P72">TRABALHO DE CONCLUSÃO DE CURSO</text:p>
          </table:table-cell>
          <table:table-cell table:style-name="Tabela5.C2" office:value-type="string">
            <text:p text:style-name="P72">60</text:p>
          </table:table-cell>
          <table:table-cell table:style-name="Tabela5.C2" office:value-type="string">
            <text:p text:style-name="P133">50</text:p>
          </table:table-cell>
          <table:table-cell table:style-name="Tabela5.F2" office:value-type="string">
            <text:p text:style-name="P124">6º</text:p>
            <text:p text:style-name="P124"/>
            <text:p text:style-name="P124">6º</text:p>
            <text:p text:style-name="P124"/>
            <text:p text:style-name="P124">7°</text:p>
            <text:p text:style-name="P124"/>
            <text:p text:style-name="P124">6º</text:p>
            <text:p text:style-name="P124"/>
            <text:p text:style-name="P124">7°</text:p>
            <text:p text:style-name="P124">4°</text:p>
            <text:p text:style-name="P124">4°</text:p>
          </table:table-cell>
          <table:table-cell table:style-name="Tabela5.F2" office:value-type="string">
            <text:p text:style-name="P126">JANBCAN036</text:p>
            <text:p text:style-name="P126"/>
            <text:p text:style-name="P126">JANBCAN039</text:p>
            <text:p text:style-name="P126"/>
            <text:p text:style-name="P126">JANBCAN041</text:p>
            <text:p text:style-name="P126"/>
            <text:p text:style-name="P126">JANBCAN037</text:p>
            <text:p text:style-name="P127"><text:s/><text:span text:style-name="T68">JANBCAN040</text:span> </text:p>
            <text:p text:style-name="P130">JANBCAN026</text:p>
            <text:p text:style-name="P130">JANBCAN027</text:p>
          </table:table-cell>
          <table:table-cell table:style-name="Tabela5.H2" office:value-type="string">
            <text:p text:style-name="P128"><text:span text:style-name="T69">MANEJO E CONSERVAÇÃO DO SOLO</text:span></text:p>
            <text:p text:style-name="P128"><text:span text:style-name="T69">ENTOMOLOGIA AGRÍCOLA</text:span></text:p>
            <text:p text:style-name="P128"><text:span text:style-name="T69">OLERICULTURA I</text:span></text:p>
            <text:p text:style-name="P128"><text:span text:style-name="T69">FITOPATOLOGIA II</text:span></text:p>
            <text:p text:style-name="P128"><text:span text:style-name="T69">BIOLOGIA E MANEJO DE PLANTAS DANINHAS</text:span></text:p>
            <text:p text:style-name="P128"><text:span text:style-name="T69">METODOLOGIA CIENTÍFICA</text:span></text:p>
            <text:p text:style-name="P128"><text:span text:style-name="T69">EXPERIMENTAÇÃO AGRÍCOLA</text:span></text:p>
          </table:table-cell>
          <table:table-cell table:style-name="Tabela5.H2" office:value-type="string">
            <text:p text:style-name="P124">60</text:p>
            <text:p text:style-name="P124"/>
            <text:p text:style-name="P124">80</text:p>
            <text:p text:style-name="P124"/>
            <text:p text:style-name="P124">80</text:p>
            <text:p text:style-name="P124"/>
            <text:p text:style-name="P124">80</text:p>
            <text:p text:style-name="P124">80</text:p>
            <text:p text:style-name="P124">40</text:p>
            <text:p text:style-name="P124">60</text:p>
          </table:table-cell>
          <table:table-cell table:style-name="Tabela5.H2" office:value-type="string">
            <text:p text:style-name="P124">50</text:p>
            <text:p text:style-name="P124"/>
            <text:p text:style-name="P124">66,66</text:p>
            <text:p text:style-name="P124"/>
            <text:p text:style-name="P124">66,66</text:p>
            <text:p text:style-name="P124"/>
            <text:p text:style-name="P124">66,66</text:p>
            <text:p text:style-name="P124">66,66</text:p>
            <text:p text:style-name="P124">33,33</text:p>
            <text:p text:style-name="P124">50</text:p>
          </table:table-cell>
          <table:table-cell table:style-name="Tabela5.B1" office:value-type="string">
            <text:p text:style-name="P71"><text:span text:style-name="T40">JANBCAN152</text:span></text:p>
          </table:table-cell>
          <table:table-cell table:style-name="Tabela5.C2" office:value-type="string">
            <text:p text:style-name="P71"><text:span text:style-name="T40">Trabalho de conclusão de curso */**</text:span></text:p>
          </table:table-cell>
          <table:table-cell table:style-name="Tabela5.B1" office:value-type="string">
            <text:p text:style-name="P71"><text:span text:style-name="T62">10</text:span><text:span text:style-name="T63">o</text:span></text:p>
          </table:table-cell>
          <table:table-cell table:style-name="Tabela5.B1" office:value-type="string">
            <text:p text:style-name="P20"><text:span text:style-name="T8">Agronomia</text:span></text:p>
          </table:table-cell>
          <table:table-cell table:style-name="Tabela5.B1" office:value-type="string">
            <text:p text:style-name="P71"/>
          </table:table-cell>
          <table:table-cell table:style-name="Tabela5.B1" office:value-type="string">
            <text:p text:style-name="P71"/>
          </table:table-cell>
        </table:table-row>
        <table:table-row table:style-name="Tabela5.4">
          <table:table-cell table:style-name="Tabela5.B1" office:value-type="string">
            <text:p text:style-name="P134"/>
          </table:table-cell>
          <table:table-cell table:style-name="Tabela5.B1" office:value-type="string">
            <text:p text:style-name="P72"/>
          </table:table-cell>
          <table:table-cell table:style-name="Tabela5.C2" office:value-type="string">
            <text:p text:style-name="P72">TOTAL</text:p>
          </table:table-cell>
          <table:table-cell table:style-name="Tabela5.C2" office:value-type="string">
            <text:p text:style-name="P72">3480</text:p>
          </table:table-cell>
          <table:table-cell table:style-name="Tabela5.C2" office:value-type="string">
            <text:p text:style-name="P72">2900</text:p>
          </table:table-cell>
          <table:table-cell table:style-name="Tabela5.F2" office:value-type="string">
            <text:p text:style-name="P85"/>
          </table:table-cell>
          <table:table-cell table:style-name="Tabela5.F2" office:value-type="string">
            <text:p text:style-name="P93"/>
          </table:table-cell>
          <table:table-cell table:style-name="Tabela5.H2" office:value-type="string">
            <text:p text:style-name="P85"/>
          </table:table-cell>
          <table:table-cell table:style-name="Tabela5.H2" office:value-type="string">
            <text:p text:style-name="P93"/>
          </table:table-cell>
          <table:table-cell table:style-name="Tabela5.H2" office:value-type="string">
            <text:p text:style-name="P93"/>
          </table:table-cell>
          <table:table-cell table:style-name="Tabela5.B1" office:value-type="string">
            <text:p text:style-name="P85"/>
          </table:table-cell>
          <table:table-cell table:style-name="Tabela5.C2" office:value-type="string">
            <text:p text:style-name="P85"/>
          </table:table-cell>
          <table:table-cell table:style-name="Tabela5.B1" office:value-type="string">
            <text:p text:style-name="P135"/>
          </table:table-cell>
          <table:table-cell table:style-name="Tabela5.B1" office:value-type="string">
            <text:p text:style-name="P85"/>
          </table:table-cell>
          <table:table-cell table:style-name="Tabela5.B1" office:value-type="string">
            <text:p text:style-name="P71"/>
          </table:table-cell>
          <table:table-cell table:style-name="Tabela5.B1" office:value-type="string">
            <text:p text:style-name="P71"/>
          </table:table-cell>
        </table:table-row>
      </table:table>
      <text:p text:style-name="P136">As equivalências com disciplinas de outros cursos, que foram demonstradas na matriz acima, foram definidas em 2010 pelos coordenadores de cada curso.</text:p>
      <text:p text:style-name="P137">Em 28/05/2013 foi criado o código Sagu JANBCAN200 para a atividade de TCC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Síntese da carga horária do curso</text:p>
      <table:table table:name="Tabela4" table:style-name="Tabela4">
        <table:table-column table:style-name="Tabela4.A" table:number-columns-repeated="2"/>
        <table:table-column table:style-name="Tabela4.C"/>
        <table:table-row>
          <table:table-cell table:style-name="Tabela4.A1" office:value-type="string">
            <text:p text:style-name="P139">MODALIDADE</text:p>
          </table:table-cell>
          <table:table-cell table:style-name="Tabela4.A1" office:value-type="string">
            <text:p text:style-name="P139">CH/A (50 minutos)</text:p>
          </table:table-cell>
          <table:table-cell table:style-name="Tabela4.C1" office:value-type="string">
            <text:p text:style-name="P139">CH (60 minutos)</text:p>
          </table:table-cell>
        </table:table-row>
        <table:table-row>
          <table:table-cell table:style-name="Tabela4.A2" office:value-type="string">
            <text:p text:style-name="P139">Disciplinas obrigatórias</text:p>
          </table:table-cell>
          <table:table-cell table:style-name="Tabela4.A2" office:value-type="string">
            <text:p text:style-name="P139">3480</text:p>
          </table:table-cell>
          <table:table-cell table:style-name="Tabela4.C2" office:value-type="string">
            <text:p text:style-name="P139">2900</text:p>
          </table:table-cell>
        </table:table-row>
        <table:table-row>
          <table:table-cell table:style-name="Tabela4.A2" office:value-type="string">
            <text:p text:style-name="P139">Disciplinas optativas</text:p>
          </table:table-cell>
          <table:table-cell table:style-name="Tabela4.A2" office:value-type="string">
            <text:p text:style-name="P139">360</text:p>
          </table:table-cell>
          <table:table-cell table:style-name="Tabela4.C2" office:value-type="string">
            <text:p text:style-name="P139">300</text:p>
          </table:table-cell>
        </table:table-row>
        <table:table-row>
          <table:table-cell table:style-name="Tabela4.A2" office:value-type="string">
            <text:p text:style-name="P139">Estágio Curricular Obrigatório</text:p>
          </table:table-cell>
          <table:table-cell table:style-name="Tabela4.C2" table:number-columns-spanned="2" office:value-type="string">
            <text:p text:style-name="P139">360 horas (60 minutos)</text:p>
          </table:table-cell>
          <table:covered-table-cell/>
        </table:table-row>
        <table:table-row>
          <table:table-cell table:style-name="Tabela4.A2" office:value-type="string">
            <text:p text:style-name="P139">Planejamento Agronômico Integrado</text:p>
          </table:table-cell>
          <table:table-cell table:style-name="Tabela4.C2" table:number-columns-spanned="2" office:value-type="string">
            <text:p text:style-name="P139">80 horas (60 minutos)</text:p>
          </table:table-cell>
          <table:covered-table-cell/>
        </table:table-row>
        <table:table-row>
          <table:table-cell table:style-name="Tabela4.A2" office:value-type="string">
            <text:p text:style-name="P140">Carga Horária Total do Curso</text:p>
          </table:table-cell>
          <table:table-cell table:style-name="Tabela4.C2" table:number-columns-spanned="2" office:value-type="string">
            <text:p text:style-name="P140">3640horas</text:p>
          </table:table-cell>
          <table:covered-table-cell/>
        </table:table-row>
      </table:table>
      <text:p text:style-name="P141">Obs. Nas disciplinas equivalentes de carga horária menor considerar compatibilidade de 75%</text:p>
      <text:p text:style-name="P141">Relação de disciplinas optativas em anexo</text:p>
      <text:p text:style-name="P136"/>
      <text:p text:style-name="P142">OBSERVAÇÕES</text:p>
      <text:p text:style-name="P142">Foram retificadas de acordo ata n° 12 do Núcleo Docente Estruturante do curso de Agronomia em 13/03/2013: </text:p>
      <text:p text:style-name="P142">1 – Equivalências (Nomenclatura de algumas diciplinas)</text:p>
      <text:p text:style-name="P142">2 – Carga horária total do curso (de 3560 horas para 3640 horas)</text:p>
      <text:p text:style-name="P136"/>
      <text:p text:style-name="P136"/>
      <text:p text:style-name="P143">Fábio Martins de Carvalho</text:p>
      <text:p text:style-name="P143">Coordenador do Núcleo de Ciências Agrárias – Portaria Nº 123, de 28/02/2013</text:p>
      <text:p text:style-name="P3"><text:span text:style-name="T75">Januária, 09 de abril de 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 Narrow1" svg:font-family="'Arial Narrow', sans-serif"/>
    <style:font-face style:name="Times New Roman1" svg:font-family="'Times New Roman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fals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2pt" fo:letter-spacing="normal" fo:language="pt" fo:country="BR" fo:font-style="normal" fo:text-shadow="none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imes New Roman" fo:font-size="12pt" style:letter-kerning="true" style:font-name-asian="Arial Unicode MS" style:font-size-asian="12pt" style:language-asian="pt" style:country-asian="BR" style:font-name-complex="Tahoma" style:font-size-complex="12pt" style:language-complex="pt" style:country-complex="BR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imes New Roman" fo:font-size="12pt" style:font-name-asian="Times New Roman" style:font-size-asian="12pt" style:language-asian="ar" style:country-asian="SA" style:font-name-complex="Times New Roman" style:font-size-complex="12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style:font-name-asian="Times New Roman" style:font-size-asian="12pt" style:language-asian="ar" style:country-asian="SA" style:font-name-complex="Times New Roman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western" style:family="paragraph" style:parent-style-name="Normal">
      <style:paragraph-properties fo:margin-top="0.176cm" fo:margin-bottom="0.21cm" fo:line-height="100%" fo:hyphenation-ladder-count="no-limit"/>
      <style:text-properties style:font-name="Times New Roman" fo:font-size="12pt" style:font-name-asian="Times New Roman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comentário1" style:display-name="Texto de comentário1" style:family="paragraph" style:parent-style-name="Normal">
      <style:paragraph-properties fo:margin-top="0cm" fo:margin-bottom="0cm" fo:line-height="100%" fo:hyphenation-ladder-count="no-limit"/>
      <style:text-properties style:font-name="Arial" fo:font-size="12pt" style:font-name-asian="Times New Roman" style:font-size-asian="12pt" style:language-asian="ar" style:country-asian="SA" style:font-name-complex="Times New Roman" style:font-size-complex="12pt" style:font-weight-complex="bold" fo:hyphenate="false" fo:hyphenation-remain-char-count="0" fo:hyphenation-push-char-count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size="12pt" style:font-name-asian="Times New Roman" style:font-size-asian="12pt" style:language-asian="ar" style:country-asian="SA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size="12pt" style:font-name-asian="Times New Roman" style:font-size-asian="12pt" style:language-asian="ar" style:country-asian="SA" style:font-name-complex="Times New Roman" style:font-size-complex="12pt"/>
    </style:style>
    <style:style style:name="WW_5f_CharLFO1LVL1" style:display-name="WW_CharLFO1LVL1" style:family="text">
      <style:text-properties style:font-name="Symbol" style:font-name-asian="Calibr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 style:font-name-asian="Calibri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Graphics" style:family="graphic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9.7cm" fo:page-height="21.001cm" style:num-format="1" style:print-orientation="landscape" fo:margin-top="2.499cm" fo:margin-bottom="2.49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pm1"/>
    <style:master-page style:name="HTML" style:page-layout-name="pm2"/>
    <style:master-page style:name="MP0" style:page-layout-name="pm3">
      <style:footer>
        <text:p text:style-name="P1"><text:page-number text:select-page="current">11</text:page-number> DE 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7$Build-9044</meta:generator>
    <meta:initial-creator>Revisor</meta:initial-creator>
    <meta:creation-date>2013-02-13T17:38:00</meta:creation-date>
    <dc:creator>Tatiana Tozzi Martins Souza Rod</dc:creator>
    <dc:date>2013-09-11T11:05:54</dc:date>
    <meta:printed-by>Tatiana Tozzi Martins Souza Rod</meta:printed-by>
    <meta:print-date>2013-03-05T12:47:15</meta:print-date>
    <dc:language>pt-BR</dc:language>
    <meta:editing-cycles>118</meta:editing-cycles>
    <meta:editing-duration>P1DT5H59M44S</meta:editing-duration>
    <meta:template xlink:type="simple" xlink:actuate="onRequest" xlink:role="template" xlink:href="../../../../AppData/Local/AppData/Local/Temp/MATRIZ%202008_2009_EQUIVALÊNCIA%202010_EQUI%20OUTROS%20CURSOS.odt/Normal.dotm" meta:date="2013-03-01T08:06:17"/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9" meta:paragraph-count="1603" meta:word-count="2657" meta:character-count="15969"/>
  </office:meta>
</office:document-meta>
</file>